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0.7354in"/>
    </style:style>
    <style:style style:name="co3" style:family="table-column">
      <style:table-column-properties fo:break-before="auto" style:column-width="0.47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diabetes" table:style-name="ta1">
        <table:table-column table:style-name="co1" table:default-cell-style-name="Default"/>
        <table:table-column table:style-name="co2" table:number-columns-repeated="10" table:default-cell-style-name="ce1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8075906433423" calcext:value-type="float">
            <text:p>0.038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616962065186833" calcext:value-type="float">
            <text:p>0.0617</text:p>
          </table:table-cell>
          <table:table-cell office:value-type="float" office:value="0.0218723855140367" calcext:value-type="float">
            <text:p>0.0219</text:p>
          </table:table-cell>
          <table:table-cell office:value-type="float" office:value="-0.044223498424446" calcext:value-type="float">
            <text:p>-0.0442</text:p>
          </table:table-cell>
          <table:table-cell office:value-type="float" office:value="-0.034820762837699" calcext:value-type="float">
            <text:p>-0.0348</text:p>
          </table:table-cell>
          <table:table-cell office:value-type="float" office:value="-0.0434008456520249" calcext:value-type="float">
            <text:p>-0.0434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199074861704627" calcext:value-type="float">
            <text:p>0.0199</text:p>
          </table:table-cell>
          <table:table-cell office:value-type="float" office:value="-0.0176461251598038" calcext:value-type="float">
            <text:p>-0.017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18820165277906" calcext:value-type="float">
            <text:p>-0.001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514740612388007" calcext:value-type="float">
            <text:p>-0.0515</text:p>
          </table:table-cell>
          <table:table-cell office:value-type="float" office:value="-0.026327528147853" calcext:value-type="float">
            <text:p>-0.0263</text:p>
          </table:table-cell>
          <table:table-cell office:value-type="float" office:value="-0.00844872411121685" calcext:value-type="float">
            <text:p>-0.0084</text:p>
          </table:table-cell>
          <table:table-cell office:value-type="float" office:value="-0.0191633397482222" calcext:value-type="float">
            <text:p>-0.0192</text:p>
          </table:table-cell>
          <table:table-cell office:value-type="float" office:value="0.0744115640787572" calcext:value-type="float">
            <text:p>0.0744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683315470939731" calcext:value-type="float">
            <text:p>-0.0683</text:p>
          </table:table-cell>
          <table:table-cell office:value-type="float" office:value="-0.092204049626824" calcext:value-type="float">
            <text:p>-0.092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52989062966755" calcext:value-type="float">
            <text:p>0.085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444512133365905" calcext:value-type="float">
            <text:p>0.0445</text:p>
          </table:table-cell>
          <table:table-cell office:value-type="float" office:value="-0.00567042229275739" calcext:value-type="float">
            <text:p>-0.0057</text:p>
          </table:table-cell>
          <table:table-cell office:value-type="float" office:value="-0.0455994512826471" calcext:value-type="float">
            <text:p>-0.0456</text:p>
          </table:table-cell>
          <table:table-cell office:value-type="float" office:value="-0.0341944659141199" calcext:value-type="float">
            <text:p>-0.0342</text:p>
          </table:table-cell>
          <table:table-cell office:value-type="float" office:value="-0.0323559322397641" calcext:value-type="float">
            <text:p>-0.0324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0286130928983305" calcext:value-type="float">
            <text:p>0.0029</text:p>
          </table:table-cell>
          <table:table-cell office:value-type="float" office:value="-0.0259303389894727" calcext:value-type="float">
            <text:p>-0.025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890629393522567" calcext:value-type="float">
            <text:p>-0.0891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115950145052111" calcext:value-type="float">
            <text:p>-0.0116</text:p>
          </table:table-cell>
          <table:table-cell office:value-type="float" office:value="-0.0366560810754007" calcext:value-type="float">
            <text:p>-0.0367</text:p>
          </table:table-cell>
          <table:table-cell office:value-type="float" office:value="0.0121905687618" calcext:value-type="float">
            <text:p>0.0122</text:p>
          </table:table-cell>
          <table:table-cell office:value-type="float" office:value="0.0249905933641022" calcext:value-type="float">
            <text:p>0.0250</text:p>
          </table:table-cell>
          <table:table-cell office:value-type="float" office:value="-0.036037570043851" calcext:value-type="float">
            <text:p>-0.0360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226877449665012" calcext:value-type="float">
            <text:p>0.0227</text:p>
          </table:table-cell>
          <table:table-cell office:value-type="float" office:value="-0.00936191133013488" calcext:value-type="float">
            <text:p>-0.009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38306037424824" calcext:value-type="float">
            <text:p>0.005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363846922044695" calcext:value-type="float">
            <text:p>-0.0364</text:p>
          </table:table-cell>
          <table:table-cell office:value-type="float" office:value="0.0218723855140367" calcext:value-type="float">
            <text:p>0.0219</text:p>
          </table:table-cell>
          <table:table-cell office:value-type="float" office:value="0.00393485161259324" calcext:value-type="float">
            <text:p>0.0039</text:p>
          </table:table-cell>
          <table:table-cell office:value-type="float" office:value="0.0155961395104162" calcext:value-type="float">
            <text:p>0.0156</text:p>
          </table:table-cell>
          <table:table-cell office:value-type="float" office:value="0.00814208360519227" calcext:value-type="float">
            <text:p>0.0081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319876394880531" calcext:value-type="float">
            <text:p>-0.0320</text:p>
          </table:table-cell>
          <table:table-cell office:value-type="float" office:value="-0.046640873563645" calcext:value-type="float">
            <text:p>-0.046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926954778032761" calcext:value-type="float">
            <text:p>-0.092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406959404999927" calcext:value-type="float">
            <text:p>-0.0407</text:p>
          </table:table-cell>
          <table:table-cell office:value-type="float" office:value="-0.0194418261961544" calcext:value-type="float">
            <text:p>-0.0194</text:p>
          </table:table-cell>
          <table:table-cell office:value-type="float" office:value="-0.0689906498720662" calcext:value-type="float">
            <text:p>-0.0690</text:p>
          </table:table-cell>
          <table:table-cell office:value-type="float" office:value="-0.0792878444118129" calcext:value-type="float">
            <text:p>-0.0793</text:p>
          </table:table-cell>
          <table:table-cell office:value-type="float" office:value="0.0412768238419747" calcext:value-type="float">
            <text:p>0.0413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411761669188952" calcext:value-type="float">
            <text:p>-0.0412</text:p>
          </table:table-cell>
          <table:table-cell office:value-type="float" office:value="-0.0963461565416585" calcext:value-type="float">
            <text:p>-0.096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454724779400236" calcext:value-type="float">
            <text:p>-0.045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471628129432775" calcext:value-type="float">
            <text:p>-0.0472</text:p>
          </table:table-cell>
          <table:table-cell office:value-type="float" office:value="-0.0159989752203052" calcext:value-type="float">
            <text:p>-0.0160</text:p>
          </table:table-cell>
          <table:table-cell office:value-type="float" office:value="-0.0400956398498426" calcext:value-type="float">
            <text:p>-0.0401</text:p>
          </table:table-cell>
          <table:table-cell office:value-type="float" office:value="-0.0248000120604339" calcext:value-type="float">
            <text:p>-0.0248</text:p>
          </table:table-cell>
          <table:table-cell office:value-type="float" office:value="0.000778807997018385" calcext:value-type="float">
            <text:p>0.0008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629168791436554" calcext:value-type="float">
            <text:p>-0.0629</text:p>
          </table:table-cell>
          <table:table-cell office:value-type="float" office:value="-0.0383566597339761" calcext:value-type="float">
            <text:p>-0.038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3503675590559" calcext:value-type="float">
            <text:p>0.063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18947058402839" calcext:value-type="float">
            <text:p>-0.0019</text:p>
          </table:table-cell>
          <table:table-cell office:value-type="float" office:value="0.0666294482000771" calcext:value-type="float">
            <text:p>0.0666</text:p>
          </table:table-cell>
          <table:table-cell office:value-type="float" office:value="0.0906198816792639" calcext:value-type="float">
            <text:p>0.0906</text:p>
          </table:table-cell>
          <table:table-cell office:value-type="float" office:value="0.108914381123698" calcext:value-type="float">
            <text:p>0.1089</text:p>
          </table:table-cell>
          <table:table-cell office:value-type="float" office:value="0.02286863482154" calcext:value-type="float">
            <text:p>0.0229</text:p>
          </table:table-cell>
          <table:table-cell office:value-type="float" office:value="0.0177033544835672" calcext:value-type="float">
            <text:p>0.0177</text:p>
          </table:table-cell>
          <table:table-cell office:value-type="float" office:value="-0.0358161925842373" calcext:value-type="float">
            <text:p>-0.0358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17084448844424" calcext:value-type="float">
            <text:p>0.041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616962065186833" calcext:value-type="float">
            <text:p>0.0617</text:p>
          </table:table-cell>
          <table:table-cell office:value-type="float" office:value="-0.04009893205125" calcext:value-type="float">
            <text:p>-0.0401</text:p>
          </table:table-cell>
          <table:table-cell office:value-type="float" office:value="-0.0139525355440213" calcext:value-type="float">
            <text:p>-0.0140</text:p>
          </table:table-cell>
          <table:table-cell office:value-type="float" office:value="0.00620168565673012" calcext:value-type="float">
            <text:p>0.0062</text:p>
          </table:table-cell>
          <table:table-cell office:value-type="float" office:value="-0.0286742944356771" calcext:value-type="float">
            <text:p>-0.0287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149596938126434" calcext:value-type="float">
            <text:p>-0.0150</text:p>
          </table:table-cell>
          <table:table-cell office:value-type="float" office:value="0.0113486232440374" calcext:value-type="float">
            <text:p>0.011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709002470971596" calcext:value-type="float">
            <text:p>-0.070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390621529671865" calcext:value-type="float">
            <text:p>0.0391</text:p>
          </table:table-cell>
          <table:table-cell office:value-type="float" office:value="-0.0332132300995515" calcext:value-type="float">
            <text:p>-0.0332</text:p>
          </table:table-cell>
          <table:table-cell office:value-type="float" office:value="-0.0125765826858202" calcext:value-type="float">
            <text:p>-0.0126</text:p>
          </table:table-cell>
          <table:table-cell office:value-type="float" office:value="-0.0345076143759094" calcext:value-type="float">
            <text:p>-0.0345</text:p>
          </table:table-cell>
          <table:table-cell office:value-type="float" office:value="-0.0249926566315902" calcext:value-type="float">
            <text:p>-0.0250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677370530649353" calcext:value-type="float">
            <text:p>0.0677</text:p>
          </table:table-cell>
          <table:table-cell office:value-type="float" office:value="-0.0135040182449693" calcext:value-type="float">
            <text:p>-0.013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963280162542956" calcext:value-type="float">
            <text:p>-0.096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838084234552246" calcext:value-type="float">
            <text:p>-0.0838</text:p>
          </table:table-cell>
          <table:table-cell office:value-type="float" office:value="0.00810098161063966" calcext:value-type="float">
            <text:p>0.0081</text:p>
          </table:table-cell>
          <table:table-cell office:value-type="float" office:value="-0.103389471327094" calcext:value-type="float">
            <text:p>-0.1034</text:p>
          </table:table-cell>
          <table:table-cell office:value-type="float" office:value="-0.0905611890362362" calcext:value-type="float">
            <text:p>-0.0906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629168791436554" calcext:value-type="float">
            <text:p>-0.0629</text:p>
          </table:table-cell>
          <table:table-cell office:value-type="float" office:value="-0.0342145528191416" calcext:value-type="float">
            <text:p>-0.03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71782910803648" calcext:value-type="float">
            <text:p>0.0272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175059114895705" calcext:value-type="float">
            <text:p>0.0175</text:p>
          </table:table-cell>
          <table:table-cell office:value-type="float" office:value="-0.0332132300995515" calcext:value-type="float">
            <text:p>-0.0332</text:p>
          </table:table-cell>
          <table:table-cell office:value-type="float" office:value="-0.00707277125301573" calcext:value-type="float">
            <text:p>-0.0071</text:p>
          </table:table-cell>
          <table:table-cell office:value-type="float" office:value="0.0459715403040011" calcext:value-type="float">
            <text:p>0.0460</text:p>
          </table:table-cell>
          <table:table-cell office:value-type="float" office:value="-0.0654906724765466" calcext:value-type="float">
            <text:p>-0.0655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-0.0964349499404871" calcext:value-type="float">
            <text:p>-0.0964</text:p>
          </table:table-cell>
          <table:table-cell office:value-type="float" office:value="-0.0590671943081484" calcext:value-type="float">
            <text:p>-0.059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62806757273065" calcext:value-type="float">
            <text:p>0.016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288400076873039" calcext:value-type="float">
            <text:p>-0.0288</text:p>
          </table:table-cell>
          <table:table-cell office:value-type="float" office:value="-0.00911327326860665" calcext:value-type="float">
            <text:p>-0.0091</text:p>
          </table:table-cell>
          <table:table-cell office:value-type="float" office:value="-0.00432086553661349" calcext:value-type="float">
            <text:p>-0.0043</text:p>
          </table:table-cell>
          <table:table-cell office:value-type="float" office:value="-0.00976888589453616" calcext:value-type="float">
            <text:p>-0.0098</text:p>
          </table:table-cell>
          <table:table-cell office:value-type="float" office:value="0.0449584616460617" calcext:value-type="float">
            <text:p>0.0450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307479175330982" calcext:value-type="float">
            <text:p>-0.0307</text:p>
          </table:table-cell>
          <table:table-cell office:value-type="float" office:value="-0.0424987666488105" calcext:value-type="float">
            <text:p>-0.042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538306037424824" calcext:value-type="float">
            <text:p>0.0054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18947058402839" calcext:value-type="float">
            <text:p>-0.0019</text:p>
          </table:table-cell>
          <table:table-cell office:value-type="float" office:value="0.00810098161063966" calcext:value-type="float">
            <text:p>0.0081</text:p>
          </table:table-cell>
          <table:table-cell office:value-type="float" office:value="-0.00432086553661349" calcext:value-type="float">
            <text:p>-0.0043</text:p>
          </table:table-cell>
          <table:table-cell office:value-type="float" office:value="-0.0157187066685373" calcext:value-type="float">
            <text:p>-0.0157</text:p>
          </table:table-cell>
          <table:table-cell office:value-type="float" office:value="-0.00290282980706856" calcext:value-type="float">
            <text:p>-0.0029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383939282634664" calcext:value-type="float">
            <text:p>0.0384</text:p>
          </table:table-cell>
          <table:table-cell office:value-type="float" office:value="-0.0135040182449693" calcext:value-type="float">
            <text:p>-0.013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53409833354619" calcext:value-type="float">
            <text:p>0.045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256065714656615" calcext:value-type="float">
            <text:p>-0.0256</text:p>
          </table:table-cell>
          <table:table-cell office:value-type="float" office:value="-0.0125561242444559" calcext:value-type="float">
            <text:p>-0.0126</text:p>
          </table:table-cell>
          <table:table-cell office:value-type="float" office:value="0.0176943801946044" calcext:value-type="float">
            <text:p>0.0177</text:p>
          </table:table-cell>
          <table:table-cell office:value-type="float" office:value="-0.0000612835790605728" calcext:value-type="float">
            <text:p>-0.0001</text:p>
          </table:table-cell>
          <table:table-cell office:value-type="float" office:value="0.0817748396869311" calcext:value-type="float">
            <text:p>0.0818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319876394880531" calcext:value-type="float">
            <text:p>-0.0320</text:p>
          </table:table-cell>
          <table:table-cell office:value-type="float" office:value="-0.0756356219674862" calcext:value-type="float">
            <text:p>-0.075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527375548420625" calcext:value-type="float">
            <text:p>-0.052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180618869484959" calcext:value-type="float">
            <text:p>-0.0181</text:p>
          </table:table-cell>
          <table:table-cell office:value-type="float" office:value="0.0804008521034741" calcext:value-type="float">
            <text:p>0.0804</text:p>
          </table:table-cell>
          <table:table-cell office:value-type="float" office:value="0.0892439288210627" calcext:value-type="float">
            <text:p>0.0892</text:p>
          </table:table-cell>
          <table:table-cell office:value-type="float" office:value="0.107661787276539" calcext:value-type="float">
            <text:p>0.1077</text:p>
          </table:table-cell>
          <table:table-cell office:value-type="float" office:value="-0.039719207847938" calcext:value-type="float">
            <text:p>-0.0397</text:p>
          </table:table-cell>
          <table:table-cell office:value-type="float" office:value="0.108111100629547" calcext:value-type="float">
            <text:p>0.1081</text:p>
          </table:table-cell>
          <table:table-cell office:value-type="float" office:value="0.0360603339953161" calcext:value-type="float">
            <text:p>0.0361</text:p>
          </table:table-cell>
          <table:table-cell office:value-type="float" office:value="-0.0424987666488105" calcext:value-type="float">
            <text:p>-0.042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0551455497881003" calcext:value-type="float">
            <text:p>-0.005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422955891888289" calcext:value-type="float">
            <text:p>0.0423</text:p>
          </table:table-cell>
          <table:table-cell office:value-type="float" office:value="0.0494151933208308" calcext:value-type="float">
            <text:p>0.0494</text:p>
          </table:table-cell>
          <table:table-cell office:value-type="float" office:value="0.02457414448561" calcext:value-type="float">
            <text:p>0.0246</text:p>
          </table:table-cell>
          <table:table-cell office:value-type="float" office:value="-0.0238605666750652" calcext:value-type="float">
            <text:p>-0.0239</text:p>
          </table:table-cell>
          <table:table-cell office:value-type="float" office:value="0.0744115640787572" calcext:value-type="float">
            <text:p>0.0744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0.0522769910384392" calcext:value-type="float">
            <text:p>0.0523</text:p>
          </table:table-cell>
          <table:table-cell office:value-type="float" office:value="0.0279170509033752" calcext:value-type="float">
            <text:p>0.027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707687524925978" calcext:value-type="float">
            <text:p>0.070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121168511201665" calcext:value-type="float">
            <text:p>0.0121</text:p>
          </table:table-cell>
          <table:table-cell office:value-type="float" office:value="0.0563008952725293" calcext:value-type="float">
            <text:p>0.0563</text:p>
          </table:table-cell>
          <table:table-cell office:value-type="float" office:value="0.0342058144930179" calcext:value-type="float">
            <text:p>0.0342</text:p>
          </table:table-cell>
          <table:table-cell office:value-type="float" office:value="0.0494161733836859" calcext:value-type="float">
            <text:p>0.0494</text:p>
          </table:table-cell>
          <table:table-cell office:value-type="float" office:value="-0.039719207847938" calcext:value-type="float">
            <text:p>-0.0397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27364049105412" calcext:value-type="float">
            <text:p>0.0274</text:p>
          </table:table-cell>
          <table:table-cell office:value-type="float" office:value="-0.00107769750046597" calcext:value-type="float">
            <text:p>-0.001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0382074010379848" calcext:value-type="float">
            <text:p>-0.0382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105172024313303" calcext:value-type="float">
            <text:p>-0.0105</text:p>
          </table:table-cell>
          <table:table-cell office:value-type="float" office:value="-0.0366560810754007" calcext:value-type="float">
            <text:p>-0.0367</text:p>
          </table:table-cell>
          <table:table-cell office:value-type="float" office:value="-0.0373437341334404" calcext:value-type="float">
            <text:p>-0.0373</text:p>
          </table:table-cell>
          <table:table-cell office:value-type="float" office:value="-0.0194764882100117" calcext:value-type="float">
            <text:p>-0.0195</text:p>
          </table:table-cell>
          <table:table-cell office:value-type="float" office:value="-0.0286742944356771" calcext:value-type="float">
            <text:p>-0.0287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181136923156903" calcext:value-type="float">
            <text:p>-0.0181</text:p>
          </table:table-cell>
          <table:table-cell office:value-type="float" office:value="-0.0176461251598038" calcext:value-type="float">
            <text:p>-0.017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0273097856849265" calcext:value-type="float">
            <text:p>-0.027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180618869484959" calcext:value-type="float">
            <text:p>-0.0181</text:p>
          </table:table-cell>
          <table:table-cell office:value-type="float" office:value="-0.04009893205125" calcext:value-type="float">
            <text:p>-0.0401</text:p>
          </table:table-cell>
          <table:table-cell office:value-type="float" office:value="-0.00294491267841237" calcext:value-type="float">
            <text:p>-0.0029</text:p>
          </table:table-cell>
          <table:table-cell office:value-type="float" office:value="-0.0113346282034838" calcext:value-type="float">
            <text:p>-0.0113</text:p>
          </table:table-cell>
          <table:table-cell office:value-type="float" office:value="0.0375951860378878" calcext:value-type="float">
            <text:p>0.0376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0894339609006817" calcext:value-type="float">
            <text:p>-0.0089</text:p>
          </table:table-cell>
          <table:table-cell office:value-type="float" office:value="-0.0549250873933139" calcext:value-type="float">
            <text:p>-0.054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491050163910431" calcext:value-type="float">
            <text:p>-0.0491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568631216082047" calcext:value-type="float">
            <text:p>-0.0569</text:p>
          </table:table-cell>
          <table:table-cell office:value-type="float" office:value="-0.0435417830270993" calcext:value-type="float">
            <text:p>-0.0435</text:p>
          </table:table-cell>
          <table:table-cell office:value-type="float" office:value="-0.0455994512826471" calcext:value-type="float">
            <text:p>-0.0456</text:p>
          </table:table-cell>
          <table:table-cell office:value-type="float" office:value="-0.0432757713060164" calcext:value-type="float">
            <text:p>-0.0433</text:p>
          </table:table-cell>
          <table:table-cell office:value-type="float" office:value="0.000778807997018385" calcext:value-type="float">
            <text:p>0.0008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11896851335696" calcext:value-type="float">
            <text:p>-0.0119</text:p>
          </table:table-cell>
          <table:table-cell office:value-type="float" office:value="0.0154907301588719" calcext:value-type="float">
            <text:p>0.015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854304009012373" calcext:value-type="float">
            <text:p>-0.0854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23731352440191" calcext:value-type="float">
            <text:p>-0.0224</text:p>
          </table:table-cell>
          <table:table-cell office:value-type="float" office:value="0.00121527965894113" calcext:value-type="float">
            <text:p>0.0012</text:p>
          </table:table-cell>
          <table:table-cell office:value-type="float" office:value="-0.0373437341334404" calcext:value-type="float">
            <text:p>-0.0373</text:p>
          </table:table-cell>
          <table:table-cell office:value-type="float" office:value="-0.0263657543693815" calcext:value-type="float">
            <text:p>-0.0264</text:p>
          </table:table-cell>
          <table:table-cell office:value-type="float" office:value="0.0155053592133662" calcext:value-type="float">
            <text:p>0.0155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721327533823274" calcext:value-type="float">
            <text:p>-0.0721</text:p>
          </table:table-cell>
          <table:table-cell office:value-type="float" office:value="-0.0176461251598038" calcext:value-type="float">
            <text:p>-0.017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0854304009012373" calcext:value-type="float">
            <text:p>-0.085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0405032998804549" calcext:value-type="float">
            <text:p>-0.0041</text:p>
          </table:table-cell>
          <table:table-cell office:value-type="float" office:value="-0.00911327326860665" calcext:value-type="float">
            <text:p>-0.0091</text:p>
          </table:table-cell>
          <table:table-cell office:value-type="float" office:value="-0.00294491267841237" calcext:value-type="float">
            <text:p>-0.0029</text:p>
          </table:table-cell>
          <table:table-cell office:value-type="float" office:value="0.0077674279656778" calcext:value-type="float">
            <text:p>0.0078</text:p>
          </table:table-cell>
          <table:table-cell office:value-type="float" office:value="0.02286863482154" calcext:value-type="float">
            <text:p>0.0229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611757990451526" calcext:value-type="float">
            <text:p>-0.0612</text:p>
          </table:table-cell>
          <table:table-cell office:value-type="float" office:value="-0.0135040182449693" calcext:value-type="float">
            <text:p>-0.01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53409833354619" calcext:value-type="float">
            <text:p>0.045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606183944448025" calcext:value-type="float">
            <text:p>0.0606</text:p>
          </table:table-cell>
          <table:table-cell office:value-type="float" office:value="0.0310647976195542" calcext:value-type="float">
            <text:p>0.0311</text:p>
          </table:table-cell>
          <table:table-cell office:value-type="float" office:value="0.0287020030602134" calcext:value-type="float">
            <text:p>0.0287</text:p>
          </table:table-cell>
          <table:table-cell office:value-type="float" office:value="-0.0473467013092803" calcext:value-type="float">
            <text:p>-0.0473</text:p>
          </table:table-cell>
          <table:table-cell office:value-type="float" office:value="-0.0544457590642857" calcext:value-type="float">
            <text:p>-0.0544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133597281921914" calcext:value-type="float">
            <text:p>0.1336</text:p>
          </table:table-cell>
          <table:table-cell office:value-type="float" office:value="0.135611830689071" calcext:value-type="float">
            <text:p>0.135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636351701951208" calcext:value-type="float">
            <text:p>-0.0636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358287167455441" calcext:value-type="float">
            <text:p>0.0358</text:p>
          </table:table-cell>
          <table:table-cell office:value-type="float" office:value="-0.0228846771720037" calcext:value-type="float">
            <text:p>-0.0229</text:p>
          </table:table-cell>
          <table:table-cell office:value-type="float" office:value="-0.0304639698424348" calcext:value-type="float">
            <text:p>-0.0305</text:p>
          </table:table-cell>
          <table:table-cell office:value-type="float" office:value="-0.0188501912864327" calcext:value-type="float">
            <text:p>-0.0189</text:p>
          </table:table-cell>
          <table:table-cell office:value-type="float" office:value="-0.0065844676111555" calcext:value-type="float">
            <text:p>-0.0066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25953110560258" calcext:value-type="float">
            <text:p>-0.0260</text:p>
          </table:table-cell>
          <table:table-cell office:value-type="float" office:value="-0.0549250873933139" calcext:value-type="float">
            <text:p>-0.054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0672677086461402" calcext:value-type="float">
            <text:p>-0.067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126728265790919" calcext:value-type="float">
            <text:p>-0.0127</text:p>
          </table:table-cell>
          <table:table-cell office:value-type="float" office:value="-0.04009893205125" calcext:value-type="float">
            <text:p>-0.0401</text:p>
          </table:table-cell>
          <table:table-cell office:value-type="float" office:value="-0.0153284884022225" calcext:value-type="float">
            <text:p>-0.0153</text:p>
          </table:table-cell>
          <table:table-cell office:value-type="float" office:value="0.00463594334778245" calcext:value-type="float">
            <text:p>0.0046</text:p>
          </table:table-cell>
          <table:table-cell office:value-type="float" office:value="-0.0581273968683727" calcext:value-type="float">
            <text:p>-0.0581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191964691668857" calcext:value-type="float">
            <text:p>0.0192</text:p>
          </table:table-cell>
          <table:table-cell office:value-type="float" office:value="-0.0342145528191416" calcext:value-type="float">
            <text:p>-0.034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107225631607354" calcext:value-type="float">
            <text:p>-0.1072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773415510119399" calcext:value-type="float">
            <text:p>-0.0773</text:p>
          </table:table-cell>
          <table:table-cell office:value-type="float" office:value="-0.026327528147853" calcext:value-type="float">
            <text:p>-0.0263</text:p>
          </table:table-cell>
          <table:table-cell office:value-type="float" office:value="-0.089629942745083" calcext:value-type="float">
            <text:p>-0.0896</text:p>
          </table:table-cell>
          <table:table-cell office:value-type="float" office:value="-0.0961978613484478" calcext:value-type="float">
            <text:p>-0.0962</text:p>
          </table:table-cell>
          <table:table-cell office:value-type="float" office:value="0.026550272625627" calcext:value-type="float">
            <text:p>0.0266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425708541182194" calcext:value-type="float">
            <text:p>-0.0426</text:p>
          </table:table-cell>
          <table:table-cell office:value-type="float" office:value="-0.00521980441530042" calcext:value-type="float">
            <text:p>-0.00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236772472339071" calcext:value-type="float">
            <text:p>-0.023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595405823709217" calcext:value-type="float">
            <text:p>0.0595</text:p>
          </table:table-cell>
          <table:table-cell office:value-type="float" office:value="-0.04009893205125" calcext:value-type="float">
            <text:p>-0.0401</text:p>
          </table:table-cell>
          <table:table-cell office:value-type="float" office:value="-0.0428475455662449" calcext:value-type="float">
            <text:p>-0.0428</text:p>
          </table:table-cell>
          <table:table-cell office:value-type="float" office:value="-0.0435889197678059" calcext:value-type="float">
            <text:p>-0.0436</text:p>
          </table:table-cell>
          <table:table-cell office:value-type="float" office:value="0.0118237214092792" calcext:value-type="float">
            <text:p>0.0118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15998872510179" calcext:value-type="float">
            <text:p>-0.0160</text:p>
          </table:table-cell>
          <table:table-cell office:value-type="float" office:value="0.0403433716478786" calcext:value-type="float">
            <text:p>0.040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526060602375007" calcext:value-type="float">
            <text:p>0.0526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212953231701383" calcext:value-type="float">
            <text:p>-0.0213</text:p>
          </table:table-cell>
          <table:table-cell office:value-type="float" office:value="-0.0745274418097426" calcext:value-type="float">
            <text:p>-0.0745</text:p>
          </table:table-cell>
          <table:table-cell office:value-type="float" office:value="-0.0400956398498426" calcext:value-type="float">
            <text:p>-0.0401</text:p>
          </table:table-cell>
          <table:table-cell office:value-type="float" office:value="-0.0376390989938048" calcext:value-type="float">
            <text:p>-0.0376</text:p>
          </table:table-cell>
          <table:table-cell office:value-type="float" office:value="-0.0065844676111555" calcext:value-type="float">
            <text:p>-0.0066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00611735304562622" calcext:value-type="float">
            <text:p>-0.0006</text:p>
          </table:table-cell>
          <table:table-cell office:value-type="float" office:value="-0.0549250873933139" calcext:value-type="float">
            <text:p>-0.054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671362140415784" calcext:value-type="float">
            <text:p>0.067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620595413580708" calcext:value-type="float">
            <text:p>-0.0062</text:p>
          </table:table-cell>
          <table:table-cell office:value-type="float" office:value="0.0631865972242278" calcext:value-type="float">
            <text:p>0.0632</text:p>
          </table:table-cell>
          <table:table-cell office:value-type="float" office:value="-0.0428475455662449" calcext:value-type="float">
            <text:p>-0.0428</text:p>
          </table:table-cell>
          <table:table-cell office:value-type="float" office:value="-0.0958847128866583" calcext:value-type="float">
            <text:p>-0.0959</text:p>
          </table:table-cell>
          <table:table-cell office:value-type="float" office:value="0.0523217372542356" calcext:value-type="float">
            <text:p>0.0523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0.0594236234846497" calcext:value-type="float">
            <text:p>0.0594</text:p>
          </table:table-cell>
          <table:table-cell office:value-type="float" office:value="0.052769692392382" calcext:value-type="float">
            <text:p>0.0528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0600026317441013" calcext:value-type="float">
            <text:p>-0.060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444512133365905" calcext:value-type="float">
            <text:p>0.0445</text:p>
          </table:table-cell>
          <table:table-cell office:value-type="float" office:value="-0.0194418261961544" calcext:value-type="float">
            <text:p>-0.0194</text:p>
          </table:table-cell>
          <table:table-cell office:value-type="float" office:value="-0.00982467696941797" calcext:value-type="float">
            <text:p>-0.0098</text:p>
          </table:table-cell>
          <table:table-cell office:value-type="float" office:value="-0.00757684666200943" calcext:value-type="float">
            <text:p>-0.0076</text:p>
          </table:table-cell>
          <table:table-cell office:value-type="float" office:value="0.02286863482154" calcext:value-type="float">
            <text:p>0.0229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271290232969432" calcext:value-type="float">
            <text:p>-0.0271</text:p>
          </table:table-cell>
          <table:table-cell office:value-type="float" office:value="-0.00936191133013488" calcext:value-type="float">
            <text:p>-0.009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0236772472339071" calcext:value-type="float">
            <text:p>-0.023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54856181992511" calcext:value-type="float">
            <text:p>-0.0655</text:p>
          </table:table-cell>
          <table:table-cell office:value-type="float" office:value="-0.0814131437614411" calcext:value-type="float">
            <text:p>-0.0814</text:p>
          </table:table-cell>
          <table:table-cell office:value-type="float" office:value="-0.0387196869916415" calcext:value-type="float">
            <text:p>-0.0387</text:p>
          </table:table-cell>
          <table:table-cell office:value-type="float" office:value="-0.053609670545071" calcext:value-type="float">
            <text:p>-0.0536</text:p>
          </table:table-cell>
          <table:table-cell office:value-type="float" office:value="0.0596850128624094" calcext:value-type="float">
            <text:p>0.0597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371288393600719" calcext:value-type="float">
            <text:p>-0.0371</text:p>
          </table:table-cell>
          <table:table-cell office:value-type="float" office:value="-0.0424987666488105" calcext:value-type="float">
            <text:p>-0.04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44433679824036" calcext:value-type="float">
            <text:p>0.0344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12528711887765" calcext:value-type="float">
            <text:p>0.1253</text:p>
          </table:table-cell>
          <table:table-cell office:value-type="float" office:value="0.0287580874657352" calcext:value-type="float">
            <text:p>0.0288</text:p>
          </table:table-cell>
          <table:table-cell office:value-type="float" office:value="-0.0538551684318538" calcext:value-type="float">
            <text:p>-0.0539</text:p>
          </table:table-cell>
          <table:table-cell office:value-type="float" office:value="-0.0129003705124315" calcext:value-type="float">
            <text:p>-0.0129</text:p>
          </table:table-cell>
          <table:table-cell office:value-type="float" office:value="-0.102307050517416" calcext:value-type="float">
            <text:p>-0.1023</text:p>
          </table:table-cell>
          <table:table-cell office:value-type="float" office:value="0.108111100629547" calcext:value-type="float">
            <text:p>0.1081</text:p>
          </table:table-cell>
          <table:table-cell office:value-type="float" office:value="0.000272478148603774" calcext:value-type="float">
            <text:p>0.0003</text:p>
          </table:table-cell>
          <table:table-cell office:value-type="float" office:value="0.0279170509033752" calcext:value-type="float">
            <text:p>0.027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308108295313842" calcext:value-type="float">
            <text:p>0.030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503962491649199" calcext:value-type="float">
            <text:p>-0.0504</text:p>
          </table:table-cell>
          <table:table-cell office:value-type="float" office:value="-0.00222757131690813" calcext:value-type="float">
            <text:p>-0.0022</text:p>
          </table:table-cell>
          <table:table-cell office:value-type="float" office:value="-0.044223498424446" calcext:value-type="float">
            <text:p>-0.0442</text:p>
          </table:table-cell>
          <table:table-cell office:value-type="float" office:value="-0.0899348921126571" calcext:value-type="float">
            <text:p>-0.0899</text:p>
          </table:table-cell>
          <table:table-cell office:value-type="float" office:value="0.118591217727801" calcext:value-type="float">
            <text:p>0.1186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181136923156903" calcext:value-type="float">
            <text:p>-0.0181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62806757273065" calcext:value-type="float">
            <text:p>0.016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33299940514895" calcext:value-type="float">
            <text:p>-0.0633</text:p>
          </table:table-cell>
          <table:table-cell office:value-type="float" office:value="-0.0573131869304963" calcext:value-type="float">
            <text:p>-0.0573</text:p>
          </table:table-cell>
          <table:table-cell office:value-type="float" office:value="-0.0579830270064572" calcext:value-type="float">
            <text:p>-0.0580</text:p>
          </table:table-cell>
          <table:table-cell office:value-type="float" office:value="-0.048912443618228" calcext:value-type="float">
            <text:p>-0.0489</text:p>
          </table:table-cell>
          <table:table-cell office:value-type="float" office:value="0.00814208360519227" calcext:value-type="float">
            <text:p>0.0081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594711813570897" calcext:value-type="float">
            <text:p>-0.0595</text:p>
          </table:table-cell>
          <table:table-cell office:value-type="float" office:value="-0.0673514081378173" calcext:value-type="float">
            <text:p>-0.067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489735217864813" calcext:value-type="float">
            <text:p>0.0490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309956318350655" calcext:value-type="float">
            <text:p>-0.0310</text:p>
          </table:table-cell>
          <table:table-cell office:value-type="float" office:value="-0.0492913441567675" calcext:value-type="float">
            <text:p>-0.0493</text:p>
          </table:table-cell>
          <table:table-cell office:value-type="float" office:value="0.0493412959332302" calcext:value-type="float">
            <text:p>0.0493</text:p>
          </table:table-cell>
          <table:table-cell office:value-type="float" office:value="-0.00413221358232454" calcext:value-type="float">
            <text:p>-0.0041</text:p>
          </table:table-cell>
          <table:table-cell office:value-type="float" office:value="0.133317768944148" calcext:value-type="float">
            <text:p>0.1333</text:p>
          </table:table-cell>
          <table:table-cell office:value-type="float" office:value="-0.0535158088069391" calcext:value-type="float">
            <text:p>-0.0535</text:p>
          </table:table-cell>
          <table:table-cell office:value-type="float" office:value="0.021311288972397" calcext:value-type="float">
            <text:p>0.0213</text:p>
          </table:table-cell>
          <table:table-cell office:value-type="float" office:value="0.0196328370737063" calcext:value-type="float">
            <text:p>0.019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26481372762871" calcext:value-type="float">
            <text:p>0.0126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228949718589745" calcext:value-type="float">
            <text:p>0.0229</text:p>
          </table:table-cell>
          <table:table-cell office:value-type="float" office:value="0.0528580442966801" calcext:value-type="float">
            <text:p>0.0529</text:p>
          </table:table-cell>
          <table:table-cell office:value-type="float" office:value="0.0080627101871966" calcext:value-type="float">
            <text:p>0.0081</text:p>
          </table:table-cell>
          <table:table-cell office:value-type="float" office:value="-0.0285577936019083" calcext:value-type="float">
            <text:p>-0.0286</text:p>
          </table:table-cell>
          <table:table-cell office:value-type="float" office:value="0.0375951860378878" calcext:value-type="float">
            <text:p>0.0376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0.054719972537909" calcext:value-type="float">
            <text:p>0.0547</text:p>
          </table:table-cell>
          <table:table-cell office:value-type="float" office:value="-0.0259303389894727" calcext:value-type="float">
            <text:p>-0.025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00914709342982945" calcext:value-type="float">
            <text:p>-0.0091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110390390462857" calcext:value-type="float">
            <text:p>0.0110</text:p>
          </table:table-cell>
          <table:table-cell office:value-type="float" office:value="-0.0573131869304963" calcext:value-type="float">
            <text:p>-0.0573</text:p>
          </table:table-cell>
          <table:table-cell office:value-type="float" office:value="-0.0249601584096303" calcext:value-type="float">
            <text:p>-0.0250</text:p>
          </table:table-cell>
          <table:table-cell office:value-type="float" office:value="-0.0429626228442269" calcext:value-type="float">
            <text:p>-0.0430</text:p>
          </table:table-cell>
          <table:table-cell office:value-type="float" office:value="0.0302319104297139" calcext:value-type="float">
            <text:p>0.0302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0.0170360713483245" calcext:value-type="float">
            <text:p>0.0170</text:p>
          </table:table-cell>
          <table:table-cell office:value-type="float" office:value="-0.00521980441530042" calcext:value-type="float">
            <text:p>-0.005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0018820165277906" calcext:value-type="float">
            <text:p>-0.0019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713965151836105" calcext:value-type="float">
            <text:p>0.0714</text:p>
          </table:table-cell>
          <table:table-cell office:value-type="float" office:value="0.0976151069827205" calcext:value-type="float">
            <text:p>0.0976</text:p>
          </table:table-cell>
          <table:table-cell office:value-type="float" office:value="0.0878679759628616" calcext:value-type="float">
            <text:p>0.0879</text:p>
          </table:table-cell>
          <table:table-cell office:value-type="float" office:value="0.0754074957122173" calcext:value-type="float">
            <text:p>0.0754</text:p>
          </table:table-cell>
          <table:table-cell office:value-type="float" office:value="-0.0213110188275033" calcext:value-type="float">
            <text:p>-0.0213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714288721219701" calcext:value-type="float">
            <text:p>0.0714</text:p>
          </table:table-cell>
          <table:table-cell office:value-type="float" office:value="0.0237749439885408" calcext:value-type="float">
            <text:p>0.023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0018820165277906" calcext:value-type="float">
            <text:p>-0.0019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142724752679281" calcext:value-type="float">
            <text:p>0.0143</text:p>
          </table:table-cell>
          <table:table-cell office:value-type="float" office:value="-0.0745274418097426" calcext:value-type="float">
            <text:p>-0.0745</text:p>
          </table:table-cell>
          <table:table-cell office:value-type="float" office:value="0.00255889875439212" calcext:value-type="float">
            <text:p>0.0026</text:p>
          </table:table-cell>
          <table:table-cell office:value-type="float" office:value="0.00620168565673012" calcext:value-type="float">
            <text:p>0.0062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191964691668857" calcext:value-type="float">
            <text:p>0.0192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538306037424824" calcext:value-type="float">
            <text:p>0.0054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836157828356868" calcext:value-type="float">
            <text:p>-0.0084</text:p>
          </table:table-cell>
          <table:table-cell office:value-type="float" office:value="0.0218723855140367" calcext:value-type="float">
            <text:p>0.0219</text:p>
          </table:table-cell>
          <table:table-cell office:value-type="float" office:value="0.0548451073660347" calcext:value-type="float">
            <text:p>0.0548</text:p>
          </table:table-cell>
          <table:table-cell office:value-type="float" office:value="0.0732154564796906" calcext:value-type="float">
            <text:p>0.0732</text:p>
          </table:table-cell>
          <table:table-cell office:value-type="float" office:value="-0.0249926566315902" calcext:value-type="float">
            <text:p>-0.0250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125511948642231" calcext:value-type="float">
            <text:p>0.0126</text:p>
          </table:table-cell>
          <table:table-cell office:value-type="float" office:value="0.0941907615407265" calcext:value-type="float">
            <text:p>0.09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099960554705315" calcext:value-type="float">
            <text:p>-0.100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76412423470127" calcext:value-type="float">
            <text:p>-0.0676</text:p>
          </table:table-cell>
          <table:table-cell office:value-type="float" office:value="-0.108955951568235" calcext:value-type="float">
            <text:p>-0.1090</text:p>
          </table:table-cell>
          <table:table-cell office:value-type="float" office:value="-0.0744944613048707" calcext:value-type="float">
            <text:p>-0.0745</text:p>
          </table:table-cell>
          <table:table-cell office:value-type="float" office:value="-0.0727117267142327" calcext:value-type="float">
            <text:p>-0.0727</text:p>
          </table:table-cell>
          <table:table-cell office:value-type="float" office:value="0.0155053592133662" calcext:value-type="float">
            <text:p>0.0155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498724518087993" calcext:value-type="float">
            <text:p>-0.0499</text:p>
          </table:table-cell>
          <table:table-cell office:value-type="float" office:value="-0.00936191133013488" calcext:value-type="float">
            <text:p>-0.00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0600026317441013" calcext:value-type="float">
            <text:p>-0.0600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105172024313303" calcext:value-type="float">
            <text:p>-0.0105</text:p>
          </table:table-cell>
          <table:table-cell office:value-type="float" office:value="-0.0148628343982749" calcext:value-type="float">
            <text:p>-0.0149</text:p>
          </table:table-cell>
          <table:table-cell office:value-type="float" office:value="-0.0497273098572505" calcext:value-type="float">
            <text:p>-0.0497</text:p>
          </table:table-cell>
          <table:table-cell office:value-type="float" office:value="-0.0235474182132757" calcext:value-type="float">
            <text:p>-0.0235</text:p>
          </table:table-cell>
          <table:table-cell office:value-type="float" office:value="-0.0581273968683727" calcext:value-type="float">
            <text:p>-0.0581</text:p>
          </table:table-cell>
          <table:table-cell office:value-type="float" office:value="0.0158582984397717" calcext:value-type="float">
            <text:p>0.0159</text:p>
          </table:table-cell>
          <table:table-cell office:value-type="float" office:value="-0.00991876556933414" calcext:value-type="float">
            <text:p>-0.0099</text:p>
          </table:table-cell>
          <table:table-cell office:value-type="float" office:value="-0.0342145528191416" calcext:value-type="float">
            <text:p>-0.034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99132141783259" calcext:value-type="float">
            <text:p>0.019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234509473178999" calcext:value-type="float">
            <text:p>-0.0235</text:p>
          </table:table-cell>
          <table:table-cell office:value-type="float" office:value="-0.0710845908338934" calcext:value-type="float">
            <text:p>-0.0711</text:p>
          </table:table-cell>
          <table:table-cell office:value-type="float" office:value="0.0204462859110067" calcext:value-type="float">
            <text:p>0.0204</text:p>
          </table:table-cell>
          <table:table-cell office:value-type="float" office:value="-0.0100820343563257" calcext:value-type="float">
            <text:p>-0.0101</text:p>
          </table:table-cell>
          <table:table-cell office:value-type="float" office:value="0.118591217727801" calcext:value-type="float">
            <text:p>0.1186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425708541182194" calcext:value-type="float">
            <text:p>-0.0426</text:p>
          </table:table-cell>
          <table:table-cell office:value-type="float" office:value="0.0734802269665542" calcext:value-type="float">
            <text:p>0.073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53409833354619" calcext:value-type="float">
            <text:p>0.045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681630789619681" calcext:value-type="float">
            <text:p>0.0682</text:p>
          </table:table-cell>
          <table:table-cell office:value-type="float" office:value="0.00810098161063966" calcext:value-type="float">
            <text:p>0.0081</text:p>
          </table:table-cell>
          <table:table-cell office:value-type="float" office:value="-0.0167044412604236" calcext:value-type="float">
            <text:p>-0.0167</text:p>
          </table:table-cell>
          <table:table-cell office:value-type="float" office:value="0.00463594334778245" calcext:value-type="float">
            <text:p>0.0046</text:p>
          </table:table-cell>
          <table:table-cell office:value-type="float" office:value="-0.0765355858888074" calcext:value-type="float">
            <text:p>-0.0765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324323241565511" calcext:value-type="float">
            <text:p>0.0324</text:p>
          </table:table-cell>
          <table:table-cell office:value-type="float" office:value="-0.0176461251598038" calcext:value-type="float">
            <text:p>-0.017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71782910803648" calcext:value-type="float">
            <text:p>0.0272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353068801305887" calcext:value-type="float">
            <text:p>-0.0353</text:p>
          </table:table-cell>
          <table:table-cell office:value-type="float" office:value="0.0322009384415845" calcext:value-type="float">
            <text:p>0.0322</text:p>
          </table:table-cell>
          <table:table-cell office:value-type="float" office:value="-0.0112006298276191" calcext:value-type="float">
            <text:p>-0.0112</text:p>
          </table:table-cell>
          <table:table-cell office:value-type="float" office:value="0.0015044587298871" calcext:value-type="float">
            <text:p>0.0015</text:p>
          </table:table-cell>
          <table:table-cell office:value-type="float" office:value="-0.0102661054152424" calcext:value-type="float">
            <text:p>-0.0103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149596938126434" calcext:value-type="float">
            <text:p>-0.0150</text:p>
          </table:table-cell>
          <table:table-cell office:value-type="float" office:value="-0.0507829804784794" calcext:value-type="float">
            <text:p>-0.05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0563700932930819" calcext:value-type="float">
            <text:p>-0.056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115950145052111" calcext:value-type="float">
            <text:p>-0.0116</text:p>
          </table:table-cell>
          <table:table-cell office:value-type="float" office:value="-0.0332132300995515" calcext:value-type="float">
            <text:p>-0.0332</text:p>
          </table:table-cell>
          <table:table-cell office:value-type="float" office:value="-0.0469754041408482" calcext:value-type="float">
            <text:p>-0.0470</text:p>
          </table:table-cell>
          <table:table-cell office:value-type="float" office:value="-0.0476598497710699" calcext:value-type="float">
            <text:p>-0.0477</text:p>
          </table:table-cell>
          <table:table-cell office:value-type="float" office:value="0.00446044580110533" calcext:value-type="float">
            <text:p>0.0045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0797714221341222" calcext:value-type="float">
            <text:p>-0.0080</text:p>
          </table:table-cell>
          <table:table-cell office:value-type="float" office:value="-0.0880619427119895" calcext:value-type="float">
            <text:p>-0.088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0781653239991984" calcext:value-type="float">
            <text:p>-0.0782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730303027164167" calcext:value-type="float">
            <text:p>-0.0730</text:p>
          </table:table-cell>
          <table:table-cell office:value-type="float" office:value="-0.0573131869304963" calcext:value-type="float">
            <text:p>-0.0573</text:p>
          </table:table-cell>
          <table:table-cell office:value-type="float" office:value="-0.0841261313122785" calcext:value-type="float">
            <text:p>-0.0841</text:p>
          </table:table-cell>
          <table:table-cell office:value-type="float" office:value="-0.0742774690231804" calcext:value-type="float">
            <text:p>-0.0743</text:p>
          </table:table-cell>
          <table:table-cell office:value-type="float" office:value="-0.0249926566315902" calcext:value-type="float">
            <text:p>-0.0250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181136923156903" calcext:value-type="float">
            <text:p>-0.0181</text:p>
          </table:table-cell>
          <table:table-cell office:value-type="float" office:value="-0.0839198357971551" calcext:value-type="float">
            <text:p>-0.08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71362140415784" calcext:value-type="float">
            <text:p>0.067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417737525738735" calcext:value-type="float">
            <text:p>-0.0418</text:p>
          </table:table-cell>
          <table:table-cell office:value-type="float" office:value="0.0115438325864889" calcext:value-type="float">
            <text:p>0.0115</text:p>
          </table:table-cell>
          <table:table-cell office:value-type="float" office:value="0.00255889875439212" calcext:value-type="float">
            <text:p>0.0026</text:p>
          </table:table-cell>
          <table:table-cell office:value-type="float" office:value="0.00588853719494059" calcext:value-type="float">
            <text:p>0.0059</text:p>
          </table:table-cell>
          <table:table-cell office:value-type="float" office:value="0.0412768238419747" calcext:value-type="float">
            <text:p>0.0413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594711813570897" calcext:value-type="float">
            <text:p>-0.0595</text:p>
          </table:table-cell>
          <table:table-cell office:value-type="float" office:value="-0.0217882320746382" calcext:value-type="float">
            <text:p>-0.021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0418399394890042" calcext:value-type="float">
            <text:p>-0.041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142724752679281" calcext:value-type="float">
            <text:p>0.0143</text:p>
          </table:table-cell>
          <table:table-cell office:value-type="float" office:value="-0.00567042229275739" calcext:value-type="float">
            <text:p>-0.0057</text:p>
          </table:table-cell>
          <table:table-cell office:value-type="float" office:value="-0.0125765826858202" calcext:value-type="float">
            <text:p>-0.0126</text:p>
          </table:table-cell>
          <table:table-cell office:value-type="float" office:value="0.00620168565673012" calcext:value-type="float">
            <text:p>0.0062</text:p>
          </table:table-cell>
          <table:table-cell office:value-type="float" office:value="-0.0728539480847204" calcext:value-type="float">
            <text:p>-0.0729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354587042230586" calcext:value-type="float">
            <text:p>0.0355</text:p>
          </table:table-cell>
          <table:table-cell office:value-type="float" office:value="-0.0135040182449693" calcext:value-type="float">
            <text:p>-0.013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44433679824036" calcext:value-type="float">
            <text:p>0.034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072837662096879" calcext:value-type="float">
            <text:p>-0.0073</text:p>
          </table:table-cell>
          <table:table-cell office:value-type="float" office:value="0.0149866835623382" calcext:value-type="float">
            <text:p>0.0150</text:p>
          </table:table-cell>
          <table:table-cell office:value-type="float" office:value="-0.044223498424446" calcext:value-type="float">
            <text:p>-0.0442</text:p>
          </table:table-cell>
          <table:table-cell office:value-type="float" office:value="-0.0373259505320153" calcext:value-type="float">
            <text:p>-0.0373</text:p>
          </table:table-cell>
          <table:table-cell office:value-type="float" office:value="-0.00290282980706856" calcext:value-type="float">
            <text:p>-0.0029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213953092552768" calcext:value-type="float">
            <text:p>-0.0214</text:p>
          </table:table-cell>
          <table:table-cell office:value-type="float" office:value="0.00720651632920294" calcext:value-type="float">
            <text:p>0.007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598711371395395" calcext:value-type="float">
            <text:p>0.0599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164280994156897" calcext:value-type="float">
            <text:p>0.0164</text:p>
          </table:table-cell>
          <table:table-cell office:value-type="float" office:value="0.0287580874657352" calcext:value-type="float">
            <text:p>0.0288</text:p>
          </table:table-cell>
          <table:table-cell office:value-type="float" office:value="-0.0414715927080438" calcext:value-type="float">
            <text:p>-0.0415</text:p>
          </table:table-cell>
          <table:table-cell office:value-type="float" office:value="-0.0291840905254873" calcext:value-type="float">
            <text:p>-0.0292</text:p>
          </table:table-cell>
          <table:table-cell office:value-type="float" office:value="-0.0286742944356771" calcext:value-type="float">
            <text:p>-0.0287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0239839341611521" calcext:value-type="float">
            <text:p>-0.0024</text:p>
          </table:table-cell>
          <table:table-cell office:value-type="float" office:value="-0.0217882320746382" calcext:value-type="float">
            <text:p>-0.021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0527375548420625" calcext:value-type="float">
            <text:p>-0.052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0943939035744949" calcext:value-type="float">
            <text:p>-0.0094</text:p>
          </table:table-cell>
          <table:table-cell office:value-type="float" office:value="-0.00567042229275739" calcext:value-type="float">
            <text:p>-0.0057</text:p>
          </table:table-cell>
          <table:table-cell office:value-type="float" office:value="0.0397096259258224" calcext:value-type="float">
            <text:p>0.0397</text:p>
          </table:table-cell>
          <table:table-cell office:value-type="float" office:value="0.0447189464568429" calcext:value-type="float">
            <text:p>0.0447</text:p>
          </table:table-cell>
          <table:table-cell office:value-type="float" office:value="0.026550272625627" calcext:value-type="float">
            <text:p>0.0266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181136923156903" calcext:value-type="float">
            <text:p>-0.0181</text:p>
          </table:table-cell>
          <table:table-cell office:value-type="float" office:value="-0.0135040182449693" calcext:value-type="float">
            <text:p>-0.013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0.00914709342982945" calcext:value-type="float">
            <text:p>-0.0091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159062628007343" calcext:value-type="float">
            <text:p>-0.0159</text:p>
          </table:table-cell>
          <table:table-cell office:value-type="float" office:value="0.0700722991759264" calcext:value-type="float">
            <text:p>0.0701</text:p>
          </table:table-cell>
          <table:table-cell office:value-type="float" office:value="0.0121905687618" calcext:value-type="float">
            <text:p>0.0122</text:p>
          </table:table-cell>
          <table:table-cell office:value-type="float" office:value="0.0221722572079964" calcext:value-type="float">
            <text:p>0.0222</text:p>
          </table:table-cell>
          <table:table-cell office:value-type="float" office:value="0.0155053592133662" calcext:value-type="float">
            <text:p>0.0155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332455926482279" calcext:value-type="float">
            <text:p>-0.0332</text:p>
          </table:table-cell>
          <table:table-cell office:value-type="float" office:value="0.0486275854775475" calcext:value-type="float">
            <text:p>0.048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0491050163910431" calcext:value-type="float">
            <text:p>-0.0491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250505960067361" calcext:value-type="float">
            <text:p>0.0251</text:p>
          </table:table-cell>
          <table:table-cell office:value-type="float" office:value="0.00810098161063966" calcext:value-type="float">
            <text:p>0.0081</text:p>
          </table:table-cell>
          <table:table-cell office:value-type="float" office:value="0.0204462859110067" calcext:value-type="float">
            <text:p>0.0204</text:p>
          </table:table-cell>
          <table:table-cell office:value-type="float" office:value="0.0177881787429429" calcext:value-type="float">
            <text:p>0.0178</text:p>
          </table:table-cell>
          <table:table-cell office:value-type="float" office:value="0.0523217372542356" calcext:value-type="float">
            <text:p>0.0523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411761669188952" calcext:value-type="float">
            <text:p>-0.0412</text:p>
          </table:table-cell>
          <table:table-cell office:value-type="float" office:value="0.00720651632920294" calcext:value-type="float">
            <text:p>0.007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0418399394890042" calcext:value-type="float">
            <text:p>-0.041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493184370910391" calcext:value-type="float">
            <text:p>-0.0493</text:p>
          </table:table-cell>
          <table:table-cell office:value-type="float" office:value="-0.0366560810754007" calcext:value-type="float">
            <text:p>-0.0367</text:p>
          </table:table-cell>
          <table:table-cell office:value-type="float" office:value="-0.00707277125301573" calcext:value-type="float">
            <text:p>-0.0071</text:p>
          </table:table-cell>
          <table:table-cell office:value-type="float" office:value="-0.0226079728279071" calcext:value-type="float">
            <text:p>-0.0226</text:p>
          </table:table-cell>
          <table:table-cell office:value-type="float" office:value="0.085456477491018" calcext:value-type="float">
            <text:p>0.0855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664901953667607" calcext:value-type="float">
            <text:p>-0.0665</text:p>
          </table:table-cell>
          <table:table-cell office:value-type="float" office:value="0.00720651632920294" calcext:value-type="float">
            <text:p>0.007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0418399394890042" calcext:value-type="float">
            <text:p>-0.041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412177771149481" calcext:value-type="float">
            <text:p>0.0412</text:p>
          </table:table-cell>
          <table:table-cell office:value-type="float" office:value="-0.026327528147853" calcext:value-type="float">
            <text:p>-0.0263</text:p>
          </table:table-cell>
          <table:table-cell office:value-type="float" office:value="-0.0318399227006359" calcext:value-type="float">
            <text:p>-0.0318</text:p>
          </table:table-cell>
          <table:table-cell office:value-type="float" office:value="-0.0304366843726455" calcext:value-type="float">
            <text:p>-0.0304</text:p>
          </table:table-cell>
          <table:table-cell office:value-type="float" office:value="-0.036037570043851" calcext:value-type="float">
            <text:p>-0.0360</text:p>
          </table:table-cell>
          <table:table-cell office:value-type="float" office:value="0.00294290613320324" calcext:value-type="float">
            <text:p>0.0029</text:p>
          </table:table-cell>
          <table:table-cell office:value-type="float" office:value="0.033653814906286" calcext:value-type="float">
            <text:p>0.0337</text:p>
          </table:table-cell>
          <table:table-cell office:value-type="float" office:value="-0.0176461251598038" calcext:value-type="float">
            <text:p>-0.017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0273097856849265" calcext:value-type="float">
            <text:p>-0.027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33299940514895" calcext:value-type="float">
            <text:p>-0.0633</text:p>
          </table:table-cell>
          <table:table-cell office:value-type="float" office:value="-0.0504274849787978" calcext:value-type="float">
            <text:p>-0.0504</text:p>
          </table:table-cell>
          <table:table-cell office:value-type="float" office:value="-0.089629942745083" calcext:value-type="float">
            <text:p>-0.0896</text:p>
          </table:table-cell>
          <table:table-cell office:value-type="float" office:value="-0.104339721354976" calcext:value-type="float">
            <text:p>-0.1043</text:p>
          </table:table-cell>
          <table:table-cell office:value-type="float" office:value="0.0523217372542356" calcext:value-type="float">
            <text:p>0.0523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561531020070633" calcext:value-type="float">
            <text:p>-0.0562</text:p>
          </table:table-cell>
          <table:table-cell office:value-type="float" office:value="-0.0673514081378173" calcext:value-type="float">
            <text:p>-0.067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417084448844424" calcext:value-type="float">
            <text:p>0.041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44078061253703" calcext:value-type="float">
            <text:p>-0.0644</text:p>
          </table:table-cell>
          <table:table-cell office:value-type="float" office:value="0.0356437894174338" calcext:value-type="float">
            <text:p>0.0356</text:p>
          </table:table-cell>
          <table:table-cell office:value-type="float" office:value="0.0121905687618" calcext:value-type="float">
            <text:p>0.0122</text:p>
          </table:table-cell>
          <table:table-cell office:value-type="float" office:value="-0.0579937490101245" calcext:value-type="float">
            <text:p>-0.0580</text:p>
          </table:table-cell>
          <table:table-cell office:value-type="float" office:value="0.181179060397279" calcext:value-type="float">
            <text:p>0.1812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00611735304562622" calcext:value-type="float">
            <text:p>-0.0006</text:p>
          </table:table-cell>
          <table:table-cell office:value-type="float" office:value="-0.0507829804784794" calcext:value-type="float">
            <text:p>-0.050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63503675590559" calcext:value-type="float">
            <text:p>0.063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56065714656615" calcext:value-type="float">
            <text:p>-0.0256</text:p>
          </table:table-cell>
          <table:table-cell office:value-type="float" office:value="0.0115438325864889" calcext:value-type="float">
            <text:p>0.0115</text:p>
          </table:table-cell>
          <table:table-cell office:value-type="float" office:value="0.0644767773734426" calcext:value-type="float">
            <text:p>0.0645</text:p>
          </table:table-cell>
          <table:table-cell office:value-type="float" office:value="0.0484767279983173" calcext:value-type="float">
            <text:p>0.0485</text:p>
          </table:table-cell>
          <table:table-cell office:value-type="float" office:value="0.0302319104297139" calcext:value-type="float">
            <text:p>0.0302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383939282634664" calcext:value-type="float">
            <text:p>0.0384</text:p>
          </table:table-cell>
          <table:table-cell office:value-type="float" office:value="0.0196328370737063" calcext:value-type="float">
            <text:p>0.019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0709002470971596" calcext:value-type="float">
            <text:p>-0.070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0405032998804549" calcext:value-type="float">
            <text:p>-0.0041</text:p>
          </table:table-cell>
          <table:table-cell office:value-type="float" office:value="-0.04009893205125" calcext:value-type="float">
            <text:p>-0.0401</text:p>
          </table:table-cell>
          <table:table-cell office:value-type="float" office:value="-0.0662387441556639" calcext:value-type="float">
            <text:p>-0.0662</text:p>
          </table:table-cell>
          <table:table-cell office:value-type="float" office:value="-0.0786615474882338" calcext:value-type="float">
            <text:p>-0.0787</text:p>
          </table:table-cell>
          <table:table-cell office:value-type="float" office:value="0.0523217372542356" calcext:value-type="float">
            <text:p>0.0523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51403873047273" calcext:value-type="float">
            <text:p>-0.0514</text:p>
          </table:table-cell>
          <table:table-cell office:value-type="float" office:value="-0.0342145528191416" calcext:value-type="float">
            <text:p>-0.034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0418399394890042" calcext:value-type="float">
            <text:p>-0.041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0457216660300091" calcext:value-type="float">
            <text:p>0.0046</text:p>
          </table:table-cell>
          <table:table-cell office:value-type="float" office:value="-0.0538703359546471" calcext:value-type="float">
            <text:p>-0.0539</text:p>
          </table:table-cell>
          <table:table-cell office:value-type="float" office:value="-0.044223498424446" calcext:value-type="float">
            <text:p>-0.0442</text:p>
          </table:table-cell>
          <table:table-cell office:value-type="float" office:value="-0.0273051997547501" calcext:value-type="float">
            <text:p>-0.0273</text:p>
          </table:table-cell>
          <table:table-cell office:value-type="float" office:value="-0.0802172236928943" calcext:value-type="float">
            <text:p>-0.0802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366437325623537" calcext:value-type="float">
            <text:p>0.0366</text:p>
          </table:table-cell>
          <table:table-cell office:value-type="float" office:value="0.0196328370737063" calcext:value-type="float">
            <text:p>0.01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0.0273097856849265" calcext:value-type="float">
            <text:p>-0.027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72837662096879" calcext:value-type="float">
            <text:p>-0.0073</text:p>
          </table:table-cell>
          <table:table-cell office:value-type="float" office:value="-0.04009893205125" calcext:value-type="float">
            <text:p>-0.0401</text:p>
          </table:table-cell>
          <table:table-cell office:value-type="float" office:value="-0.0112006298276191" calcext:value-type="float">
            <text:p>-0.0112</text:p>
          </table:table-cell>
          <table:table-cell office:value-type="float" office:value="-0.0138398158978001" calcext:value-type="float">
            <text:p>-0.0138</text:p>
          </table:table-cell>
          <table:table-cell office:value-type="float" office:value="0.0596850128624094" calcext:value-type="float">
            <text:p>0.0597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823786907159251" calcext:value-type="float">
            <text:p>-0.0824</text:p>
          </table:table-cell>
          <table:table-cell office:value-type="float" office:value="-0.0259303389894727" calcext:value-type="float">
            <text:p>-0.025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0345748625869654" calcext:value-type="float">
            <text:p>-0.0346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374625042783503" calcext:value-type="float">
            <text:p>-0.0375</text:p>
          </table:table-cell>
          <table:table-cell office:value-type="float" office:value="-0.0607560379063456" calcext:value-type="float">
            <text:p>-0.0608</text:p>
          </table:table-cell>
          <table:table-cell office:value-type="float" office:value="0.0204462859110067" calcext:value-type="float">
            <text:p>0.0204</text:p>
          </table:table-cell>
          <table:table-cell office:value-type="float" office:value="0.0434663526096848" calcext:value-type="float">
            <text:p>0.0435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307479175330982" calcext:value-type="float">
            <text:p>-0.0307</text:p>
          </table:table-cell>
          <table:table-cell office:value-type="float" office:value="-0.0714935150526517" calcext:value-type="float">
            <text:p>-0.071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671362140415784" calcext:value-type="float">
            <text:p>0.067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56065714656615" calcext:value-type="float">
            <text:p>-0.0256</text:p>
          </table:table-cell>
          <table:table-cell office:value-type="float" office:value="-0.04009893205125" calcext:value-type="float">
            <text:p>-0.0401</text:p>
          </table:table-cell>
          <table:table-cell office:value-type="float" office:value="-0.0634868384392617" calcext:value-type="float">
            <text:p>-0.0635</text:p>
          </table:table-cell>
          <table:table-cell office:value-type="float" office:value="-0.0598726397808617" calcext:value-type="float">
            <text:p>-0.0599</text:p>
          </table:table-cell>
          <table:table-cell office:value-type="float" office:value="-0.00290282980706856" calcext:value-type="float">
            <text:p>-0.0029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191984490262759" calcext:value-type="float">
            <text:p>-0.0192</text:p>
          </table:table-cell>
          <table:table-cell office:value-type="float" office:value="0.0113486232440374" calcext:value-type="float">
            <text:p>0.01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0454724779400236" calcext:value-type="float">
            <text:p>-0.045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45287593917807" calcext:value-type="float">
            <text:p>-0.0245</text:p>
          </table:table-cell>
          <table:table-cell office:value-type="float" office:value="0.0597437462483786" calcext:value-type="float">
            <text:p>0.0597</text:p>
          </table:table-cell>
          <table:table-cell office:value-type="float" office:value="0.00531080447079436" calcext:value-type="float">
            <text:p>0.0053</text:p>
          </table:table-cell>
          <table:table-cell office:value-type="float" office:value="0.0149698425868371" calcext:value-type="float">
            <text:p>0.0150</text:p>
          </table:table-cell>
          <table:table-cell office:value-type="float" office:value="-0.0544457590642857" calcext:value-type="float">
            <text:p>-0.0544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423409841935802" calcext:value-type="float">
            <text:p>0.0423</text:p>
          </table:table-cell>
          <table:table-cell office:value-type="float" office:value="0.0154907301588719" calcext:value-type="float">
            <text:p>0.015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00914709342982945" calcext:value-type="float">
            <text:p>-0.009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180618869484959" calcext:value-type="float">
            <text:p>-0.0181</text:p>
          </table:table-cell>
          <table:table-cell office:value-type="float" office:value="-0.0332132300995515" calcext:value-type="float">
            <text:p>-0.0332</text:p>
          </table:table-cell>
          <table:table-cell office:value-type="float" office:value="-0.0208322998350269" calcext:value-type="float">
            <text:p>-0.0208</text:p>
          </table:table-cell>
          <table:table-cell office:value-type="float" office:value="0.0121515064307313" calcext:value-type="float">
            <text:p>0.0122</text:p>
          </table:table-cell>
          <table:table-cell office:value-type="float" office:value="-0.0728539480847204" calcext:value-type="float">
            <text:p>-0.0729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00272478148603774" calcext:value-type="float">
            <text:p>0.0003</text:p>
          </table:table-cell>
          <table:table-cell office:value-type="float" office:value="0.0196328370737063" calcext:value-type="float">
            <text:p>0.01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417084448844424" calcext:value-type="float">
            <text:p>0.041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148284507268535" calcext:value-type="float">
            <text:p>-0.0148</text:p>
          </table:table-cell>
          <table:table-cell office:value-type="float" office:value="-0.0171351160423354" calcext:value-type="float">
            <text:p>-0.0171</text:p>
          </table:table-cell>
          <table:table-cell office:value-type="float" office:value="-0.00569681839481461" calcext:value-type="float">
            <text:p>-0.0057</text:p>
          </table:table-cell>
          <table:table-cell office:value-type="float" office:value="0.00839372488925686" calcext:value-type="float">
            <text:p>0.0084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-0.00185423958066509" calcext:value-type="float">
            <text:p>-0.0019</text:p>
          </table:table-cell>
          <table:table-cell office:value-type="float" office:value="-0.011896851335696" calcext:value-type="float">
            <text:p>-0.0119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38075906433423" calcext:value-type="float">
            <text:p>0.038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99178197611847" calcext:value-type="float">
            <text:p>-0.0299</text:p>
          </table:table-cell>
          <table:table-cell office:value-type="float" office:value="-0.04009893205125" calcext:value-type="float">
            <text:p>-0.0401</text:p>
          </table:table-cell>
          <table:table-cell office:value-type="float" office:value="-0.033215875558837" calcext:value-type="float">
            <text:p>-0.0332</text:p>
          </table:table-cell>
          <table:table-cell office:value-type="float" office:value="-0.0241737151368548" calcext:value-type="float">
            <text:p>-0.0242</text:p>
          </table:table-cell>
          <table:table-cell office:value-type="float" office:value="-0.0102661054152424" calcext:value-type="float">
            <text:p>-0.0103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129086832254019" calcext:value-type="float">
            <text:p>-0.0129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62806757273065" calcext:value-type="float">
            <text:p>0.016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460850008693967" calcext:value-type="float">
            <text:p>-0.0461</text:p>
          </table:table-cell>
          <table:table-cell office:value-type="float" office:value="-0.00567042229275739" calcext:value-type="float">
            <text:p>-0.0057</text:p>
          </table:table-cell>
          <table:table-cell office:value-type="float" office:value="-0.0758704141630718" calcext:value-type="float">
            <text:p>-0.0759</text:p>
          </table:table-cell>
          <table:table-cell office:value-type="float" office:value="-0.0614383820898094" calcext:value-type="float">
            <text:p>-0.0614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51403873047273" calcext:value-type="float">
            <text:p>-0.0514</text:p>
          </table:table-cell>
          <table:table-cell office:value-type="float" office:value="0.0196328370737063" calcext:value-type="float">
            <text:p>0.019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0018820165277906" calcext:value-type="float">
            <text:p>-0.001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97968664947743" calcext:value-type="float">
            <text:p>-0.0698</text:p>
          </table:table-cell>
          <table:table-cell office:value-type="float" office:value="-0.0125561242444559" calcext:value-type="float">
            <text:p>-0.0126</text:p>
          </table:table-cell>
          <table:table-cell office:value-type="float" office:value="-0.000193006962010126" calcext:value-type="float">
            <text:p>-0.0002</text:p>
          </table:table-cell>
          <table:table-cell office:value-type="float" office:value="-0.0091425889709571" calcext:value-type="float">
            <text:p>-0.0091</text:p>
          </table:table-cell>
          <table:table-cell office:value-type="float" office:value="0.0707299262746703" calcext:value-type="float">
            <text:p>0.0707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629168791436554" calcext:value-type="float">
            <text:p>-0.0629</text:p>
          </table:table-cell>
          <table:table-cell office:value-type="float" office:value="0.0403433716478786" calcext:value-type="float">
            <text:p>0.04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.0018820165277906" calcext:value-type="float">
            <text:p>-0.001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336730925977825" calcext:value-type="float">
            <text:p>0.0337</text:p>
          </table:table-cell>
          <table:table-cell office:value-type="float" office:value="0.125157914789515" calcext:value-type="float">
            <text:p>0.1252</text:p>
          </table:table-cell>
          <table:table-cell office:value-type="float" office:value="0.02457414448561" calcext:value-type="float">
            <text:p>0.0246</text:p>
          </table:table-cell>
          <table:table-cell office:value-type="float" office:value="0.0262431872112603" calcext:value-type="float">
            <text:p>0.0262</text:p>
          </table:table-cell>
          <table:table-cell office:value-type="float" office:value="-0.0102661054152424" calcext:value-type="float">
            <text:p>-0.0103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267168413201046" calcext:value-type="float">
            <text:p>0.0267</text:p>
          </table:table-cell>
          <table:table-cell office:value-type="float" office:value="0.0610539062220509" calcext:value-type="float">
            <text:p>0.061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63503675590559" calcext:value-type="float">
            <text:p>0.063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405032998804549" calcext:value-type="float">
            <text:p>-0.0041</text:p>
          </table:table-cell>
          <table:table-cell office:value-type="float" office:value="-0.0125561242444559" calcext:value-type="float">
            <text:p>-0.0126</text:p>
          </table:table-cell>
          <table:table-cell office:value-type="float" office:value="0.103003457403074" calcext:value-type="float">
            <text:p>0.1030</text:p>
          </table:table-cell>
          <table:table-cell office:value-type="float" office:value="0.0487898764601069" calcext:value-type="float">
            <text:p>0.0488</text:p>
          </table:table-cell>
          <table:table-cell office:value-type="float" office:value="0.0560033750583225" calcext:value-type="float">
            <text:p>0.0560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844915306620462" calcext:value-type="float">
            <text:p>0.0845</text:p>
          </table:table-cell>
          <table:table-cell office:value-type="float" office:value="-0.0176461251598038" calcext:value-type="float">
            <text:p>-0.017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26481372762871" calcext:value-type="float">
            <text:p>0.0126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02175110962575" calcext:value-type="float">
            <text:p>-0.0202</text:p>
          </table:table-cell>
          <table:table-cell office:value-type="float" office:value="-0.00222757131690813" calcext:value-type="float">
            <text:p>-0.0022</text:p>
          </table:table-cell>
          <table:table-cell office:value-type="float" office:value="0.0383336730676213" calcext:value-type="float">
            <text:p>0.0383</text:p>
          </table:table-cell>
          <table:table-cell office:value-type="float" office:value="0.0531739549251604" calcext:value-type="float">
            <text:p>0.0532</text:p>
          </table:table-cell>
          <table:table-cell office:value-type="float" office:value="-0.0065844676111555" calcext:value-type="float">
            <text:p>-0.0066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-0.00514218980171389" calcext:value-type="float">
            <text:p>-0.0051</text:p>
          </table:table-cell>
          <table:table-cell office:value-type="float" office:value="-0.00936191133013488" calcext:value-type="float">
            <text:p>-0.009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26481372762871" calcext:value-type="float">
            <text:p>0.0126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0241654245523932" calcext:value-type="float">
            <text:p>0.0024</text:p>
          </table:table-cell>
          <table:table-cell office:value-type="float" office:value="0.0563008952725293" calcext:value-type="float">
            <text:p>0.0563</text:p>
          </table:table-cell>
          <table:table-cell office:value-type="float" office:value="0.0273260502020123" calcext:value-type="float">
            <text:p>0.0273</text:p>
          </table:table-cell>
          <table:table-cell office:value-type="float" office:value="0.0171618818193638" calcext:value-type="float">
            <text:p>0.0172</text:p>
          </table:table-cell>
          <table:table-cell office:value-type="float" office:value="0.0412768238419747" calcext:value-type="float">
            <text:p>0.0413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0.0037090603325596" calcext:value-type="float">
            <text:p>0.0037</text:p>
          </table:table-cell>
          <table:table-cell office:value-type="float" office:value="0.0734802269665542" calcext:value-type="float">
            <text:p>0.073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00914709342982945" calcext:value-type="float">
            <text:p>-0.009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309956318350655" calcext:value-type="float">
            <text:p>-0.0310</text:p>
          </table:table-cell>
          <table:table-cell office:value-type="float" office:value="-0.026327528147853" calcext:value-type="float">
            <text:p>-0.0263</text:p>
          </table:table-cell>
          <table:table-cell office:value-type="float" office:value="-0.0112006298276191" calcext:value-type="float">
            <text:p>-0.0112</text:p>
          </table:table-cell>
          <table:table-cell office:value-type="float" office:value="-0.00100072896442919" calcext:value-type="float">
            <text:p>-0.0010</text:p>
          </table:table-cell>
          <table:table-cell office:value-type="float" office:value="-0.0213110188275033" calcext:value-type="float">
            <text:p>-0.0213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062067354476893" calcext:value-type="float">
            <text:p>0.0062</text:p>
          </table:table-cell>
          <table:table-cell office:value-type="float" office:value="0.0279170509033752" calcext:value-type="float">
            <text:p>0.027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030942324135946" calcext:value-type="float">
            <text:p>-0.0309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282840322283785" calcext:value-type="float">
            <text:p>0.0283</text:p>
          </table:table-cell>
          <table:table-cell office:value-type="float" office:value="0.0700722991759264" calcext:value-type="float">
            <text:p>0.0701</text:p>
          </table:table-cell>
          <table:table-cell office:value-type="float" office:value="-0.126780669916513" calcext:value-type="float">
            <text:p>-0.1268</text:p>
          </table:table-cell>
          <table:table-cell office:value-type="float" office:value="-0.106844909049292" calcext:value-type="float">
            <text:p>-0.1068</text:p>
          </table:table-cell>
          <table:table-cell office:value-type="float" office:value="-0.0544457590642857" calcext:value-type="float">
            <text:p>-0.0544</text:p>
          </table:table-cell>
          <table:table-cell office:value-type="float" office:value="-0.0479806406755526" calcext:value-type="float">
            <text:p>-0.0480</text:p>
          </table:table-cell>
          <table:table-cell office:value-type="float" office:value="-0.0307479175330982" calcext:value-type="float">
            <text:p>-0.0307</text:p>
          </table:table-cell>
          <table:table-cell office:value-type="float" office:value="0.0154907301588719" calcext:value-type="float">
            <text:p>0.015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0963280162542956" calcext:value-type="float">
            <text:p>-0.096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363846922044695" calcext:value-type="float">
            <text:p>-0.0364</text:p>
          </table:table-cell>
          <table:table-cell office:value-type="float" office:value="-0.0745274418097426" calcext:value-type="float">
            <text:p>-0.0745</text:p>
          </table:table-cell>
          <table:table-cell office:value-type="float" office:value="-0.0387196869916415" calcext:value-type="float">
            <text:p>-0.0387</text:p>
          </table:table-cell>
          <table:table-cell office:value-type="float" office:value="-0.0276183482165397" calcext:value-type="float">
            <text:p>-0.0276</text:p>
          </table:table-cell>
          <table:table-cell office:value-type="float" office:value="0.0155053592133662" calcext:value-type="float">
            <text:p>0.0155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740926079434694" calcext:value-type="float">
            <text:p>-0.0741</text:p>
          </table:table-cell>
          <table:table-cell office:value-type="float" office:value="-0.00107769750046597" calcext:value-type="float">
            <text:p>-0.001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538306037424824" calcext:value-type="float">
            <text:p>0.005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579409336820855" calcext:value-type="float">
            <text:p>-0.0579</text:p>
          </table:table-cell>
          <table:table-cell office:value-type="float" office:value="-0.0228846771720037" calcext:value-type="float">
            <text:p>-0.0229</text:p>
          </table:table-cell>
          <table:table-cell office:value-type="float" office:value="-0.0676146970138651" calcext:value-type="float">
            <text:p>-0.0676</text:p>
          </table:table-cell>
          <table:table-cell office:value-type="float" office:value="-0.0683276482491792" calcext:value-type="float">
            <text:p>-0.0683</text:p>
          </table:table-cell>
          <table:table-cell office:value-type="float" office:value="-0.0544457590642857" calcext:value-type="float">
            <text:p>-0.0544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428970359527879" calcext:value-type="float">
            <text:p>0.0429</text:p>
          </table:table-cell>
          <table:table-cell office:value-type="float" office:value="-0.0839198357971551" calcext:value-type="float">
            <text:p>-0.083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103593093156334" calcext:value-type="float">
            <text:p>-0.1036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374625042783503" calcext:value-type="float">
            <text:p>-0.0375</text:p>
          </table:table-cell>
          <table:table-cell office:value-type="float" office:value="-0.026327528147853" calcext:value-type="float">
            <text:p>-0.0263</text:p>
          </table:table-cell>
          <table:table-cell office:value-type="float" office:value="0.00255889875439212" calcext:value-type="float">
            <text:p>0.0026</text:p>
          </table:table-cell>
          <table:table-cell office:value-type="float" office:value="0.0199802179754696" calcext:value-type="float">
            <text:p>0.0200</text:p>
          </table:table-cell>
          <table:table-cell office:value-type="float" office:value="0.0118237214092792" calcext:value-type="float">
            <text:p>0.0118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683315470939731" calcext:value-type="float">
            <text:p>-0.0683</text:p>
          </table:table-cell>
          <table:table-cell office:value-type="float" office:value="-0.0259303389894727" calcext:value-type="float">
            <text:p>-0.025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707687524925978" calcext:value-type="float">
            <text:p>0.070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121168511201665" calcext:value-type="float">
            <text:p>0.0121</text:p>
          </table:table-cell>
          <table:table-cell office:value-type="float" office:value="0.0425294913691323" calcext:value-type="float">
            <text:p>0.0425</text:p>
          </table:table-cell>
          <table:table-cell office:value-type="float" office:value="0.0713565416644482" calcext:value-type="float">
            <text:p>0.0714</text:p>
          </table:table-cell>
          <table:table-cell office:value-type="float" office:value="0.0534871033869499" calcext:value-type="float">
            <text:p>0.0535</text:p>
          </table:table-cell>
          <table:table-cell office:value-type="float" office:value="0.0523217372542356" calcext:value-type="float">
            <text:p>0.0523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253950789416601" calcext:value-type="float">
            <text:p>0.0254</text:p>
          </table:table-cell>
          <table:table-cell office:value-type="float" office:value="-0.00521980441530042" calcext:value-type="float">
            <text:p>-0.005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26481372762871" calcext:value-type="float">
            <text:p>0.0126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23731352440191" calcext:value-type="float">
            <text:p>-0.0224</text:p>
          </table:table-cell>
          <table:table-cell office:value-type="float" office:value="-0.0297703791237022" calcext:value-type="float">
            <text:p>-0.0298</text:p>
          </table:table-cell>
          <table:table-cell office:value-type="float" office:value="0.0108146159035988" calcext:value-type="float">
            <text:p>0.0108</text:p>
          </table:table-cell>
          <table:table-cell office:value-type="float" office:value="0.0284352264437871" calcext:value-type="float">
            <text:p>0.0284</text:p>
          </table:table-cell>
          <table:table-cell office:value-type="float" office:value="-0.0213110188275033" calcext:value-type="float">
            <text:p>-0.0213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-0.00608109687054001" calcext:value-type="float">
            <text:p>-0.0061</text:p>
          </table:table-cell>
          <table:table-cell office:value-type="float" office:value="-0.00107769750046597" calcext:value-type="float">
            <text:p>-0.00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0164121703318683" calcext:value-type="float">
            <text:p>-0.016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353068801305887" calcext:value-type="float">
            <text:p>-0.0353</text:p>
          </table:table-cell>
          <table:table-cell office:value-type="float" office:value="-0.026327528147853" calcext:value-type="float">
            <text:p>-0.0263</text:p>
          </table:table-cell>
          <table:table-cell office:value-type="float" office:value="0.0328298616348168" calcext:value-type="float">
            <text:p>0.0328</text:p>
          </table:table-cell>
          <table:table-cell office:value-type="float" office:value="0.0171618818193638" calcext:value-type="float">
            <text:p>0.0172</text:p>
          </table:table-cell>
          <table:table-cell office:value-type="float" office:value="0.100183028707366" calcext:value-type="float">
            <text:p>0.1002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702093612316254" calcext:value-type="float">
            <text:p>-0.0702</text:p>
          </table:table-cell>
          <table:table-cell office:value-type="float" office:value="-0.0797777288823206" calcext:value-type="float">
            <text:p>-0.07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0382074010379848" calcext:value-type="float">
            <text:p>-0.0382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0996122697240491" calcext:value-type="float">
            <text:p>0.0100</text:p>
          </table:table-cell>
          <table:table-cell office:value-type="float" office:value="-0.0469846340029485" calcext:value-type="float">
            <text:p>-0.0470</text:p>
          </table:table-cell>
          <table:table-cell office:value-type="float" office:value="-0.0593589798646583" calcext:value-type="float">
            <text:p>-0.0594</text:p>
          </table:table-cell>
          <table:table-cell office:value-type="float" office:value="-0.052983373621492" calcext:value-type="float">
            <text:p>-0.0530</text:p>
          </table:table-cell>
          <table:table-cell office:value-type="float" office:value="-0.0102661054152424" calcext:value-type="float">
            <text:p>-0.0103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15998872510179" calcext:value-type="float">
            <text:p>-0.0160</text:p>
          </table:table-cell>
          <table:table-cell office:value-type="float" office:value="-0.0424987666488105" calcext:value-type="float">
            <text:p>-0.042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175052192322882" calcext:value-type="float">
            <text:p>0.001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396181284261119" calcext:value-type="float">
            <text:p>-0.0396</text:p>
          </table:table-cell>
          <table:table-cell office:value-type="float" office:value="-0.100934108794506" calcext:value-type="float">
            <text:p>-0.1009</text:p>
          </table:table-cell>
          <table:table-cell office:value-type="float" office:value="-0.0290880169842337" calcext:value-type="float">
            <text:p>-0.0291</text:p>
          </table:table-cell>
          <table:table-cell office:value-type="float" office:value="-0.0301235359108559" calcext:value-type="float">
            <text:p>-0.0301</text:p>
          </table:table-cell>
          <table:table-cell office:value-type="float" office:value="0.0449584616460617" calcext:value-type="float">
            <text:p>0.0450</text:p>
          </table:table-cell>
          <table:table-cell office:value-type="float" office:value="-0.0501947079281072" calcext:value-type="float">
            <text:p>-0.0502</text:p>
          </table:table-cell>
          <table:table-cell office:value-type="float" office:value="-0.0683315470939731" calcext:value-type="float">
            <text:p>-0.0683</text:p>
          </table:table-cell>
          <table:table-cell office:value-type="float" office:value="-0.129483011860334" calcext:value-type="float">
            <text:p>-0.129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53409833354619" calcext:value-type="float">
            <text:p>0.045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713965151836105" calcext:value-type="float">
            <text:p>0.0714</text:p>
          </table:table-cell>
          <table:table-cell office:value-type="float" office:value="0.00121527965894113" calcext:value-type="float">
            <text:p>0.0012</text:p>
          </table:table-cell>
          <table:table-cell office:value-type="float" office:value="-0.00982467696941797" calcext:value-type="float">
            <text:p>-0.0098</text:p>
          </table:table-cell>
          <table:table-cell office:value-type="float" office:value="-0.00100072896442919" calcext:value-type="float">
            <text:p>-0.0010</text:p>
          </table:table-cell>
          <table:table-cell office:value-type="float" office:value="0.0155053592133662" calcext:value-type="float">
            <text:p>0.0155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411761669188952" calcext:value-type="float">
            <text:p>-0.0412</text:p>
          </table:table-cell>
          <table:table-cell office:value-type="float" office:value="-0.0714935150526517" calcext:value-type="float">
            <text:p>-0.071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0709002470971596" calcext:value-type="float">
            <text:p>-0.0709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751859268641783" calcext:value-type="float">
            <text:p>-0.0752</text:p>
          </table:table-cell>
          <table:table-cell office:value-type="float" office:value="-0.04009893205125" calcext:value-type="float">
            <text:p>-0.0401</text:p>
          </table:table-cell>
          <table:table-cell office:value-type="float" office:value="-0.0511032627154516" calcext:value-type="float">
            <text:p>-0.0511</text:p>
          </table:table-cell>
          <table:table-cell office:value-type="float" office:value="-0.0150924097449583" calcext:value-type="float">
            <text:p>-0.0151</text:p>
          </table:table-cell>
          <table:table-cell office:value-type="float" office:value="-0.039719207847938" calcext:value-type="float">
            <text:p>-0.0397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964349499404871" calcext:value-type="float">
            <text:p>-0.0964</text:p>
          </table:table-cell>
          <table:table-cell office:value-type="float" office:value="-0.0342145528191416" calcext:value-type="float">
            <text:p>-0.03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453409833354619" calcext:value-type="float">
            <text:p>0.045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0620595413580708" calcext:value-type="float">
            <text:p>-0.0062</text:p>
          </table:table-cell>
          <table:table-cell office:value-type="float" office:value="0.0115438325864889" calcext:value-type="float">
            <text:p>0.0115</text:p>
          </table:table-cell>
          <table:table-cell office:value-type="float" office:value="0.0631008245152414" calcext:value-type="float">
            <text:p>0.0631</text:p>
          </table:table-cell>
          <table:table-cell office:value-type="float" office:value="0.0162224364339952" calcext:value-type="float">
            <text:p>0.0162</text:p>
          </table:table-cell>
          <table:table-cell office:value-type="float" office:value="0.0965013909032789" calcext:value-type="float">
            <text:p>0.0965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0.0428970359527879" calcext:value-type="float">
            <text:p>0.0429</text:p>
          </table:table-cell>
          <table:table-cell office:value-type="float" office:value="-0.0383566597339761" calcext:value-type="float">
            <text:p>-0.038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0527375548420625" calcext:value-type="float">
            <text:p>-0.052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406959404999927" calcext:value-type="float">
            <text:p>-0.0407</text:p>
          </table:table-cell>
          <table:table-cell office:value-type="float" office:value="-0.0676417398580441" calcext:value-type="float">
            <text:p>-0.0676</text:p>
          </table:table-cell>
          <table:table-cell office:value-type="float" office:value="-0.0318399227006359" calcext:value-type="float">
            <text:p>-0.0318</text:p>
          </table:table-cell>
          <table:table-cell office:value-type="float" office:value="-0.0370128020702257" calcext:value-type="float">
            <text:p>-0.0370</text:p>
          </table:table-cell>
          <table:table-cell office:value-type="float" office:value="0.0375951860378878" calcext:value-type="float">
            <text:p>0.0376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345217770136227" calcext:value-type="float">
            <text:p>-0.0345</text:p>
          </table:table-cell>
          <table:table-cell office:value-type="float" office:value="0.0693381200517198" calcext:value-type="float">
            <text:p>0.069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0454724779400236" calcext:value-type="float">
            <text:p>-0.045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482406250171583" calcext:value-type="float">
            <text:p>-0.0482</text:p>
          </table:table-cell>
          <table:table-cell office:value-type="float" office:value="-0.0194418261961544" calcext:value-type="float">
            <text:p>-0.0194</text:p>
          </table:table-cell>
          <table:table-cell office:value-type="float" office:value="-0.000193006962010126" calcext:value-type="float">
            <text:p>-0.0002</text:p>
          </table:table-cell>
          <table:table-cell office:value-type="float" office:value="-0.0160318551303269" calcext:value-type="float">
            <text:p>-0.0160</text:p>
          </table:table-cell>
          <table:table-cell office:value-type="float" office:value="0.0670482884705833" calcext:value-type="float">
            <text:p>0.0670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247954290287928" calcext:value-type="float">
            <text:p>-0.0248</text:p>
          </table:table-cell>
          <table:table-cell office:value-type="float" office:value="0.0196328370737063" calcext:value-type="float">
            <text:p>0.019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26481372762871" calcext:value-type="float">
            <text:p>0.0126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256065714656615" calcext:value-type="float">
            <text:p>-0.0256</text:p>
          </table:table-cell>
          <table:table-cell office:value-type="float" office:value="-0.04009893205125" calcext:value-type="float">
            <text:p>-0.0401</text:p>
          </table:table-cell>
          <table:table-cell office:value-type="float" office:value="-0.0304639698424348" calcext:value-type="float">
            <text:p>-0.0305</text:p>
          </table:table-cell>
          <table:table-cell office:value-type="float" office:value="-0.0451546620767536" calcext:value-type="float">
            <text:p>-0.0452</text:p>
          </table:table-cell>
          <table:table-cell office:value-type="float" office:value="0.0780932018828442" calcext:value-type="float">
            <text:p>0.0781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721327533823274" calcext:value-type="float">
            <text:p>-0.0721</text:p>
          </table:table-cell>
          <table:table-cell office:value-type="float" office:value="0.0113486232440374" calcext:value-type="float">
            <text:p>0.011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453409833354619" calcext:value-type="float">
            <text:p>0.045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519958978537561" calcext:value-type="float">
            <text:p>0.0520</text:p>
          </table:table-cell>
          <table:table-cell office:value-type="float" office:value="-0.0538703359546471" calcext:value-type="float">
            <text:p>-0.0539</text:p>
          </table:table-cell>
          <table:table-cell office:value-type="float" office:value="0.0631008245152414" calcext:value-type="float">
            <text:p>0.0631</text:p>
          </table:table-cell>
          <table:table-cell office:value-type="float" office:value="0.0647604480113732" calcext:value-type="float">
            <text:p>0.0648</text:p>
          </table:table-cell>
          <table:table-cell office:value-type="float" office:value="-0.0102661054152424" calcext:value-type="float">
            <text:p>-0.0103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372362467320012" calcext:value-type="float">
            <text:p>0.0372</text:p>
          </table:table-cell>
          <table:table-cell office:value-type="float" office:value="0.0196328370737063" calcext:value-type="float">
            <text:p>0.019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0200447087828877" calcext:value-type="float">
            <text:p>-0.020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0457216660300091" calcext:value-type="float">
            <text:p>0.0046</text:p>
          </table:table-cell>
          <table:table-cell office:value-type="float" office:value="0.0976151069827205" calcext:value-type="float">
            <text:p>0.0976</text:p>
          </table:table-cell>
          <table:table-cell office:value-type="float" office:value="0.00531080447079436" calcext:value-type="float">
            <text:p>0.0053</text:p>
          </table:table-cell>
          <table:table-cell office:value-type="float" office:value="-0.0207290820571699" calcext:value-type="float">
            <text:p>-0.0207</text:p>
          </table:table-cell>
          <table:table-cell office:value-type="float" office:value="0.0633666506664964" calcext:value-type="float">
            <text:p>0.0634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0.0125511948642231" calcext:value-type="float">
            <text:p>0.0126</text:p>
          </table:table-cell>
          <table:table-cell office:value-type="float" office:value="0.0113486232440374" calcext:value-type="float">
            <text:p>0.01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0491050163910431" calcext:value-type="float">
            <text:p>-0.0491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44078061253703" calcext:value-type="float">
            <text:p>-0.0644</text:p>
          </table:table-cell>
          <table:table-cell office:value-type="float" office:value="-0.102070249616537" calcext:value-type="float">
            <text:p>-0.1021</text:p>
          </table:table-cell>
          <table:table-cell office:value-type="float" office:value="-0.00294491267841237" calcext:value-type="float">
            <text:p>-0.0029</text:p>
          </table:table-cell>
          <table:table-cell office:value-type="float" office:value="-0.0154055582067478" calcext:value-type="float">
            <text:p>-0.0154</text:p>
          </table:table-cell>
          <table:table-cell office:value-type="float" office:value="0.0633666506664964" calcext:value-type="float">
            <text:p>0.0634</text:p>
          </table:table-cell>
          <table:table-cell office:value-type="float" office:value="-0.0472426182580344" calcext:value-type="float">
            <text:p>-0.0472</text:p>
          </table:table-cell>
          <table:table-cell office:value-type="float" office:value="-0.0332455926482279" calcext:value-type="float">
            <text:p>-0.0332</text:p>
          </table:table-cell>
          <table:table-cell office:value-type="float" office:value="-0.0549250873933139" calcext:value-type="float">
            <text:p>-0.054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0781653239991984" calcext:value-type="float">
            <text:p>-0.0782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169840748746151" calcext:value-type="float">
            <text:p>-0.0170</text:p>
          </table:table-cell>
          <table:table-cell office:value-type="float" office:value="-0.0125561242444559" calcext:value-type="float">
            <text:p>-0.0126</text:p>
          </table:table-cell>
          <table:table-cell office:value-type="float" office:value="-0.000193006962010126" calcext:value-type="float">
            <text:p>-0.0002</text:p>
          </table:table-cell>
          <table:table-cell office:value-type="float" office:value="-0.0135266674360106" calcext:value-type="float">
            <text:p>-0.0135</text:p>
          </table:table-cell>
          <table:table-cell office:value-type="float" office:value="0.0707299262746703" calcext:value-type="float">
            <text:p>0.0707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411761669188952" calcext:value-type="float">
            <text:p>-0.0412</text:p>
          </table:table-cell>
          <table:table-cell office:value-type="float" office:value="-0.092204049626824" calcext:value-type="float">
            <text:p>-0.09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0709002470971596" calcext:value-type="float">
            <text:p>-0.070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579409336820855" calcext:value-type="float">
            <text:p>-0.0579</text:p>
          </table:table-cell>
          <table:table-cell office:value-type="float" office:value="-0.0814131437614411" calcext:value-type="float">
            <text:p>-0.0814</text:p>
          </table:table-cell>
          <table:table-cell office:value-type="float" office:value="-0.0455994512826471" calcext:value-type="float">
            <text:p>-0.0456</text:p>
          </table:table-cell>
          <table:table-cell office:value-type="float" office:value="-0.0288709420636978" calcext:value-type="float">
            <text:p>-0.0289</text:p>
          </table:table-cell>
          <table:table-cell office:value-type="float" office:value="-0.0434008456520249" calcext:value-type="float">
            <text:p>-0.0434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0114757599916015" calcext:value-type="float">
            <text:p>0.0011</text:p>
          </table:table-cell>
          <table:table-cell office:value-type="float" office:value="-0.00521980441530042" calcext:value-type="float">
            <text:p>-0.005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562385986885201" calcext:value-type="float">
            <text:p>0.0562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0996122697240491" calcext:value-type="float">
            <text:p>0.0100</text:p>
          </table:table-cell>
          <table:table-cell office:value-type="float" office:value="0.0494151933208308" calcext:value-type="float">
            <text:p>0.0494</text:p>
          </table:table-cell>
          <table:table-cell office:value-type="float" office:value="-0.00432086553661349" calcext:value-type="float">
            <text:p>-0.0043</text:p>
          </table:table-cell>
          <table:table-cell office:value-type="float" office:value="-0.0122740735888525" calcext:value-type="float">
            <text:p>-0.0123</text:p>
          </table:table-cell>
          <table:table-cell office:value-type="float" office:value="-0.0434008456520249" calcext:value-type="float">
            <text:p>-0.0434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60790963876144" calcext:value-type="float">
            <text:p>0.0608</text:p>
          </table:table-cell>
          <table:table-cell office:value-type="float" office:value="0.0320591578182097" calcext:value-type="float">
            <text:p>0.032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0273097856849265" calcext:value-type="float">
            <text:p>-0.027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886415083657033" calcext:value-type="float">
            <text:p>0.0886</text:p>
          </table:table-cell>
          <table:table-cell office:value-type="float" office:value="-0.0251913873258227" calcext:value-type="float">
            <text:p>-0.0252</text:p>
          </table:table-cell>
          <table:table-cell office:value-type="float" office:value="0.0218222387692078" calcext:value-type="float">
            <text:p>0.0218</text:p>
          </table:table-cell>
          <table:table-cell office:value-type="float" office:value="0.0425269072243162" calcext:value-type="float">
            <text:p>0.0425</text:p>
          </table:table-cell>
          <table:table-cell office:value-type="float" office:value="-0.0323559322397641" calcext:value-type="float">
            <text:p>-0.0324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0286130928983305" calcext:value-type="float">
            <text:p>0.0029</text:p>
          </table:table-cell>
          <table:table-cell office:value-type="float" office:value="0.0776223338813887" calcext:value-type="float">
            <text:p>0.077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175052192322882" calcext:value-type="float">
            <text:p>0.001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512814206192631" calcext:value-type="float">
            <text:p>-0.0051</text:p>
          </table:table-cell>
          <table:table-cell office:value-type="float" office:value="-0.0125561242444559" calcext:value-type="float">
            <text:p>-0.0126</text:p>
          </table:table-cell>
          <table:table-cell office:value-type="float" office:value="-0.0153284884022225" calcext:value-type="float">
            <text:p>-0.0153</text:p>
          </table:table-cell>
          <table:table-cell office:value-type="float" office:value="-0.0138398158978001" calcext:value-type="float">
            <text:p>-0.0138</text:p>
          </table:table-cell>
          <table:table-cell office:value-type="float" office:value="0.00814208360519227" calcext:value-type="float">
            <text:p>0.0081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0608109687054001" calcext:value-type="float">
            <text:p>-0.0061</text:p>
          </table:table-cell>
          <table:table-cell office:value-type="float" office:value="-0.0673514081378173" calcext:value-type="float">
            <text:p>-0.067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0018820165277906" calcext:value-type="float">
            <text:p>-0.001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44078061253703" calcext:value-type="float">
            <text:p>-0.0644</text:p>
          </table:table-cell>
          <table:table-cell office:value-type="float" office:value="0.0115438325864889" calcext:value-type="float">
            <text:p>0.0115</text:p>
          </table:table-cell>
          <table:table-cell office:value-type="float" office:value="0.0273260502020123" calcext:value-type="float">
            <text:p>0.0273</text:p>
          </table:table-cell>
          <table:table-cell office:value-type="float" office:value="0.0375165318356836" calcext:value-type="float">
            <text:p>0.0375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117854842449862" calcext:value-type="float">
            <text:p>0.0118</text:p>
          </table:table-cell>
          <table:table-cell office:value-type="float" office:value="-0.0549250873933139" calcext:value-type="float">
            <text:p>-0.054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62806757273065" calcext:value-type="float">
            <text:p>0.016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175059114895705" calcext:value-type="float">
            <text:p>0.0175</text:p>
          </table:table-cell>
          <table:table-cell office:value-type="float" office:value="-0.0228846771720037" calcext:value-type="float">
            <text:p>-0.0229</text:p>
          </table:table-cell>
          <table:table-cell office:value-type="float" office:value="0.0603489187988392" calcext:value-type="float">
            <text:p>0.0603</text:p>
          </table:table-cell>
          <table:table-cell office:value-type="float" office:value="0.0444057979950534" calcext:value-type="float">
            <text:p>0.0444</text:p>
          </table:table-cell>
          <table:table-cell office:value-type="float" office:value="0.0302319104297139" calcext:value-type="float">
            <text:p>0.0302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372362467320012" calcext:value-type="float">
            <text:p>0.0372</text:p>
          </table:table-cell>
          <table:table-cell office:value-type="float" office:value="-0.00107769750046597" calcext:value-type="float">
            <text:p>-0.00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162806757273065" calcext:value-type="float">
            <text:p>0.016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450071887955159" calcext:value-type="float">
            <text:p>-0.0450</text:p>
          </table:table-cell>
          <table:table-cell office:value-type="float" office:value="0.0631865972242278" calcext:value-type="float">
            <text:p>0.0632</text:p>
          </table:table-cell>
          <table:table-cell office:value-type="float" office:value="0.0108146159035988" calcext:value-type="float">
            <text:p>0.0108</text:p>
          </table:table-cell>
          <table:table-cell office:value-type="float" office:value="-0.000374432040850112" calcext:value-type="float">
            <text:p>-0.0004</text:p>
          </table:table-cell>
          <table:table-cell office:value-type="float" office:value="0.0633666506664964" calcext:value-type="float">
            <text:p>0.0634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307479175330982" calcext:value-type="float">
            <text:p>-0.0307</text:p>
          </table:table-cell>
          <table:table-cell office:value-type="float" office:value="0.0362012647330441" calcext:value-type="float">
            <text:p>0.036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0926954778032761" calcext:value-type="float">
            <text:p>-0.092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282840322283785" calcext:value-type="float">
            <text:p>0.0283</text:p>
          </table:table-cell>
          <table:table-cell office:value-type="float" office:value="-0.0159989752203052" calcext:value-type="float">
            <text:p>-0.0160</text:p>
          </table:table-cell>
          <table:table-cell office:value-type="float" office:value="0.0369577202094201" calcext:value-type="float">
            <text:p>0.0370</text:p>
          </table:table-cell>
          <table:table-cell office:value-type="float" office:value="0.0249905933641022" calcext:value-type="float">
            <text:p>0.0250</text:p>
          </table:table-cell>
          <table:table-cell office:value-type="float" office:value="0.0560033750583225" calcext:value-type="float">
            <text:p>0.0560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0514218980171389" calcext:value-type="float">
            <text:p>-0.0051</text:p>
          </table:table-cell>
          <table:table-cell office:value-type="float" office:value="-0.00107769750046597" calcext:value-type="float">
            <text:p>-0.001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598711371395395" calcext:value-type="float">
            <text:p>0.0599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412177771149481" calcext:value-type="float">
            <text:p>0.0412</text:p>
          </table:table-cell>
          <table:table-cell office:value-type="float" office:value="0.0115438325864889" calcext:value-type="float">
            <text:p>0.0115</text:p>
          </table:table-cell>
          <table:table-cell office:value-type="float" office:value="0.0410855787840235" calcext:value-type="float">
            <text:p>0.0411</text:p>
          </table:table-cell>
          <table:table-cell office:value-type="float" office:value="0.0707102687853743" calcext:value-type="float">
            <text:p>0.0707</text:p>
          </table:table-cell>
          <table:table-cell office:value-type="float" office:value="-0.036037570043851" calcext:value-type="float">
            <text:p>-0.0360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-0.0109032506512101" calcext:value-type="float">
            <text:p>-0.0109</text:p>
          </table:table-cell>
          <table:table-cell office:value-type="float" office:value="-0.0300724459043072" calcext:value-type="float">
            <text:p>-0.030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0273097856849265" calcext:value-type="float">
            <text:p>-0.027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649296427403257" calcext:value-type="float">
            <text:p>0.0649</text:p>
          </table:table-cell>
          <table:table-cell office:value-type="float" office:value="-0.00222757131690813" calcext:value-type="float">
            <text:p>-0.0022</text:p>
          </table:table-cell>
          <table:table-cell office:value-type="float" office:value="-0.0249601584096303" calcext:value-type="float">
            <text:p>-0.0250</text:p>
          </table:table-cell>
          <table:table-cell office:value-type="float" office:value="-0.017284448977485" calcext:value-type="float">
            <text:p>-0.0173</text:p>
          </table:table-cell>
          <table:table-cell office:value-type="float" office:value="0.02286863482154" calcext:value-type="float">
            <text:p>0.0229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611757990451526" calcext:value-type="float">
            <text:p>-0.0612</text:p>
          </table:table-cell>
          <table:table-cell office:value-type="float" office:value="-0.0632093012229828" calcext:value-type="float">
            <text:p>-0.063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235457526293453" calcext:value-type="float">
            <text:p>0.023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320734439089463" calcext:value-type="float">
            <text:p>-0.0321</text:p>
          </table:table-cell>
          <table:table-cell office:value-type="float" office:value="-0.04009893205125" calcext:value-type="float">
            <text:p>-0.0401</text:p>
          </table:table-cell>
          <table:table-cell office:value-type="float" office:value="-0.0318399227006359" calcext:value-type="float">
            <text:p>-0.0318</text:p>
          </table:table-cell>
          <table:table-cell office:value-type="float" office:value="-0.0216685274425385" calcext:value-type="float">
            <text:p>-0.0217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109032506512101" calcext:value-type="float">
            <text:p>-0.0109</text:p>
          </table:table-cell>
          <table:table-cell office:value-type="float" office:value="0.0196328370737063" calcext:value-type="float">
            <text:p>0.01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0963280162542956" calcext:value-type="float">
            <text:p>-0.096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762637389380591" calcext:value-type="float">
            <text:p>-0.0763</text:p>
          </table:table-cell>
          <table:table-cell office:value-type="float" office:value="-0.0435417830270993" calcext:value-type="float">
            <text:p>-0.0435</text:p>
          </table:table-cell>
          <table:table-cell office:value-type="float" office:value="-0.0455994512826471" calcext:value-type="float">
            <text:p>-0.0456</text:p>
          </table:table-cell>
          <table:table-cell office:value-type="float" office:value="-0.034820762837699" calcext:value-type="float">
            <text:p>-0.0348</text:p>
          </table:table-cell>
          <table:table-cell office:value-type="float" office:value="0.00814208360519227" calcext:value-type="float">
            <text:p>0.0081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594711813570897" calcext:value-type="float">
            <text:p>-0.0595</text:p>
          </table:table-cell>
          <table:table-cell office:value-type="float" office:value="-0.0839198357971551" calcext:value-type="float">
            <text:p>-0.083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271782910803648" calcext:value-type="float">
            <text:p>0.0272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498402737059945" calcext:value-type="float">
            <text:p>0.0498</text:p>
          </table:table-cell>
          <table:table-cell office:value-type="float" office:value="-0.0550064767766773" calcext:value-type="float">
            <text:p>-0.0550</text:p>
          </table:table-cell>
          <table:table-cell office:value-type="float" office:value="-0.00294491267841237" calcext:value-type="float">
            <text:p>-0.0029</text:p>
          </table:table-cell>
          <table:table-cell office:value-type="float" office:value="0.040648016453579" calcext:value-type="float">
            <text:p>0.0406</text:p>
          </table:table-cell>
          <table:table-cell office:value-type="float" office:value="-0.0581273968683727" calcext:value-type="float">
            <text:p>-0.0581</text:p>
          </table:table-cell>
          <table:table-cell office:value-type="float" office:value="0.0527594193156817" calcext:value-type="float">
            <text:p>0.0528</text:p>
          </table:table-cell>
          <table:table-cell office:value-type="float" office:value="-0.0529626410935766" calcext:value-type="float">
            <text:p>-0.0530</text:p>
          </table:table-cell>
          <table:table-cell office:value-type="float" office:value="-0.00521980441530042" calcext:value-type="float">
            <text:p>-0.005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199132141783259" calcext:value-type="float">
            <text:p>0.0199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455290254104713" calcext:value-type="float">
            <text:p>0.0455</text:p>
          </table:table-cell>
          <table:table-cell office:value-type="float" office:value="0.0298942282877655" calcext:value-type="float">
            <text:p>0.0299</text:p>
          </table:table-cell>
          <table:table-cell office:value-type="float" office:value="-0.0621108855810606" calcext:value-type="float">
            <text:p>-0.0621</text:p>
          </table:table-cell>
          <table:table-cell office:value-type="float" office:value="-0.0558017097775978" calcext:value-type="float">
            <text:p>-0.0558</text:p>
          </table:table-cell>
          <table:table-cell office:value-type="float" office:value="-0.0728539480847204" calcext:value-type="float">
            <text:p>-0.0729</text:p>
          </table:table-cell>
          <table:table-cell office:value-type="float" office:value="0.0269286347025447" calcext:value-type="float">
            <text:p>0.0269</text:p>
          </table:table-cell>
          <table:table-cell office:value-type="float" office:value="0.0456043699279467" calcext:value-type="float">
            <text:p>0.0456</text:p>
          </table:table-cell>
          <table:table-cell office:value-type="float" office:value="0.0403433716478786" calcext:value-type="float">
            <text:p>0.040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38075906433423" calcext:value-type="float">
            <text:p>0.038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943939035744949" calcext:value-type="float">
            <text:p>-0.0094</text:p>
          </table:table-cell>
          <table:table-cell office:value-type="float" office:value="0.00235142048097138" calcext:value-type="float">
            <text:p>0.0024</text:p>
          </table:table-cell>
          <table:table-cell office:value-type="float" office:value="0.001182945896191" calcext:value-type="float">
            <text:p>0.0012</text:p>
          </table:table-cell>
          <table:table-cell office:value-type="float" office:value="0.0375165318356836" calcext:value-type="float">
            <text:p>0.0375</text:p>
          </table:table-cell>
          <table:table-cell office:value-type="float" office:value="-0.0544457590642857" calcext:value-type="float">
            <text:p>-0.0544</text:p>
          </table:table-cell>
          <table:table-cell office:value-type="float" office:value="0.050176340854368" calcext:value-type="float">
            <text:p>0.0502</text:p>
          </table:table-cell>
          <table:table-cell office:value-type="float" office:value="-0.025953110560258" calcext:value-type="float">
            <text:p>-0.0260</text:p>
          </table:table-cell>
          <table:table-cell office:value-type="float" office:value="0.10661708228523" calcext:value-type="float">
            <text:p>0.106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17084448844424" calcext:value-type="float">
            <text:p>0.041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320734439089463" calcext:value-type="float">
            <text:p>-0.0321</text:p>
          </table:table-cell>
          <table:table-cell office:value-type="float" office:value="-0.0228846771720037" calcext:value-type="float">
            <text:p>-0.0229</text:p>
          </table:table-cell>
          <table:table-cell office:value-type="float" office:value="-0.0497273098572505" calcext:value-type="float">
            <text:p>-0.0497</text:p>
          </table:table-cell>
          <table:table-cell office:value-type="float" office:value="-0.0401442866881211" calcext:value-type="float">
            <text:p>-0.0401</text:p>
          </table:table-cell>
          <table:table-cell office:value-type="float" office:value="0.0302319104297139" calcext:value-type="float">
            <text:p>0.0302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126097120833305" calcext:value-type="float">
            <text:p>-0.1261</text:p>
          </table:table-cell>
          <table:table-cell office:value-type="float" office:value="0.0154907301588719" calcext:value-type="float">
            <text:p>0.015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199132141783259" calcext:value-type="float">
            <text:p>0.019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0457216660300091" calcext:value-type="float">
            <text:p>0.0046</text:p>
          </table:table-cell>
          <table:table-cell office:value-type="float" office:value="-0.026327528147853" calcext:value-type="float">
            <text:p>-0.0263</text:p>
          </table:table-cell>
          <table:table-cell office:value-type="float" office:value="0.0231981916274089" calcext:value-type="float">
            <text:p>0.0232</text:p>
          </table:table-cell>
          <table:table-cell office:value-type="float" office:value="0.0102726156599941" calcext:value-type="float">
            <text:p>0.0103</text:p>
          </table:table-cell>
          <table:table-cell office:value-type="float" office:value="0.0670482884705833" calcext:value-type="float">
            <text:p>0.0670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236468630999376" calcext:value-type="float">
            <text:p>-0.0236</text:p>
          </table:table-cell>
          <table:table-cell office:value-type="float" office:value="-0.046640873563645" calcext:value-type="float">
            <text:p>-0.046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0854304009012373" calcext:value-type="float">
            <text:p>-0.085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207393477112129" calcext:value-type="float">
            <text:p>0.0207</text:p>
          </table:table-cell>
          <table:table-cell office:value-type="float" office:value="-0.026327528147853" calcext:value-type="float">
            <text:p>-0.0263</text:p>
          </table:table-cell>
          <table:table-cell office:value-type="float" office:value="0.00531080447079436" calcext:value-type="float">
            <text:p>0.0053</text:p>
          </table:table-cell>
          <table:table-cell office:value-type="float" office:value="0.0196670695136801" calcext:value-type="float">
            <text:p>0.0197</text:p>
          </table:table-cell>
          <table:table-cell office:value-type="float" office:value="-0.00290282980706856" calcext:value-type="float">
            <text:p>-0.0029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236468630999376" calcext:value-type="float">
            <text:p>-0.0236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199132141783259" calcext:value-type="float">
            <text:p>0.0199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142724752679281" calcext:value-type="float">
            <text:p>0.0143</text:p>
          </table:table-cell>
          <table:table-cell office:value-type="float" office:value="0.0631865972242278" calcext:value-type="float">
            <text:p>0.0632</text:p>
          </table:table-cell>
          <table:table-cell office:value-type="float" office:value="0.0149424744782022" calcext:value-type="float">
            <text:p>0.0149</text:p>
          </table:table-cell>
          <table:table-cell office:value-type="float" office:value="0.0202933664372592" calcext:value-type="float">
            <text:p>0.0203</text:p>
          </table:table-cell>
          <table:table-cell office:value-type="float" office:value="-0.0470824834561119" calcext:value-type="float">
            <text:p>-0.0471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466617798307023" calcext:value-type="float">
            <text:p>0.0467</text:p>
          </table:table-cell>
          <table:table-cell office:value-type="float" office:value="0.0900486546258921" calcext:value-type="float">
            <text:p>0.090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235457526293453" calcext:value-type="float">
            <text:p>0.023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110197749843319" calcext:value-type="float">
            <text:p>0.1102</text:p>
          </table:table-cell>
          <table:table-cell office:value-type="float" office:value="0.0631865972242278" calcext:value-type="float">
            <text:p>0.0632</text:p>
          </table:table-cell>
          <table:table-cell office:value-type="float" office:value="0.0135665216200011" calcext:value-type="float">
            <text:p>0.0136</text:p>
          </table:table-cell>
          <table:table-cell office:value-type="float" office:value="-0.0329418720669617" calcext:value-type="float">
            <text:p>-0.0329</text:p>
          </table:table-cell>
          <table:table-cell office:value-type="float" office:value="-0.0249926566315902" calcext:value-type="float">
            <text:p>-0.0250</text:p>
          </table:table-cell>
          <table:table-cell office:value-type="float" office:value="0.02065544415364" calcext:value-type="float">
            <text:p>0.0207</text:p>
          </table:table-cell>
          <table:table-cell office:value-type="float" office:value="0.0992405756849653" calcext:value-type="float">
            <text:p>0.0992</text:p>
          </table:table-cell>
          <table:table-cell office:value-type="float" office:value="0.0237749439885408" calcext:value-type="float">
            <text:p>0.023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030942324135946" calcext:value-type="float">
            <text:p>-0.0309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0133873038135851" calcext:value-type="float">
            <text:p>0.0013</text:p>
          </table:table-cell>
          <table:table-cell office:value-type="float" office:value="-0.00567042229275739" calcext:value-type="float">
            <text:p>-0.0057</text:p>
          </table:table-cell>
          <table:table-cell office:value-type="float" office:value="0.0644767773734426" calcext:value-type="float">
            <text:p>0.0645</text:p>
          </table:table-cell>
          <table:table-cell office:value-type="float" office:value="0.0494161733836859" calcext:value-type="float">
            <text:p>0.0494</text:p>
          </table:table-cell>
          <table:table-cell office:value-type="float" office:value="-0.0470824834561119" calcext:value-type="float">
            <text:p>-0.0471</text:p>
          </table:table-cell>
          <table:table-cell office:value-type="float" office:value="0.108111100629547" calcext:value-type="float">
            <text:p>0.1081</text:p>
          </table:table-cell>
          <table:table-cell office:value-type="float" office:value="0.083798744863689" calcext:value-type="float">
            <text:p>0.0838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489735217864813" calcext:value-type="float">
            <text:p>0.0490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584627702970409" calcext:value-type="float">
            <text:p>0.0585</text:p>
          </table:table-cell>
          <table:table-cell office:value-type="float" office:value="0.0700722991759264" calcext:value-type="float">
            <text:p>0.0701</text:p>
          </table:table-cell>
          <table:table-cell office:value-type="float" office:value="0.0135665216200011" calcext:value-type="float">
            <text:p>0.0136</text:p>
          </table:table-cell>
          <table:table-cell office:value-type="float" office:value="0.0206065148990487" calcext:value-type="float">
            <text:p>0.0206</text:p>
          </table:table-cell>
          <table:table-cell office:value-type="float" office:value="-0.0213110188275033" calcext:value-type="float">
            <text:p>-0.0213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22004074770754" calcext:value-type="float">
            <text:p>0.0220</text:p>
          </table:table-cell>
          <table:table-cell office:value-type="float" office:value="0.0279170509033752" calcext:value-type="float">
            <text:p>0.0279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598711371395395" calcext:value-type="float">
            <text:p>0.059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212953231701383" calcext:value-type="float">
            <text:p>-0.0213</text:p>
          </table:table-cell>
          <table:table-cell office:value-type="float" office:value="0.0872865540551727" calcext:value-type="float">
            <text:p>0.0873</text:p>
          </table:table-cell>
          <table:table-cell office:value-type="float" office:value="0.0452134373586269" calcext:value-type="float">
            <text:p>0.0452</text:p>
          </table:table-cell>
          <table:table-cell office:value-type="float" office:value="0.0315667110616824" calcext:value-type="float">
            <text:p>0.0316</text:p>
          </table:table-cell>
          <table:table-cell office:value-type="float" office:value="-0.0470824834561119" calcext:value-type="float">
            <text:p>-0.0471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791224407247784" calcext:value-type="float">
            <text:p>0.0791</text:p>
          </table:table-cell>
          <table:table-cell office:value-type="float" office:value="0.135611830689071" calcext:value-type="float">
            <text:p>0.135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0563700932930819" calcext:value-type="float">
            <text:p>-0.0564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105172024313303" calcext:value-type="float">
            <text:p>-0.0105</text:p>
          </table:table-cell>
          <table:table-cell office:value-type="float" office:value="0.025315236489886" calcext:value-type="float">
            <text:p>0.0253</text:p>
          </table:table-cell>
          <table:table-cell office:value-type="float" office:value="0.0231981916274089" calcext:value-type="float">
            <text:p>0.0232</text:p>
          </table:table-cell>
          <table:table-cell office:value-type="float" office:value="0.0400217195299999" calcext:value-type="float">
            <text:p>0.0400</text:p>
          </table:table-cell>
          <table:table-cell office:value-type="float" office:value="-0.039719207847938" calcext:value-type="float">
            <text:p>-0.0397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206093875714298" calcext:value-type="float">
            <text:p>0.0206</text:p>
          </table:table-cell>
          <table:table-cell office:value-type="float" office:value="0.0569117993072164" calcext:value-type="float">
            <text:p>0.056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162806757273065" calcext:value-type="float">
            <text:p>0.016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471628129432775" calcext:value-type="float">
            <text:p>-0.0472</text:p>
          </table:table-cell>
          <table:table-cell office:value-type="float" office:value="-0.00222757131690813" calcext:value-type="float">
            <text:p>-0.0022</text:p>
          </table:table-cell>
          <table:table-cell office:value-type="float" office:value="-0.0194563469768258" calcext:value-type="float">
            <text:p>-0.0195</text:p>
          </table:table-cell>
          <table:table-cell office:value-type="float" office:value="-0.0429626228442269" calcext:value-type="float">
            <text:p>-0.0430</text:p>
          </table:table-cell>
          <table:table-cell office:value-type="float" office:value="0.0339135482338009" calcext:value-type="float">
            <text:p>0.0339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0.027364049105412" calcext:value-type="float">
            <text:p>0.0274</text:p>
          </table:table-cell>
          <table:table-cell office:value-type="float" office:value="0.0279170509033752" calcext:value-type="float">
            <text:p>0.027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0.0491050163910431" calcext:value-type="float">
            <text:p>-0.0491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0457216660300091" calcext:value-type="float">
            <text:p>0.0046</text:p>
          </table:table-cell>
          <table:table-cell office:value-type="float" office:value="0.0115438325864889" calcext:value-type="float">
            <text:p>0.0115</text:p>
          </table:table-cell>
          <table:table-cell office:value-type="float" office:value="-0.0373437341334404" calcext:value-type="float">
            <text:p>-0.0373</text:p>
          </table:table-cell>
          <table:table-cell office:value-type="float" office:value="-0.0185370428246432" calcext:value-type="float">
            <text:p>-0.0185</text:p>
          </table:table-cell>
          <table:table-cell office:value-type="float" office:value="-0.0176293810234163" calcext:value-type="float">
            <text:p>-0.0176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398088265274008" calcext:value-type="float">
            <text:p>-0.0398</text:p>
          </table:table-cell>
          <table:table-cell office:value-type="float" office:value="-0.0217882320746382" calcext:value-type="float">
            <text:p>-0.021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63503675590559" calcext:value-type="float">
            <text:p>0.063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175059114895705" calcext:value-type="float">
            <text:p>0.0175</text:p>
          </table:table-cell>
          <table:table-cell office:value-type="float" office:value="0.0218723855140367" calcext:value-type="float">
            <text:p>0.0219</text:p>
          </table:table-cell>
          <table:table-cell office:value-type="float" office:value="0.0080627101871966" calcext:value-type="float">
            <text:p>0.0081</text:p>
          </table:table-cell>
          <table:table-cell office:value-type="float" office:value="0.0215459602844173" calcext:value-type="float">
            <text:p>0.0215</text:p>
          </table:table-cell>
          <table:table-cell office:value-type="float" office:value="-0.036037570043851" calcext:value-type="float">
            <text:p>-0.0360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199074861704627" calcext:value-type="float">
            <text:p>0.0199</text:p>
          </table:table-cell>
          <table:table-cell office:value-type="float" office:value="0.0113486232440374" calcext:value-type="float">
            <text:p>0.01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489735217864813" calcext:value-type="float">
            <text:p>0.0490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810968238485377" calcext:value-type="float">
            <text:p>0.0811</text:p>
          </table:table-cell>
          <table:table-cell office:value-type="float" office:value="0.0218723855140367" calcext:value-type="float">
            <text:p>0.0219</text:p>
          </table:table-cell>
          <table:table-cell office:value-type="float" office:value="0.0438374845004257" calcext:value-type="float">
            <text:p>0.0438</text:p>
          </table:table-cell>
          <table:table-cell office:value-type="float" office:value="0.0641341510877941" calcext:value-type="float">
            <text:p>0.0641</text:p>
          </table:table-cell>
          <table:table-cell office:value-type="float" office:value="-0.0544457590642857" calcext:value-type="float">
            <text:p>-0.0544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324323241565511" calcext:value-type="float">
            <text:p>0.0324</text:p>
          </table:table-cell>
          <table:table-cell office:value-type="float" office:value="0.0486275854775475" calcext:value-type="float">
            <text:p>0.048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538306037424824" calcext:value-type="float">
            <text:p>0.0054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347509046716633" calcext:value-type="float">
            <text:p>0.0348</text:p>
          </table:table-cell>
          <table:table-cell office:value-type="float" office:value="-0.00109143049487788" calcext:value-type="float">
            <text:p>-0.0011</text:p>
          </table:table-cell>
          <table:table-cell office:value-type="float" office:value="0.152537760298314" calcext:value-type="float">
            <text:p>0.1525</text:p>
          </table:table-cell>
          <table:table-cell office:value-type="float" office:value="0.198787989657294" calcext:value-type="float">
            <text:p>0.1988</text:p>
          </table:table-cell>
          <table:table-cell office:value-type="float" office:value="-0.0618090346724596" calcext:value-type="float">
            <text:p>-0.0618</text:p>
          </table:table-cell>
          <table:table-cell office:value-type="float" office:value="0.185234443260199" calcext:value-type="float">
            <text:p>0.1852</text:p>
          </table:table-cell>
          <table:table-cell office:value-type="float" office:value="0.0155684593281206" calcext:value-type="float">
            <text:p>0.0156</text:p>
          </table:table-cell>
          <table:table-cell office:value-type="float" office:value="0.0734802269665542" calcext:value-type="float">
            <text:p>0.073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0.00551455497881003" calcext:value-type="float">
            <text:p>-0.005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239727839328553" calcext:value-type="float">
            <text:p>0.0240</text:p>
          </table:table-cell>
          <table:table-cell office:value-type="float" office:value="0.00810098161063966" calcext:value-type="float">
            <text:p>0.0081</text:p>
          </table:table-cell>
          <table:table-cell office:value-type="float" office:value="-0.0345918284170381" calcext:value-type="float">
            <text:p>-0.0346</text:p>
          </table:table-cell>
          <table:table-cell office:value-type="float" office:value="-0.0388916928409629" calcext:value-type="float">
            <text:p>-0.0389</text:p>
          </table:table-cell>
          <table:table-cell office:value-type="float" office:value="0.02286863482154" calcext:value-type="float">
            <text:p>0.0229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15998872510179" calcext:value-type="float">
            <text:p>-0.0160</text:p>
          </table:table-cell>
          <table:table-cell office:value-type="float" office:value="-0.0135040182449693" calcext:value-type="float">
            <text:p>-0.013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0.00551455497881003" calcext:value-type="float">
            <text:p>-0.005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836157828356868" calcext:value-type="float">
            <text:p>-0.0084</text:p>
          </table:table-cell>
          <table:table-cell office:value-type="float" office:value="-0.00222757131690813" calcext:value-type="float">
            <text:p>-0.0022</text:p>
          </table:table-cell>
          <table:table-cell office:value-type="float" office:value="-0.033215875558837" calcext:value-type="float">
            <text:p>-0.0332</text:p>
          </table:table-cell>
          <table:table-cell office:value-type="float" office:value="-0.0636304213223362" calcext:value-type="float">
            <text:p>-0.0636</text:p>
          </table:table-cell>
          <table:table-cell office:value-type="float" office:value="-0.036037570043851" calcext:value-type="float">
            <text:p>-0.0360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805900527449823" calcext:value-type="float">
            <text:p>0.0806</text:p>
          </table:table-cell>
          <table:table-cell office:value-type="float" office:value="0.00720651632920294" calcext:value-type="float">
            <text:p>0.007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0.0890629393522567" calcext:value-type="float">
            <text:p>-0.0891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11743699037279" calcext:value-type="float">
            <text:p>-0.0612</text:p>
          </table:table-cell>
          <table:table-cell office:value-type="float" office:value="-0.026327528147853" calcext:value-type="float">
            <text:p>-0.0263</text:p>
          </table:table-cell>
          <table:table-cell office:value-type="float" office:value="-0.055231121290055" calcext:value-type="float">
            <text:p>-0.0552</text:p>
          </table:table-cell>
          <table:table-cell office:value-type="float" office:value="-0.0545491159304397" calcext:value-type="float">
            <text:p>-0.0545</text:p>
          </table:table-cell>
          <table:table-cell office:value-type="float" office:value="0.0412768238419747" calcext:value-type="float">
            <text:p>0.0413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939372748253574" calcext:value-type="float">
            <text:p>-0.0939</text:p>
          </table:table-cell>
          <table:table-cell office:value-type="float" office:value="-0.0549250873933139" calcext:value-type="float">
            <text:p>-0.054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344433679824036" calcext:value-type="float">
            <text:p>0.0344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18947058402839" calcext:value-type="float">
            <text:p>-0.0019</text:p>
          </table:table-cell>
          <table:table-cell office:value-type="float" office:value="-0.0125561242444559" calcext:value-type="float">
            <text:p>-0.0126</text:p>
          </table:table-cell>
          <table:table-cell office:value-type="float" office:value="0.0383336730676213" calcext:value-type="float">
            <text:p>0.0383</text:p>
          </table:table-cell>
          <table:table-cell office:value-type="float" office:value="0.013717248739679" calcext:value-type="float">
            <text:p>0.0137</text:p>
          </table:table-cell>
          <table:table-cell office:value-type="float" office:value="0.0780932018828442" calcext:value-type="float">
            <text:p>0.0781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0.00454769577267612" calcext:value-type="float">
            <text:p>0.0045</text:p>
          </table:table-cell>
          <table:table-cell office:value-type="float" office:value="-0.0963461565416585" calcext:value-type="float">
            <text:p>-0.09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0.0527375548420625" calcext:value-type="float">
            <text:p>-0.052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22521819776087" calcext:value-type="float">
            <text:p>-0.0623</text:p>
          </table:table-cell>
          <table:table-cell office:value-type="float" office:value="-0.026327528147853" calcext:value-type="float">
            <text:p>-0.0263</text:p>
          </table:table-cell>
          <table:table-cell office:value-type="float" office:value="-0.00569681839481461" calcext:value-type="float">
            <text:p>-0.0057</text:p>
          </table:table-cell>
          <table:table-cell office:value-type="float" office:value="-0.00507165896769314" calcext:value-type="float">
            <text:p>-0.0051</text:p>
          </table:table-cell>
          <table:table-cell office:value-type="float" office:value="0.0302319104297139" calcext:value-type="float">
            <text:p>0.0302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307479175330982" calcext:value-type="float">
            <text:p>-0.0307</text:p>
          </table:table-cell>
          <table:table-cell office:value-type="float" office:value="-0.0714935150526517" calcext:value-type="float">
            <text:p>-0.07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901559882526766" calcext:value-type="float">
            <text:p>0.009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164280994156897" calcext:value-type="float">
            <text:p>0.0164</text:p>
          </table:table-cell>
          <table:table-cell office:value-type="float" office:value="0.0046581306347904" calcext:value-type="float">
            <text:p>0.0047</text:p>
          </table:table-cell>
          <table:table-cell office:value-type="float" office:value="0.00943866304539772" calcext:value-type="float">
            <text:p>0.0094</text:p>
          </table:table-cell>
          <table:table-cell office:value-type="float" office:value="0.0105857641217836" calcext:value-type="float">
            <text:p>0.0106</text:p>
          </table:table-cell>
          <table:table-cell office:value-type="float" office:value="-0.0286742944356771" calcext:value-type="float">
            <text:p>-0.0287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389682112278941" calcext:value-type="float">
            <text:p>0.0390</text:p>
          </table:table-cell>
          <table:table-cell office:value-type="float" office:value="0.119043403029733" calcext:value-type="float">
            <text:p>0.119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0.0636351701951208" calcext:value-type="float">
            <text:p>-0.0636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961861928828688" calcext:value-type="float">
            <text:p>0.0962</text:p>
          </table:table-cell>
          <table:table-cell office:value-type="float" office:value="0.104500808934419" calcext:value-type="float">
            <text:p>0.1045</text:p>
          </table:table-cell>
          <table:table-cell office:value-type="float" office:value="-0.00294491267841237" calcext:value-type="float">
            <text:p>-0.0029</text:p>
          </table:table-cell>
          <table:table-cell office:value-type="float" office:value="-0.0047585105059036" calcext:value-type="float">
            <text:p>-0.0048</text:p>
          </table:table-cell>
          <table:table-cell office:value-type="float" office:value="-0.0065844676111555" calcext:value-type="float">
            <text:p>-0.0066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226877449665012" calcext:value-type="float">
            <text:p>0.0227</text:p>
          </table:table-cell>
          <table:table-cell office:value-type="float" office:value="0.0734802269665542" calcext:value-type="float">
            <text:p>0.073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0.0963280162542956" calcext:value-type="float">
            <text:p>-0.096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97968664947743" calcext:value-type="float">
            <text:p>-0.0698</text:p>
          </table:table-cell>
          <table:table-cell office:value-type="float" office:value="-0.0676417398580441" calcext:value-type="float">
            <text:p>-0.0676</text:p>
          </table:table-cell>
          <table:table-cell office:value-type="float" office:value="-0.0194563469768258" calcext:value-type="float">
            <text:p>-0.0195</text:p>
          </table:table-cell>
          <table:table-cell office:value-type="float" office:value="-0.0107083312799048" calcext:value-type="float">
            <text:p>-0.0107</text:p>
          </table:table-cell>
          <table:table-cell office:value-type="float" office:value="0.0155053592133662" calcext:value-type="float">
            <text:p>0.0155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468825341527316" calcext:value-type="float">
            <text:p>-0.0469</text:p>
          </table:table-cell>
          <table:table-cell office:value-type="float" office:value="-0.0797777288823206" calcext:value-type="float">
            <text:p>-0.079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162806757273065" calcext:value-type="float">
            <text:p>0.016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12953231701383" calcext:value-type="float">
            <text:p>-0.0213</text:p>
          </table:table-cell>
          <table:table-cell office:value-type="float" office:value="-0.00911327326860665" calcext:value-type="float">
            <text:p>-0.0091</text:p>
          </table:table-cell>
          <table:table-cell office:value-type="float" office:value="0.0342058144930179" calcext:value-type="float">
            <text:p>0.0342</text:p>
          </table:table-cell>
          <table:table-cell office:value-type="float" office:value="0.0478504310747383" calcext:value-type="float">
            <text:p>0.0479</text:p>
          </table:table-cell>
          <table:table-cell office:value-type="float" office:value="0.000778807997018385" calcext:value-type="float">
            <text:p>0.0008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129086832254019" calcext:value-type="float">
            <text:p>-0.0129</text:p>
          </table:table-cell>
          <table:table-cell office:value-type="float" office:value="0.0237749439885408" calcext:value-type="float">
            <text:p>0.023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0.0418399394890042" calcext:value-type="float">
            <text:p>-0.041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536296853865623" calcext:value-type="float">
            <text:p>-0.0536</text:p>
          </table:table-cell>
          <table:table-cell office:value-type="float" office:value="-0.04009893205125" calcext:value-type="float">
            <text:p>-0.0401</text:p>
          </table:table-cell>
          <table:table-cell office:value-type="float" office:value="-0.0841261313122785" calcext:value-type="float">
            <text:p>-0.0841</text:p>
          </table:table-cell>
          <table:table-cell office:value-type="float" office:value="-0.0717722813288641" calcext:value-type="float">
            <text:p>-0.0718</text:p>
          </table:table-cell>
          <table:table-cell office:value-type="float" office:value="-0.00290282980706856" calcext:value-type="float">
            <text:p>-0.0029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721327533823274" calcext:value-type="float">
            <text:p>-0.0721</text:p>
          </table:table-cell>
          <table:table-cell office:value-type="float" office:value="-0.0300724459043072" calcext:value-type="float">
            <text:p>-0.030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0.074532785548179" calcext:value-type="float">
            <text:p>-0.074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433734012627097" calcext:value-type="float">
            <text:p>0.0434</text:p>
          </table:table-cell>
          <table:table-cell office:value-type="float" office:value="-0.0332132300995515" calcext:value-type="float">
            <text:p>-0.0332</text:p>
          </table:table-cell>
          <table:table-cell office:value-type="float" office:value="0.0121905687618" calcext:value-type="float">
            <text:p>0.0122</text:p>
          </table:table-cell>
          <table:table-cell office:value-type="float" office:value="0.000251864882728944" calcext:value-type="float">
            <text:p>0.0003</text:p>
          </table:table-cell>
          <table:table-cell office:value-type="float" office:value="0.0633666506664964" calcext:value-type="float">
            <text:p>0.0634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271290232969432" calcext:value-type="float">
            <text:p>-0.0271</text:p>
          </table:table-cell>
          <table:table-cell office:value-type="float" office:value="-0.046640873563645" calcext:value-type="float">
            <text:p>-0.04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0.00551455497881003" calcext:value-type="float">
            <text:p>-0.005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563071461492793" calcext:value-type="float">
            <text:p>0.0563</text:p>
          </table:table-cell>
          <table:table-cell office:value-type="float" office:value="-0.0366560810754007" calcext:value-type="float">
            <text:p>-0.0367</text:p>
          </table:table-cell>
          <table:table-cell office:value-type="float" office:value="-0.0483513569990494" calcext:value-type="float">
            <text:p>-0.0484</text:p>
          </table:table-cell>
          <table:table-cell office:value-type="float" office:value="-0.0429626228442269" calcext:value-type="float">
            <text:p>-0.0430</text:p>
          </table:table-cell>
          <table:table-cell office:value-type="float" office:value="-0.0728539480847204" calcext:value-type="float">
            <text:p>-0.0729</text:p>
          </table:table-cell>
          <table:table-cell office:value-type="float" office:value="0.0379989709653177" calcext:value-type="float">
            <text:p>0.0380</text:p>
          </table:table-cell>
          <table:table-cell office:value-type="float" office:value="0.0507820322104053" calcext:value-type="float">
            <text:p>0.0508</text:p>
          </table:table-cell>
          <table:table-cell office:value-type="float" office:value="0.0569117993072164" calcext:value-type="float">
            <text:p>0.0569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0.0926954778032761" calcext:value-type="float">
            <text:p>-0.092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816527993074631" calcext:value-type="float">
            <text:p>-0.0817</text:p>
          </table:table-cell>
          <table:table-cell office:value-type="float" office:value="-0.0573131869304963" calcext:value-type="float">
            <text:p>-0.0573</text:p>
          </table:table-cell>
          <table:table-cell office:value-type="float" office:value="-0.0607349327228594" calcext:value-type="float">
            <text:p>-0.0607</text:p>
          </table:table-cell>
          <table:table-cell office:value-type="float" office:value="-0.0680144997873897" calcext:value-type="float">
            <text:p>-0.0680</text:p>
          </table:table-cell>
          <table:table-cell office:value-type="float" office:value="0.0486400994501486" calcext:value-type="float">
            <text:p>0.0486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664901953667607" calcext:value-type="float">
            <text:p>-0.0665</text:p>
          </table:table-cell>
          <table:table-cell office:value-type="float" office:value="-0.0217882320746382" calcext:value-type="float">
            <text:p>-0.021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538306037424824" calcext:value-type="float">
            <text:p>0.005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498402737059945" calcext:value-type="float">
            <text:p>0.0498</text:p>
          </table:table-cell>
          <table:table-cell office:value-type="float" office:value="0.0976151069827205" calcext:value-type="float">
            <text:p>0.0976</text:p>
          </table:table-cell>
          <table:table-cell office:value-type="float" office:value="-0.0153284884022225" calcext:value-type="float">
            <text:p>-0.0153</text:p>
          </table:table-cell>
          <table:table-cell office:value-type="float" office:value="-0.0163450035921164" calcext:value-type="float">
            <text:p>-0.0163</text:p>
          </table:table-cell>
          <table:table-cell office:value-type="float" office:value="-0.0065844676111555" calcext:value-type="float">
            <text:p>-0.0066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170360713483245" calcext:value-type="float">
            <text:p>0.0170</text:p>
          </table:table-cell>
          <table:table-cell office:value-type="float" office:value="-0.0135040182449693" calcext:value-type="float">
            <text:p>-0.013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344433679824036" calcext:value-type="float">
            <text:p>0.0344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1112755619172" calcext:value-type="float">
            <text:p>0.1113</text:p>
          </table:table-cell>
          <table:table-cell office:value-type="float" office:value="0.0769580011276249" calcext:value-type="float">
            <text:p>0.0770</text:p>
          </table:table-cell>
          <table:table-cell office:value-type="float" office:value="-0.0318399227006359" calcext:value-type="float">
            <text:p>-0.0318</text:p>
          </table:table-cell>
          <table:table-cell office:value-type="float" office:value="-0.0338813174523304" calcext:value-type="float">
            <text:p>-0.0339</text:p>
          </table:table-cell>
          <table:table-cell office:value-type="float" office:value="-0.0213110188275033" calcext:value-type="float">
            <text:p>-0.0213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280203724933293" calcext:value-type="float">
            <text:p>0.0280</text:p>
          </table:table-cell>
          <table:table-cell office:value-type="float" office:value="0.0734802269665542" calcext:value-type="float">
            <text:p>0.073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235457526293453" calcext:value-type="float">
            <text:p>0.023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616962065186833" calcext:value-type="float">
            <text:p>0.0617</text:p>
          </table:table-cell>
          <table:table-cell office:value-type="float" office:value="0.0528580442966801" calcext:value-type="float">
            <text:p>0.0529</text:p>
          </table:table-cell>
          <table:table-cell office:value-type="float" office:value="-0.0345918284170381" calcext:value-type="float">
            <text:p>-0.0346</text:p>
          </table:table-cell>
          <table:table-cell office:value-type="float" office:value="-0.048912443618228" calcext:value-type="float">
            <text:p>-0.0489</text:p>
          </table:table-cell>
          <table:table-cell office:value-type="float" office:value="-0.0286742944356771" calcext:value-type="float">
            <text:p>-0.0287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54719972537909" calcext:value-type="float">
            <text:p>0.0547</text:p>
          </table:table-cell>
          <table:table-cell office:value-type="float" office:value="-0.00521980441530042" calcext:value-type="float">
            <text:p>-0.005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17084448844424" calcext:value-type="float">
            <text:p>0.041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142724752679281" calcext:value-type="float">
            <text:p>0.0143</text:p>
          </table:table-cell>
          <table:table-cell office:value-type="float" office:value="0.0425294913691323" calcext:value-type="float">
            <text:p>0.0425</text:p>
          </table:table-cell>
          <table:table-cell office:value-type="float" office:value="-0.0304639698424348" calcext:value-type="float">
            <text:p>-0.0305</text:p>
          </table:table-cell>
          <table:table-cell office:value-type="float" office:value="-0.00131387742621873" calcext:value-type="float">
            <text:p>-0.0013</text:p>
          </table:table-cell>
          <table:table-cell office:value-type="float" office:value="-0.0434008456520249" calcext:value-type="float">
            <text:p>-0.0434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332455926482279" calcext:value-type="float">
            <text:p>-0.0332</text:p>
          </table:table-cell>
          <table:table-cell office:value-type="float" office:value="0.0154907301588719" calcext:value-type="float">
            <text:p>0.015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0.0273097856849265" calcext:value-type="float">
            <text:p>-0.027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476846495582329" calcext:value-type="float">
            <text:p>0.0477</text:p>
          </table:table-cell>
          <table:table-cell office:value-type="float" office:value="-0.0469846340029485" calcext:value-type="float">
            <text:p>-0.0470</text:p>
          </table:table-cell>
          <table:table-cell office:value-type="float" office:value="0.0342058144930179" calcext:value-type="float">
            <text:p>0.0342</text:p>
          </table:table-cell>
          <table:table-cell office:value-type="float" office:value="0.0572448849284243" calcext:value-type="float">
            <text:p>0.0572</text:p>
          </table:table-cell>
          <table:table-cell office:value-type="float" office:value="-0.0802172236928943" calcext:value-type="float">
            <text:p>-0.0802</text:p>
          </table:table-cell>
          <table:table-cell office:value-type="float" office:value="0.130251773155093" calcext:value-type="float">
            <text:p>0.1303</text:p>
          </table:table-cell>
          <table:table-cell office:value-type="float" office:value="0.0450665493739589" calcext:value-type="float">
            <text:p>0.0451</text:p>
          </table:table-cell>
          <table:table-cell office:value-type="float" office:value="0.131469723774237" calcext:value-type="float">
            <text:p>0.131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417084448844424" calcext:value-type="float">
            <text:p>0.041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121168511201665" calcext:value-type="float">
            <text:p>0.0121</text:p>
          </table:table-cell>
          <table:table-cell office:value-type="float" office:value="0.039086640393283" calcext:value-type="float">
            <text:p>0.0391</text:p>
          </table:table-cell>
          <table:table-cell office:value-type="float" office:value="0.0548451073660347" calcext:value-type="float">
            <text:p>0.0548</text:p>
          </table:table-cell>
          <table:table-cell office:value-type="float" office:value="0.0444057979950534" calcext:value-type="float">
            <text:p>0.0444</text:p>
          </table:table-cell>
          <table:table-cell office:value-type="float" office:value="0.00446044580110533" calcext:value-type="float">
            <text:p>0.0045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456043699279467" calcext:value-type="float">
            <text:p>0.0456</text:p>
          </table:table-cell>
          <table:table-cell office:value-type="float" office:value="-0.00107769750046597" calcext:value-type="float">
            <text:p>-0.001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0.030942324135946" calcext:value-type="float">
            <text:p>-0.030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0564997867688169" calcext:value-type="float">
            <text:p>0.0056</text:p>
          </table:table-cell>
          <table:table-cell office:value-type="float" office:value="-0.00911327326860665" calcext:value-type="float">
            <text:p>-0.0091</text:p>
          </table:table-cell>
          <table:table-cell office:value-type="float" office:value="0.0190703330528056" calcext:value-type="float">
            <text:p>0.0191</text:p>
          </table:table-cell>
          <table:table-cell office:value-type="float" office:value="0.00682798258030918" calcext:value-type="float">
            <text:p>0.0068</text:p>
          </table:table-cell>
          <table:table-cell office:value-type="float" office:value="0.0744115640787572" calcext:value-type="float">
            <text:p>0.0744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411761669188952" calcext:value-type="float">
            <text:p>-0.0412</text:p>
          </table:table-cell>
          <table:table-cell office:value-type="float" office:value="-0.0424987666488105" calcext:value-type="float">
            <text:p>-0.04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308108295313842" calcext:value-type="float">
            <text:p>0.030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466068374843521" calcext:value-type="float">
            <text:p>0.0466</text:p>
          </table:table-cell>
          <table:table-cell office:value-type="float" office:value="-0.0159989752203052" calcext:value-type="float">
            <text:p>-0.0160</text:p>
          </table:table-cell>
          <table:table-cell office:value-type="float" office:value="0.0204462859110067" calcext:value-type="float">
            <text:p>0.0204</text:p>
          </table:table-cell>
          <table:table-cell office:value-type="float" office:value="0.0506687672308441" calcext:value-type="float">
            <text:p>0.0507</text:p>
          </table:table-cell>
          <table:table-cell office:value-type="float" office:value="-0.0581273968683727" calcext:value-type="float">
            <text:p>-0.0581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062067354476893" calcext:value-type="float">
            <text:p>0.0062</text:p>
          </table:table-cell>
          <table:table-cell office:value-type="float" office:value="0.00720651632920294" calcext:value-type="float">
            <text:p>0.007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0.0418399394890042" calcext:value-type="float">
            <text:p>-0.041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128520555099293" calcext:value-type="float">
            <text:p>0.1285</text:p>
          </table:table-cell>
          <table:table-cell office:value-type="float" office:value="0.0631865972242278" calcext:value-type="float">
            <text:p>0.0632</text:p>
          </table:table-cell>
          <table:table-cell office:value-type="float" office:value="-0.033215875558837" calcext:value-type="float">
            <text:p>-0.0332</text:p>
          </table:table-cell>
          <table:table-cell office:value-type="float" office:value="-0.0326287236051722" calcext:value-type="float">
            <text:p>-0.0326</text:p>
          </table:table-cell>
          <table:table-cell office:value-type="float" office:value="0.0118237214092792" calcext:value-type="float">
            <text:p>0.0118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15998872510179" calcext:value-type="float">
            <text:p>-0.0160</text:p>
          </table:table-cell>
          <table:table-cell office:value-type="float" office:value="-0.0507829804784794" calcext:value-type="float">
            <text:p>-0.0508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0.030942324135946" calcext:value-type="float">
            <text:p>-0.0309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595405823709217" calcext:value-type="float">
            <text:p>0.0595</text:p>
          </table:table-cell>
          <table:table-cell office:value-type="float" office:value="0.00121527965894113" calcext:value-type="float">
            <text:p>0.0012</text:p>
          </table:table-cell>
          <table:table-cell office:value-type="float" office:value="0.0121905687618" calcext:value-type="float">
            <text:p>0.0122</text:p>
          </table:table-cell>
          <table:table-cell office:value-type="float" office:value="0.0315667110616824" calcext:value-type="float">
            <text:p>0.0316</text:p>
          </table:table-cell>
          <table:table-cell office:value-type="float" office:value="-0.0434008456520249" calcext:value-type="float">
            <text:p>-0.0434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148209799141037" calcext:value-type="float">
            <text:p>0.0148</text:p>
          </table:table-cell>
          <table:table-cell office:value-type="float" office:value="0.00720651632920294" calcext:value-type="float">
            <text:p>0.00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0563700932930819" calcext:value-type="float">
            <text:p>-0.056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929527566612265" calcext:value-type="float">
            <text:p>0.0930</text:p>
          </table:table-cell>
          <table:table-cell office:value-type="float" office:value="-0.0194418261961544" calcext:value-type="float">
            <text:p>-0.0194</text:p>
          </table:table-cell>
          <table:table-cell office:value-type="float" office:value="0.0149424744782022" calcext:value-type="float">
            <text:p>0.0149</text:p>
          </table:table-cell>
          <table:table-cell office:value-type="float" office:value="0.0234248510551545" calcext:value-type="float">
            <text:p>0.0234</text:p>
          </table:table-cell>
          <table:table-cell office:value-type="float" office:value="-0.0286742944356771" calcext:value-type="float">
            <text:p>-0.0287</text:p>
          </table:table-cell>
          <table:table-cell office:value-type="float" office:value="0.0254525898675083" calcext:value-type="float">
            <text:p>0.0255</text:p>
          </table:table-cell>
          <table:table-cell office:value-type="float" office:value="0.0260605179321873" calcext:value-type="float">
            <text:p>0.0261</text:p>
          </table:table-cell>
          <table:table-cell office:value-type="float" office:value="0.0403433716478786" calcext:value-type="float">
            <text:p>0.040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0600026317441013" calcext:value-type="float">
            <text:p>-0.0600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153502873418089" calcext:value-type="float">
            <text:p>0.0154</text:p>
          </table:table-cell>
          <table:table-cell office:value-type="float" office:value="-0.0194418261961544" calcext:value-type="float">
            <text:p>-0.0194</text:p>
          </table:table-cell>
          <table:table-cell office:value-type="float" office:value="0.0369577202094201" calcext:value-type="float">
            <text:p>0.0370</text:p>
          </table:table-cell>
          <table:table-cell office:value-type="float" office:value="0.0481635795365278" calcext:value-type="float">
            <text:p>0.0482</text:p>
          </table:table-cell>
          <table:table-cell office:value-type="float" office:value="0.0191869970174531" calcext:value-type="float">
            <text:p>0.0192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307479175330982" calcext:value-type="float">
            <text:p>-0.0307</text:p>
          </table:table-cell>
          <table:table-cell office:value-type="float" office:value="-0.00107769750046597" calcext:value-type="float">
            <text:p>-0.00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0.0491050163910431" calcext:value-type="float">
            <text:p>-0.049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512814206192631" calcext:value-type="float">
            <text:p>-0.0051</text:p>
          </table:table-cell>
          <table:table-cell office:value-type="float" office:value="-0.0469846340029485" calcext:value-type="float">
            <text:p>-0.0470</text:p>
          </table:table-cell>
          <table:table-cell office:value-type="float" office:value="-0.0208322998350269" calcext:value-type="float">
            <text:p>-0.0208</text:p>
          </table:table-cell>
          <table:table-cell office:value-type="float" office:value="-0.0204159335953803" calcext:value-type="float">
            <text:p>-0.0204</text:p>
          </table:table-cell>
          <table:table-cell office:value-type="float" office:value="-0.0691723102806335" calcext:value-type="float">
            <text:p>-0.0692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612376284040322" calcext:value-type="float">
            <text:p>0.0612</text:p>
          </table:table-cell>
          <table:table-cell office:value-type="float" office:value="-0.0383566597339761" calcext:value-type="float">
            <text:p>-0.038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35457526293453" calcext:value-type="float">
            <text:p>0.023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703187031097297" calcext:value-type="float">
            <text:p>0.0703</text:p>
          </table:table-cell>
          <table:table-cell office:value-type="float" office:value="0.025315236489886" calcext:value-type="float">
            <text:p>0.0253</text:p>
          </table:table-cell>
          <table:table-cell office:value-type="float" office:value="-0.0345918284170381" calcext:value-type="float">
            <text:p>-0.0346</text:p>
          </table:table-cell>
          <table:table-cell office:value-type="float" office:value="-0.0144661128213792" calcext:value-type="float">
            <text:p>-0.0145</text:p>
          </table:table-cell>
          <table:table-cell office:value-type="float" office:value="-0.0323559322397641" calcext:value-type="float">
            <text:p>-0.0324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191984490262759" calcext:value-type="float">
            <text:p>-0.0192</text:p>
          </table:table-cell>
          <table:table-cell office:value-type="float" office:value="-0.00936191133013488" calcext:value-type="float">
            <text:p>-0.009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175052192322882" calcext:value-type="float">
            <text:p>0.001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0405032998804549" calcext:value-type="float">
            <text:p>-0.0041</text:p>
          </table:table-cell>
          <table:table-cell office:value-type="float" office:value="-0.00567042229275739" calcext:value-type="float">
            <text:p>-0.0057</text:p>
          </table:table-cell>
          <table:table-cell office:value-type="float" office:value="-0.00844872411121685" calcext:value-type="float">
            <text:p>-0.0084</text:p>
          </table:table-cell>
          <table:table-cell office:value-type="float" office:value="-0.0238605666750652" calcext:value-type="float">
            <text:p>-0.0239</text:p>
          </table:table-cell>
          <table:table-cell office:value-type="float" office:value="0.0523217372542356" calcext:value-type="float">
            <text:p>0.0523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0894339609006817" calcext:value-type="float">
            <text:p>-0.0089</text:p>
          </table:table-cell>
          <table:table-cell office:value-type="float" office:value="-0.0135040182449693" calcext:value-type="float">
            <text:p>-0.013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0.0345748625869654" calcext:value-type="float">
            <text:p>-0.0346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0816893766403086" calcext:value-type="float">
            <text:p>-0.0008</text:p>
          </table:table-cell>
          <table:table-cell office:value-type="float" office:value="0.0700722991759264" calcext:value-type="float">
            <text:p>0.0701</text:p>
          </table:table-cell>
          <table:table-cell office:value-type="float" office:value="0.0397096259258224" calcext:value-type="float">
            <text:p>0.0397</text:p>
          </table:table-cell>
          <table:table-cell office:value-type="float" office:value="0.0669524872438999" calcext:value-type="float">
            <text:p>0.0670</text:p>
          </table:table-cell>
          <table:table-cell office:value-type="float" office:value="-0.0654906724765466" calcext:value-type="float">
            <text:p>-0.0655</text:p>
          </table:table-cell>
          <table:table-cell office:value-type="float" office:value="0.108111100629547" calcext:value-type="float">
            <text:p>0.1081</text:p>
          </table:table-cell>
          <table:table-cell office:value-type="float" office:value="0.0267168413201046" calcext:value-type="float">
            <text:p>0.0267</text:p>
          </table:table-cell>
          <table:table-cell office:value-type="float" office:value="0.0734802269665542" calcext:value-type="float">
            <text:p>0.073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417084448844424" calcext:value-type="float">
            <text:p>0.041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439293767216351" calcext:value-type="float">
            <text:p>-0.0439</text:p>
          </table:table-cell>
          <table:table-cell office:value-type="float" office:value="0.0631865972242278" calcext:value-type="float">
            <text:p>0.0632</text:p>
          </table:table-cell>
          <table:table-cell office:value-type="float" office:value="-0.00432086553661349" calcext:value-type="float">
            <text:p>-0.0043</text:p>
          </table:table-cell>
          <table:table-cell office:value-type="float" office:value="0.0162224364339952" calcext:value-type="float">
            <text:p>0.0162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345217770136227" calcext:value-type="float">
            <text:p>-0.0345</text:p>
          </table:table-cell>
          <table:table-cell office:value-type="float" office:value="0.0113486232440374" calcext:value-type="float">
            <text:p>0.01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671362140415784" calcext:value-type="float">
            <text:p>0.067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207393477112129" calcext:value-type="float">
            <text:p>0.0207</text:p>
          </table:table-cell>
          <table:table-cell office:value-type="float" office:value="-0.00567042229275739" calcext:value-type="float">
            <text:p>-0.0057</text:p>
          </table:table-cell>
          <table:table-cell office:value-type="float" office:value="0.0204462859110067" calcext:value-type="float">
            <text:p>0.0204</text:p>
          </table:table-cell>
          <table:table-cell office:value-type="float" office:value="0.0262431872112603" calcext:value-type="float">
            <text:p>0.0262</text:p>
          </table:table-cell>
          <table:table-cell office:value-type="float" office:value="-0.00290282980706856" calcext:value-type="float">
            <text:p>-0.0029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0864060134454925" calcext:value-type="float">
            <text:p>0.0086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0273097856849265" calcext:value-type="float">
            <text:p>-0.027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606183944448025" calcext:value-type="float">
            <text:p>0.0606</text:p>
          </table:table-cell>
          <table:table-cell office:value-type="float" office:value="0.0494151933208308" calcext:value-type="float">
            <text:p>0.0494</text:p>
          </table:table-cell>
          <table:table-cell office:value-type="float" office:value="0.0851160702464594" calcext:value-type="float">
            <text:p>0.0851</text:p>
          </table:table-cell>
          <table:table-cell office:value-type="float" office:value="0.086367691874851" calcext:value-type="float">
            <text:p>0.0864</text:p>
          </table:table-cell>
          <table:table-cell office:value-type="float" office:value="-0.00290282980706856" calcext:value-type="float">
            <text:p>-0.0029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378105296964288" calcext:value-type="float">
            <text:p>0.0378</text:p>
          </table:table-cell>
          <table:table-cell office:value-type="float" office:value="0.0486275854775475" calcext:value-type="float">
            <text:p>0.048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0164121703318683" calcext:value-type="float">
            <text:p>-0.016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105172024313303" calcext:value-type="float">
            <text:p>-0.0105</text:p>
          </table:table-cell>
          <table:table-cell office:value-type="float" office:value="0.00121527965894113" calcext:value-type="float">
            <text:p>0.0012</text:p>
          </table:table-cell>
          <table:table-cell office:value-type="float" office:value="-0.0373437341334404" calcext:value-type="float">
            <text:p>-0.0373</text:p>
          </table:table-cell>
          <table:table-cell office:value-type="float" office:value="-0.0357602082230676" calcext:value-type="float">
            <text:p>-0.0358</text:p>
          </table:table-cell>
          <table:table-cell office:value-type="float" office:value="0.0118237214092792" calcext:value-type="float">
            <text:p>0.0118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213953092552768" calcext:value-type="float">
            <text:p>-0.0214</text:p>
          </table:table-cell>
          <table:table-cell office:value-type="float" office:value="-0.0342145528191416" calcext:value-type="float">
            <text:p>-0.03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0018820165277906" calcext:value-type="float">
            <text:p>-0.0019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331512559828271" calcext:value-type="float">
            <text:p>-0.0332</text:p>
          </table:table-cell>
          <table:table-cell office:value-type="float" office:value="-0.0183056853741242" calcext:value-type="float">
            <text:p>-0.0183</text:p>
          </table:table-cell>
          <table:table-cell office:value-type="float" office:value="0.0314539087766157" calcext:value-type="float">
            <text:p>0.0315</text:p>
          </table:table-cell>
          <table:table-cell office:value-type="float" office:value="0.0428400556861057" calcext:value-type="float">
            <text:p>0.0428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0.0199174217361218" calcext:value-type="float">
            <text:p>0.0199</text:p>
          </table:table-cell>
          <table:table-cell office:value-type="float" office:value="0.0102267161986826" calcext:value-type="float">
            <text:p>0.0102</text:p>
          </table:table-cell>
          <table:table-cell office:value-type="float" office:value="0.0279170509033752" calcext:value-type="float">
            <text:p>0.027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0127796318808489" calcext:value-type="float">
            <text:p>-0.012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54856181992511" calcext:value-type="float">
            <text:p>-0.0655</text:p>
          </table:table-cell>
          <table:table-cell office:value-type="float" office:value="-0.0699484500118631" calcext:value-type="float">
            <text:p>-0.0699</text:p>
          </table:table-cell>
          <table:table-cell office:value-type="float" office:value="0.001182945896191" calcext:value-type="float">
            <text:p>0.0012</text:p>
          </table:table-cell>
          <table:table-cell office:value-type="float" office:value="0.0168487333575743" calcext:value-type="float">
            <text:p>0.0168</text:p>
          </table:table-cell>
          <table:table-cell office:value-type="float" office:value="-0.00290282980706856" calcext:value-type="float">
            <text:p>-0.0029</text:p>
          </table:table-cell>
          <table:table-cell office:value-type="float" office:value="-0.00702039650329248" calcext:value-type="float">
            <text:p>-0.0070</text:p>
          </table:table-cell>
          <table:table-cell office:value-type="float" office:value="-0.0307479175330982" calcext:value-type="float">
            <text:p>-0.0307</text:p>
          </table:table-cell>
          <table:table-cell office:value-type="float" office:value="-0.0507829804784794" calcext:value-type="float">
            <text:p>-0.050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00551455497881003" calcext:value-type="float">
            <text:p>-0.005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433734012627097" calcext:value-type="float">
            <text:p>0.0434</text:p>
          </table:table-cell>
          <table:table-cell office:value-type="float" office:value="0.0872865540551727" calcext:value-type="float">
            <text:p>0.0873</text:p>
          </table:table-cell>
          <table:table-cell office:value-type="float" office:value="0.0135665216200011" calcext:value-type="float">
            <text:p>0.0136</text:p>
          </table:table-cell>
          <table:table-cell office:value-type="float" office:value="0.00714113104209872" calcext:value-type="float">
            <text:p>0.0071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423409841935802" calcext:value-type="float">
            <text:p>0.0423</text:p>
          </table:table-cell>
          <table:table-cell office:value-type="float" office:value="-0.0176461251598038" calcext:value-type="float">
            <text:p>-0.017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00914709342982945" calcext:value-type="float">
            <text:p>-0.0091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22521819776087" calcext:value-type="float">
            <text:p>-0.0623</text:p>
          </table:table-cell>
          <table:table-cell office:value-type="float" office:value="-0.0745274418097426" calcext:value-type="float">
            <text:p>-0.0745</text:p>
          </table:table-cell>
          <table:table-cell office:value-type="float" office:value="-0.0235842055514292" calcext:value-type="float">
            <text:p>-0.0236</text:p>
          </table:table-cell>
          <table:table-cell office:value-type="float" office:value="-0.013213518974221" calcext:value-type="float">
            <text:p>-0.0132</text:p>
          </table:table-cell>
          <table:table-cell office:value-type="float" office:value="0.00446044580110533" calcext:value-type="float">
            <text:p>0.0045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358161925842373" calcext:value-type="float">
            <text:p>-0.0358</text:p>
          </table:table-cell>
          <table:table-cell office:value-type="float" office:value="-0.046640873563645" calcext:value-type="float">
            <text:p>-0.046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0454724779400236" calcext:value-type="float">
            <text:p>-0.045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638518306664449" calcext:value-type="float">
            <text:p>0.0639</text:p>
          </table:table-cell>
          <table:table-cell office:value-type="float" office:value="0.0700722991759264" calcext:value-type="float">
            <text:p>0.0701</text:p>
          </table:table-cell>
          <table:table-cell office:value-type="float" office:value="0.133274420283499" calcext:value-type="float">
            <text:p>0.1333</text:p>
          </table:table-cell>
          <table:table-cell office:value-type="float" office:value="0.131461070372544" calcext:value-type="float">
            <text:p>0.1315</text:p>
          </table:table-cell>
          <table:table-cell office:value-type="float" office:value="-0.039719207847938" calcext:value-type="float">
            <text:p>-0.0397</text:p>
          </table:table-cell>
          <table:table-cell office:value-type="float" office:value="0.108111100629547" calcext:value-type="float">
            <text:p>0.1081</text:p>
          </table:table-cell>
          <table:table-cell office:value-type="float" office:value="0.0757405521564823" calcext:value-type="float">
            <text:p>0.0757</text:p>
          </table:table-cell>
          <table:table-cell office:value-type="float" office:value="0.0859065477110576" calcext:value-type="float">
            <text:p>0.085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0527375548420625" calcext:value-type="float">
            <text:p>-0.052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304396563761401" calcext:value-type="float">
            <text:p>0.0304</text:p>
          </table:table-cell>
          <table:table-cell office:value-type="float" office:value="-0.0745274418097426" calcext:value-type="float">
            <text:p>-0.0745</text:p>
          </table:table-cell>
          <table:table-cell office:value-type="float" office:value="-0.0235842055514292" calcext:value-type="float">
            <text:p>-0.0236</text:p>
          </table:table-cell>
          <table:table-cell office:value-type="float" office:value="-0.0113346282034838" calcext:value-type="float">
            <text:p>-0.0113</text:p>
          </table:table-cell>
          <table:table-cell office:value-type="float" office:value="-0.00290282980706856" calcext:value-type="float">
            <text:p>-0.0029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307479175330982" calcext:value-type="float">
            <text:p>-0.0307</text:p>
          </table:table-cell>
          <table:table-cell office:value-type="float" office:value="-0.00107769750046597" calcext:value-type="float">
            <text:p>-0.001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162806757273065" calcext:value-type="float">
            <text:p>0.016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724743272574913" calcext:value-type="float">
            <text:p>0.0725</text:p>
          </table:table-cell>
          <table:table-cell office:value-type="float" office:value="0.0769580011276249" calcext:value-type="float">
            <text:p>0.0770</text:p>
          </table:table-cell>
          <table:table-cell office:value-type="float" office:value="-0.00844872411121685" calcext:value-type="float">
            <text:p>-0.0084</text:p>
          </table:table-cell>
          <table:table-cell office:value-type="float" office:value="0.00557538873315105" calcext:value-type="float">
            <text:p>0.0056</text:p>
          </table:table-cell>
          <table:table-cell office:value-type="float" office:value="-0.0065844676111555" calcext:value-type="float">
            <text:p>-0.0066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236468630999376" calcext:value-type="float">
            <text:p>-0.0236</text:p>
          </table:table-cell>
          <table:table-cell office:value-type="float" office:value="0.0610539062220509" calcext:value-type="float">
            <text:p>0.061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453409833354619" calcext:value-type="float">
            <text:p>0.045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191396990223767" calcext:value-type="float">
            <text:p>-0.0191</text:p>
          </table:table-cell>
          <table:table-cell office:value-type="float" office:value="0.0218723855140367" calcext:value-type="float">
            <text:p>0.0219</text:p>
          </table:table-cell>
          <table:table-cell office:value-type="float" office:value="0.0273260502020123" calcext:value-type="float">
            <text:p>0.0273</text:p>
          </table:table-cell>
          <table:table-cell office:value-type="float" office:value="-0.0135266674360106" calcext:value-type="float">
            <text:p>-0.0135</text:p>
          </table:table-cell>
          <table:table-cell office:value-type="float" office:value="0.100183028707366" calcext:value-type="float">
            <text:p>0.1002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0.0177653195571215" calcext:value-type="float">
            <text:p>0.0178</text:p>
          </table:table-cell>
          <table:table-cell office:value-type="float" office:value="-0.0135040182449693" calcext:value-type="float">
            <text:p>-0.013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0418399394890042" calcext:value-type="float">
            <text:p>-0.041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65634302731319" calcext:value-type="float">
            <text:p>-0.0666</text:p>
          </table:table-cell>
          <table:table-cell office:value-type="float" office:value="-0.0469846340029485" calcext:value-type="float">
            <text:p>-0.0470</text:p>
          </table:table-cell>
          <table:table-cell office:value-type="float" office:value="-0.0373437341334404" calcext:value-type="float">
            <text:p>-0.0373</text:p>
          </table:table-cell>
          <table:table-cell office:value-type="float" office:value="-0.0432757713060164" calcext:value-type="float">
            <text:p>-0.0433</text:p>
          </table:table-cell>
          <table:table-cell office:value-type="float" office:value="0.0486400994501486" calcext:value-type="float">
            <text:p>0.0486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561531020070633" calcext:value-type="float">
            <text:p>-0.0562</text:p>
          </table:table-cell>
          <table:table-cell office:value-type="float" office:value="-0.0135040182449693" calcext:value-type="float">
            <text:p>-0.013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0563700932930819" calcext:value-type="float">
            <text:p>-0.0564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600965578298471" calcext:value-type="float">
            <text:p>-0.0601</text:p>
          </table:table-cell>
          <table:table-cell office:value-type="float" office:value="-0.0366560810754007" calcext:value-type="float">
            <text:p>-0.0367</text:p>
          </table:table-cell>
          <table:table-cell office:value-type="float" office:value="-0.0882539898868819" calcext:value-type="float">
            <text:p>-0.0883</text:p>
          </table:table-cell>
          <table:table-cell office:value-type="float" office:value="-0.0708328359434955" calcext:value-type="float">
            <text:p>-0.0708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781399355022927" calcext:value-type="float">
            <text:p>-0.0781</text:p>
          </table:table-cell>
          <table:table-cell office:value-type="float" office:value="-0.104630370371327" calcext:value-type="float">
            <text:p>-0.10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707687524925978" calcext:value-type="float">
            <text:p>0.070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692408910358489" calcext:value-type="float">
            <text:p>0.0692</text:p>
          </table:table-cell>
          <table:table-cell office:value-type="float" office:value="0.0379504995712528" calcext:value-type="float">
            <text:p>0.0380</text:p>
          </table:table-cell>
          <table:table-cell office:value-type="float" office:value="0.0218222387692078" calcext:value-type="float">
            <text:p>0.0218</text:p>
          </table:table-cell>
          <table:table-cell office:value-type="float" office:value="0.0015044587298871" calcext:value-type="float">
            <text:p>0.0015</text:p>
          </table:table-cell>
          <table:table-cell office:value-type="float" office:value="-0.036037570043851" calcext:value-type="float">
            <text:p>-0.0360</text:p>
          </table:table-cell>
          <table:table-cell office:value-type="float" office:value="0.039106004591595" calcext:value-type="float">
            <text:p>0.0391</text:p>
          </table:table-cell>
          <table:table-cell office:value-type="float" office:value="0.0776365974993545" calcext:value-type="float">
            <text:p>0.0776</text:p>
          </table:table-cell>
          <table:table-cell office:value-type="float" office:value="0.10661708228523" calcext:value-type="float">
            <text:p>0.1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175052192322882" calcext:value-type="float">
            <text:p>0.001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595405823709217" calcext:value-type="float">
            <text:p>0.0595</text:p>
          </table:table-cell>
          <table:table-cell office:value-type="float" office:value="-0.00222757131690813" calcext:value-type="float">
            <text:p>-0.0022</text:p>
          </table:table-cell>
          <table:table-cell office:value-type="float" office:value="0.0617248716570403" calcext:value-type="float">
            <text:p>0.0617</text:p>
          </table:table-cell>
          <table:table-cell office:value-type="float" office:value="0.0631947057024255" calcext:value-type="float">
            <text:p>0.0632</text:p>
          </table:table-cell>
          <table:table-cell office:value-type="float" office:value="-0.0581273968683727" calcext:value-type="float">
            <text:p>-0.0581</text:p>
          </table:table-cell>
          <table:table-cell office:value-type="float" office:value="0.108111100629547" calcext:value-type="float">
            <text:p>0.1081</text:p>
          </table:table-cell>
          <table:table-cell office:value-type="float" office:value="0.0689858906225002" calcext:value-type="float">
            <text:p>0.0690</text:p>
          </table:table-cell>
          <table:table-cell office:value-type="float" office:value="0.127327616859402" calcext:value-type="float">
            <text:p>0.1273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0.0018820165277906" calcext:value-type="float">
            <text:p>-0.001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266843835395423" calcext:value-type="float">
            <text:p>-0.0267</text:p>
          </table:table-cell>
          <table:table-cell office:value-type="float" office:value="0.0494151933208308" calcext:value-type="float">
            <text:p>0.0494</text:p>
          </table:table-cell>
          <table:table-cell office:value-type="float" office:value="0.0589729659406381" calcext:value-type="float">
            <text:p>0.0590</text:p>
          </table:table-cell>
          <table:table-cell office:value-type="float" office:value="-0.0160318551303269" calcext:value-type="float">
            <text:p>-0.0160</text:p>
          </table:table-cell>
          <table:table-cell office:value-type="float" office:value="-0.0470824834561119" calcext:value-type="float">
            <text:p>-0.0471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133597281921914" calcext:value-type="float">
            <text:p>0.1336</text:p>
          </table:table-cell>
          <table:table-cell office:value-type="float" office:value="0.0196328370737063" calcext:value-type="float">
            <text:p>0.01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35457526293453" calcext:value-type="float">
            <text:p>0.023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02175110962575" calcext:value-type="float">
            <text:p>-0.0202</text:p>
          </table:table-cell>
          <table:table-cell office:value-type="float" office:value="-0.0366560810754007" calcext:value-type="float">
            <text:p>-0.0367</text:p>
          </table:table-cell>
          <table:table-cell office:value-type="float" office:value="-0.0139525355440213" calcext:value-type="float">
            <text:p>-0.0140</text:p>
          </table:table-cell>
          <table:table-cell office:value-type="float" office:value="-0.0150924097449583" calcext:value-type="float">
            <text:p>-0.0151</text:p>
          </table:table-cell>
          <table:table-cell office:value-type="float" office:value="0.0596850128624094" calcext:value-type="float">
            <text:p>0.0597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964349499404871" calcext:value-type="float">
            <text:p>-0.0964</text:p>
          </table:table-cell>
          <table:table-cell office:value-type="float" office:value="-0.0176461251598038" calcext:value-type="float">
            <text:p>-0.017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0.0200447087828877" calcext:value-type="float">
            <text:p>-0.020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460850008693967" calcext:value-type="float">
            <text:p>-0.0461</text:p>
          </table:table-cell>
          <table:table-cell office:value-type="float" office:value="-0.0986273986406875" calcext:value-type="float">
            <text:p>-0.0986</text:p>
          </table:table-cell>
          <table:table-cell office:value-type="float" office:value="-0.0758704141630718" calcext:value-type="float">
            <text:p>-0.0759</text:p>
          </table:table-cell>
          <table:table-cell office:value-type="float" office:value="-0.0598726397808617" calcext:value-type="float">
            <text:p>-0.0599</text:p>
          </table:table-cell>
          <table:table-cell office:value-type="float" office:value="-0.0176293810234163" calcext:value-type="float">
            <text:p>-0.0176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51403873047273" calcext:value-type="float">
            <text:p>-0.0514</text:p>
          </table:table-cell>
          <table:table-cell office:value-type="float" office:value="-0.046640873563645" calcext:value-type="float">
            <text:p>-0.046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417084448844424" calcext:value-type="float">
            <text:p>0.041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713965151836105" calcext:value-type="float">
            <text:p>0.0714</text:p>
          </table:table-cell>
          <table:table-cell office:value-type="float" office:value="0.00810098161063966" calcext:value-type="float">
            <text:p>0.0081</text:p>
          </table:table-cell>
          <table:table-cell office:value-type="float" office:value="0.0383336730676213" calcext:value-type="float">
            <text:p>0.0383</text:p>
          </table:table-cell>
          <table:table-cell office:value-type="float" office:value="0.0159092879722057" calcext:value-type="float">
            <text:p>0.0159</text:p>
          </table:table-cell>
          <table:table-cell office:value-type="float" office:value="-0.0176293810234163" calcext:value-type="float">
            <text:p>-0.0176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734069578883319" calcext:value-type="float">
            <text:p>0.0734</text:p>
          </table:table-cell>
          <table:table-cell office:value-type="float" office:value="0.0859065477110576" calcext:value-type="float">
            <text:p>0.08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0.0636351701951208" calcext:value-type="float">
            <text:p>-0.0636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794971751597015" calcext:value-type="float">
            <text:p>-0.0795</text:p>
          </table:table-cell>
          <table:table-cell office:value-type="float" office:value="-0.00567042229275739" calcext:value-type="float">
            <text:p>-0.0057</text:p>
          </table:table-cell>
          <table:table-cell office:value-type="float" office:value="-0.0717425555884684" calcext:value-type="float">
            <text:p>-0.0717</text:p>
          </table:table-cell>
          <table:table-cell office:value-type="float" office:value="-0.066448757478442" calcext:value-type="float">
            <text:p>-0.0664</text:p>
          </table:table-cell>
          <table:table-cell office:value-type="float" office:value="-0.0102661054152424" calcext:value-type="float">
            <text:p>-0.0103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181136923156903" calcext:value-type="float">
            <text:p>-0.0181</text:p>
          </table:table-cell>
          <table:table-cell office:value-type="float" office:value="-0.0549250873933139" calcext:value-type="float">
            <text:p>-0.054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162806757273065" calcext:value-type="float">
            <text:p>0.016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0996122697240491" calcext:value-type="float">
            <text:p>0.0100</text:p>
          </table:table-cell>
          <table:table-cell office:value-type="float" office:value="-0.0435417830270993" calcext:value-type="float">
            <text:p>-0.0435</text:p>
          </table:table-cell>
          <table:table-cell office:value-type="float" office:value="-0.0965097070360886" calcext:value-type="float">
            <text:p>-0.0965</text:p>
          </table:table-cell>
          <table:table-cell office:value-type="float" office:value="-0.0946321190395001" calcext:value-type="float">
            <text:p>-0.0946</text:p>
          </table:table-cell>
          <table:table-cell office:value-type="float" office:value="-0.039719207847938" calcext:value-type="float">
            <text:p>-0.0397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0.0170360713483245" calcext:value-type="float">
            <text:p>0.0170</text:p>
          </table:table-cell>
          <table:table-cell office:value-type="float" office:value="0.00720651632920294" calcext:value-type="float">
            <text:p>0.007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671362140415784" calcext:value-type="float">
            <text:p>0.0671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385403163522311" calcext:value-type="float">
            <text:p>-0.0385</text:p>
          </table:table-cell>
          <table:table-cell office:value-type="float" office:value="-0.026327528147853" calcext:value-type="float">
            <text:p>-0.0263</text:p>
          </table:table-cell>
          <table:table-cell office:value-type="float" office:value="-0.0318399227006359" calcext:value-type="float">
            <text:p>-0.0318</text:p>
          </table:table-cell>
          <table:table-cell office:value-type="float" office:value="-0.0263657543693815" calcext:value-type="float">
            <text:p>-0.0264</text:p>
          </table:table-cell>
          <table:table-cell office:value-type="float" office:value="0.00814208360519227" calcext:value-type="float">
            <text:p>0.0081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271290232969432" calcext:value-type="float">
            <text:p>-0.0271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453409833354619" calcext:value-type="float">
            <text:p>0.045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196615356373321" calcext:value-type="float">
            <text:p>0.0197</text:p>
          </table:table-cell>
          <table:table-cell office:value-type="float" office:value="0.039086640393283" calcext:value-type="float">
            <text:p>0.0391</text:p>
          </table:table-cell>
          <table:table-cell office:value-type="float" office:value="0.0204462859110067" calcext:value-type="float">
            <text:p>0.0204</text:p>
          </table:table-cell>
          <table:table-cell office:value-type="float" office:value="0.0259300387494708" calcext:value-type="float">
            <text:p>0.0259</text:p>
          </table:table-cell>
          <table:table-cell office:value-type="float" office:value="0.00814208360519227" calcext:value-type="float">
            <text:p>0.0081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0330083807450149" calcext:value-type="float">
            <text:p>-0.0033</text:p>
          </table:table-cell>
          <table:table-cell office:value-type="float" office:value="0.0196328370737063" calcext:value-type="float">
            <text:p>0.019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489735217864813" calcext:value-type="float">
            <text:p>0.049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272062201544977" calcext:value-type="float">
            <text:p>0.0272</text:p>
          </table:table-cell>
          <table:table-cell office:value-type="float" office:value="-0.0251913873258227" calcext:value-type="float">
            <text:p>-0.0252</text:p>
          </table:table-cell>
          <table:table-cell office:value-type="float" office:value="0.0231981916274089" calcext:value-type="float">
            <text:p>0.0232</text:p>
          </table:table-cell>
          <table:table-cell office:value-type="float" office:value="0.018414475666522" calcext:value-type="float">
            <text:p>0.0184</text:p>
          </table:table-cell>
          <table:table-cell office:value-type="float" office:value="-0.0618090346724596" calcext:value-type="float">
            <text:p>-0.0618</text:p>
          </table:table-cell>
          <table:table-cell office:value-type="float" office:value="0.0800662487638552" calcext:value-type="float">
            <text:p>0.0801</text:p>
          </table:table-cell>
          <table:table-cell office:value-type="float" office:value="0.0722219295490368" calcext:value-type="float">
            <text:p>0.0722</text:p>
          </table:table-cell>
          <table:table-cell office:value-type="float" office:value="0.0320591578182097" calcext:value-type="float">
            <text:p>0.032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417084448844424" calcext:value-type="float">
            <text:p>0.041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0836157828356868" calcext:value-type="float">
            <text:p>-0.0084</text:p>
          </table:table-cell>
          <table:table-cell office:value-type="float" office:value="-0.026327528147853" calcext:value-type="float">
            <text:p>-0.0263</text:p>
          </table:table-cell>
          <table:table-cell office:value-type="float" office:value="0.02457414448561" calcext:value-type="float">
            <text:p>0.0246</text:p>
          </table:table-cell>
          <table:table-cell office:value-type="float" office:value="0.0162224364339952" calcext:value-type="float">
            <text:p>0.0162</text:p>
          </table:table-cell>
          <table:table-cell office:value-type="float" office:value="0.0707299262746703" calcext:value-type="float">
            <text:p>0.0707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483592617755455" calcext:value-type="float">
            <text:p>-0.0484</text:p>
          </table:table-cell>
          <table:table-cell office:value-type="float" office:value="-0.0300724459043072" calcext:value-type="float">
            <text:p>-0.030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0236772472339071" calcext:value-type="float">
            <text:p>-0.023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159062628007343" calcext:value-type="float">
            <text:p>-0.0159</text:p>
          </table:table-cell>
          <table:table-cell office:value-type="float" office:value="-0.0125561242444559" calcext:value-type="float">
            <text:p>-0.0126</text:p>
          </table:table-cell>
          <table:table-cell office:value-type="float" office:value="0.0204462859110067" calcext:value-type="float">
            <text:p>0.0204</text:p>
          </table:table-cell>
          <table:table-cell office:value-type="float" office:value="0.041274313377158" calcext:value-type="float">
            <text:p>0.0413</text:p>
          </table:table-cell>
          <table:table-cell office:value-type="float" office:value="-0.0434008456520249" calcext:value-type="float">
            <text:p>-0.0434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140735005000868" calcext:value-type="float">
            <text:p>0.0141</text:p>
          </table:table-cell>
          <table:table-cell office:value-type="float" office:value="-0.00936191133013488" calcext:value-type="float">
            <text:p>-0.009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0.0382074010379848" calcext:value-type="float">
            <text:p>-0.0382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0457216660300091" calcext:value-type="float">
            <text:p>0.0046</text:p>
          </table:table-cell>
          <table:table-cell office:value-type="float" office:value="0.0356437894174338" calcext:value-type="float">
            <text:p>0.0356</text:p>
          </table:table-cell>
          <table:table-cell office:value-type="float" office:value="-0.0112006298276191" calcext:value-type="float">
            <text:p>-0.0112</text:p>
          </table:table-cell>
          <table:table-cell office:value-type="float" office:value="0.00588853719494059" calcext:value-type="float">
            <text:p>0.0059</text:p>
          </table:table-cell>
          <table:table-cell office:value-type="float" office:value="-0.0470824834561119" calcext:value-type="float">
            <text:p>-0.0471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163068231395276" calcext:value-type="float">
            <text:p>0.0163</text:p>
          </table:table-cell>
          <table:table-cell office:value-type="float" office:value="-0.00107769750046597" calcext:value-type="float">
            <text:p>-0.001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489735217864813" calcext:value-type="float">
            <text:p>0.049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428515646477543" calcext:value-type="float">
            <text:p>-0.0429</text:p>
          </table:table-cell>
          <table:table-cell office:value-type="float" office:value="-0.0538703359546471" calcext:value-type="float">
            <text:p>-0.0539</text:p>
          </table:table-cell>
          <table:table-cell office:value-type="float" office:value="0.0452134373586269" calcext:value-type="float">
            <text:p>0.0452</text:p>
          </table:table-cell>
          <table:table-cell office:value-type="float" office:value="0.050042470307265" calcext:value-type="float">
            <text:p>0.0500</text:p>
          </table:table-cell>
          <table:table-cell office:value-type="float" office:value="0.0339135482338009" calcext:value-type="float">
            <text:p>0.0339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25953110560258" calcext:value-type="float">
            <text:p>-0.0260</text:p>
          </table:table-cell>
          <table:table-cell office:value-type="float" office:value="-0.0632093012229828" calcext:value-type="float">
            <text:p>-0.06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453409833354619" calcext:value-type="float">
            <text:p>0.045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0564997867688169" calcext:value-type="float">
            <text:p>0.0056</text:p>
          </table:table-cell>
          <table:table-cell office:value-type="float" office:value="0.0563008952725293" calcext:value-type="float">
            <text:p>0.0563</text:p>
          </table:table-cell>
          <table:table-cell office:value-type="float" office:value="0.0644767773734426" calcext:value-type="float">
            <text:p>0.0645</text:p>
          </table:table-cell>
          <table:table-cell office:value-type="float" office:value="0.0891860280309569" calcext:value-type="float">
            <text:p>0.0892</text:p>
          </table:table-cell>
          <table:table-cell office:value-type="float" office:value="-0.039719207847938" calcext:value-type="float">
            <text:p>-0.0397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155684593281206" calcext:value-type="float">
            <text:p>0.0156</text:p>
          </table:table-cell>
          <table:table-cell office:value-type="float" office:value="-0.00936191133013488" calcext:value-type="float">
            <text:p>-0.009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453409833354619" calcext:value-type="float">
            <text:p>0.045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353068801305887" calcext:value-type="float">
            <text:p>-0.0353</text:p>
          </table:table-cell>
          <table:table-cell office:value-type="float" office:value="0.0631865972242278" calcext:value-type="float">
            <text:p>0.0632</text:p>
          </table:table-cell>
          <table:table-cell office:value-type="float" office:value="-0.00432086553661349" calcext:value-type="float">
            <text:p>-0.0043</text:p>
          </table:table-cell>
          <table:table-cell office:value-type="float" office:value="-0.00162702588800825" calcext:value-type="float">
            <text:p>-0.0016</text:p>
          </table:table-cell>
          <table:table-cell office:value-type="float" office:value="-0.0102661054152424" calcext:value-type="float">
            <text:p>-0.0103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155684593281206" calcext:value-type="float">
            <text:p>0.0156</text:p>
          </table:table-cell>
          <table:table-cell office:value-type="float" office:value="0.0569117993072164" calcext:value-type="float">
            <text:p>0.056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162806757273065" calcext:value-type="float">
            <text:p>0.016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239727839328553" calcext:value-type="float">
            <text:p>0.0240</text:p>
          </table:table-cell>
          <table:table-cell office:value-type="float" office:value="-0.0228846771720037" calcext:value-type="float">
            <text:p>-0.0229</text:p>
          </table:table-cell>
          <table:table-cell office:value-type="float" office:value="-0.0249601584096303" calcext:value-type="float">
            <text:p>-0.0250</text:p>
          </table:table-cell>
          <table:table-cell office:value-type="float" office:value="-0.026052605907592" calcext:value-type="float">
            <text:p>-0.0261</text:p>
          </table:table-cell>
          <table:table-cell office:value-type="float" office:value="-0.0323559322397641" calcext:value-type="float">
            <text:p>-0.0324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372362467320012" calcext:value-type="float">
            <text:p>0.0372</text:p>
          </table:table-cell>
          <table:table-cell office:value-type="float" office:value="0.0320591578182097" calcext:value-type="float">
            <text:p>0.032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0.074532785548179" calcext:value-type="float">
            <text:p>-0.074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180618869484959" calcext:value-type="float">
            <text:p>-0.0181</text:p>
          </table:table-cell>
          <table:table-cell office:value-type="float" office:value="0.00810098161063966" calcext:value-type="float">
            <text:p>0.0081</text:p>
          </table:table-cell>
          <table:table-cell office:value-type="float" office:value="-0.0194563469768258" calcext:value-type="float">
            <text:p>-0.0195</text:p>
          </table:table-cell>
          <table:table-cell office:value-type="float" office:value="-0.0248000120604339" calcext:value-type="float">
            <text:p>-0.0248</text:p>
          </table:table-cell>
          <table:table-cell office:value-type="float" office:value="-0.0654906724765466" calcext:value-type="float">
            <text:p>-0.0655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673177353448771" calcext:value-type="float">
            <text:p>0.0673</text:p>
          </table:table-cell>
          <table:table-cell office:value-type="float" office:value="-0.0176461251598038" calcext:value-type="float">
            <text:p>-0.01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0.0817978624502179" calcext:value-type="float">
            <text:p>-0.081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422955891888289" calcext:value-type="float">
            <text:p>0.0423</text:p>
          </table:table-cell>
          <table:table-cell office:value-type="float" office:value="-0.0194418261961544" calcext:value-type="float">
            <text:p>-0.0194</text:p>
          </table:table-cell>
          <table:table-cell office:value-type="float" office:value="0.0397096259258224" calcext:value-type="float">
            <text:p>0.0397</text:p>
          </table:table-cell>
          <table:table-cell office:value-type="float" office:value="0.0575580333902138" calcext:value-type="float">
            <text:p>0.0576</text:p>
          </table:table-cell>
          <table:table-cell office:value-type="float" office:value="-0.0691723102806335" calcext:value-type="float">
            <text:p>-0.0692</text:p>
          </table:table-cell>
          <table:table-cell office:value-type="float" office:value="0.108111100629547" calcext:value-type="float">
            <text:p>0.1081</text:p>
          </table:table-cell>
          <table:table-cell office:value-type="float" office:value="0.0471904847820801" calcext:value-type="float">
            <text:p>0.0472</text:p>
          </table:table-cell>
          <table:table-cell office:value-type="float" office:value="-0.0383566597339761" calcext:value-type="float">
            <text:p>-0.038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0.0672677086461402" calcext:value-type="float">
            <text:p>-0.067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547074974604431" calcext:value-type="float">
            <text:p>-0.0547</text:p>
          </table:table-cell>
          <table:table-cell office:value-type="float" office:value="-0.026327528147853" calcext:value-type="float">
            <text:p>-0.0263</text:p>
          </table:table-cell>
          <table:table-cell office:value-type="float" office:value="-0.0758704141630718" calcext:value-type="float">
            <text:p>-0.0759</text:p>
          </table:table-cell>
          <table:table-cell office:value-type="float" office:value="-0.0821061805679187" calcext:value-type="float">
            <text:p>-0.0821</text:p>
          </table:table-cell>
          <table:table-cell office:value-type="float" office:value="0.0486400994501486" calcext:value-type="float">
            <text:p>0.0486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868271047895868" calcext:value-type="float">
            <text:p>-0.0868</text:p>
          </table:table-cell>
          <table:table-cell office:value-type="float" office:value="-0.104630370371327" calcext:value-type="float">
            <text:p>-0.104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538306037424824" calcext:value-type="float">
            <text:p>0.005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0297251791416468" calcext:value-type="float">
            <text:p>-0.0030</text:p>
          </table:table-cell>
          <table:table-cell office:value-type="float" office:value="0.0494151933208308" calcext:value-type="float">
            <text:p>0.0494</text:p>
          </table:table-cell>
          <table:table-cell office:value-type="float" office:value="0.0741084473808504" calcext:value-type="float">
            <text:p>0.0741</text:p>
          </table:table-cell>
          <table:table-cell office:value-type="float" office:value="0.0707102687853743" calcext:value-type="float">
            <text:p>0.0707</text:p>
          </table:table-cell>
          <table:table-cell office:value-type="float" office:value="0.0449584616460617" calcext:value-type="float">
            <text:p>0.0450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0149594875772894" calcext:value-type="float">
            <text:p>-0.0015</text:p>
          </table:table-cell>
          <table:table-cell office:value-type="float" office:value="-0.00936191133013488" calcext:value-type="float">
            <text:p>-0.009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0.0018820165277906" calcext:value-type="float">
            <text:p>-0.001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65634302731319" calcext:value-type="float">
            <text:p>-0.0666</text:p>
          </table:table-cell>
          <table:table-cell office:value-type="float" office:value="0.00121527965894113" calcext:value-type="float">
            <text:p>0.0012</text:p>
          </table:table-cell>
          <table:table-cell office:value-type="float" office:value="-0.00294491267841237" calcext:value-type="float">
            <text:p>-0.0029</text:p>
          </table:table-cell>
          <table:table-cell office:value-type="float" office:value="0.00307020103883478" calcext:value-type="float">
            <text:p>0.0031</text:p>
          </table:table-cell>
          <table:table-cell office:value-type="float" office:value="0.0118237214092792" calcext:value-type="float">
            <text:p>0.0118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202923213394714" calcext:value-type="float">
            <text:p>-0.0203</text:p>
          </table:table-cell>
          <table:table-cell office:value-type="float" office:value="-0.0259303389894727" calcext:value-type="float">
            <text:p>-0.025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901559882526766" calcext:value-type="float">
            <text:p>0.009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126728265790919" calcext:value-type="float">
            <text:p>-0.0127</text:p>
          </table:table-cell>
          <table:table-cell office:value-type="float" office:value="0.0287580874657352" calcext:value-type="float">
            <text:p>0.0288</text:p>
          </table:table-cell>
          <table:table-cell office:value-type="float" office:value="-0.0180803941186247" calcext:value-type="float">
            <text:p>-0.0181</text:p>
          </table:table-cell>
          <table:table-cell office:value-type="float" office:value="-0.00507165896769314" calcext:value-type="float">
            <text:p>-0.0051</text:p>
          </table:table-cell>
          <table:table-cell office:value-type="float" office:value="-0.0470824834561119" calcext:value-type="float">
            <text:p>-0.0471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233714151622485" calcext:value-type="float">
            <text:p>0.0234</text:p>
          </table:table-cell>
          <table:table-cell office:value-type="float" office:value="-0.00521980441530042" calcext:value-type="float">
            <text:p>-0.005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0.00551455497881003" calcext:value-type="float">
            <text:p>-0.005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417737525738735" calcext:value-type="float">
            <text:p>-0.0418</text:p>
          </table:table-cell>
          <table:table-cell office:value-type="float" office:value="-0.0435417830270993" calcext:value-type="float">
            <text:p>-0.0435</text:p>
          </table:table-cell>
          <table:table-cell office:value-type="float" office:value="-0.0799982727376751" calcext:value-type="float">
            <text:p>-0.0800</text:p>
          </table:table-cell>
          <table:table-cell office:value-type="float" office:value="-0.0761563597939176" calcext:value-type="float">
            <text:p>-0.0762</text:p>
          </table:table-cell>
          <table:table-cell office:value-type="float" office:value="-0.0323559322397641" calcext:value-type="float">
            <text:p>-0.0324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0.0102267161986826" calcext:value-type="float">
            <text:p>0.0102</text:p>
          </table:table-cell>
          <table:table-cell office:value-type="float" office:value="-0.00936191133013488" calcext:value-type="float">
            <text:p>-0.009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562385986885201" calcext:value-type="float">
            <text:p>0.0562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309956318350655" calcext:value-type="float">
            <text:p>-0.0310</text:p>
          </table:table-cell>
          <table:table-cell office:value-type="float" office:value="0.00810098161063966" calcext:value-type="float">
            <text:p>0.0081</text:p>
          </table:table-cell>
          <table:table-cell office:value-type="float" office:value="0.0190703330528056" calcext:value-type="float">
            <text:p>0.0191</text:p>
          </table:table-cell>
          <table:table-cell office:value-type="float" office:value="0.0212328118226278" calcext:value-type="float">
            <text:p>0.0212</text:p>
          </table:table-cell>
          <table:table-cell office:value-type="float" office:value="0.0339135482338009" calcext:value-type="float">
            <text:p>0.0339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295264267833633" calcext:value-type="float">
            <text:p>-0.0295</text:p>
          </table:table-cell>
          <table:table-cell office:value-type="float" office:value="-0.0590671943081484" calcext:value-type="float">
            <text:p>-0.059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901559882526766" calcext:value-type="float">
            <text:p>0.0090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512814206192631" calcext:value-type="float">
            <text:p>-0.0051</text:p>
          </table:table-cell>
          <table:table-cell office:value-type="float" office:value="-0.0641988888821948" calcext:value-type="float">
            <text:p>-0.0642</text:p>
          </table:table-cell>
          <table:table-cell office:value-type="float" office:value="0.069980588806247" calcext:value-type="float">
            <text:p>0.0700</text:p>
          </table:table-cell>
          <table:table-cell office:value-type="float" office:value="0.0838625041805348" calcext:value-type="float">
            <text:p>0.0839</text:p>
          </table:table-cell>
          <table:table-cell office:value-type="float" office:value="-0.039719207847938" calcext:value-type="float">
            <text:p>-0.0397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395424941923217" calcext:value-type="float">
            <text:p>0.0395</text:p>
          </table:table-cell>
          <table:table-cell office:value-type="float" office:value="0.0196328370737063" calcext:value-type="float">
            <text:p>0.019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0.0672677086461402" calcext:value-type="float">
            <text:p>-0.067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590187457559663" calcext:value-type="float">
            <text:p>-0.0590</text:p>
          </table:table-cell>
          <table:table-cell office:value-type="float" office:value="0.0322009384415845" calcext:value-type="float">
            <text:p>0.0322</text:p>
          </table:table-cell>
          <table:table-cell office:value-type="float" office:value="-0.0511032627154516" calcext:value-type="float">
            <text:p>-0.0511</text:p>
          </table:table-cell>
          <table:table-cell office:value-type="float" office:value="-0.0495387405418071" calcext:value-type="float">
            <text:p>-0.0495</text:p>
          </table:table-cell>
          <table:table-cell office:value-type="float" office:value="-0.0102661054152424" calcext:value-type="float">
            <text:p>-0.0103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0.00200444264449664" calcext:value-type="float">
            <text:p>0.0020</text:p>
          </table:table-cell>
          <table:table-cell office:value-type="float" office:value="0.0237749439885408" calcext:value-type="float">
            <text:p>0.023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271782910803648" calcext:value-type="float">
            <text:p>0.0272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250505960067361" calcext:value-type="float">
            <text:p>0.0251</text:p>
          </table:table-cell>
          <table:table-cell office:value-type="float" office:value="0.0149866835623382" calcext:value-type="float">
            <text:p>0.0150</text:p>
          </table:table-cell>
          <table:table-cell office:value-type="float" office:value="0.0259500973438112" calcext:value-type="float">
            <text:p>0.0260</text:p>
          </table:table-cell>
          <table:table-cell office:value-type="float" office:value="0.0484767279983173" calcext:value-type="float">
            <text:p>0.0485</text:p>
          </table:table-cell>
          <table:table-cell office:value-type="float" office:value="-0.039719207847938" calcext:value-type="float">
            <text:p>-0.0397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0783842831487257" calcext:value-type="float">
            <text:p>0.0078</text:p>
          </table:table-cell>
          <table:table-cell office:value-type="float" office:value="0.0237749439885408" calcext:value-type="float">
            <text:p>0.023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0.0236772472339071" calcext:value-type="float">
            <text:p>-0.023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460850008693967" calcext:value-type="float">
            <text:p>-0.0461</text:p>
          </table:table-cell>
          <table:table-cell office:value-type="float" office:value="-0.0332132300995515" calcext:value-type="float">
            <text:p>-0.0332</text:p>
          </table:table-cell>
          <table:table-cell office:value-type="float" office:value="0.0328298616348168" calcext:value-type="float">
            <text:p>0.0328</text:p>
          </table:table-cell>
          <table:table-cell office:value-type="float" office:value="0.0362639379885255" calcext:value-type="float">
            <text:p>0.0363</text:p>
          </table:table-cell>
          <table:table-cell office:value-type="float" office:value="0.0375951860378878" calcext:value-type="float">
            <text:p>0.0376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332455926482279" calcext:value-type="float">
            <text:p>-0.0332</text:p>
          </table:table-cell>
          <table:table-cell office:value-type="float" office:value="0.0113486232440374" calcext:value-type="float">
            <text:p>0.011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489735217864813" calcext:value-type="float">
            <text:p>0.0490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034943545291201" calcext:value-type="float">
            <text:p>0.0035</text:p>
          </table:table-cell>
          <table:table-cell office:value-type="float" office:value="0.0700722991759264" calcext:value-type="float">
            <text:p>0.0701</text:p>
          </table:table-cell>
          <table:table-cell office:value-type="float" office:value="-0.00844872411121685" calcext:value-type="float">
            <text:p>-0.0084</text:p>
          </table:table-cell>
          <table:table-cell office:value-type="float" office:value="0.0134041002778894" calcext:value-type="float">
            <text:p>0.0134</text:p>
          </table:table-cell>
          <table:table-cell office:value-type="float" office:value="-0.0544457590642857" calcext:value-type="float">
            <text:p>-0.0544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133169054834599" calcext:value-type="float">
            <text:p>0.0133</text:p>
          </table:table-cell>
          <table:table-cell office:value-type="float" office:value="0.0362012647330441" calcext:value-type="float">
            <text:p>0.03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0.0527375548420625" calcext:value-type="float">
            <text:p>-0.052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541515220015177" calcext:value-type="float">
            <text:p>0.0542</text:p>
          </table:table-cell>
          <table:table-cell office:value-type="float" office:value="-0.026327528147853" calcext:value-type="float">
            <text:p>-0.0263</text:p>
          </table:table-cell>
          <table:table-cell office:value-type="float" office:value="-0.055231121290055" calcext:value-type="float">
            <text:p>-0.0552</text:p>
          </table:table-cell>
          <table:table-cell office:value-type="float" office:value="-0.0338813174523304" calcext:value-type="float">
            <text:p>-0.0339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740926079434694" calcext:value-type="float">
            <text:p>-0.0741</text:p>
          </table:table-cell>
          <table:table-cell office:value-type="float" office:value="-0.0590671943081484" calcext:value-type="float">
            <text:p>-0.059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417084448844424" calcext:value-type="float">
            <text:p>0.041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450071887955159" calcext:value-type="float">
            <text:p>-0.0450</text:p>
          </table:table-cell>
          <table:table-cell office:value-type="float" office:value="0.0345076485954035" calcext:value-type="float">
            <text:p>0.0345</text:p>
          </table:table-cell>
          <table:table-cell office:value-type="float" office:value="0.0438374845004257" calcext:value-type="float">
            <text:p>0.0438</text:p>
          </table:table-cell>
          <table:table-cell office:value-type="float" office:value="-0.0157187066685373" calcext:value-type="float">
            <text:p>-0.0157</text:p>
          </table:table-cell>
          <table:table-cell office:value-type="float" office:value="0.0375951860378878" calcext:value-type="float">
            <text:p>0.0376</text:p>
          </table:table-cell>
          <table:table-cell office:value-type="float" office:value="-0.0144006206784745" calcext:value-type="float">
            <text:p>-0.0144</text:p>
          </table:table-cell>
          <table:table-cell office:value-type="float" office:value="0.0898970830097539" calcext:value-type="float">
            <text:p>0.0899</text:p>
          </table:table-cell>
          <table:table-cell office:value-type="float" office:value="0.00720651632920294" calcext:value-type="float">
            <text:p>0.00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62385986885201" calcext:value-type="float">
            <text:p>0.0562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579409336820855" calcext:value-type="float">
            <text:p>-0.0579</text:p>
          </table:table-cell>
          <table:table-cell office:value-type="float" office:value="-0.0079771324465764" calcext:value-type="float">
            <text:p>-0.0080</text:p>
          </table:table-cell>
          <table:table-cell office:value-type="float" office:value="0.0520932016496325" calcext:value-type="float">
            <text:p>0.0521</text:p>
          </table:table-cell>
          <table:table-cell office:value-type="float" office:value="0.0491030249218964" calcext:value-type="float">
            <text:p>0.0491</text:p>
          </table:table-cell>
          <table:table-cell office:value-type="float" office:value="0.0560033750583225" calcext:value-type="float">
            <text:p>0.0560</text:p>
          </table:table-cell>
          <table:table-cell office:value-type="float" office:value="-0.0214118336448974" calcext:value-type="float">
            <text:p>-0.0214</text:p>
          </table:table-cell>
          <table:table-cell office:value-type="float" office:value="-0.0283231672388482" calcext:value-type="float">
            <text:p>-0.0283</text:p>
          </table:table-cell>
          <table:table-cell office:value-type="float" office:value="0.044485478562713" calcext:value-type="float">
            <text:p>0.044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0.0345748625869654" calcext:value-type="float">
            <text:p>-0.0346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557853095343239" calcext:value-type="float">
            <text:p>-0.0558</text:p>
          </table:table-cell>
          <table:table-cell office:value-type="float" office:value="-0.0159989752203052" calcext:value-type="float">
            <text:p>-0.0160</text:p>
          </table:table-cell>
          <table:table-cell office:value-type="float" office:value="-0.00982467696941797" calcext:value-type="float">
            <text:p>-0.0098</text:p>
          </table:table-cell>
          <table:table-cell office:value-type="float" office:value="-0.00788999512379895" calcext:value-type="float">
            <text:p>-0.0079</text:p>
          </table:table-cell>
          <table:table-cell office:value-type="float" office:value="0.0375951860378878" calcext:value-type="float">
            <text:p>0.0376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529626410935766" calcext:value-type="float">
            <text:p>-0.0530</text:p>
          </table:table-cell>
          <table:table-cell office:value-type="float" office:value="0.0279170509033752" calcext:value-type="float">
            <text:p>0.027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816663678456561" calcext:value-type="float">
            <text:p>0.081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0133873038135851" calcext:value-type="float">
            <text:p>0.0013</text:p>
          </table:table-cell>
          <table:table-cell office:value-type="float" office:value="0.0356437894174338" calcext:value-type="float">
            <text:p>0.0356</text:p>
          </table:table-cell>
          <table:table-cell office:value-type="float" office:value="0.126394655992493" calcext:value-type="float">
            <text:p>0.1264</text:p>
          </table:table-cell>
          <table:table-cell office:value-type="float" office:value="0.0910649188016941" calcext:value-type="float">
            <text:p>0.0911</text:p>
          </table:table-cell>
          <table:table-cell office:value-type="float" office:value="0.0191869970174531" calcext:value-type="float">
            <text:p>0.0192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844915306620462" calcext:value-type="float">
            <text:p>0.0845</text:p>
          </table:table-cell>
          <table:table-cell office:value-type="float" office:value="-0.0300724459043072" calcext:value-type="float">
            <text:p>-0.030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0.0018820165277906" calcext:value-type="float">
            <text:p>-0.0019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304396563761401" calcext:value-type="float">
            <text:p>0.0304</text:p>
          </table:table-cell>
          <table:table-cell office:value-type="float" office:value="0.0528580442966801" calcext:value-type="float">
            <text:p>0.0529</text:p>
          </table:table-cell>
          <table:table-cell office:value-type="float" office:value="0.0397096259258224" calcext:value-type="float">
            <text:p>0.0397</text:p>
          </table:table-cell>
          <table:table-cell office:value-type="float" office:value="0.0566185880048452" calcext:value-type="float">
            <text:p>0.0566</text:p>
          </table:table-cell>
          <table:table-cell office:value-type="float" office:value="-0.039719207847938" calcext:value-type="float">
            <text:p>-0.0397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253950789416601" calcext:value-type="float">
            <text:p>0.0254</text:p>
          </table:table-cell>
          <table:table-cell office:value-type="float" office:value="0.0279170509033752" calcext:value-type="float">
            <text:p>0.027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10726675453811" calcext:value-type="float">
            <text:p>0.110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067277907507625" calcext:value-type="float">
            <text:p>0.0067</text:p>
          </table:table-cell>
          <table:table-cell office:value-type="float" office:value="0.0287580874657352" calcext:value-type="float">
            <text:p>0.0288</text:p>
          </table:table-cell>
          <table:table-cell office:value-type="float" office:value="-0.0277120641260325" calcext:value-type="float">
            <text:p>-0.0277</text:p>
          </table:table-cell>
          <table:table-cell office:value-type="float" office:value="-0.00726369820021989" calcext:value-type="float">
            <text:p>-0.0073</text:p>
          </table:table-cell>
          <table:table-cell office:value-type="float" office:value="-0.0470824834561119" calcext:value-type="float">
            <text:p>-0.0471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0200444264449664" calcext:value-type="float">
            <text:p>0.0020</text:p>
          </table:table-cell>
          <table:table-cell office:value-type="float" office:value="0.0776223338813887" calcext:value-type="float">
            <text:p>0.077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0.030942324135946" calcext:value-type="float">
            <text:p>-0.030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466068374843521" calcext:value-type="float">
            <text:p>0.0466</text:p>
          </table:table-cell>
          <table:table-cell office:value-type="float" office:value="0.0149866835623382" calcext:value-type="float">
            <text:p>0.0150</text:p>
          </table:table-cell>
          <table:table-cell office:value-type="float" office:value="-0.0167044412604236" calcext:value-type="float">
            <text:p>-0.0167</text:p>
          </table:table-cell>
          <table:table-cell office:value-type="float" office:value="-0.0470335528474908" calcext:value-type="float">
            <text:p>-0.0470</text:p>
          </table:table-cell>
          <table:table-cell office:value-type="float" office:value="0.000778807997018385" calcext:value-type="float">
            <text:p>0.0008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634527198382531" calcext:value-type="float">
            <text:p>0.0635</text:p>
          </table:table-cell>
          <table:table-cell office:value-type="float" office:value="-0.0259303389894727" calcext:value-type="float">
            <text:p>-0.02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175052192322882" calcext:value-type="float">
            <text:p>0.001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261284080806169" calcext:value-type="float">
            <text:p>0.0261</text:p>
          </table:table-cell>
          <table:table-cell office:value-type="float" office:value="-0.00911327326860665" calcext:value-type="float">
            <text:p>-0.0091</text:p>
          </table:table-cell>
          <table:table-cell office:value-type="float" office:value="0.02457414448561" calcext:value-type="float">
            <text:p>0.0246</text:p>
          </table:table-cell>
          <table:table-cell office:value-type="float" office:value="0.0384559772210522" calcext:value-type="float">
            <text:p>0.0385</text:p>
          </table:table-cell>
          <table:table-cell office:value-type="float" office:value="-0.0213110188275033" calcext:value-type="float">
            <text:p>-0.0213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0943365877161599" calcext:value-type="float">
            <text:p>0.0094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901559882526766" calcext:value-type="float">
            <text:p>0.009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455290254104713" calcext:value-type="float">
            <text:p>0.0455</text:p>
          </table:table-cell>
          <table:table-cell office:value-type="float" office:value="0.0287580874657352" calcext:value-type="float">
            <text:p>0.0288</text:p>
          </table:table-cell>
          <table:table-cell office:value-type="float" office:value="0.0121905687618" calcext:value-type="float">
            <text:p>0.0122</text:p>
          </table:table-cell>
          <table:table-cell office:value-type="float" office:value="-0.0138398158978001" calcext:value-type="float">
            <text:p>-0.0138</text:p>
          </table:table-cell>
          <table:table-cell office:value-type="float" office:value="0.026550272625627" calcext:value-type="float">
            <text:p>0.0266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0.0461330748793245" calcext:value-type="float">
            <text:p>0.0461</text:p>
          </table:table-cell>
          <table:table-cell office:value-type="float" office:value="0.0362012647330441" calcext:value-type="float">
            <text:p>0.036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308108295313842" calcext:value-type="float">
            <text:p>0.030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401399650410673" calcext:value-type="float">
            <text:p>0.0401</text:p>
          </table:table-cell>
          <table:table-cell office:value-type="float" office:value="0.0769580011276249" calcext:value-type="float">
            <text:p>0.0770</text:p>
          </table:table-cell>
          <table:table-cell office:value-type="float" office:value="0.0176943801946044" calcext:value-type="float">
            <text:p>0.0177</text:p>
          </table:table-cell>
          <table:table-cell office:value-type="float" office:value="0.0378296802974731" calcext:value-type="float">
            <text:p>0.0378</text:p>
          </table:table-cell>
          <table:table-cell office:value-type="float" office:value="-0.0286742944356771" calcext:value-type="float">
            <text:p>-0.0287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-0.00149594875772894" calcext:value-type="float">
            <text:p>-0.0015</text:p>
          </table:table-cell>
          <table:table-cell office:value-type="float" office:value="0.119043403029733" calcext:value-type="float">
            <text:p>0.119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38075906433423" calcext:value-type="float">
            <text:p>0.038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180618869484959" calcext:value-type="float">
            <text:p>-0.0181</text:p>
          </table:table-cell>
          <table:table-cell office:value-type="float" office:value="0.0666294482000771" calcext:value-type="float">
            <text:p>0.0666</text:p>
          </table:table-cell>
          <table:table-cell office:value-type="float" office:value="-0.0511032627154516" calcext:value-type="float">
            <text:p>-0.0511</text:p>
          </table:table-cell>
          <table:table-cell office:value-type="float" office:value="-0.0166581520539059" calcext:value-type="float">
            <text:p>-0.0167</text:p>
          </table:table-cell>
          <table:table-cell office:value-type="float" office:value="-0.0765355858888074" calcext:value-type="float">
            <text:p>-0.0765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-0.011896851335696" calcext:value-type="float">
            <text:p>-0.0119</text:p>
          </table:table-cell>
          <table:table-cell office:value-type="float" office:value="-0.0135040182449693" calcext:value-type="float">
            <text:p>-0.013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901559882526766" calcext:value-type="float">
            <text:p>0.009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142724752679281" calcext:value-type="float">
            <text:p>0.0143</text:p>
          </table:table-cell>
          <table:table-cell office:value-type="float" office:value="0.0149866835623382" calcext:value-type="float">
            <text:p>0.0150</text:p>
          </table:table-cell>
          <table:table-cell office:value-type="float" office:value="0.0548451073660347" calcext:value-type="float">
            <text:p>0.0548</text:p>
          </table:table-cell>
          <table:table-cell office:value-type="float" office:value="0.0472241341511592" calcext:value-type="float">
            <text:p>0.0472</text:p>
          </table:table-cell>
          <table:table-cell office:value-type="float" office:value="0.0707299262746703" calcext:value-type="float">
            <text:p>0.0707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332455926482279" calcext:value-type="float">
            <text:p>-0.0332</text:p>
          </table:table-cell>
          <table:table-cell office:value-type="float" office:value="-0.0590671943081484" calcext:value-type="float">
            <text:p>-0.059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925639831987143" calcext:value-type="float">
            <text:p>0.0926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369065288194249" calcext:value-type="float">
            <text:p>0.0369</text:p>
          </table:table-cell>
          <table:table-cell office:value-type="float" office:value="0.0218723855140367" calcext:value-type="float">
            <text:p>0.0219</text:p>
          </table:table-cell>
          <table:table-cell office:value-type="float" office:value="-0.0249601584096303" calcext:value-type="float">
            <text:p>-0.0250</text:p>
          </table:table-cell>
          <table:table-cell office:value-type="float" office:value="-0.0166581520539059" calcext:value-type="float">
            <text:p>-0.0167</text:p>
          </table:table-cell>
          <table:table-cell office:value-type="float" office:value="0.000778807997018385" calcext:value-type="float">
            <text:p>0.0008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225165283763022" calcext:value-type="float">
            <text:p>-0.0225</text:p>
          </table:table-cell>
          <table:table-cell office:value-type="float" office:value="-0.0217882320746382" calcext:value-type="float">
            <text:p>-0.021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671362140415784" calcext:value-type="float">
            <text:p>0.0671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034943545291201" calcext:value-type="float">
            <text:p>0.0035</text:p>
          </table:table-cell>
          <table:table-cell office:value-type="float" office:value="0.0356437894174338" calcext:value-type="float">
            <text:p>0.0356</text:p>
          </table:table-cell>
          <table:table-cell office:value-type="float" office:value="0.0493412959332302" calcext:value-type="float">
            <text:p>0.0493</text:p>
          </table:table-cell>
          <table:table-cell office:value-type="float" office:value="0.0312535625998929" calcext:value-type="float">
            <text:p>0.0313</text:p>
          </table:table-cell>
          <table:table-cell office:value-type="float" office:value="0.0707299262746703" calcext:value-type="float">
            <text:p>0.0707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00611735304562622" calcext:value-type="float">
            <text:p>-0.0006</text:p>
          </table:table-cell>
          <table:table-cell office:value-type="float" office:value="0.0196328370737063" calcext:value-type="float">
            <text:p>0.019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175052192322882" calcext:value-type="float">
            <text:p>0.001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708746785686551" calcext:value-type="float">
            <text:p>-0.0709</text:p>
          </table:table-cell>
          <table:table-cell office:value-type="float" office:value="-0.0228846771720037" calcext:value-type="float">
            <text:p>-0.0229</text:p>
          </table:table-cell>
          <table:table-cell office:value-type="float" office:value="-0.00156895982021125" calcext:value-type="float">
            <text:p>-0.0016</text:p>
          </table:table-cell>
          <table:table-cell office:value-type="float" office:value="-0.00100072896442919" calcext:value-type="float">
            <text:p>-0.0010</text:p>
          </table:table-cell>
          <table:table-cell office:value-type="float" office:value="0.026550272625627" calcext:value-type="float">
            <text:p>0.0266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225165283763022" calcext:value-type="float">
            <text:p>-0.0225</text:p>
          </table:table-cell>
          <table:table-cell office:value-type="float" office:value="0.00720651632920294" calcext:value-type="float">
            <text:p>0.00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308108295313842" calcext:value-type="float">
            <text:p>0.030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331512559828271" calcext:value-type="float">
            <text:p>-0.0332</text:p>
          </table:table-cell>
          <table:table-cell office:value-type="float" office:value="-0.0228846771720037" calcext:value-type="float">
            <text:p>-0.0229</text:p>
          </table:table-cell>
          <table:table-cell office:value-type="float" office:value="-0.0469754041408482" calcext:value-type="float">
            <text:p>-0.0470</text:p>
          </table:table-cell>
          <table:table-cell office:value-type="float" office:value="-0.0811667351825501" calcext:value-type="float">
            <text:p>-0.0812</text:p>
          </table:table-cell>
          <table:table-cell office:value-type="float" office:value="0.103864666511453" calcext:value-type="float">
            <text:p>0.1039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398088265274008" calcext:value-type="float">
            <text:p>-0.0398</text:p>
          </table:table-cell>
          <table:table-cell office:value-type="float" office:value="-0.0549250873933139" calcext:value-type="float">
            <text:p>-0.05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271782910803648" calcext:value-type="float">
            <text:p>0.0272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940305687351073" calcext:value-type="float">
            <text:p>0.0940</text:p>
          </table:table-cell>
          <table:table-cell office:value-type="float" office:value="0.0976151069827205" calcext:value-type="float">
            <text:p>0.0976</text:p>
          </table:table-cell>
          <table:table-cell office:value-type="float" office:value="-0.0345918284170381" calcext:value-type="float">
            <text:p>-0.0346</text:p>
          </table:table-cell>
          <table:table-cell office:value-type="float" office:value="-0.0320024266815931" calcext:value-type="float">
            <text:p>-0.0320</text:p>
          </table:table-cell>
          <table:table-cell office:value-type="float" office:value="-0.0434008456520249" calcext:value-type="float">
            <text:p>-0.0434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366437325623537" calcext:value-type="float">
            <text:p>0.0366</text:p>
          </table:table-cell>
          <table:table-cell office:value-type="float" office:value="0.10661708228523" calcext:value-type="float">
            <text:p>0.1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126481372762871" calcext:value-type="float">
            <text:p>0.0126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358287167455441" calcext:value-type="float">
            <text:p>0.0358</text:p>
          </table:table-cell>
          <table:table-cell office:value-type="float" office:value="0.0494151933208308" calcext:value-type="float">
            <text:p>0.0494</text:p>
          </table:table-cell>
          <table:table-cell office:value-type="float" office:value="0.0534691545078336" calcext:value-type="float">
            <text:p>0.0535</text:p>
          </table:table-cell>
          <table:table-cell office:value-type="float" office:value="0.0741549018650592" calcext:value-type="float">
            <text:p>0.0742</text:p>
          </table:table-cell>
          <table:table-cell office:value-type="float" office:value="-0.0691723102806335" calcext:value-type="float">
            <text:p>-0.0692</text:p>
          </table:table-cell>
          <table:table-cell office:value-type="float" office:value="0.145012221505457" calcext:value-type="float">
            <text:p>0.1450</text:p>
          </table:table-cell>
          <table:table-cell office:value-type="float" office:value="0.0456043699279467" calcext:value-type="float">
            <text:p>0.0456</text:p>
          </table:table-cell>
          <table:table-cell office:value-type="float" office:value="0.0486275854775475" calcext:value-type="float">
            <text:p>0.048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744012909436172" calcext:value-type="float">
            <text:p>0.074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315174684500209" calcext:value-type="float">
            <text:p>0.0315</text:p>
          </table:table-cell>
          <table:table-cell office:value-type="float" office:value="0.10105795795857" calcext:value-type="float">
            <text:p>0.1011</text:p>
          </table:table-cell>
          <table:table-cell office:value-type="float" office:value="0.046589390216828" calcext:value-type="float">
            <text:p>0.0466</text:p>
          </table:table-cell>
          <table:table-cell office:value-type="float" office:value="0.0368902349121045" calcext:value-type="float">
            <text:p>0.0369</text:p>
          </table:table-cell>
          <table:table-cell office:value-type="float" office:value="0.0155053592133662" calcext:value-type="float">
            <text:p>0.0155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33653814906286" calcext:value-type="float">
            <text:p>0.0337</text:p>
          </table:table-cell>
          <table:table-cell office:value-type="float" office:value="0.044485478562713" calcext:value-type="float">
            <text:p>0.044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0.0418399394890042" calcext:value-type="float">
            <text:p>-0.041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54856181992511" calcext:value-type="float">
            <text:p>-0.0655</text:p>
          </table:table-cell>
          <table:table-cell office:value-type="float" office:value="-0.04009893205125" calcext:value-type="float">
            <text:p>-0.0401</text:p>
          </table:table-cell>
          <table:table-cell office:value-type="float" office:value="-0.00569681839481461" calcext:value-type="float">
            <text:p>-0.0057</text:p>
          </table:table-cell>
          <table:table-cell office:value-type="float" office:value="0.014343545663258" calcext:value-type="float">
            <text:p>0.0143</text:p>
          </table:table-cell>
          <table:table-cell office:value-type="float" office:value="-0.0434008456520249" calcext:value-type="float">
            <text:p>-0.0434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0702713968258586" calcext:value-type="float">
            <text:p>0.0070</text:p>
          </table:table-cell>
          <table:table-cell office:value-type="float" office:value="-0.0135040182449693" calcext:value-type="float">
            <text:p>-0.013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0.0890629393522567" calcext:value-type="float">
            <text:p>-0.0891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417737525738735" calcext:value-type="float">
            <text:p>-0.0418</text:p>
          </table:table-cell>
          <table:table-cell office:value-type="float" office:value="-0.0194418261961544" calcext:value-type="float">
            <text:p>-0.0194</text:p>
          </table:table-cell>
          <table:table-cell office:value-type="float" office:value="-0.0662387441556639" calcext:value-type="float">
            <text:p>-0.0662</text:p>
          </table:table-cell>
          <table:table-cell office:value-type="float" office:value="-0.0742774690231804" calcext:value-type="float">
            <text:p>-0.0743</text:p>
          </table:table-cell>
          <table:table-cell office:value-type="float" office:value="0.00814208360519227" calcext:value-type="float">
            <text:p>0.0081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0.00114757599916015" calcext:value-type="float">
            <text:p>0.0011</text:p>
          </table:table-cell>
          <table:table-cell office:value-type="float" office:value="-0.0300724459043072" calcext:value-type="float">
            <text:p>-0.030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35457526293453" calcext:value-type="float">
            <text:p>0.023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396181284261119" calcext:value-type="float">
            <text:p>-0.0396</text:p>
          </table:table-cell>
          <table:table-cell office:value-type="float" office:value="-0.00567042229275739" calcext:value-type="float">
            <text:p>-0.0057</text:p>
          </table:table-cell>
          <table:table-cell office:value-type="float" office:value="-0.0483513569990494" calcext:value-type="float">
            <text:p>-0.0484</text:p>
          </table:table-cell>
          <table:table-cell office:value-type="float" office:value="-0.0332550205287513" calcext:value-type="float">
            <text:p>-0.0333</text:p>
          </table:table-cell>
          <table:table-cell office:value-type="float" office:value="0.0118237214092792" calcext:value-type="float">
            <text:p>0.0118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101639959030776" calcext:value-type="float">
            <text:p>-0.1016</text:p>
          </table:table-cell>
          <table:table-cell office:value-type="float" office:value="-0.0673514081378173" calcext:value-type="float">
            <text:p>-0.06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0.0454724779400236" calcext:value-type="float">
            <text:p>-0.045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385403163522311" calcext:value-type="float">
            <text:p>-0.0385</text:p>
          </table:table-cell>
          <table:table-cell office:value-type="float" office:value="-0.026327528147853" calcext:value-type="float">
            <text:p>-0.0263</text:p>
          </table:table-cell>
          <table:table-cell office:value-type="float" office:value="-0.0153284884022225" calcext:value-type="float">
            <text:p>-0.0153</text:p>
          </table:table-cell>
          <table:table-cell office:value-type="float" office:value="0.000878161806308023" calcext:value-type="float">
            <text:p>0.0009</text:p>
          </table:table-cell>
          <table:table-cell office:value-type="float" office:value="-0.0323559322397641" calcext:value-type="float">
            <text:p>-0.0324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0114757599916015" calcext:value-type="float">
            <text:p>0.0011</text:p>
          </table:table-cell>
          <table:table-cell office:value-type="float" office:value="-0.0383566597339761" calcext:value-type="float">
            <text:p>-0.038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0.0236772472339071" calcext:value-type="float">
            <text:p>-0.023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56065714656615" calcext:value-type="float">
            <text:p>-0.0256</text:p>
          </table:table-cell>
          <table:table-cell office:value-type="float" office:value="0.0425294913691323" calcext:value-type="float">
            <text:p>0.0425</text:p>
          </table:table-cell>
          <table:table-cell office:value-type="float" office:value="-0.0538551684318538" calcext:value-type="float">
            <text:p>-0.0539</text:p>
          </table:table-cell>
          <table:table-cell office:value-type="float" office:value="-0.0476598497710699" calcext:value-type="float">
            <text:p>-0.0477</text:p>
          </table:table-cell>
          <table:table-cell office:value-type="float" office:value="-0.0213110188275033" calcext:value-type="float">
            <text:p>-0.0213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0.00114757599916015" calcext:value-type="float">
            <text:p>0.0011</text:p>
          </table:table-cell>
          <table:table-cell office:value-type="float" office:value="0.0196328370737063" calcext:value-type="float">
            <text:p>0.019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0.099960554705315" calcext:value-type="float">
            <text:p>-0.100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234509473178999" calcext:value-type="float">
            <text:p>-0.0235</text:p>
          </table:table-cell>
          <table:table-cell office:value-type="float" office:value="-0.0641988888821948" calcext:value-type="float">
            <text:p>-0.0642</text:p>
          </table:table-cell>
          <table:table-cell office:value-type="float" office:value="-0.0579830270064572" calcext:value-type="float">
            <text:p>-0.0580</text:p>
          </table:table-cell>
          <table:table-cell office:value-type="float" office:value="-0.0601857882426513" calcext:value-type="float">
            <text:p>-0.0602</text:p>
          </table:table-cell>
          <table:table-cell office:value-type="float" office:value="0.0118237214092792" calcext:value-type="float">
            <text:p>0.0118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181136923156903" calcext:value-type="float">
            <text:p>-0.0181</text:p>
          </table:table-cell>
          <table:table-cell office:value-type="float" office:value="-0.0507829804784794" calcext:value-type="float">
            <text:p>-0.05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0.0273097856849265" calcext:value-type="float">
            <text:p>-0.027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65634302731319" calcext:value-type="float">
            <text:p>-0.0666</text:p>
          </table:table-cell>
          <table:table-cell office:value-type="float" office:value="-0.112398802544084" calcext:value-type="float">
            <text:p>-0.1124</text:p>
          </table:table-cell>
          <table:table-cell office:value-type="float" office:value="-0.0497273098572505" calcext:value-type="float">
            <text:p>-0.0497</text:p>
          </table:table-cell>
          <table:table-cell office:value-type="float" office:value="-0.0413968805352792" calcext:value-type="float">
            <text:p>-0.0414</text:p>
          </table:table-cell>
          <table:table-cell office:value-type="float" office:value="0.000778807997018385" calcext:value-type="float">
            <text:p>0.0008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358161925842373" calcext:value-type="float">
            <text:p>-0.0358</text:p>
          </table:table-cell>
          <table:table-cell office:value-type="float" office:value="-0.00936191133013488" calcext:value-type="float">
            <text:p>-0.009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308108295313842" calcext:value-type="float">
            <text:p>0.030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325952805239017" calcext:value-type="float">
            <text:p>0.0326</text:p>
          </table:table-cell>
          <table:table-cell office:value-type="float" office:value="0.0494151933208308" calcext:value-type="float">
            <text:p>0.0494</text:p>
          </table:table-cell>
          <table:table-cell office:value-type="float" office:value="-0.0400956398498426" calcext:value-type="float">
            <text:p>-0.0401</text:p>
          </table:table-cell>
          <table:table-cell office:value-type="float" office:value="-0.0435889197678059" calcext:value-type="float">
            <text:p>-0.0436</text:p>
          </table:table-cell>
          <table:table-cell office:value-type="float" office:value="-0.0691723102806335" calcext:value-type="float">
            <text:p>-0.0692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630151709129748" calcext:value-type="float">
            <text:p>0.0630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0.103593093156334" calcext:value-type="float">
            <text:p>-0.1036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460850008693967" calcext:value-type="float">
            <text:p>-0.0461</text:p>
          </table:table-cell>
          <table:table-cell office:value-type="float" office:value="-0.026327528147853" calcext:value-type="float">
            <text:p>-0.0263</text:p>
          </table:table-cell>
          <table:table-cell office:value-type="float" office:value="-0.0249601584096303" calcext:value-type="float">
            <text:p>-0.0250</text:p>
          </table:table-cell>
          <table:table-cell office:value-type="float" office:value="-0.0248000120604339" calcext:value-type="float">
            <text:p>-0.0248</text:p>
          </table:table-cell>
          <table:table-cell office:value-type="float" office:value="0.0302319104297139" calcext:value-type="float">
            <text:p>0.0302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398088265274008" calcext:value-type="float">
            <text:p>-0.0398</text:p>
          </table:table-cell>
          <table:table-cell office:value-type="float" office:value="-0.0549250873933139" calcext:value-type="float">
            <text:p>-0.054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671362140415784" calcext:value-type="float">
            <text:p>0.067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99178197611847" calcext:value-type="float">
            <text:p>-0.0299</text:p>
          </table:table-cell>
          <table:table-cell office:value-type="float" office:value="0.0574370360945596" calcext:value-type="float">
            <text:p>0.0574</text:p>
          </table:table-cell>
          <table:table-cell office:value-type="float" office:value="-0.000193006962010126" calcext:value-type="float">
            <text:p>-0.0002</text:p>
          </table:table-cell>
          <table:table-cell office:value-type="float" office:value="-0.0157187066685373" calcext:value-type="float">
            <text:p>-0.0157</text:p>
          </table:table-cell>
          <table:table-cell office:value-type="float" office:value="0.0744115640787572" calcext:value-type="float">
            <text:p>0.0744</text:p>
          </table:table-cell>
          <table:table-cell office:value-type="float" office:value="-0.0505637191368663" calcext:value-type="float">
            <text:p>-0.0506</text:p>
          </table:table-cell>
          <table:table-cell office:value-type="float" office:value="-0.0384597173411264" calcext:value-type="float">
            <text:p>-0.0385</text:p>
          </table:table-cell>
          <table:table-cell office:value-type="float" office:value="0.00720651632920294" calcext:value-type="float">
            <text:p>0.007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0.0527375548420625" calcext:value-type="float">
            <text:p>-0.052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126728265790919" calcext:value-type="float">
            <text:p>-0.0127</text:p>
          </table:table-cell>
          <table:table-cell office:value-type="float" office:value="-0.0607560379063456" calcext:value-type="float">
            <text:p>-0.0608</text:p>
          </table:table-cell>
          <table:table-cell office:value-type="float" office:value="-0.000193006962010126" calcext:value-type="float">
            <text:p>-0.0002</text:p>
          </table:table-cell>
          <table:table-cell office:value-type="float" office:value="0.00808057642746732" calcext:value-type="float">
            <text:p>0.0081</text:p>
          </table:table-cell>
          <table:table-cell office:value-type="float" office:value="0.0118237214092792" calcext:value-type="float">
            <text:p>0.0118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271290232969432" calcext:value-type="float">
            <text:p>-0.0271</text:p>
          </table:table-cell>
          <table:table-cell office:value-type="float" office:value="-0.0507829804784794" calcext:value-type="float">
            <text:p>-0.050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0.0273097856849265" calcext:value-type="float">
            <text:p>-0.027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159062628007343" calcext:value-type="float">
            <text:p>-0.0159</text:p>
          </table:table-cell>
          <table:table-cell office:value-type="float" office:value="-0.0297703791237022" calcext:value-type="float">
            <text:p>-0.0298</text:p>
          </table:table-cell>
          <table:table-cell office:value-type="float" office:value="0.00393485161259324" calcext:value-type="float">
            <text:p>0.0039</text:p>
          </table:table-cell>
          <table:table-cell office:value-type="float" office:value="-0.000687580502639652" calcext:value-type="float">
            <text:p>-0.0007</text:p>
          </table:table-cell>
          <table:table-cell office:value-type="float" office:value="0.0412768238419747" calcext:value-type="float">
            <text:p>0.0413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236468630999376" calcext:value-type="float">
            <text:p>-0.0236</text:p>
          </table:table-cell>
          <table:table-cell office:value-type="float" office:value="0.0113486232440374" calcext:value-type="float">
            <text:p>0.01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0.0382074010379848" calcext:value-type="float">
            <text:p>-0.0382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713965151836105" calcext:value-type="float">
            <text:p>0.0714</text:p>
          </table:table-cell>
          <table:table-cell office:value-type="float" office:value="-0.0573131869304963" calcext:value-type="float">
            <text:p>-0.0573</text:p>
          </table:table-cell>
          <table:table-cell office:value-type="float" office:value="0.153913713156515" calcext:value-type="float">
            <text:p>0.1539</text:p>
          </table:table-cell>
          <table:table-cell office:value-type="float" office:value="0.155886650392128" calcext:value-type="float">
            <text:p>0.1559</text:p>
          </table:table-cell>
          <table:table-cell office:value-type="float" office:value="0.000778807997018385" calcext:value-type="float">
            <text:p>0.0008</text:p>
          </table:table-cell>
          <table:table-cell office:value-type="float" office:value="0.0719480021711549" calcext:value-type="float">
            <text:p>0.0719</text:p>
          </table:table-cell>
          <table:table-cell office:value-type="float" office:value="0.0502806740668573" calcext:value-type="float">
            <text:p>0.0503</text:p>
          </table:table-cell>
          <table:table-cell office:value-type="float" office:value="0.0693381200517198" calcext:value-type="float">
            <text:p>0.069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901559882526766" calcext:value-type="float">
            <text:p>0.009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309956318350655" calcext:value-type="float">
            <text:p>-0.0310</text:p>
          </table:table-cell>
          <table:table-cell office:value-type="float" office:value="0.0218723855140367" calcext:value-type="float">
            <text:p>0.0219</text:p>
          </table:table-cell>
          <table:table-cell office:value-type="float" office:value="0.0080627101871966" calcext:value-type="float">
            <text:p>0.0081</text:p>
          </table:table-cell>
          <table:table-cell office:value-type="float" office:value="0.0087068733510464" calcext:value-type="float">
            <text:p>0.0087</text:p>
          </table:table-cell>
          <table:table-cell office:value-type="float" office:value="0.00446044580110533" calcext:value-type="float">
            <text:p>0.0045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0943365877161599" calcext:value-type="float">
            <text:p>0.0094</text:p>
          </table:table-cell>
          <table:table-cell office:value-type="float" office:value="0.0113486232440374" calcext:value-type="float">
            <text:p>0.011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126481372762871" calcext:value-type="float">
            <text:p>0.0126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00260918307477691" calcext:value-type="float">
            <text:p>0.0003</text:p>
          </table:table-cell>
          <table:table-cell office:value-type="float" office:value="-0.0114199834224257" calcext:value-type="float">
            <text:p>-0.0114</text:p>
          </table:table-cell>
          <table:table-cell office:value-type="float" office:value="0.0397096259258224" calcext:value-type="float">
            <text:p>0.0397</text:p>
          </table:table-cell>
          <table:table-cell office:value-type="float" office:value="0.0572448849284243" calcext:value-type="float">
            <text:p>0.0572</text:p>
          </table:table-cell>
          <table:table-cell office:value-type="float" office:value="-0.039719207847938" calcext:value-type="float">
            <text:p>-0.0397</text:p>
          </table:table-cell>
          <table:table-cell office:value-type="float" office:value="0.0560805201945136" calcext:value-type="float">
            <text:p>0.0561</text:p>
          </table:table-cell>
          <table:table-cell office:value-type="float" office:value="0.0240550853579957" calcext:value-type="float">
            <text:p>0.0241</text:p>
          </table:table-cell>
          <table:table-cell office:value-type="float" office:value="0.0320591578182097" calcext:value-type="float">
            <text:p>0.032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671362140415784" calcext:value-type="float">
            <text:p>0.0671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369065288194249" calcext:value-type="float">
            <text:p>0.0369</text:p>
          </table:table-cell>
          <table:table-cell office:value-type="float" office:value="-0.0504274849787978" calcext:value-type="float">
            <text:p>-0.0504</text:p>
          </table:table-cell>
          <table:table-cell office:value-type="float" office:value="-0.0235842055514292" calcext:value-type="float">
            <text:p>-0.0236</text:p>
          </table:table-cell>
          <table:table-cell office:value-type="float" office:value="-0.0345076143759094" calcext:value-type="float">
            <text:p>-0.0345</text:p>
          </table:table-cell>
          <table:table-cell office:value-type="float" office:value="0.0486400994501486" calcext:value-type="float">
            <text:p>0.0486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25953110560258" calcext:value-type="float">
            <text:p>-0.0260</text:p>
          </table:table-cell>
          <table:table-cell office:value-type="float" office:value="-0.0383566597339761" calcext:value-type="float">
            <text:p>-0.03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453409833354619" calcext:value-type="float">
            <text:p>0.045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390621529671865" calcext:value-type="float">
            <text:p>0.0391</text:p>
          </table:table-cell>
          <table:table-cell office:value-type="float" office:value="0.0459723423449815" calcext:value-type="float">
            <text:p>0.0460</text:p>
          </table:table-cell>
          <table:table-cell office:value-type="float" office:value="0.00668675732899548" calcext:value-type="float">
            <text:p>0.0067</text:p>
          </table:table-cell>
          <table:table-cell office:value-type="float" office:value="-0.0241737151368548" calcext:value-type="float">
            <text:p>-0.0242</text:p>
          </table:table-cell>
          <table:table-cell office:value-type="float" office:value="0.00814208360519227" calcext:value-type="float">
            <text:p>0.0081</text:p>
          </table:table-cell>
          <table:table-cell office:value-type="float" office:value="-0.012555564634679" calcext:value-type="float">
            <text:p>-0.0126</text:p>
          </table:table-cell>
          <table:table-cell office:value-type="float" office:value="0.0643278176888094" calcext:value-type="float">
            <text:p>0.0643</text:p>
          </table:table-cell>
          <table:table-cell office:value-type="float" office:value="0.0569117993072164" calcext:value-type="float">
            <text:p>0.056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671362140415784" calcext:value-type="float">
            <text:p>0.067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148284507268535" calcext:value-type="float">
            <text:p>-0.0148</text:p>
          </table:table-cell>
          <table:table-cell office:value-type="float" office:value="0.0586076054263483" calcext:value-type="float">
            <text:p>0.0586</text:p>
          </table:table-cell>
          <table:table-cell office:value-type="float" office:value="-0.0593589798646583" calcext:value-type="float">
            <text:p>-0.0594</text:p>
          </table:table-cell>
          <table:table-cell office:value-type="float" office:value="-0.0345076143759094" calcext:value-type="float">
            <text:p>-0.0345</text:p>
          </table:table-cell>
          <table:table-cell office:value-type="float" office:value="-0.0618090346724596" calcext:value-type="float">
            <text:p>-0.0618</text:p>
          </table:table-cell>
          <table:table-cell office:value-type="float" office:value="0.0129062087696989" calcext:value-type="float">
            <text:p>0.0129</text:p>
          </table:table-cell>
          <table:table-cell office:value-type="float" office:value="-0.00514218980171389" calcext:value-type="float">
            <text:p>-0.0051</text:p>
          </table:table-cell>
          <table:table-cell office:value-type="float" office:value="0.0486275854775475" calcext:value-type="float">
            <text:p>0.048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271782910803648" calcext:value-type="float">
            <text:p>0.0272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067277907507625" calcext:value-type="float">
            <text:p>0.0067</text:p>
          </table:table-cell>
          <table:table-cell office:value-type="float" office:value="0.0356437894174338" calcext:value-type="float">
            <text:p>0.0356</text:p>
          </table:table-cell>
          <table:table-cell office:value-type="float" office:value="0.0796122588136549" calcext:value-type="float">
            <text:p>0.0796</text:p>
          </table:table-cell>
          <table:table-cell office:value-type="float" office:value="0.0707102687853743" calcext:value-type="float">
            <text:p>0.0707</text:p>
          </table:table-cell>
          <table:table-cell office:value-type="float" office:value="0.0155053592133662" calcext:value-type="float">
            <text:p>0.0155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40672828915957" calcext:value-type="float">
            <text:p>0.0407</text:p>
          </table:table-cell>
          <table:table-cell office:value-type="float" office:value="0.0113486232440374" calcext:value-type="float">
            <text:p>0.011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562385986885201" calcext:value-type="float">
            <text:p>0.0562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87190544208935" calcext:value-type="float">
            <text:p>-0.0687</text:p>
          </table:table-cell>
          <table:table-cell office:value-type="float" office:value="-0.0687778806800743" calcext:value-type="float">
            <text:p>-0.0688</text:p>
          </table:table-cell>
          <table:table-cell office:value-type="float" office:value="-0.000193006962010126" calcext:value-type="float">
            <text:p>-0.0002</text:p>
          </table:table-cell>
          <table:table-cell office:value-type="float" office:value="-0.00100072896442919" calcext:value-type="float">
            <text:p>-0.0010</text:p>
          </table:table-cell>
          <table:table-cell office:value-type="float" office:value="0.0449584616460617" calcext:value-type="float">
            <text:p>0.0450</text:p>
          </table:table-cell>
          <table:table-cell office:value-type="float" office:value="-0.0376483268302978" calcext:value-type="float">
            <text:p>-0.0376</text:p>
          </table:table-cell>
          <table:table-cell office:value-type="float" office:value="-0.0483592617755455" calcext:value-type="float">
            <text:p>-0.0484</text:p>
          </table:table-cell>
          <table:table-cell office:value-type="float" office:value="-0.00107769750046597" calcext:value-type="float">
            <text:p>-0.001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344433679824036" calcext:value-type="float">
            <text:p>0.0344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943939035744949" calcext:value-type="float">
            <text:p>-0.0094</text:p>
          </table:table-cell>
          <table:table-cell office:value-type="float" office:value="0.0597437462483786" calcext:value-type="float">
            <text:p>0.0597</text:p>
          </table:table-cell>
          <table:table-cell office:value-type="float" office:value="-0.0359677812752393" calcext:value-type="float">
            <text:p>-0.0360</text:p>
          </table:table-cell>
          <table:table-cell office:value-type="float" office:value="-0.00757684666200943" calcext:value-type="float">
            <text:p>-0.0076</text:p>
          </table:table-cell>
          <table:table-cell office:value-type="float" office:value="-0.0765355858888074" calcext:value-type="float">
            <text:p>-0.0765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110106580231394" calcext:value-type="float">
            <text:p>0.0110</text:p>
          </table:table-cell>
          <table:table-cell office:value-type="float" office:value="-0.0217882320746382" calcext:value-type="float">
            <text:p>-0.0218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235457526293453" calcext:value-type="float">
            <text:p>0.023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196615356373321" calcext:value-type="float">
            <text:p>0.0197</text:p>
          </table:table-cell>
          <table:table-cell office:value-type="float" office:value="-0.0125561242444559" calcext:value-type="float">
            <text:p>-0.0126</text:p>
          </table:table-cell>
          <table:table-cell office:value-type="float" office:value="0.0837401173882583" calcext:value-type="float">
            <text:p>0.0837</text:p>
          </table:table-cell>
          <table:table-cell office:value-type="float" office:value="0.0387691256828417" calcext:value-type="float">
            <text:p>0.0388</text:p>
          </table:table-cell>
          <table:table-cell office:value-type="float" office:value="0.0633666506664964" calcext:value-type="float">
            <text:p>0.0634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660506665820923" calcext:value-type="float">
            <text:p>0.0661</text:p>
          </table:table-cell>
          <table:table-cell office:value-type="float" office:value="0.0486275854775475" calcext:value-type="float">
            <text:p>0.048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489735217864813" calcext:value-type="float">
            <text:p>0.0490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746299514052529" calcext:value-type="float">
            <text:p>0.0746</text:p>
          </table:table-cell>
          <table:table-cell office:value-type="float" office:value="0.0666294482000771" calcext:value-type="float">
            <text:p>0.0666</text:p>
          </table:table-cell>
          <table:table-cell office:value-type="float" office:value="-0.00982467696941797" calcext:value-type="float">
            <text:p>-0.0098</text:p>
          </table:table-cell>
          <table:table-cell office:value-type="float" office:value="-0.00225332281158733" calcext:value-type="float">
            <text:p>-0.0023</text:p>
          </table:table-cell>
          <table:table-cell office:value-type="float" office:value="-0.0434008456520249" calcext:value-type="float">
            <text:p>-0.0434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33653814906286" calcext:value-type="float">
            <text:p>0.0337</text:p>
          </table:table-cell>
          <table:table-cell office:value-type="float" office:value="0.0196328370737063" calcext:value-type="float">
            <text:p>0.019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308108295313842" calcext:value-type="float">
            <text:p>0.030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836157828356868" calcext:value-type="float">
            <text:p>-0.0084</text:p>
          </table:table-cell>
          <table:table-cell office:value-type="float" office:value="0.0046581306347904" calcext:value-type="float">
            <text:p>0.0047</text:p>
          </table:table-cell>
          <table:table-cell office:value-type="float" office:value="0.0149424744782022" calcext:value-type="float">
            <text:p>0.0149</text:p>
          </table:table-cell>
          <table:table-cell office:value-type="float" office:value="0.0274957810584185" calcext:value-type="float">
            <text:p>0.0275</text:p>
          </table:table-cell>
          <table:table-cell office:value-type="float" office:value="0.00814208360519227" calcext:value-type="float">
            <text:p>0.0081</text:p>
          </table:table-cell>
          <table:table-cell office:value-type="float" office:value="-0.00812743012956978" calcext:value-type="float">
            <text:p>-0.0081</text:p>
          </table:table-cell>
          <table:table-cell office:value-type="float" office:value="-0.0295264267833633" calcext:value-type="float">
            <text:p>-0.0295</text:p>
          </table:table-cell>
          <table:table-cell office:value-type="float" office:value="0.0569117993072164" calcext:value-type="float">
            <text:p>0.056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0.103593093156334" calcext:value-type="float">
            <text:p>-0.1036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34509473178999" calcext:value-type="float">
            <text:p>-0.0235</text:p>
          </table:table-cell>
          <table:table-cell office:value-type="float" office:value="-0.0228846771720037" calcext:value-type="float">
            <text:p>-0.0229</text:p>
          </table:table-cell>
          <table:table-cell office:value-type="float" office:value="-0.0868780370286807" calcext:value-type="float">
            <text:p>-0.0869</text:p>
          </table:table-cell>
          <table:table-cell office:value-type="float" office:value="-0.0677013513256001" calcext:value-type="float">
            <text:p>-0.0677</text:p>
          </table:table-cell>
          <table:table-cell office:value-type="float" office:value="-0.0176293810234163" calcext:value-type="float">
            <text:p>-0.0176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781399355022927" calcext:value-type="float">
            <text:p>-0.0781</text:p>
          </table:table-cell>
          <table:table-cell office:value-type="float" office:value="-0.0714935150526517" calcext:value-type="float">
            <text:p>-0.071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162806757273065" calcext:value-type="float">
            <text:p>0.016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460850008693967" calcext:value-type="float">
            <text:p>-0.0461</text:p>
          </table:table-cell>
          <table:table-cell office:value-type="float" office:value="0.0115438325864889" calcext:value-type="float">
            <text:p>0.0115</text:p>
          </table:table-cell>
          <table:table-cell office:value-type="float" office:value="-0.033215875558837" calcext:value-type="float">
            <text:p>-0.0332</text:p>
          </table:table-cell>
          <table:table-cell office:value-type="float" office:value="-0.0160318551303269" calcext:value-type="float">
            <text:p>-0.0160</text:p>
          </table:table-cell>
          <table:table-cell office:value-type="float" office:value="-0.0102661054152424" calcext:value-type="float">
            <text:p>-0.0103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439837725227636" calcext:value-type="float">
            <text:p>-0.0440</text:p>
          </table:table-cell>
          <table:table-cell office:value-type="float" office:value="-0.0424987666488105" calcext:value-type="float">
            <text:p>-0.04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0.0600026317441013" calcext:value-type="float">
            <text:p>-0.0600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541515220015177" calcext:value-type="float">
            <text:p>0.0542</text:p>
          </table:table-cell>
          <table:table-cell office:value-type="float" office:value="-0.0194418261961544" calcext:value-type="float">
            <text:p>-0.0194</text:p>
          </table:table-cell>
          <table:table-cell office:value-type="float" office:value="-0.0497273098572505" calcext:value-type="float">
            <text:p>-0.0497</text:p>
          </table:table-cell>
          <table:table-cell office:value-type="float" office:value="-0.048912443618228" calcext:value-type="float">
            <text:p>-0.0489</text:p>
          </table:table-cell>
          <table:table-cell office:value-type="float" office:value="0.02286863482154" calcext:value-type="float">
            <text:p>0.0229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439837725227636" calcext:value-type="float">
            <text:p>-0.0440</text:p>
          </table:table-cell>
          <table:table-cell office:value-type="float" office:value="-0.00521980441530042" calcext:value-type="float">
            <text:p>-0.005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0.0273097856849265" calcext:value-type="float">
            <text:p>-0.027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353068801305887" calcext:value-type="float">
            <text:p>-0.0353</text:p>
          </table:table-cell>
          <table:table-cell office:value-type="float" office:value="-0.0297703791237022" calcext:value-type="float">
            <text:p>-0.0298</text:p>
          </table:table-cell>
          <table:table-cell office:value-type="float" office:value="-0.0566070741482561" calcext:value-type="float">
            <text:p>-0.0566</text:p>
          </table:table-cell>
          <table:table-cell office:value-type="float" office:value="-0.0586200459337036" calcext:value-type="float">
            <text:p>-0.0586</text:p>
          </table:table-cell>
          <table:table-cell office:value-type="float" office:value="0.0302319104297139" calcext:value-type="float">
            <text:p>0.0302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498724518087993" calcext:value-type="float">
            <text:p>-0.0499</text:p>
          </table:table-cell>
          <table:table-cell office:value-type="float" office:value="-0.129483011860334" calcext:value-type="float">
            <text:p>-0.129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417084448844424" calcext:value-type="float">
            <text:p>0.041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320734439089463" calcext:value-type="float">
            <text:p>-0.0321</text:p>
          </table:table-cell>
          <table:table-cell office:value-type="float" office:value="-0.0618921787283758" calcext:value-type="float">
            <text:p>-0.0619</text:p>
          </table:table-cell>
          <table:table-cell office:value-type="float" office:value="0.0796122588136549" calcext:value-type="float">
            <text:p>0.0796</text:p>
          </table:table-cell>
          <table:table-cell office:value-type="float" office:value="0.0509819156926336" calcext:value-type="float">
            <text:p>0.0510</text:p>
          </table:table-cell>
          <table:table-cell office:value-type="float" office:value="0.0560033750583225" calcext:value-type="float">
            <text:p>0.0560</text:p>
          </table:table-cell>
          <table:table-cell office:value-type="float" office:value="-0.00997248617336529" calcext:value-type="float">
            <text:p>-0.0100</text:p>
          </table:table-cell>
          <table:table-cell office:value-type="float" office:value="0.0450665493739589" calcext:value-type="float">
            <text:p>0.0451</text:p>
          </table:table-cell>
          <table:table-cell office:value-type="float" office:value="-0.0590671943081484" calcext:value-type="float">
            <text:p>-0.059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0.0817978624502179" calcext:value-type="float">
            <text:p>-0.081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816527993074631" calcext:value-type="float">
            <text:p>-0.0817</text:p>
          </table:table-cell>
          <table:table-cell office:value-type="float" office:value="-0.04009893205125" calcext:value-type="float">
            <text:p>-0.0401</text:p>
          </table:table-cell>
          <table:table-cell office:value-type="float" office:value="0.00255889875439212" calcext:value-type="float">
            <text:p>0.0026</text:p>
          </table:table-cell>
          <table:table-cell office:value-type="float" office:value="-0.0185370428246432" calcext:value-type="float">
            <text:p>-0.0185</text:p>
          </table:table-cell>
          <table:table-cell office:value-type="float" office:value="0.0707299262746703" calcext:value-type="float">
            <text:p>0.0707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109032506512101" calcext:value-type="float">
            <text:p>-0.0109</text:p>
          </table:table-cell>
          <table:table-cell office:value-type="float" office:value="-0.092204049626824" calcext:value-type="float">
            <text:p>-0.09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0.0418399394890042" calcext:value-type="float">
            <text:p>-0.041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476846495582329" calcext:value-type="float">
            <text:p>0.0477</text:p>
          </table:table-cell>
          <table:table-cell office:value-type="float" office:value="0.0597437462483786" calcext:value-type="float">
            <text:p>0.0597</text:p>
          </table:table-cell>
          <table:table-cell office:value-type="float" office:value="0.127770608850694" calcext:value-type="float">
            <text:p>0.1278</text:p>
          </table:table-cell>
          <table:table-cell office:value-type="float" office:value="0.128016437292859" calcext:value-type="float">
            <text:p>0.1280</text:p>
          </table:table-cell>
          <table:table-cell office:value-type="float" office:value="-0.0249926566315902" calcext:value-type="float">
            <text:p>-0.0250</text:p>
          </table:table-cell>
          <table:table-cell office:value-type="float" office:value="0.108111100629547" calcext:value-type="float">
            <text:p>0.1081</text:p>
          </table:table-cell>
          <table:table-cell office:value-type="float" office:value="0.0638902687635312" calcext:value-type="float">
            <text:p>0.0639</text:p>
          </table:table-cell>
          <table:table-cell office:value-type="float" office:value="0.0403433716478786" calcext:value-type="float">
            <text:p>0.040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0.0127796318808489" calcext:value-type="float">
            <text:p>-0.012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606183944448025" calcext:value-type="float">
            <text:p>0.0606</text:p>
          </table:table-cell>
          <table:table-cell office:value-type="float" office:value="0.0528580442966801" calcext:value-type="float">
            <text:p>0.0529</text:p>
          </table:table-cell>
          <table:table-cell office:value-type="float" office:value="0.0479653430750291" calcext:value-type="float">
            <text:p>0.0480</text:p>
          </table:table-cell>
          <table:table-cell office:value-type="float" office:value="0.0293746718291557" calcext:value-type="float">
            <text:p>0.0294</text:p>
          </table:table-cell>
          <table:table-cell office:value-type="float" office:value="-0.0176293810234163" calcext:value-type="float">
            <text:p>-0.0176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702073813722351" calcext:value-type="float">
            <text:p>0.0702</text:p>
          </table:table-cell>
          <table:table-cell office:value-type="float" office:value="0.00720651632920294" calcext:value-type="float">
            <text:p>0.007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671362140415784" calcext:value-type="float">
            <text:p>0.0671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563071461492793" calcext:value-type="float">
            <text:p>0.0563</text:p>
          </table:table-cell>
          <table:table-cell office:value-type="float" office:value="0.0735151501517756" calcext:value-type="float">
            <text:p>0.0735</text:p>
          </table:table-cell>
          <table:table-cell office:value-type="float" office:value="-0.0139525355440213" calcext:value-type="float">
            <text:p>-0.0140</text:p>
          </table:table-cell>
          <table:table-cell office:value-type="float" office:value="-0.0392048413027524" calcext:value-type="float">
            <text:p>-0.0392</text:p>
          </table:table-cell>
          <table:table-cell office:value-type="float" office:value="-0.0323559322397641" calcext:value-type="float">
            <text:p>-0.0324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757405521564823" calcext:value-type="float">
            <text:p>0.0757</text:p>
          </table:table-cell>
          <table:table-cell office:value-type="float" office:value="0.0362012647330441" calcext:value-type="float">
            <text:p>0.036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0.0527375548420625" calcext:value-type="float">
            <text:p>-0.052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983418170306305" calcext:value-type="float">
            <text:p>0.0983</text:p>
          </table:table-cell>
          <table:table-cell office:value-type="float" office:value="0.0872865540551727" calcext:value-type="float">
            <text:p>0.0873</text:p>
          </table:table-cell>
          <table:table-cell office:value-type="float" office:value="0.0603489187988392" calcext:value-type="float">
            <text:p>0.0603</text:p>
          </table:table-cell>
          <table:table-cell office:value-type="float" office:value="0.0487898764601069" calcext:value-type="float">
            <text:p>0.0488</text:p>
          </table:table-cell>
          <table:table-cell office:value-type="float" office:value="-0.0581273968683727" calcext:value-type="float">
            <text:p>-0.0581</text:p>
          </table:table-cell>
          <table:table-cell office:value-type="float" office:value="0.108111100629547" calcext:value-type="float">
            <text:p>0.1081</text:p>
          </table:table-cell>
          <table:table-cell office:value-type="float" office:value="0.0844915306620462" calcext:value-type="float">
            <text:p>0.0845</text:p>
          </table:table-cell>
          <table:table-cell office:value-type="float" office:value="0.0403433716478786" calcext:value-type="float">
            <text:p>0.040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538306037424824" calcext:value-type="float">
            <text:p>0.005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595405823709217" calcext:value-type="float">
            <text:p>0.0595</text:p>
          </table:table-cell>
          <table:table-cell office:value-type="float" office:value="-0.0561770461084661" calcext:value-type="float">
            <text:p>-0.0562</text:p>
          </table:table-cell>
          <table:table-cell office:value-type="float" office:value="0.02457414448561" calcext:value-type="float">
            <text:p>0.0246</text:p>
          </table:table-cell>
          <table:table-cell office:value-type="float" office:value="0.0528608064633708" calcext:value-type="float">
            <text:p>0.0529</text:p>
          </table:table-cell>
          <table:table-cell office:value-type="float" office:value="-0.0434008456520249" calcext:value-type="float">
            <text:p>-0.0434</text:p>
          </table:table-cell>
          <table:table-cell office:value-type="float" office:value="0.0509143632718863" calcext:value-type="float">
            <text:p>0.0509</text:p>
          </table:table-cell>
          <table:table-cell office:value-type="float" office:value="-0.00422151393810765" calcext:value-type="float">
            <text:p>-0.0042</text:p>
          </table:table-cell>
          <table:table-cell office:value-type="float" office:value="-0.0300724459043072" calcext:value-type="float">
            <text:p>-0.03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816663678456561" calcext:value-type="float">
            <text:p>0.081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336730925977825" calcext:value-type="float">
            <text:p>0.0337</text:p>
          </table:table-cell>
          <table:table-cell office:value-type="float" office:value="0.00810098161063966" calcext:value-type="float">
            <text:p>0.0081</text:p>
          </table:table-cell>
          <table:table-cell office:value-type="float" office:value="0.0520932016496325" calcext:value-type="float">
            <text:p>0.0521</text:p>
          </table:table-cell>
          <table:table-cell office:value-type="float" office:value="0.0566185880048452" calcext:value-type="float">
            <text:p>0.0566</text:p>
          </table:table-cell>
          <table:table-cell office:value-type="float" office:value="-0.0176293810234163" calcext:value-type="float">
            <text:p>-0.0176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34866190053411" calcext:value-type="float">
            <text:p>0.0349</text:p>
          </table:table-cell>
          <table:table-cell office:value-type="float" office:value="0.0693381200517198" calcext:value-type="float">
            <text:p>0.069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308108295313842" calcext:value-type="float">
            <text:p>0.030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563071461492793" calcext:value-type="float">
            <text:p>0.0563</text:p>
          </table:table-cell>
          <table:table-cell office:value-type="float" office:value="0.0769580011276249" calcext:value-type="float">
            <text:p>0.0770</text:p>
          </table:table-cell>
          <table:table-cell office:value-type="float" office:value="0.0493412959332302" calcext:value-type="float">
            <text:p>0.0493</text:p>
          </table:table-cell>
          <table:table-cell office:value-type="float" office:value="-0.0122740735888525" calcext:value-type="float">
            <text:p>-0.0123</text:p>
          </table:table-cell>
          <table:table-cell office:value-type="float" office:value="-0.036037570043851" calcext:value-type="float">
            <text:p>-0.0360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120051496443509" calcext:value-type="float">
            <text:p>0.1201</text:p>
          </table:table-cell>
          <table:table-cell office:value-type="float" office:value="0.0900486546258921" calcext:value-type="float">
            <text:p>0.09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175052192322882" calcext:value-type="float">
            <text:p>0.001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54856181992511" calcext:value-type="float">
            <text:p>-0.0655</text:p>
          </table:table-cell>
          <table:table-cell office:value-type="float" office:value="-0.00567042229275739" calcext:value-type="float">
            <text:p>-0.0057</text:p>
          </table:table-cell>
          <table:table-cell office:value-type="float" office:value="-0.00707277125301573" calcext:value-type="float">
            <text:p>-0.0071</text:p>
          </table:table-cell>
          <table:table-cell office:value-type="float" office:value="-0.0194764882100117" calcext:value-type="float">
            <text:p>-0.0195</text:p>
          </table:table-cell>
          <table:table-cell office:value-type="float" office:value="0.0412768238419747" calcext:value-type="float">
            <text:p>0.0413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0330083807450149" calcext:value-type="float">
            <text:p>-0.0033</text:p>
          </table:table-cell>
          <table:table-cell office:value-type="float" office:value="0.00720651632920294" calcext:value-type="float">
            <text:p>0.007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0.0491050163910431" calcext:value-type="float">
            <text:p>-0.0491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160854917315717" calcext:value-type="float">
            <text:p>0.1609</text:p>
          </table:table-cell>
          <table:table-cell office:value-type="float" office:value="-0.0469846340029485" calcext:value-type="float">
            <text:p>-0.0470</text:p>
          </table:table-cell>
          <table:table-cell office:value-type="float" office:value="-0.0290880169842337" calcext:value-type="float">
            <text:p>-0.0291</text:p>
          </table:table-cell>
          <table:table-cell office:value-type="float" office:value="-0.0197896366718013" calcext:value-type="float">
            <text:p>-0.0198</text:p>
          </table:table-cell>
          <table:table-cell office:value-type="float" office:value="-0.0470824834561119" calcext:value-type="float">
            <text:p>-0.0471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280203724933293" calcext:value-type="float">
            <text:p>0.0280</text:p>
          </table:table-cell>
          <table:table-cell office:value-type="float" office:value="0.0113486232440374" calcext:value-type="float">
            <text:p>0.011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0.0273097856849265" calcext:value-type="float">
            <text:p>-0.027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557853095343239" calcext:value-type="float">
            <text:p>-0.0558</text:p>
          </table:table-cell>
          <table:table-cell office:value-type="float" office:value="0.025315236489886" calcext:value-type="float">
            <text:p>0.0253</text:p>
          </table:table-cell>
          <table:table-cell office:value-type="float" office:value="-0.00707277125301573" calcext:value-type="float">
            <text:p>-0.0071</text:p>
          </table:table-cell>
          <table:table-cell office:value-type="float" office:value="-0.0235474182132757" calcext:value-type="float">
            <text:p>-0.0235</text:p>
          </table:table-cell>
          <table:table-cell office:value-type="float" office:value="0.0523217372542356" calcext:value-type="float">
            <text:p>0.0523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0514218980171389" calcext:value-type="float">
            <text:p>-0.0051</text:p>
          </table:table-cell>
          <table:table-cell office:value-type="float" office:value="-0.0507829804784794" calcext:value-type="float">
            <text:p>-0.050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780338293946366" calcext:value-type="float">
            <text:p>0.0780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45287593917807" calcext:value-type="float">
            <text:p>-0.0245</text:p>
          </table:table-cell>
          <table:table-cell office:value-type="float" office:value="-0.042405642205069" calcext:value-type="float">
            <text:p>-0.0424</text:p>
          </table:table-cell>
          <table:table-cell office:value-type="float" office:value="0.00668675732899548" calcext:value-type="float">
            <text:p>0.0067</text:p>
          </table:table-cell>
          <table:table-cell office:value-type="float" office:value="0.0528608064633708" calcext:value-type="float">
            <text:p>0.0529</text:p>
          </table:table-cell>
          <table:table-cell office:value-type="float" office:value="-0.0691723102806335" calcext:value-type="float">
            <text:p>-0.0692</text:p>
          </table:table-cell>
          <table:table-cell office:value-type="float" office:value="0.0808042711813733" calcext:value-type="float">
            <text:p>0.0808</text:p>
          </table:table-cell>
          <table:table-cell office:value-type="float" office:value="-0.0371288393600719" calcext:value-type="float">
            <text:p>-0.0371</text:p>
          </table:table-cell>
          <table:table-cell office:value-type="float" office:value="0.0569117993072164" calcext:value-type="float">
            <text:p>0.056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126481372762871" calcext:value-type="float">
            <text:p>0.0126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363846922044695" calcext:value-type="float">
            <text:p>-0.0364</text:p>
          </table:table-cell>
          <table:table-cell office:value-type="float" office:value="0.0425294913691323" calcext:value-type="float">
            <text:p>0.0425</text:p>
          </table:table-cell>
          <table:table-cell office:value-type="float" office:value="-0.0139525355440213" calcext:value-type="float">
            <text:p>-0.0140</text:p>
          </table:table-cell>
          <table:table-cell office:value-type="float" office:value="0.0129343775852051" calcext:value-type="float">
            <text:p>0.0129</text:p>
          </table:table-cell>
          <table:table-cell office:value-type="float" office:value="-0.0268334755336337" calcext:value-type="float">
            <text:p>-0.0268</text:p>
          </table:table-cell>
          <table:table-cell office:value-type="float" office:value="0.00515697338575782" calcext:value-type="float">
            <text:p>0.0052</text:p>
          </table:table-cell>
          <table:table-cell office:value-type="float" office:value="-0.0439837725227636" calcext:value-type="float">
            <text:p>-0.0440</text:p>
          </table:table-cell>
          <table:table-cell office:value-type="float" office:value="0.00720651632920294" calcext:value-type="float">
            <text:p>0.00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417084448844424" calcext:value-type="float">
            <text:p>0.041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0836157828356868" calcext:value-type="float">
            <text:p>-0.0084</text:p>
          </table:table-cell>
          <table:table-cell office:value-type="float" office:value="-0.0573131869304963" calcext:value-type="float">
            <text:p>-0.0573</text:p>
          </table:table-cell>
          <table:table-cell office:value-type="float" office:value="0.0080627101871966" calcext:value-type="float">
            <text:p>0.0081</text:p>
          </table:table-cell>
          <table:table-cell office:value-type="float" office:value="-0.0313761297580141" calcext:value-type="float">
            <text:p>-0.0314</text:p>
          </table:table-cell>
          <table:table-cell office:value-type="float" office:value="0.151725957964583" calcext:value-type="float">
            <text:p>0.1517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80236524102584" calcext:value-type="float">
            <text:p>-0.0802</text:p>
          </table:table-cell>
          <table:table-cell office:value-type="float" office:value="-0.0176461251598038" calcext:value-type="float">
            <text:p>-0.017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489735217864813" calcext:value-type="float">
            <text:p>0.049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417737525738735" calcext:value-type="float">
            <text:p>-0.0418</text:p>
          </table:table-cell>
          <table:table-cell office:value-type="float" office:value="0.104500808934419" calcext:value-type="float">
            <text:p>0.1045</text:p>
          </table:table-cell>
          <table:table-cell office:value-type="float" office:value="0.035581767351219" calcext:value-type="float">
            <text:p>0.0356</text:p>
          </table:table-cell>
          <table:table-cell office:value-type="float" office:value="-0.0257394574458024" calcext:value-type="float">
            <text:p>-0.0257</text:p>
          </table:table-cell>
          <table:table-cell office:value-type="float" office:value="0.177497422593192" calcext:value-type="float">
            <text:p>0.1775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129086832254019" calcext:value-type="float">
            <text:p>-0.0129</text:p>
          </table:table-cell>
          <table:table-cell office:value-type="float" office:value="0.0154907301588719" calcext:value-type="float">
            <text:p>0.015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0.0164121703318683" calcext:value-type="float">
            <text:p>-0.0164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127442743025412" calcext:value-type="float">
            <text:p>0.1274</text:p>
          </table:table-cell>
          <table:table-cell office:value-type="float" office:value="0.0976151069827205" calcext:value-type="float">
            <text:p>0.0976</text:p>
          </table:table-cell>
          <table:table-cell office:value-type="float" office:value="0.0163184273364033" calcext:value-type="float">
            <text:p>0.0163</text:p>
          </table:table-cell>
          <table:table-cell office:value-type="float" office:value="0.0174750302811534" calcext:value-type="float">
            <text:p>0.0175</text:p>
          </table:table-cell>
          <table:table-cell office:value-type="float" office:value="-0.0213110188275033" calcext:value-type="float">
            <text:p>-0.0213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34866190053411" calcext:value-type="float">
            <text:p>0.0349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0.074532785548179" calcext:value-type="float">
            <text:p>-0.074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773415510119399" calcext:value-type="float">
            <text:p>-0.0773</text:p>
          </table:table-cell>
          <table:table-cell office:value-type="float" office:value="-0.0469846340029485" calcext:value-type="float">
            <text:p>-0.0470</text:p>
          </table:table-cell>
          <table:table-cell office:value-type="float" office:value="-0.0469754041408482" calcext:value-type="float">
            <text:p>-0.0470</text:p>
          </table:table-cell>
          <table:table-cell office:value-type="float" office:value="-0.0326287236051722" calcext:value-type="float">
            <text:p>-0.0326</text:p>
          </table:table-cell>
          <table:table-cell office:value-type="float" office:value="0.00446044580110533" calcext:value-type="float">
            <text:p>0.0045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721327533823274" calcext:value-type="float">
            <text:p>-0.0721</text:p>
          </table:table-cell>
          <table:table-cell office:value-type="float" office:value="-0.0176461251598038" calcext:value-type="float">
            <text:p>-0.01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344433679824036" calcext:value-type="float">
            <text:p>0.0344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282840322283785" calcext:value-type="float">
            <text:p>0.0283</text:p>
          </table:table-cell>
          <table:table-cell office:value-type="float" office:value="-0.0332132300995515" calcext:value-type="float">
            <text:p>-0.0332</text:p>
          </table:table-cell>
          <table:table-cell office:value-type="float" office:value="-0.0455994512826471" calcext:value-type="float">
            <text:p>-0.0456</text:p>
          </table:table-cell>
          <table:table-cell office:value-type="float" office:value="-0.00976888589453616" calcext:value-type="float">
            <text:p>-0.0098</text:p>
          </table:table-cell>
          <table:table-cell office:value-type="float" office:value="-0.0507641212601988" calcext:value-type="float">
            <text:p>-0.0508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594711813570897" calcext:value-type="float">
            <text:p>-0.0595</text:p>
          </table:table-cell>
          <table:table-cell office:value-type="float" office:value="-0.0217882320746382" calcext:value-type="float">
            <text:p>-0.021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0.0345748625869654" calcext:value-type="float">
            <text:p>-0.0346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56065714656615" calcext:value-type="float">
            <text:p>-0.0256</text:p>
          </table:table-cell>
          <table:table-cell office:value-type="float" office:value="-0.0171351160423354" calcext:value-type="float">
            <text:p>-0.0171</text:p>
          </table:table-cell>
          <table:table-cell office:value-type="float" office:value="0.001182945896191" calcext:value-type="float">
            <text:p>0.0012</text:p>
          </table:table-cell>
          <table:table-cell office:value-type="float" office:value="-0.0028796197351664" calcext:value-type="float">
            <text:p>-0.0029</text:p>
          </table:table-cell>
          <table:table-cell office:value-type="float" office:value="0.00814208360519227" calcext:value-type="float">
            <text:p>0.0081</text:p>
          </table:table-cell>
          <table:table-cell office:value-type="float" office:value="-0.0155076543047518" calcext:value-type="float">
            <text:p>-0.0155</text:p>
          </table:table-cell>
          <table:table-cell office:value-type="float" office:value="0.0148209799141037" calcext:value-type="float">
            <text:p>0.0148</text:p>
          </table:table-cell>
          <table:table-cell office:value-type="float" office:value="0.0403433716478786" calcext:value-type="float">
            <text:p>0.040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0.0527375548420625" calcext:value-type="float">
            <text:p>-0.052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622521819776087" calcext:value-type="float">
            <text:p>-0.0623</text:p>
          </table:table-cell>
          <table:table-cell office:value-type="float" office:value="0.0115438325864889" calcext:value-type="float">
            <text:p>0.0115</text:p>
          </table:table-cell>
          <table:table-cell office:value-type="float" office:value="-0.00844872411121685" calcext:value-type="float">
            <text:p>-0.0084</text:p>
          </table:table-cell>
          <table:table-cell office:value-type="float" office:value="-0.0366996536084362" calcext:value-type="float">
            <text:p>-0.0367</text:p>
          </table:table-cell>
          <table:table-cell office:value-type="float" office:value="0.122272855531887" calcext:value-type="float">
            <text:p>0.1223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868271047895868" calcext:value-type="float">
            <text:p>-0.0868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598711371395395" calcext:value-type="float">
            <text:p>0.059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00816893766403086" calcext:value-type="float">
            <text:p>-0.0008</text:p>
          </table:table-cell>
          <table:table-cell office:value-type="float" office:value="-0.0848559947372904" calcext:value-type="float">
            <text:p>-0.0849</text:p>
          </table:table-cell>
          <table:table-cell office:value-type="float" office:value="0.0754844002390515" calcext:value-type="float">
            <text:p>0.0755</text:p>
          </table:table-cell>
          <table:table-cell office:value-type="float" office:value="0.0794784257154813" calcext:value-type="float">
            <text:p>0.0795</text:p>
          </table:table-cell>
          <table:table-cell office:value-type="float" office:value="0.00446044580110533" calcext:value-type="float">
            <text:p>0.0045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233714151622485" calcext:value-type="float">
            <text:p>0.0234</text:p>
          </table:table-cell>
          <table:table-cell office:value-type="float" office:value="0.0279170509033752" calcext:value-type="float">
            <text:p>0.027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63503675590559" calcext:value-type="float">
            <text:p>0.063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886415083657033" calcext:value-type="float">
            <text:p>0.0886</text:p>
          </table:table-cell>
          <table:table-cell office:value-type="float" office:value="0.0700722991759264" calcext:value-type="float">
            <text:p>0.0701</text:p>
          </table:table-cell>
          <table:table-cell office:value-type="float" office:value="0.0204462859110067" calcext:value-type="float">
            <text:p>0.0204</text:p>
          </table:table-cell>
          <table:table-cell office:value-type="float" office:value="0.0375165318356836" calcext:value-type="float">
            <text:p>0.0375</text:p>
          </table:table-cell>
          <table:table-cell office:value-type="float" office:value="-0.0507641212601988" calcext:value-type="float">
            <text:p>-0.0508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29296556858724" calcext:value-type="float">
            <text:p>0.0293</text:p>
          </table:table-cell>
          <table:table-cell office:value-type="float" office:value="0.0734802269665542" calcext:value-type="float">
            <text:p>0.073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901559882526766" calcext:value-type="float">
            <text:p>0.009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320734439089463" calcext:value-type="float">
            <text:p>-0.0321</text:p>
          </table:table-cell>
          <table:table-cell office:value-type="float" office:value="-0.026327528147853" calcext:value-type="float">
            <text:p>-0.0263</text:p>
          </table:table-cell>
          <table:table-cell office:value-type="float" office:value="0.0424615316422246" calcext:value-type="float">
            <text:p>0.0425</text:p>
          </table:table-cell>
          <table:table-cell office:value-type="float" office:value="-0.0103951828181152" calcext:value-type="float">
            <text:p>-0.0104</text:p>
          </table:table-cell>
          <table:table-cell office:value-type="float" office:value="0.159089233572757" calcext:value-type="float">
            <text:p>0.1591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11896851335696" calcext:value-type="float">
            <text:p>-0.0119</text:p>
          </table:table-cell>
          <table:table-cell office:value-type="float" office:value="-0.0383566597339761" calcext:value-type="float">
            <text:p>-0.03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538306037424824" calcext:value-type="float">
            <text:p>0.0054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304396563761401" calcext:value-type="float">
            <text:p>0.0304</text:p>
          </table:table-cell>
          <table:table-cell office:value-type="float" office:value="0.0838437030793234" calcext:value-type="float">
            <text:p>0.0838</text:p>
          </table:table-cell>
          <table:table-cell office:value-type="float" office:value="-0.0373437341334404" calcext:value-type="float">
            <text:p>-0.0373</text:p>
          </table:table-cell>
          <table:table-cell office:value-type="float" office:value="-0.0473467013092803" calcext:value-type="float">
            <text:p>-0.0473</text:p>
          </table:table-cell>
          <table:table-cell office:value-type="float" office:value="0.0155053592133662" calcext:value-type="float">
            <text:p>0.0155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0.00864060134454925" calcext:value-type="float">
            <text:p>0.0086</text:p>
          </table:table-cell>
          <table:table-cell office:value-type="float" office:value="0.0154907301588719" calcext:value-type="float">
            <text:p>0.015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38075906433423" calcext:value-type="float">
            <text:p>0.038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088834148985241" calcext:value-type="float">
            <text:p>0.0089</text:p>
          </table:table-cell>
          <table:table-cell office:value-type="float" office:value="0.0425294913691323" calcext:value-type="float">
            <text:p>0.0425</text:p>
          </table:table-cell>
          <table:table-cell office:value-type="float" office:value="-0.0428475455662449" calcext:value-type="float">
            <text:p>-0.0428</text:p>
          </table:table-cell>
          <table:table-cell office:value-type="float" office:value="-0.0210422305189594" calcext:value-type="float">
            <text:p>-0.0210</text:p>
          </table:table-cell>
          <table:table-cell office:value-type="float" office:value="-0.039719207847938" calcext:value-type="float">
            <text:p>-0.0397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181136923156903" calcext:value-type="float">
            <text:p>-0.0181</text:p>
          </table:table-cell>
          <table:table-cell office:value-type="float" office:value="0.00720651632920294" calcext:value-type="float">
            <text:p>0.007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126481372762871" calcext:value-type="float">
            <text:p>0.0126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067277907507625" calcext:value-type="float">
            <text:p>0.0067</text:p>
          </table:table-cell>
          <table:table-cell office:value-type="float" office:value="-0.0561770461084661" calcext:value-type="float">
            <text:p>-0.0562</text:p>
          </table:table-cell>
          <table:table-cell office:value-type="float" office:value="-0.0758704141630718" calcext:value-type="float">
            <text:p>-0.0759</text:p>
          </table:table-cell>
          <table:table-cell office:value-type="float" office:value="-0.066448757478442" calcext:value-type="float">
            <text:p>-0.0664</text:p>
          </table:table-cell>
          <table:table-cell office:value-type="float" office:value="-0.0213110188275033" calcext:value-type="float">
            <text:p>-0.0213</text:p>
          </table:table-cell>
          <table:table-cell office:value-type="float" office:value="-0.0376483268302978" calcext:value-type="float">
            <text:p>-0.0376</text:p>
          </table:table-cell>
          <table:table-cell office:value-type="float" office:value="-0.0181136923156903" calcext:value-type="float">
            <text:p>-0.0181</text:p>
          </table:table-cell>
          <table:table-cell office:value-type="float" office:value="-0.092204049626824" calcext:value-type="float">
            <text:p>-0.092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744012909436172" calcext:value-type="float">
            <text:p>0.0744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02175110962575" calcext:value-type="float">
            <text:p>-0.0202</text:p>
          </table:table-cell>
          <table:table-cell office:value-type="float" office:value="0.0459723423449815" calcext:value-type="float">
            <text:p>0.0460</text:p>
          </table:table-cell>
          <table:table-cell office:value-type="float" office:value="0.0741084473808504" calcext:value-type="float">
            <text:p>0.0741</text:p>
          </table:table-cell>
          <table:table-cell office:value-type="float" office:value="0.0328193049088406" calcext:value-type="float">
            <text:p>0.0328</text:p>
          </table:table-cell>
          <table:table-cell office:value-type="float" office:value="-0.036037570043851" calcext:value-type="float">
            <text:p>-0.0360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106350745720736" calcext:value-type="float">
            <text:p>0.1064</text:p>
          </table:table-cell>
          <table:table-cell office:value-type="float" office:value="0.0362012647330441" calcext:value-type="float">
            <text:p>0.036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162806757273065" calcext:value-type="float">
            <text:p>0.016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245287593917807" calcext:value-type="float">
            <text:p>-0.0245</text:p>
          </table:table-cell>
          <table:table-cell office:value-type="float" office:value="0.0356437894174338" calcext:value-type="float">
            <text:p>0.0356</text:p>
          </table:table-cell>
          <table:table-cell office:value-type="float" office:value="-0.00707277125301573" calcext:value-type="float">
            <text:p>-0.0071</text:p>
          </table:table-cell>
          <table:table-cell office:value-type="float" office:value="-0.00319276819695592" calcext:value-type="float">
            <text:p>-0.0032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155684593281206" calcext:value-type="float">
            <text:p>0.0156</text:p>
          </table:table-cell>
          <table:table-cell office:value-type="float" office:value="0.0154907301588719" calcext:value-type="float">
            <text:p>0.01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0.00551455497881003" calcext:value-type="float">
            <text:p>-0.005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115950145052111" calcext:value-type="float">
            <text:p>-0.0116</text:p>
          </table:table-cell>
          <table:table-cell office:value-type="float" office:value="0.0115438325864889" calcext:value-type="float">
            <text:p>0.0115</text:p>
          </table:table-cell>
          <table:table-cell office:value-type="float" office:value="-0.0222082526932281" calcext:value-type="float">
            <text:p>-0.0222</text:p>
          </table:table-cell>
          <table:table-cell office:value-type="float" office:value="-0.0154055582067478" calcext:value-type="float">
            <text:p>-0.0154</text:p>
          </table:table-cell>
          <table:table-cell office:value-type="float" office:value="-0.0213110188275033" calcext:value-type="float">
            <text:p>-0.0213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110106580231394" calcext:value-type="float">
            <text:p>0.0110</text:p>
          </table:table-cell>
          <table:table-cell office:value-type="float" office:value="0.0693381200517198" calcext:value-type="float">
            <text:p>0.06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126481372762871" calcext:value-type="float">
            <text:p>0.0126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261284080806169" calcext:value-type="float">
            <text:p>0.0261</text:p>
          </table:table-cell>
          <table:table-cell office:value-type="float" office:value="0.0631865972242278" calcext:value-type="float">
            <text:p>0.0632</text:p>
          </table:table-cell>
          <table:table-cell office:value-type="float" office:value="0.125018703134292" calcext:value-type="float">
            <text:p>0.1250</text:p>
          </table:table-cell>
          <table:table-cell office:value-type="float" office:value="0.0916912157252731" calcext:value-type="float">
            <text:p>0.0917</text:p>
          </table:table-cell>
          <table:table-cell office:value-type="float" office:value="0.0633666506664964" calcext:value-type="float">
            <text:p>0.0634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575731561548273" calcext:value-type="float">
            <text:p>0.0576</text:p>
          </table:table-cell>
          <table:table-cell office:value-type="float" office:value="-0.0217882320746382" calcext:value-type="float">
            <text:p>-0.0218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0.0345748625869654" calcext:value-type="float">
            <text:p>-0.0346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590187457559663" calcext:value-type="float">
            <text:p>-0.0590</text:p>
          </table:table-cell>
          <table:table-cell office:value-type="float" office:value="0.00121527965894113" calcext:value-type="float">
            <text:p>0.0012</text:p>
          </table:table-cell>
          <table:table-cell office:value-type="float" office:value="-0.0538551684318538" calcext:value-type="float">
            <text:p>-0.0539</text:p>
          </table:table-cell>
          <table:table-cell office:value-type="float" office:value="-0.0780352505646548" calcext:value-type="float">
            <text:p>-0.0780</text:p>
          </table:table-cell>
          <table:table-cell office:value-type="float" office:value="0.0670482884705833" calcext:value-type="float">
            <text:p>0.0670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213953092552768" calcext:value-type="float">
            <text:p>-0.0214</text:p>
          </table:table-cell>
          <table:table-cell office:value-type="float" office:value="0.0154907301588719" calcext:value-type="float">
            <text:p>0.01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671362140415784" calcext:value-type="float">
            <text:p>0.067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363846922044695" calcext:value-type="float">
            <text:p>-0.0364</text:p>
          </table:table-cell>
          <table:table-cell office:value-type="float" office:value="-0.0848559947372904" calcext:value-type="float">
            <text:p>-0.0849</text:p>
          </table:table-cell>
          <table:table-cell office:value-type="float" office:value="-0.00707277125301573" calcext:value-type="float">
            <text:p>-0.0071</text:p>
          </table:table-cell>
          <table:table-cell office:value-type="float" office:value="0.0196670695136801" calcext:value-type="float">
            <text:p>0.0197</text:p>
          </table:table-cell>
          <table:table-cell office:value-type="float" office:value="-0.0544457590642857" calcext:value-type="float">
            <text:p>-0.0544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0114757599916015" calcext:value-type="float">
            <text:p>0.0011</text:p>
          </table:table-cell>
          <table:table-cell office:value-type="float" office:value="0.0320591578182097" calcext:value-type="float">
            <text:p>0.032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38075906433423" calcext:value-type="float">
            <text:p>0.038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45287593917807" calcext:value-type="float">
            <text:p>-0.0245</text:p>
          </table:table-cell>
          <table:table-cell office:value-type="float" office:value="0.0046581306347904" calcext:value-type="float">
            <text:p>0.0047</text:p>
          </table:table-cell>
          <table:table-cell office:value-type="float" office:value="-0.0263361112678314" calcext:value-type="float">
            <text:p>-0.0263</text:p>
          </table:table-cell>
          <table:table-cell office:value-type="float" office:value="-0.0263657543693815" calcext:value-type="float">
            <text:p>-0.0264</text:p>
          </table:table-cell>
          <table:table-cell office:value-type="float" office:value="0.0155053592133662" calcext:value-type="float">
            <text:p>0.0155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15998872510179" calcext:value-type="float">
            <text:p>-0.0160</text:p>
          </table:table-cell>
          <table:table-cell office:value-type="float" office:value="-0.0259303389894727" calcext:value-type="float">
            <text:p>-0.025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901559882526766" calcext:value-type="float">
            <text:p>0.0090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185837235634513" calcext:value-type="float">
            <text:p>0.0186</text:p>
          </table:table-cell>
          <table:table-cell office:value-type="float" office:value="0.039086640393283" calcext:value-type="float">
            <text:p>0.0391</text:p>
          </table:table-cell>
          <table:table-cell office:value-type="float" office:value="0.0176943801946044" calcext:value-type="float">
            <text:p>0.0177</text:p>
          </table:table-cell>
          <table:table-cell office:value-type="float" office:value="0.0105857641217836" calcext:value-type="float">
            <text:p>0.0106</text:p>
          </table:table-cell>
          <table:table-cell office:value-type="float" office:value="0.0191869970174531" calcext:value-type="float">
            <text:p>0.0192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163068231395276" calcext:value-type="float">
            <text:p>0.0163</text:p>
          </table:table-cell>
          <table:table-cell office:value-type="float" office:value="-0.0176461251598038" calcext:value-type="float">
            <text:p>-0.017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0.0926954778032761" calcext:value-type="float">
            <text:p>-0.092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902752958985095" calcext:value-type="float">
            <text:p>-0.0903</text:p>
          </table:table-cell>
          <table:table-cell office:value-type="float" office:value="-0.0573131869304963" calcext:value-type="float">
            <text:p>-0.0573</text:p>
          </table:table-cell>
          <table:table-cell office:value-type="float" office:value="-0.0249601584096303" calcext:value-type="float">
            <text:p>-0.0250</text:p>
          </table:table-cell>
          <table:table-cell office:value-type="float" office:value="-0.0304366843726455" calcext:value-type="float">
            <text:p>-0.0304</text:p>
          </table:table-cell>
          <table:table-cell office:value-type="float" office:value="-0.0065844676111555" calcext:value-type="float">
            <text:p>-0.0066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240550853579957" calcext:value-type="float">
            <text:p>0.0241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707687524925978" calcext:value-type="float">
            <text:p>0.070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0512814206192631" calcext:value-type="float">
            <text:p>-0.0051</text:p>
          </table:table-cell>
          <table:table-cell office:value-type="float" office:value="-0.00567042229275739" calcext:value-type="float">
            <text:p>-0.0057</text:p>
          </table:table-cell>
          <table:table-cell office:value-type="float" office:value="0.0878679759628616" calcext:value-type="float">
            <text:p>0.0879</text:p>
          </table:table-cell>
          <table:table-cell office:value-type="float" office:value="0.102964560349696" calcext:value-type="float">
            <text:p>0.1030</text:p>
          </table:table-cell>
          <table:table-cell office:value-type="float" office:value="0.0118237214092792" calcext:value-type="float">
            <text:p>0.0118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-0.00894339609006817" calcext:value-type="float">
            <text:p>-0.0089</text:p>
          </table:table-cell>
          <table:table-cell office:value-type="float" office:value="0.0279170509033752" calcext:value-type="float">
            <text:p>0.027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0.0164121703318683" calcext:value-type="float">
            <text:p>-0.016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525518733126815" calcext:value-type="float">
            <text:p>-0.0526</text:p>
          </table:table-cell>
          <table:table-cell office:value-type="float" office:value="-0.0332132300995515" calcext:value-type="float">
            <text:p>-0.0332</text:p>
          </table:table-cell>
          <table:table-cell office:value-type="float" office:value="-0.044223498424446" calcext:value-type="float">
            <text:p>-0.0442</text:p>
          </table:table-cell>
          <table:table-cell office:value-type="float" office:value="-0.0363865051466466" calcext:value-type="float">
            <text:p>-0.0364</text:p>
          </table:table-cell>
          <table:table-cell office:value-type="float" office:value="0.0191869970174531" calcext:value-type="float">
            <text:p>0.0192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683315470939731" calcext:value-type="float">
            <text:p>-0.0683</text:p>
          </table:table-cell>
          <table:table-cell office:value-type="float" office:value="-0.0300724459043072" calcext:value-type="float">
            <text:p>-0.030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417084448844424" calcext:value-type="float">
            <text:p>0.041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23731352440191" calcext:value-type="float">
            <text:p>-0.0224</text:p>
          </table:table-cell>
          <table:table-cell office:value-type="float" office:value="0.0287580874657352" calcext:value-type="float">
            <text:p>0.0288</text:p>
          </table:table-cell>
          <table:table-cell office:value-type="float" office:value="-0.0662387441556639" calcext:value-type="float">
            <text:p>-0.0662</text:p>
          </table:table-cell>
          <table:table-cell office:value-type="float" office:value="-0.0451546620767536" calcext:value-type="float">
            <text:p>-0.0452</text:p>
          </table:table-cell>
          <table:table-cell office:value-type="float" office:value="-0.0618090346724596" calcext:value-type="float">
            <text:p>-0.0618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0286130928983305" calcext:value-type="float">
            <text:p>0.0029</text:p>
          </table:table-cell>
          <table:table-cell office:value-type="float" office:value="-0.0549250873933139" calcext:value-type="float">
            <text:p>-0.054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126481372762871" calcext:value-type="float">
            <text:p>0.0126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202175110962575" calcext:value-type="float">
            <text:p>-0.0202</text:p>
          </table:table-cell>
          <table:table-cell office:value-type="float" office:value="-0.0159989752203052" calcext:value-type="float">
            <text:p>-0.0160</text:p>
          </table:table-cell>
          <table:table-cell office:value-type="float" office:value="0.0121905687618" calcext:value-type="float">
            <text:p>0.0122</text:p>
          </table:table-cell>
          <table:table-cell office:value-type="float" office:value="0.0212328118226278" calcext:value-type="float">
            <text:p>0.0212</text:p>
          </table:table-cell>
          <table:table-cell office:value-type="float" office:value="-0.0765355858888074" calcext:value-type="float">
            <text:p>-0.0765</text:p>
          </table:table-cell>
          <table:table-cell office:value-type="float" office:value="0.108111100629547" calcext:value-type="float">
            <text:p>0.1081</text:p>
          </table:table-cell>
          <table:table-cell office:value-type="float" office:value="0.0598794036151478" calcext:value-type="float">
            <text:p>0.0599</text:p>
          </table:table-cell>
          <table:table-cell office:value-type="float" office:value="-0.0217882320746382" calcext:value-type="float">
            <text:p>-0.021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0.0382074010379848" calcext:value-type="float">
            <text:p>-0.0382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547074974604431" calcext:value-type="float">
            <text:p>-0.0547</text:p>
          </table:table-cell>
          <table:table-cell office:value-type="float" office:value="-0.0779702927855919" calcext:value-type="float">
            <text:p>-0.0780</text:p>
          </table:table-cell>
          <table:table-cell office:value-type="float" office:value="-0.033215875558837" calcext:value-type="float">
            <text:p>-0.0332</text:p>
          </table:table-cell>
          <table:table-cell office:value-type="float" office:value="-0.0864902590329722" calcext:value-type="float">
            <text:p>-0.0865</text:p>
          </table:table-cell>
          <table:table-cell office:value-type="float" office:value="0.140681044552322" calcext:value-type="float">
            <text:p>0.1407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191984490262759" calcext:value-type="float">
            <text:p>-0.0192</text:p>
          </table:table-cell>
          <table:table-cell office:value-type="float" office:value="-0.00521980441530042" calcext:value-type="float">
            <text:p>-0.00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453409833354619" calcext:value-type="float">
            <text:p>0.045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0620595413580708" calcext:value-type="float">
            <text:p>-0.0062</text:p>
          </table:table-cell>
          <table:table-cell office:value-type="float" office:value="-0.0159989752203052" calcext:value-type="float">
            <text:p>-0.0160</text:p>
          </table:table-cell>
          <table:table-cell office:value-type="float" office:value="0.125018703134292" calcext:value-type="float">
            <text:p>0.1250</text:p>
          </table:table-cell>
          <table:table-cell office:value-type="float" office:value="0.125198101136753" calcext:value-type="float">
            <text:p>0.1252</text:p>
          </table:table-cell>
          <table:table-cell office:value-type="float" office:value="0.0191869970174531" calcext:value-type="float">
            <text:p>0.0192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324323241565511" calcext:value-type="float">
            <text:p>0.0324</text:p>
          </table:table-cell>
          <table:table-cell office:value-type="float" office:value="-0.00521980441530042" calcext:value-type="float">
            <text:p>-0.005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707687524925978" calcext:value-type="float">
            <text:p>0.070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169840748746151" calcext:value-type="float">
            <text:p>-0.0170</text:p>
          </table:table-cell>
          <table:table-cell office:value-type="float" office:value="0.0218723855140367" calcext:value-type="float">
            <text:p>0.0219</text:p>
          </table:table-cell>
          <table:table-cell office:value-type="float" office:value="0.0438374845004257" calcext:value-type="float">
            <text:p>0.0438</text:p>
          </table:table-cell>
          <table:table-cell office:value-type="float" office:value="0.0563054395430557" calcext:value-type="float">
            <text:p>0.0563</text:p>
          </table:table-cell>
          <table:table-cell office:value-type="float" office:value="0.0375951860378878" calcext:value-type="float">
            <text:p>0.0376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702093612316254" calcext:value-type="float">
            <text:p>-0.0702</text:p>
          </table:table-cell>
          <table:table-cell office:value-type="float" office:value="-0.0176461251598038" calcext:value-type="float">
            <text:p>-0.01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0.074532785548179" calcext:value-type="float">
            <text:p>-0.074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552293340753985" calcext:value-type="float">
            <text:p>0.0552</text:p>
          </table:table-cell>
          <table:table-cell office:value-type="float" office:value="-0.04009893205125" calcext:value-type="float">
            <text:p>-0.0401</text:p>
          </table:table-cell>
          <table:table-cell office:value-type="float" office:value="0.0534691545078336" calcext:value-type="float">
            <text:p>0.0535</text:p>
          </table:table-cell>
          <table:table-cell office:value-type="float" office:value="0.0531739549251604" calcext:value-type="float">
            <text:p>0.0532</text:p>
          </table:table-cell>
          <table:table-cell office:value-type="float" office:value="-0.0434008456520249" calcext:value-type="float">
            <text:p>-0.0434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612376284040322" calcext:value-type="float">
            <text:p>0.0612</text:p>
          </table:table-cell>
          <table:table-cell office:value-type="float" office:value="-0.0342145528191416" calcext:value-type="float">
            <text:p>-0.034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598711371395395" calcext:value-type="float">
            <text:p>0.0599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767855755530145" calcext:value-type="float">
            <text:p>0.0768</text:p>
          </table:table-cell>
          <table:table-cell office:value-type="float" office:value="0.025315236489886" calcext:value-type="float">
            <text:p>0.0253</text:p>
          </table:table-cell>
          <table:table-cell office:value-type="float" office:value="0.001182945896191" calcext:value-type="float">
            <text:p>0.0012</text:p>
          </table:table-cell>
          <table:table-cell office:value-type="float" office:value="0.0168487333575743" calcext:value-type="float">
            <text:p>0.0168</text:p>
          </table:table-cell>
          <table:table-cell office:value-type="float" office:value="-0.0544457590642857" calcext:value-type="float">
            <text:p>-0.0544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299346490414214" calcext:value-type="float">
            <text:p>0.0299</text:p>
          </table:table-cell>
          <table:table-cell office:value-type="float" office:value="0.044485478562713" calcext:value-type="float">
            <text:p>0.044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744012909436172" calcext:value-type="float">
            <text:p>0.074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185837235634513" calcext:value-type="float">
            <text:p>0.0186</text:p>
          </table:table-cell>
          <table:table-cell office:value-type="float" office:value="0.0631865972242278" calcext:value-type="float">
            <text:p>0.0632</text:p>
          </table:table-cell>
          <table:table-cell office:value-type="float" office:value="0.0617248716570403" calcext:value-type="float">
            <text:p>0.0617</text:p>
          </table:table-cell>
          <table:table-cell office:value-type="float" office:value="0.0428400556861057" calcext:value-type="float">
            <text:p>0.0428</text:p>
          </table:table-cell>
          <table:table-cell office:value-type="float" office:value="0.00814208360519227" calcext:value-type="float">
            <text:p>0.0081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580380518879354" calcext:value-type="float">
            <text:p>0.0580</text:p>
          </table:table-cell>
          <table:table-cell office:value-type="float" office:value="-0.0590671943081484" calcext:value-type="float">
            <text:p>-0.059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901559882526766" calcext:value-type="float">
            <text:p>0.009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223731352440191" calcext:value-type="float">
            <text:p>-0.0224</text:p>
          </table:table-cell>
          <table:table-cell office:value-type="float" office:value="-0.0320770892775212" calcext:value-type="float">
            <text:p>-0.0321</text:p>
          </table:table-cell>
          <table:table-cell office:value-type="float" office:value="-0.0497273098572505" calcext:value-type="float">
            <text:p>-0.0497</text:p>
          </table:table-cell>
          <table:table-cell office:value-type="float" office:value="-0.0686407967109687" calcext:value-type="float">
            <text:p>-0.0686</text:p>
          </table:table-cell>
          <table:table-cell office:value-type="float" office:value="0.0780932018828442" calcext:value-type="float">
            <text:p>0.0781</text:p>
          </table:table-cell>
          <table:table-cell office:value-type="float" office:value="-0.0708593356186168" calcext:value-type="float">
            <text:p>-0.0709</text:p>
          </table:table-cell>
          <table:table-cell office:value-type="float" office:value="-0.0629168791436554" calcext:value-type="float">
            <text:p>-0.0629</text:p>
          </table:table-cell>
          <table:table-cell office:value-type="float" office:value="-0.0383566597339761" calcext:value-type="float">
            <text:p>-0.038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0.0709002470971596" calcext:value-type="float">
            <text:p>-0.070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929527566612265" calcext:value-type="float">
            <text:p>0.0930</text:p>
          </table:table-cell>
          <table:table-cell office:value-type="float" office:value="0.0126799734085192" calcext:value-type="float">
            <text:p>0.0127</text:p>
          </table:table-cell>
          <table:table-cell office:value-type="float" office:value="0.0204462859110067" calcext:value-type="float">
            <text:p>0.0204</text:p>
          </table:table-cell>
          <table:table-cell office:value-type="float" office:value="0.0425269072243162" calcext:value-type="float">
            <text:p>0.0425</text:p>
          </table:table-cell>
          <table:table-cell office:value-type="float" office:value="0.000778807997018385" calcext:value-type="float">
            <text:p>0.0008</text:p>
          </table:table-cell>
          <table:table-cell office:value-type="float" office:value="0.000359827671889525" calcext:value-type="float">
            <text:p>0.0004</text:p>
          </table:table-cell>
          <table:table-cell office:value-type="float" office:value="-0.0545396403451" calcext:value-type="float">
            <text:p>-0.0545</text:p>
          </table:table-cell>
          <table:table-cell office:value-type="float" office:value="-0.00107769750046597" calcext:value-type="float">
            <text:p>-0.001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235457526293453" calcext:value-type="float">
            <text:p>0.023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309956318350655" calcext:value-type="float">
            <text:p>-0.0310</text:p>
          </table:table-cell>
          <table:table-cell office:value-type="float" office:value="-0.00567042229275739" calcext:value-type="float">
            <text:p>-0.0057</text:p>
          </table:table-cell>
          <table:table-cell office:value-type="float" office:value="-0.0167044412604236" calcext:value-type="float">
            <text:p>-0.0167</text:p>
          </table:table-cell>
          <table:table-cell office:value-type="float" office:value="0.0177881787429429" calcext:value-type="float">
            <text:p>0.0178</text:p>
          </table:table-cell>
          <table:table-cell office:value-type="float" office:value="-0.0323559322397641" calcext:value-type="float">
            <text:p>-0.0324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740926079434694" calcext:value-type="float">
            <text:p>-0.0741</text:p>
          </table:table-cell>
          <table:table-cell office:value-type="float" office:value="-0.0342145528191416" calcext:value-type="float">
            <text:p>-0.03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0.0527375548420625" calcext:value-type="float">
            <text:p>-0.052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390621529671865" calcext:value-type="float">
            <text:p>0.0391</text:p>
          </table:table-cell>
          <table:table-cell office:value-type="float" office:value="-0.04009893205125" calcext:value-type="float">
            <text:p>-0.0401</text:p>
          </table:table-cell>
          <table:table-cell office:value-type="float" office:value="-0.00569681839481461" calcext:value-type="float">
            <text:p>-0.0057</text:p>
          </table:table-cell>
          <table:table-cell office:value-type="float" office:value="-0.0129003705124315" calcext:value-type="float">
            <text:p>-0.0129</text:p>
          </table:table-cell>
          <table:table-cell office:value-type="float" office:value="0.0118237214092792" calcext:value-type="float">
            <text:p>0.0118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0.0163068231395276" calcext:value-type="float">
            <text:p>0.0163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671362140415784" calcext:value-type="float">
            <text:p>0.0671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11743699037279" calcext:value-type="float">
            <text:p>-0.0612</text:p>
          </table:table-cell>
          <table:table-cell office:value-type="float" office:value="-0.04009893205125" calcext:value-type="float">
            <text:p>-0.0401</text:p>
          </table:table-cell>
          <table:table-cell office:value-type="float" office:value="-0.0263361112678314" calcext:value-type="float">
            <text:p>-0.0263</text:p>
          </table:table-cell>
          <table:table-cell office:value-type="float" office:value="-0.0244868635986443" calcext:value-type="float">
            <text:p>-0.0245</text:p>
          </table:table-cell>
          <table:table-cell office:value-type="float" office:value="0.0339135482338009" calcext:value-type="float">
            <text:p>0.0339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561531020070633" calcext:value-type="float">
            <text:p>-0.0562</text:p>
          </table:table-cell>
          <table:table-cell office:value-type="float" office:value="-0.0590671943081484" calcext:value-type="float">
            <text:p>-0.05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175052192322882" calcext:value-type="float">
            <text:p>0.001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0836157828356868" calcext:value-type="float">
            <text:p>-0.0084</text:p>
          </table:table-cell>
          <table:table-cell office:value-type="float" office:value="-0.0641988888821948" calcext:value-type="float">
            <text:p>-0.0642</text:p>
          </table:table-cell>
          <table:table-cell office:value-type="float" office:value="-0.0387196869916415" calcext:value-type="float">
            <text:p>-0.0387</text:p>
          </table:table-cell>
          <table:table-cell office:value-type="float" office:value="-0.0244868635986443" calcext:value-type="float">
            <text:p>-0.0245</text:p>
          </table:table-cell>
          <table:table-cell office:value-type="float" office:value="0.00446044580110533" calcext:value-type="float">
            <text:p>0.0045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646853060499882" calcext:value-type="float">
            <text:p>-0.0647</text:p>
          </table:table-cell>
          <table:table-cell office:value-type="float" office:value="-0.0549250873933139" calcext:value-type="float">
            <text:p>-0.054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235457526293453" calcext:value-type="float">
            <text:p>0.023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374625042783503" calcext:value-type="float">
            <text:p>-0.0375</text:p>
          </table:table-cell>
          <table:table-cell office:value-type="float" office:value="-0.0469846340029485" calcext:value-type="float">
            <text:p>-0.0470</text:p>
          </table:table-cell>
          <table:table-cell office:value-type="float" office:value="-0.0910058956032841" calcext:value-type="float">
            <text:p>-0.0910</text:p>
          </table:table-cell>
          <table:table-cell office:value-type="float" office:value="-0.0755300628703385" calcext:value-type="float">
            <text:p>-0.0755</text:p>
          </table:table-cell>
          <table:table-cell office:value-type="float" office:value="-0.0323559322397641" calcext:value-type="float">
            <text:p>-0.0324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307479175330982" calcext:value-type="float">
            <text:p>-0.0307</text:p>
          </table:table-cell>
          <table:table-cell office:value-type="float" office:value="-0.0135040182449693" calcext:value-type="float">
            <text:p>-0.013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38075906433423" calcext:value-type="float">
            <text:p>0.038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137506386529727" calcext:value-type="float">
            <text:p>-0.0138</text:p>
          </table:table-cell>
          <table:table-cell office:value-type="float" office:value="-0.0159989752203052" calcext:value-type="float">
            <text:p>-0.0160</text:p>
          </table:table-cell>
          <table:table-cell office:value-type="float" office:value="-0.0359677812752393" calcext:value-type="float">
            <text:p>-0.0360</text:p>
          </table:table-cell>
          <table:table-cell office:value-type="float" office:value="-0.021981675904328" calcext:value-type="float">
            <text:p>-0.0220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25953110560258" calcext:value-type="float">
            <text:p>-0.0260</text:p>
          </table:table-cell>
          <table:table-cell office:value-type="float" office:value="-0.00107769750046597" calcext:value-type="float">
            <text:p>-0.001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162806757273065" calcext:value-type="float">
            <text:p>0.016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735521393313721" calcext:value-type="float">
            <text:p>0.0736</text:p>
          </table:table-cell>
          <table:table-cell office:value-type="float" office:value="-0.0412350728732803" calcext:value-type="float">
            <text:p>-0.0412</text:p>
          </table:table-cell>
          <table:table-cell office:value-type="float" office:value="-0.00432086553661349" calcext:value-type="float">
            <text:p>-0.0043</text:p>
          </table:table-cell>
          <table:table-cell office:value-type="float" office:value="-0.0135266674360106" calcext:value-type="float">
            <text:p>-0.0135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-0.00111621716314688" calcext:value-type="float">
            <text:p>-0.0011</text:p>
          </table:table-cell>
          <table:table-cell office:value-type="float" office:value="0.0428970359527879" calcext:value-type="float">
            <text:p>0.0429</text:p>
          </table:table-cell>
          <table:table-cell office:value-type="float" office:value="0.044485478562713" calcext:value-type="float">
            <text:p>0.044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0.0018820165277906" calcext:value-type="float">
            <text:p>-0.0019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45287593917807" calcext:value-type="float">
            <text:p>-0.0245</text:p>
          </table:table-cell>
          <table:table-cell office:value-type="float" office:value="0.0528580442966801" calcext:value-type="float">
            <text:p>0.0529</text:p>
          </table:table-cell>
          <table:table-cell office:value-type="float" office:value="0.0273260502020123" calcext:value-type="float">
            <text:p>0.0273</text:p>
          </table:table-cell>
          <table:table-cell office:value-type="float" office:value="0.0300009687527348" calcext:value-type="float">
            <text:p>0.0300</text:p>
          </table:table-cell>
          <table:table-cell office:value-type="float" office:value="0.0302319104297139" calcext:value-type="float">
            <text:p>0.0302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213953092552768" calcext:value-type="float">
            <text:p>-0.0214</text:p>
          </table:table-cell>
          <table:table-cell office:value-type="float" office:value="0.0362012647330441" calcext:value-type="float">
            <text:p>0.036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126481372762871" calcext:value-type="float">
            <text:p>0.0126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336730925977825" calcext:value-type="float">
            <text:p>0.0337</text:p>
          </table:table-cell>
          <table:table-cell office:value-type="float" office:value="0.0333370792636147" calcext:value-type="float">
            <text:p>0.0333</text:p>
          </table:table-cell>
          <table:table-cell office:value-type="float" office:value="0.0300779559184145" calcext:value-type="float">
            <text:p>0.0301</text:p>
          </table:table-cell>
          <table:table-cell office:value-type="float" office:value="0.027182632596629" calcext:value-type="float">
            <text:p>0.0272</text:p>
          </table:table-cell>
          <table:table-cell office:value-type="float" office:value="-0.00290282980706856" calcext:value-type="float">
            <text:p>-0.0029</text:p>
          </table:table-cell>
          <table:table-cell office:value-type="float" office:value="0.00884708547334881" calcext:value-type="float">
            <text:p>0.0088</text:p>
          </table:table-cell>
          <table:table-cell office:value-type="float" office:value="0.0311926022015962" calcext:value-type="float">
            <text:p>0.0312</text:p>
          </table:table-cell>
          <table:table-cell office:value-type="float" office:value="0.0279170509033752" calcext:value-type="float">
            <text:p>0.027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744012909436172" calcext:value-type="float">
            <text:p>0.074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347509046716633" calcext:value-type="float">
            <text:p>0.0348</text:p>
          </table:table-cell>
          <table:table-cell office:value-type="float" office:value="0.0941722560068712" calcext:value-type="float">
            <text:p>0.0942</text:p>
          </table:table-cell>
          <table:table-cell office:value-type="float" office:value="0.057597013082437" calcext:value-type="float">
            <text:p>0.0576</text:p>
          </table:table-cell>
          <table:table-cell office:value-type="float" office:value="0.0202933664372592" calcext:value-type="float">
            <text:p>0.0203</text:p>
          </table:table-cell>
          <table:table-cell office:value-type="float" office:value="0.02286863482154" calcext:value-type="float">
            <text:p>0.0229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737989288005604" calcext:value-type="float">
            <text:p>0.0738</text:p>
          </table:table-cell>
          <table:table-cell office:value-type="float" office:value="-0.0217882320746382" calcext:value-type="float">
            <text:p>-0.021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417084448844424" calcext:value-type="float">
            <text:p>0.041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385403163522311" calcext:value-type="float">
            <text:p>-0.0385</text:p>
          </table:table-cell>
          <table:table-cell office:value-type="float" office:value="0.0528580442966801" calcext:value-type="float">
            <text:p>0.0529</text:p>
          </table:table-cell>
          <table:table-cell office:value-type="float" office:value="0.0768603530972526" calcext:value-type="float">
            <text:p>0.0769</text:p>
          </table:table-cell>
          <table:table-cell office:value-type="float" office:value="0.116429944206646" calcext:value-type="float">
            <text:p>0.1164</text:p>
          </table:table-cell>
          <table:table-cell office:value-type="float" office:value="-0.039719207847938" calcext:value-type="float">
            <text:p>-0.0397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-0.0225165283763022" calcext:value-type="float">
            <text:p>-0.0225</text:p>
          </table:table-cell>
          <table:table-cell office:value-type="float" office:value="-0.0135040182449693" calcext:value-type="float">
            <text:p>-0.013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0.00914709342982945" calcext:value-type="float">
            <text:p>-0.009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396181284261119" calcext:value-type="float">
            <text:p>-0.0396</text:p>
          </table:table-cell>
          <table:table-cell office:value-type="float" office:value="-0.04009893205125" calcext:value-type="float">
            <text:p>-0.0401</text:p>
          </table:table-cell>
          <table:table-cell office:value-type="float" office:value="-0.00844872411121685" calcext:value-type="float">
            <text:p>-0.0084</text:p>
          </table:table-cell>
          <table:table-cell office:value-type="float" office:value="0.0162224364339952" calcext:value-type="float">
            <text:p>0.0162</text:p>
          </table:table-cell>
          <table:table-cell office:value-type="float" office:value="-0.0654906724765466" calcext:value-type="float">
            <text:p>-0.0655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177653195571215" calcext:value-type="float">
            <text:p>0.0178</text:p>
          </table:table-cell>
          <table:table-cell office:value-type="float" office:value="-0.0673514081378173" calcext:value-type="float">
            <text:p>-0.067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901559882526766" calcext:value-type="float">
            <text:p>0.0090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18947058402839" calcext:value-type="float">
            <text:p>-0.0019</text:p>
          </table:table-cell>
          <table:table-cell office:value-type="float" office:value="0.0218723855140367" calcext:value-type="float">
            <text:p>0.0219</text:p>
          </table:table-cell>
          <table:table-cell office:value-type="float" office:value="-0.0387196869916415" calcext:value-type="float">
            <text:p>-0.0387</text:p>
          </table:table-cell>
          <table:table-cell office:value-type="float" office:value="-0.0248000120604339" calcext:value-type="float">
            <text:p>-0.0248</text:p>
          </table:table-cell>
          <table:table-cell office:value-type="float" office:value="-0.0065844676111555" calcext:value-type="float">
            <text:p>-0.0066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398088265274008" calcext:value-type="float">
            <text:p>-0.0398</text:p>
          </table:table-cell>
          <table:table-cell office:value-type="float" office:value="-0.0135040182449693" calcext:value-type="float">
            <text:p>-0.01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671362140415784" calcext:value-type="float">
            <text:p>0.067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309956318350655" calcext:value-type="float">
            <text:p>-0.0310</text:p>
          </table:table-cell>
          <table:table-cell office:value-type="float" office:value="0.0046581306347904" calcext:value-type="float">
            <text:p>0.0047</text:p>
          </table:table-cell>
          <table:table-cell office:value-type="float" office:value="0.02457414448561" calcext:value-type="float">
            <text:p>0.0246</text:p>
          </table:table-cell>
          <table:table-cell office:value-type="float" office:value="0.0356376410649464" calcext:value-type="float">
            <text:p>0.0356</text:p>
          </table:table-cell>
          <table:table-cell office:value-type="float" office:value="-0.0286742944356771" calcext:value-type="float">
            <text:p>-0.0287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233714151622485" calcext:value-type="float">
            <text:p>0.0234</text:p>
          </table:table-cell>
          <table:table-cell office:value-type="float" office:value="0.0817644407962232" calcext:value-type="float">
            <text:p>0.081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175052192322882" calcext:value-type="float">
            <text:p>0.001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460850008693967" calcext:value-type="float">
            <text:p>-0.0461</text:p>
          </table:table-cell>
          <table:table-cell office:value-type="float" office:value="-0.0332132300995515" calcext:value-type="float">
            <text:p>-0.0332</text:p>
          </table:table-cell>
          <table:table-cell office:value-type="float" office:value="-0.0731185084466695" calcext:value-type="float">
            <text:p>-0.0731</text:p>
          </table:table-cell>
          <table:table-cell office:value-type="float" office:value="-0.0814798836443397" calcext:value-type="float">
            <text:p>-0.0815</text:p>
          </table:table-cell>
          <table:table-cell office:value-type="float" office:value="0.0449584616460617" calcext:value-type="float">
            <text:p>0.0450</text:p>
          </table:table-cell>
          <table:table-cell office:value-type="float" office:value="-0.0693832907835804" calcext:value-type="float">
            <text:p>-0.0694</text:p>
          </table:table-cell>
          <table:table-cell office:value-type="float" office:value="-0.0611757990451526" calcext:value-type="float">
            <text:p>-0.0612</text:p>
          </table:table-cell>
          <table:table-cell office:value-type="float" office:value="-0.0797777288823206" calcext:value-type="float">
            <text:p>-0.079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0.00914709342982945" calcext:value-type="float">
            <text:p>-0.009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0133873038135851" calcext:value-type="float">
            <text:p>0.0013</text:p>
          </table:table-cell>
          <table:table-cell office:value-type="float" office:value="-0.00222757131690813" calcext:value-type="float">
            <text:p>-0.0022</text:p>
          </table:table-cell>
          <table:table-cell office:value-type="float" office:value="0.0796122588136549" calcext:value-type="float">
            <text:p>0.0796</text:p>
          </table:table-cell>
          <table:table-cell office:value-type="float" office:value="0.0700839718617952" calcext:value-type="float">
            <text:p>0.0701</text:p>
          </table:table-cell>
          <table:table-cell office:value-type="float" office:value="0.0339135482338009" calcext:value-type="float">
            <text:p>0.0339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267168413201046" calcext:value-type="float">
            <text:p>0.0267</text:p>
          </table:table-cell>
          <table:table-cell office:value-type="float" office:value="0.0817644407962232" calcext:value-type="float">
            <text:p>0.081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0.00551455497881003" calcext:value-type="float">
            <text:p>-0.005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649296427403257" calcext:value-type="float">
            <text:p>0.0649</text:p>
          </table:table-cell>
          <table:table-cell office:value-type="float" office:value="0.0356437894174338" calcext:value-type="float">
            <text:p>0.0356</text:p>
          </table:table-cell>
          <table:table-cell office:value-type="float" office:value="-0.00156895982021125" calcext:value-type="float">
            <text:p>-0.0016</text:p>
          </table:table-cell>
          <table:table-cell office:value-type="float" office:value="0.0149698425868371" calcext:value-type="float">
            <text:p>0.0150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0.000728838880648617" calcext:value-type="float">
            <text:p>0.0007</text:p>
          </table:table-cell>
          <table:table-cell office:value-type="float" office:value="-0.0181136923156903" calcext:value-type="float">
            <text:p>-0.0181</text:p>
          </table:table-cell>
          <table:table-cell office:value-type="float" office:value="0.0320591578182097" calcext:value-type="float">
            <text:p>0.032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961965216497338" calcext:value-type="float">
            <text:p>0.0962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401399650410673" calcext:value-type="float">
            <text:p>0.0401</text:p>
          </table:table-cell>
          <table:table-cell office:value-type="float" office:value="-0.0573131869304963" calcext:value-type="float">
            <text:p>-0.0573</text:p>
          </table:table-cell>
          <table:table-cell office:value-type="float" office:value="0.0452134373586269" calcext:value-type="float">
            <text:p>0.0452</text:p>
          </table:table-cell>
          <table:table-cell office:value-type="float" office:value="0.0606895180081092" calcext:value-type="float">
            <text:p>0.0607</text:p>
          </table:table-cell>
          <table:table-cell office:value-type="float" office:value="-0.0213110188275033" calcext:value-type="float">
            <text:p>-0.0213</text:p>
          </table:table-cell>
          <table:table-cell office:value-type="float" office:value="0.0361539149215222" calcext:value-type="float">
            <text:p>0.0362</text:p>
          </table:table-cell>
          <table:table-cell office:value-type="float" office:value="0.0125511948642231" calcext:value-type="float">
            <text:p>0.0126</text:p>
          </table:table-cell>
          <table:table-cell office:value-type="float" office:value="0.0237749439885408" calcext:value-type="float">
            <text:p>0.023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0.074532785548179" calcext:value-type="float">
            <text:p>-0.074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234509473178999" calcext:value-type="float">
            <text:p>-0.0235</text:p>
          </table:table-cell>
          <table:table-cell office:value-type="float" office:value="-0.00567042229275739" calcext:value-type="float">
            <text:p>-0.0057</text:p>
          </table:table-cell>
          <table:table-cell office:value-type="float" office:value="-0.0208322998350269" calcext:value-type="float">
            <text:p>-0.0208</text:p>
          </table:table-cell>
          <table:table-cell office:value-type="float" office:value="-0.0141529643595896" calcext:value-type="float">
            <text:p>-0.0142</text:p>
          </table:table-cell>
          <table:table-cell office:value-type="float" office:value="0.0155053592133662" calcext:value-type="float">
            <text:p>0.0155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384597173411264" calcext:value-type="float">
            <text:p>-0.0385</text:p>
          </table:table-cell>
          <table:table-cell office:value-type="float" office:value="-0.0300724459043072" calcext:value-type="float">
            <text:p>-0.030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598711371395395" calcext:value-type="float">
            <text:p>0.0599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530737099276369" calcext:value-type="float">
            <text:p>0.0531</text:p>
          </table:table-cell>
          <table:table-cell office:value-type="float" office:value="0.0528580442966801" calcext:value-type="float">
            <text:p>0.0529</text:p>
          </table:table-cell>
          <table:table-cell office:value-type="float" office:value="0.0328298616348168" calcext:value-type="float">
            <text:p>0.0328</text:p>
          </table:table-cell>
          <table:table-cell office:value-type="float" office:value="0.0196670695136801" calcext:value-type="float">
            <text:p>0.0197</text:p>
          </table:table-cell>
          <table:table-cell office:value-type="float" office:value="-0.0102661054152424" calcext:value-type="float">
            <text:p>-0.0103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552030994762371" calcext:value-type="float">
            <text:p>0.0552</text:p>
          </table:table-cell>
          <table:table-cell office:value-type="float" office:value="-0.00107769750046597" calcext:value-type="float">
            <text:p>-0.001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0.0236772472339071" calcext:value-type="float">
            <text:p>-0.023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401399650410673" calcext:value-type="float">
            <text:p>0.0401</text:p>
          </table:table-cell>
          <table:table-cell office:value-type="float" office:value="-0.0125561242444559" calcext:value-type="float">
            <text:p>-0.0126</text:p>
          </table:table-cell>
          <table:table-cell office:value-type="float" office:value="-0.00982467696941797" calcext:value-type="float">
            <text:p>-0.0098</text:p>
          </table:table-cell>
          <table:table-cell office:value-type="float" office:value="-0.00100072896442919" calcext:value-type="float">
            <text:p>-0.0010</text:p>
          </table:table-cell>
          <table:table-cell office:value-type="float" office:value="-0.00290282980706856" calcext:value-type="float">
            <text:p>-0.0029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11896851335696" calcext:value-type="float">
            <text:p>-0.0119</text:p>
          </table:table-cell>
          <table:table-cell office:value-type="float" office:value="-0.0383566597339761" calcext:value-type="float">
            <text:p>-0.038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901559882526766" calcext:value-type="float">
            <text:p>0.009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202175110962575" calcext:value-type="float">
            <text:p>-0.0202</text:p>
          </table:table-cell>
          <table:table-cell office:value-type="float" office:value="-0.0538703359546471" calcext:value-type="float">
            <text:p>-0.0539</text:p>
          </table:table-cell>
          <table:table-cell office:value-type="float" office:value="0.0314539087766157" calcext:value-type="float">
            <text:p>0.0315</text:p>
          </table:table-cell>
          <table:table-cell office:value-type="float" office:value="0.0206065148990487" calcext:value-type="float">
            <text:p>0.0206</text:p>
          </table:table-cell>
          <table:table-cell office:value-type="float" office:value="0.0560033750583225" calcext:value-type="float">
            <text:p>0.0560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109032506512101" calcext:value-type="float">
            <text:p>-0.0109</text:p>
          </table:table-cell>
          <table:table-cell office:value-type="float" office:value="-0.00107769750046597" calcext:value-type="float">
            <text:p>-0.001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162806757273065" calcext:value-type="float">
            <text:p>0.016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142724752679281" calcext:value-type="float">
            <text:p>0.0143</text:p>
          </table:table-cell>
          <table:table-cell office:value-type="float" office:value="0.00121527965894113" calcext:value-type="float">
            <text:p>0.0012</text:p>
          </table:table-cell>
          <table:table-cell office:value-type="float" office:value="0.001182945896191" calcext:value-type="float">
            <text:p>0.0012</text:p>
          </table:table-cell>
          <table:table-cell office:value-type="float" office:value="-0.021355378980749" calcext:value-type="float">
            <text:p>-0.0214</text:p>
          </table:table-cell>
          <table:table-cell office:value-type="float" office:value="-0.0323559322397641" calcext:value-type="float">
            <text:p>-0.0324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749657259346355" calcext:value-type="float">
            <text:p>0.0750</text:p>
          </table:table-cell>
          <table:table-cell office:value-type="float" office:value="0.0403433716478786" calcext:value-type="float">
            <text:p>0.040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199132141783259" calcext:value-type="float">
            <text:p>0.019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342290680567079" calcext:value-type="float">
            <text:p>-0.0342</text:p>
          </table:table-cell>
          <table:table-cell office:value-type="float" office:value="0.0551647544504991" calcext:value-type="float">
            <text:p>0.0552</text:p>
          </table:table-cell>
          <table:table-cell office:value-type="float" office:value="0.0672286830898448" calcext:value-type="float">
            <text:p>0.0672</text:p>
          </table:table-cell>
          <table:table-cell office:value-type="float" office:value="0.0741549018650592" calcext:value-type="float">
            <text:p>0.0742</text:p>
          </table:table-cell>
          <table:table-cell office:value-type="float" office:value="-0.0065844676111555" calcext:value-type="float">
            <text:p>-0.0066</text:p>
          </table:table-cell>
          <table:table-cell office:value-type="float" office:value="0.0328328140426903" calcext:value-type="float">
            <text:p>0.0328</text:p>
          </table:table-cell>
          <table:table-cell office:value-type="float" office:value="0.0247296399511328" calcext:value-type="float">
            <text:p>0.0247</text:p>
          </table:table-cell>
          <table:table-cell office:value-type="float" office:value="0.0693381200517198" calcext:value-type="float">
            <text:p>0.069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889314447476949" calcext:value-type="float">
            <text:p>0.088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067277907507625" calcext:value-type="float">
            <text:p>0.0067</text:p>
          </table:table-cell>
          <table:table-cell office:value-type="float" office:value="0.025315236489886" calcext:value-type="float">
            <text:p>0.0253</text:p>
          </table:table-cell>
          <table:table-cell office:value-type="float" office:value="0.0300779559184145" calcext:value-type="float">
            <text:p>0.0301</text:p>
          </table:table-cell>
          <table:table-cell office:value-type="float" office:value="0.0087068733510464" calcext:value-type="float">
            <text:p>0.0087</text:p>
          </table:table-cell>
          <table:table-cell office:value-type="float" office:value="0.0633666506664964" calcext:value-type="float">
            <text:p>0.0634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0.00943365877161599" calcext:value-type="float">
            <text:p>0.0094</text:p>
          </table:table-cell>
          <table:table-cell office:value-type="float" office:value="0.0320591578182097" calcext:value-type="float">
            <text:p>0.032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199132141783259" calcext:value-type="float">
            <text:p>0.019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0457216660300091" calcext:value-type="float">
            <text:p>0.0046</text:p>
          </table:table-cell>
          <table:table-cell office:value-type="float" office:value="0.0459723423449815" calcext:value-type="float">
            <text:p>0.0460</text:p>
          </table:table-cell>
          <table:table-cell office:value-type="float" office:value="-0.0180803941186247" calcext:value-type="float">
            <text:p>-0.0181</text:p>
          </table:table-cell>
          <table:table-cell office:value-type="float" office:value="-0.0545491159304397" calcext:value-type="float">
            <text:p>-0.0545</text:p>
          </table:table-cell>
          <table:table-cell office:value-type="float" office:value="0.0633666506664964" calcext:value-type="float">
            <text:p>0.0634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0.0286584646760266" calcext:value-type="float">
            <text:p>0.0287</text:p>
          </table:table-cell>
          <table:table-cell office:value-type="float" office:value="0.0610539062220509" calcext:value-type="float">
            <text:p>0.061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0.0236772472339071" calcext:value-type="float">
            <text:p>-0.023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304396563761401" calcext:value-type="float">
            <text:p>0.0304</text:p>
          </table:table-cell>
          <table:table-cell office:value-type="float" office:value="-0.00567042229275739" calcext:value-type="float">
            <text:p>-0.0057</text:p>
          </table:table-cell>
          <table:table-cell office:value-type="float" office:value="0.0823641645300571" calcext:value-type="float">
            <text:p>0.0824</text:p>
          </table:table-cell>
          <table:table-cell office:value-type="float" office:value="0.0920043641870627" calcext:value-type="float">
            <text:p>0.0920</text:p>
          </table:table-cell>
          <table:table-cell office:value-type="float" office:value="-0.0176293810234163" calcext:value-type="float">
            <text:p>-0.0176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330430695314185" calcext:value-type="float">
            <text:p>0.0330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961965216497338" calcext:value-type="float">
            <text:p>0.0962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519958978537561" calcext:value-type="float">
            <text:p>0.0520</text:p>
          </table:table-cell>
          <table:table-cell office:value-type="float" office:value="0.0792647112814439" calcext:value-type="float">
            <text:p>0.0793</text:p>
          </table:table-cell>
          <table:table-cell office:value-type="float" office:value="0.0548451073660347" calcext:value-type="float">
            <text:p>0.0548</text:p>
          </table:table-cell>
          <table:table-cell office:value-type="float" office:value="0.036577086450315" calcext:value-type="float">
            <text:p>0.0366</text:p>
          </table:table-cell>
          <table:table-cell office:value-type="float" office:value="-0.0765355858888074" calcext:value-type="float">
            <text:p>-0.0765</text:p>
          </table:table-cell>
          <table:table-cell office:value-type="float" office:value="0.141322109417866" calcext:value-type="float">
            <text:p>0.1413</text:p>
          </table:table-cell>
          <table:table-cell office:value-type="float" office:value="0.0986480615153178" calcext:value-type="float">
            <text:p>0.0986</text:p>
          </table:table-cell>
          <table:table-cell office:value-type="float" office:value="0.0610539062220509" calcext:value-type="float">
            <text:p>0.061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235457526293453" calcext:value-type="float">
            <text:p>0.023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616962065186833" calcext:value-type="float">
            <text:p>0.0617</text:p>
          </table:table-cell>
          <table:table-cell office:value-type="float" office:value="0.0620504564021976" calcext:value-type="float">
            <text:p>0.0621</text:p>
          </table:table-cell>
          <table:table-cell office:value-type="float" office:value="0.02457414448561" calcext:value-type="float">
            <text:p>0.0246</text:p>
          </table:table-cell>
          <table:table-cell office:value-type="float" office:value="-0.0360733566848571" calcext:value-type="float">
            <text:p>-0.0361</text:p>
          </table:table-cell>
          <table:table-cell office:value-type="float" office:value="-0.0912621371051551" calcext:value-type="float">
            <text:p>-0.0913</text:p>
          </table:table-cell>
          <table:table-cell office:value-type="float" office:value="0.155344535350712" calcext:value-type="float">
            <text:p>0.1553</text:p>
          </table:table-cell>
          <table:table-cell office:value-type="float" office:value="0.133396738664494" calcext:value-type="float">
            <text:p>0.1334</text:p>
          </table:table-cell>
          <table:table-cell office:value-type="float" office:value="0.0817644407962232" calcext:value-type="float">
            <text:p>0.081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707687524925978" calcext:value-type="float">
            <text:p>0.070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72837662096879" calcext:value-type="float">
            <text:p>-0.0073</text:p>
          </table:table-cell>
          <table:table-cell office:value-type="float" office:value="0.0494151933208308" calcext:value-type="float">
            <text:p>0.0494</text:p>
          </table:table-cell>
          <table:table-cell office:value-type="float" office:value="0.0603489187988392" calcext:value-type="float">
            <text:p>0.0603</text:p>
          </table:table-cell>
          <table:table-cell office:value-type="float" office:value="-0.00444536204411408" calcext:value-type="float">
            <text:p>-0.0044</text:p>
          </table:table-cell>
          <table:table-cell office:value-type="float" office:value="-0.0544457590642857" calcext:value-type="float">
            <text:p>-0.0544</text:p>
          </table:table-cell>
          <table:table-cell office:value-type="float" office:value="0.108111100629547" calcext:value-type="float">
            <text:p>0.1081</text:p>
          </table:table-cell>
          <table:table-cell office:value-type="float" office:value="0.129021249411712" calcext:value-type="float">
            <text:p>0.1290</text:p>
          </table:table-cell>
          <table:table-cell office:value-type="float" office:value="0.0569117993072164" calcext:value-type="float">
            <text:p>0.056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308108295313842" calcext:value-type="float">
            <text:p>0.030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0564997867688169" calcext:value-type="float">
            <text:p>0.0056</text:p>
          </table:table-cell>
          <table:table-cell office:value-type="float" office:value="0.0115438325864889" calcext:value-type="float">
            <text:p>0.0115</text:p>
          </table:table-cell>
          <table:table-cell office:value-type="float" office:value="0.0782363059554538" calcext:value-type="float">
            <text:p>0.0782</text:p>
          </table:table-cell>
          <table:table-cell office:value-type="float" office:value="0.0779126834065336" calcext:value-type="float">
            <text:p>0.0779</text:p>
          </table:table-cell>
          <table:table-cell office:value-type="float" office:value="-0.0434008456520249" calcext:value-type="float">
            <text:p>-0.0434</text:p>
          </table:table-cell>
          <table:table-cell office:value-type="float" office:value="0.108111100629547" calcext:value-type="float">
            <text:p>0.1081</text:p>
          </table:table-cell>
          <table:table-cell office:value-type="float" office:value="0.0660506665820923" calcext:value-type="float">
            <text:p>0.0661</text:p>
          </table:table-cell>
          <table:table-cell office:value-type="float" office:value="0.0196328370737063" calcext:value-type="float">
            <text:p>0.019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0.0018820165277906" calcext:value-type="float">
            <text:p>-0.001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541515220015177" calcext:value-type="float">
            <text:p>0.0542</text:p>
          </table:table-cell>
          <table:table-cell office:value-type="float" office:value="-0.0665055990360138" calcext:value-type="float">
            <text:p>-0.0665</text:p>
          </table:table-cell>
          <table:table-cell office:value-type="float" office:value="0.0727324945226493" calcext:value-type="float">
            <text:p>0.0727</text:p>
          </table:table-cell>
          <table:table-cell office:value-type="float" office:value="0.0566185880048452" calcext:value-type="float">
            <text:p>0.0566</text:p>
          </table:table-cell>
          <table:table-cell office:value-type="float" office:value="-0.0434008456520249" calcext:value-type="float">
            <text:p>-0.0434</text:p>
          </table:table-cell>
          <table:table-cell office:value-type="float" office:value="0.0848633944777234" calcext:value-type="float">
            <text:p>0.0849</text:p>
          </table:table-cell>
          <table:table-cell office:value-type="float" office:value="0.0844915306620462" calcext:value-type="float">
            <text:p>0.0845</text:p>
          </table:table-cell>
          <table:table-cell office:value-type="float" office:value="0.0486275854775475" calcext:value-type="float">
            <text:p>0.048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453409833354619" calcext:value-type="float">
            <text:p>0.045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836157828356868" calcext:value-type="float">
            <text:p>-0.0084</text:p>
          </table:table-cell>
          <table:table-cell office:value-type="float" office:value="-0.0332132300995515" calcext:value-type="float">
            <text:p>-0.0332</text:p>
          </table:table-cell>
          <table:table-cell office:value-type="float" office:value="-0.00707277125301573" calcext:value-type="float">
            <text:p>-0.0071</text:p>
          </table:table-cell>
          <table:table-cell office:value-type="float" office:value="0.00119131026809756" calcext:value-type="float">
            <text:p>0.0012</text:p>
          </table:table-cell>
          <table:table-cell office:value-type="float" office:value="-0.039719207847938" calcext:value-type="float">
            <text:p>-0.0397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299346490414214" calcext:value-type="float">
            <text:p>0.0299</text:p>
          </table:table-cell>
          <table:table-cell office:value-type="float" office:value="0.0279170509033752" calcext:value-type="float">
            <text:p>0.027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744012909436172" calcext:value-type="float">
            <text:p>0.074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114508998138842" calcext:value-type="float">
            <text:p>0.1145</text:p>
          </table:table-cell>
          <table:table-cell office:value-type="float" office:value="0.0287580874657352" calcext:value-type="float">
            <text:p>0.0288</text:p>
          </table:table-cell>
          <table:table-cell office:value-type="float" office:value="0.02457414448561" calcext:value-type="float">
            <text:p>0.0246</text:p>
          </table:table-cell>
          <table:table-cell office:value-type="float" office:value="0.0249905933641022" calcext:value-type="float">
            <text:p>0.0250</text:p>
          </table:table-cell>
          <table:table-cell office:value-type="float" office:value="0.0191869970174531" calcext:value-type="float">
            <text:p>0.0192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00611735304562622" calcext:value-type="float">
            <text:p>-0.0006</text:p>
          </table:table-cell>
          <table:table-cell office:value-type="float" office:value="-0.00521980441530042" calcext:value-type="float">
            <text:p>-0.005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0.0382074010379848" calcext:value-type="float">
            <text:p>-0.0382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670852668880873" calcext:value-type="float">
            <text:p>0.0671</text:p>
          </table:table-cell>
          <table:table-cell office:value-type="float" office:value="-0.0607560379063456" calcext:value-type="float">
            <text:p>-0.0608</text:p>
          </table:table-cell>
          <table:table-cell office:value-type="float" office:value="-0.0290880169842337" calcext:value-type="float">
            <text:p>-0.0291</text:p>
          </table:table-cell>
          <table:table-cell office:value-type="float" office:value="-0.0232342697514862" calcext:value-type="float">
            <text:p>-0.0232</text:p>
          </table:table-cell>
          <table:table-cell office:value-type="float" office:value="-0.0102661054152424" calcext:value-type="float">
            <text:p>-0.0103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0149594875772894" calcext:value-type="float">
            <text:p>-0.0015</text:p>
          </table:table-cell>
          <table:table-cell office:value-type="float" office:value="0.0196328370737063" calcext:value-type="float">
            <text:p>0.019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0.0127796318808489" calcext:value-type="float">
            <text:p>-0.012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557853095343239" calcext:value-type="float">
            <text:p>-0.0558</text:p>
          </table:table-cell>
          <table:table-cell office:value-type="float" office:value="-0.00222757131690813" calcext:value-type="float">
            <text:p>-0.0022</text:p>
          </table:table-cell>
          <table:table-cell office:value-type="float" office:value="-0.0277120641260325" calcext:value-type="float">
            <text:p>-0.0277</text:p>
          </table:table-cell>
          <table:table-cell office:value-type="float" office:value="-0.0291840905254873" calcext:value-type="float">
            <text:p>-0.0292</text:p>
          </table:table-cell>
          <table:table-cell office:value-type="float" office:value="0.0191869970174531" calcext:value-type="float">
            <text:p>0.0192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170562824129347" calcext:value-type="float">
            <text:p>-0.0171</text:p>
          </table:table-cell>
          <table:table-cell office:value-type="float" office:value="0.044485478562713" calcext:value-type="float">
            <text:p>0.044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901559882526766" calcext:value-type="float">
            <text:p>0.0090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304396563761401" calcext:value-type="float">
            <text:p>0.0304</text:p>
          </table:table-cell>
          <table:table-cell office:value-type="float" office:value="0.0425294913691323" calcext:value-type="float">
            <text:p>0.0425</text:p>
          </table:table-cell>
          <table:table-cell office:value-type="float" office:value="-0.00294491267841237" calcext:value-type="float">
            <text:p>-0.0029</text:p>
          </table:table-cell>
          <table:table-cell office:value-type="float" office:value="0.0368902349121045" calcext:value-type="float">
            <text:p>0.0369</text:p>
          </table:table-cell>
          <table:table-cell office:value-type="float" office:value="-0.0654906724765466" calcext:value-type="float">
            <text:p>-0.0655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-0.0236468630999376" calcext:value-type="float">
            <text:p>-0.0236</text:p>
          </table:table-cell>
          <table:table-cell office:value-type="float" office:value="0.0154907301588719" calcext:value-type="float">
            <text:p>0.015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816663678456561" calcext:value-type="float">
            <text:p>0.081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56065714656615" calcext:value-type="float">
            <text:p>-0.0256</text:p>
          </table:table-cell>
          <table:table-cell office:value-type="float" office:value="-0.0366560810754007" calcext:value-type="float">
            <text:p>-0.0367</text:p>
          </table:table-cell>
          <table:table-cell office:value-type="float" office:value="-0.0703666027302673" calcext:value-type="float">
            <text:p>-0.0704</text:p>
          </table:table-cell>
          <table:table-cell office:value-type="float" office:value="-0.0464072559239118" calcext:value-type="float">
            <text:p>-0.0464</text:p>
          </table:table-cell>
          <table:table-cell office:value-type="float" office:value="-0.039719207847938" calcext:value-type="float">
            <text:p>-0.0397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411761669188952" calcext:value-type="float">
            <text:p>-0.0412</text:p>
          </table:table-cell>
          <table:table-cell office:value-type="float" office:value="-0.00521980441530042" calcext:value-type="float">
            <text:p>-0.00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308108295313842" calcext:value-type="float">
            <text:p>0.030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104808689473915" calcext:value-type="float">
            <text:p>0.1048</text:p>
          </table:table-cell>
          <table:table-cell office:value-type="float" office:value="0.0769580011276249" calcext:value-type="float">
            <text:p>0.0770</text:p>
          </table:table-cell>
          <table:table-cell office:value-type="float" office:value="-0.0112006298276191" calcext:value-type="float">
            <text:p>-0.0112</text:p>
          </table:table-cell>
          <table:table-cell office:value-type="float" office:value="-0.0113346282034838" calcext:value-type="float">
            <text:p>-0.0113</text:p>
          </table:table-cell>
          <table:table-cell office:value-type="float" office:value="-0.0581273968683727" calcext:value-type="float">
            <text:p>-0.0581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571082604217192" calcext:value-type="float">
            <text:p>0.0571</text:p>
          </table:table-cell>
          <table:table-cell office:value-type="float" office:value="0.0362012647330441" calcext:value-type="float">
            <text:p>0.036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271782910803648" calcext:value-type="float">
            <text:p>0.0272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620595413580708" calcext:value-type="float">
            <text:p>-0.0062</text:p>
          </table:table-cell>
          <table:table-cell office:value-type="float" office:value="0.0287580874657352" calcext:value-type="float">
            <text:p>0.0288</text:p>
          </table:table-cell>
          <table:table-cell office:value-type="float" office:value="-0.0167044412604236" calcext:value-type="float">
            <text:p>-0.0167</text:p>
          </table:table-cell>
          <table:table-cell office:value-type="float" office:value="-0.00162702588800825" calcext:value-type="float">
            <text:p>-0.0016</text:p>
          </table:table-cell>
          <table:table-cell office:value-type="float" office:value="-0.0581273968683727" calcext:value-type="float">
            <text:p>-0.0581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29296556858724" calcext:value-type="float">
            <text:p>0.0293</text:p>
          </table:table-cell>
          <table:table-cell office:value-type="float" office:value="0.0320591578182097" calcext:value-type="float">
            <text:p>0.032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0.0600026317441013" calcext:value-type="float">
            <text:p>-0.0600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471628129432775" calcext:value-type="float">
            <text:p>-0.0472</text:p>
          </table:table-cell>
          <table:table-cell office:value-type="float" office:value="-0.0228846771720037" calcext:value-type="float">
            <text:p>-0.0229</text:p>
          </table:table-cell>
          <table:table-cell office:value-type="float" office:value="-0.0717425555884684" calcext:value-type="float">
            <text:p>-0.0717</text:p>
          </table:table-cell>
          <table:table-cell office:value-type="float" office:value="-0.057680600548335" calcext:value-type="float">
            <text:p>-0.0577</text:p>
          </table:table-cell>
          <table:table-cell office:value-type="float" office:value="-0.0065844676111555" calcext:value-type="float">
            <text:p>-0.0066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629168791436554" calcext:value-type="float">
            <text:p>-0.0629</text:p>
          </table:table-cell>
          <table:table-cell office:value-type="float" office:value="-0.0549250873933139" calcext:value-type="float">
            <text:p>-0.054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538306037424824" calcext:value-type="float">
            <text:p>0.005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482406250171583" calcext:value-type="float">
            <text:p>-0.0482</text:p>
          </table:table-cell>
          <table:table-cell office:value-type="float" office:value="-0.0125561242444559" calcext:value-type="float">
            <text:p>-0.0126</text:p>
          </table:table-cell>
          <table:table-cell office:value-type="float" office:value="0.001182945896191" calcext:value-type="float">
            <text:p>0.0012</text:p>
          </table:table-cell>
          <table:table-cell office:value-type="float" office:value="-0.00663740127664081" calcext:value-type="float">
            <text:p>-0.0066</text:p>
          </table:table-cell>
          <table:table-cell office:value-type="float" office:value="0.0633666506664964" calcext:value-type="float">
            <text:p>0.0634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51403873047273" calcext:value-type="float">
            <text:p>-0.0514</text:p>
          </table:table-cell>
          <table:table-cell office:value-type="float" office:value="-0.0590671943081484" calcext:value-type="float">
            <text:p>-0.059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0.0200447087828877" calcext:value-type="float">
            <text:p>-0.020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854080721440608" calcext:value-type="float">
            <text:p>0.0854</text:p>
          </table:table-cell>
          <table:table-cell office:value-type="float" office:value="-0.0366560810754007" calcext:value-type="float">
            <text:p>-0.0367</text:p>
          </table:table-cell>
          <table:table-cell office:value-type="float" office:value="0.091995834537465" calcext:value-type="float">
            <text:p>0.0920</text:p>
          </table:table-cell>
          <table:table-cell office:value-type="float" office:value="0.0894991764927464" calcext:value-type="float">
            <text:p>0.0895</text:p>
          </table:table-cell>
          <table:table-cell office:value-type="float" office:value="-0.0618090346724596" calcext:value-type="float">
            <text:p>-0.0618</text:p>
          </table:table-cell>
          <table:table-cell office:value-type="float" office:value="0.145012221505457" calcext:value-type="float">
            <text:p>0.1450</text:p>
          </table:table-cell>
          <table:table-cell office:value-type="float" office:value="0.0809455612467708" calcext:value-type="float">
            <text:p>0.0809</text:p>
          </table:table-cell>
          <table:table-cell office:value-type="float" office:value="0.052769692392382" calcext:value-type="float">
            <text:p>0.052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199132141783259" calcext:value-type="float">
            <text:p>0.0199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126728265790919" calcext:value-type="float">
            <text:p>-0.0127</text:p>
          </table:table-cell>
          <table:table-cell office:value-type="float" office:value="0.0700722991759264" calcext:value-type="float">
            <text:p>0.0701</text:p>
          </table:table-cell>
          <table:table-cell office:value-type="float" office:value="-0.0112006298276191" calcext:value-type="float">
            <text:p>-0.0112</text:p>
          </table:table-cell>
          <table:table-cell office:value-type="float" office:value="0.00714113104209872" calcext:value-type="float">
            <text:p>0.0071</text:p>
          </table:table-cell>
          <table:table-cell office:value-type="float" office:value="-0.039719207847938" calcext:value-type="float">
            <text:p>-0.0397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0538633121279265" calcext:value-type="float">
            <text:p>0.0054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0.0636351701951208" calcext:value-type="float">
            <text:p>-0.0636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331512559828271" calcext:value-type="float">
            <text:p>-0.0332</text:p>
          </table:table-cell>
          <table:table-cell office:value-type="float" office:value="-0.0332132300995515" calcext:value-type="float">
            <text:p>-0.0332</text:p>
          </table:table-cell>
          <table:table-cell office:value-type="float" office:value="0.001182945896191" calcext:value-type="float">
            <text:p>0.0012</text:p>
          </table:table-cell>
          <table:table-cell office:value-type="float" office:value="0.0240511479787336" calcext:value-type="float">
            <text:p>0.0241</text:p>
          </table:table-cell>
          <table:table-cell office:value-type="float" office:value="-0.0249926566315902" calcext:value-type="float">
            <text:p>-0.0250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225165283763022" calcext:value-type="float">
            <text:p>-0.0225</text:p>
          </table:table-cell>
          <table:table-cell office:value-type="float" office:value="-0.0590671943081484" calcext:value-type="float">
            <text:p>-0.059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271782910803648" calcext:value-type="float">
            <text:p>0.0272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072837662096879" calcext:value-type="float">
            <text:p>-0.0073</text:p>
          </table:table-cell>
          <table:table-cell office:value-type="float" office:value="-0.0504274849787978" calcext:value-type="float">
            <text:p>-0.0504</text:p>
          </table:table-cell>
          <table:table-cell office:value-type="float" office:value="0.0754844002390515" calcext:value-type="float">
            <text:p>0.0755</text:p>
          </table:table-cell>
          <table:table-cell office:value-type="float" office:value="0.0566185880048452" calcext:value-type="float">
            <text:p>0.0566</text:p>
          </table:table-cell>
          <table:table-cell office:value-type="float" office:value="0.0339135482338009" calcext:value-type="float">
            <text:p>0.0339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434439721093856" calcext:value-type="float">
            <text:p>0.0434</text:p>
          </table:table-cell>
          <table:table-cell office:value-type="float" office:value="0.0154907301588719" calcext:value-type="float">
            <text:p>0.015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0.0164121703318683" calcext:value-type="float">
            <text:p>-0.016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137506386529727" calcext:value-type="float">
            <text:p>-0.0138</text:p>
          </table:table-cell>
          <table:table-cell office:value-type="float" office:value="0.132043616741213" calcext:value-type="float">
            <text:p>0.1320</text:p>
          </table:table-cell>
          <table:table-cell office:value-type="float" office:value="-0.00982467696941797" calcext:value-type="float">
            <text:p>-0.0098</text:p>
          </table:table-cell>
          <table:table-cell office:value-type="float" office:value="-0.003819065120535" calcext:value-type="float">
            <text:p>-0.0038</text:p>
          </table:table-cell>
          <table:table-cell office:value-type="float" office:value="0.0191869970174531" calcext:value-type="float">
            <text:p>0.0192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358161925842373" calcext:value-type="float">
            <text:p>-0.0358</text:p>
          </table:table-cell>
          <table:table-cell office:value-type="float" office:value="-0.0300724459043072" calcext:value-type="float">
            <text:p>-0.030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308108295313842" calcext:value-type="float">
            <text:p>0.030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595405823709217" calcext:value-type="float">
            <text:p>0.0595</text:p>
          </table:table-cell>
          <table:table-cell office:value-type="float" office:value="0.0563008952725293" calcext:value-type="float">
            <text:p>0.0563</text:p>
          </table:table-cell>
          <table:table-cell office:value-type="float" office:value="-0.0222082526932281" calcext:value-type="float">
            <text:p>-0.0222</text:p>
          </table:table-cell>
          <table:table-cell office:value-type="float" office:value="0.00119131026809756" calcext:value-type="float">
            <text:p>0.0012</text:p>
          </table:table-cell>
          <table:table-cell office:value-type="float" office:value="-0.0323559322397641" calcext:value-type="float">
            <text:p>-0.0324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247954290287928" calcext:value-type="float">
            <text:p>-0.0248</text:p>
          </table:table-cell>
          <table:table-cell office:value-type="float" office:value="-0.0176461251598038" calcext:value-type="float">
            <text:p>-0.017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562385986885201" calcext:value-type="float">
            <text:p>0.0562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218171597850937" calcext:value-type="float">
            <text:p>0.0218</text:p>
          </table:table-cell>
          <table:table-cell office:value-type="float" office:value="0.0563008952725293" calcext:value-type="float">
            <text:p>0.0563</text:p>
          </table:table-cell>
          <table:table-cell office:value-type="float" office:value="-0.00707277125301573" calcext:value-type="float">
            <text:p>-0.0071</text:p>
          </table:table-cell>
          <table:table-cell office:value-type="float" office:value="0.0181013272047324" calcext:value-type="float">
            <text:p>0.0181</text:p>
          </table:table-cell>
          <table:table-cell office:value-type="float" office:value="-0.0323559322397641" calcext:value-type="float">
            <text:p>-0.0324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236468630999376" calcext:value-type="float">
            <text:p>-0.0236</text:p>
          </table:table-cell>
          <table:table-cell office:value-type="float" office:value="0.0237749439885408" calcext:value-type="float">
            <text:p>0.023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0.0200447087828877" calcext:value-type="float">
            <text:p>-0.020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185837235634513" calcext:value-type="float">
            <text:p>0.0186</text:p>
          </table:table-cell>
          <table:table-cell office:value-type="float" office:value="0.0907294050310219" calcext:value-type="float">
            <text:p>0.0907</text:p>
          </table:table-cell>
          <table:table-cell office:value-type="float" office:value="0.00393485161259324" calcext:value-type="float">
            <text:p>0.0039</text:p>
          </table:table-cell>
          <table:table-cell office:value-type="float" office:value="0.0087068733510464" calcext:value-type="float">
            <text:p>0.0087</text:p>
          </table:table-cell>
          <table:table-cell office:value-type="float" office:value="0.0375951860378878" calcext:value-type="float">
            <text:p>0.0376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578030260794666" calcext:value-type="float">
            <text:p>-0.0578</text:p>
          </table:table-cell>
          <table:table-cell office:value-type="float" office:value="0.00720651632920294" calcext:value-type="float">
            <text:p>0.007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0.107225631607354" calcext:value-type="float">
            <text:p>-0.1072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115950145052111" calcext:value-type="float">
            <text:p>-0.0116</text:p>
          </table:table-cell>
          <table:table-cell office:value-type="float" office:value="-0.04009893205125" calcext:value-type="float">
            <text:p>-0.0401</text:p>
          </table:table-cell>
          <table:table-cell office:value-type="float" office:value="0.0493412959332302" calcext:value-type="float">
            <text:p>0.0493</text:p>
          </table:table-cell>
          <table:table-cell office:value-type="float" office:value="0.0644472995495836" calcext:value-type="float">
            <text:p>0.0644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0702713968258586" calcext:value-type="float">
            <text:p>0.0070</text:p>
          </table:table-cell>
          <table:table-cell office:value-type="float" office:value="-0.0300724459043072" calcext:value-type="float">
            <text:p>-0.03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816663678456561" calcext:value-type="float">
            <text:p>0.081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297251791416468" calcext:value-type="float">
            <text:p>-0.0030</text:p>
          </table:table-cell>
          <table:table-cell office:value-type="float" office:value="-0.0332132300995515" calcext:value-type="float">
            <text:p>-0.0332</text:p>
          </table:table-cell>
          <table:table-cell office:value-type="float" office:value="0.0424615316422246" calcext:value-type="float">
            <text:p>0.0425</text:p>
          </table:table-cell>
          <table:table-cell office:value-type="float" office:value="0.0578711818520034" calcext:value-type="float">
            <text:p>0.0579</text:p>
          </table:table-cell>
          <table:table-cell office:value-type="float" office:value="-0.0102661054152424" calcext:value-type="float">
            <text:p>-0.0103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-0.000611735304562622" calcext:value-type="float">
            <text:p>-0.0006</text:p>
          </table:table-cell>
          <table:table-cell office:value-type="float" office:value="-0.00107769750046597" calcext:value-type="float">
            <text:p>-0.001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538306037424824" calcext:value-type="float">
            <text:p>0.0054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175059114895705" calcext:value-type="float">
            <text:p>0.0175</text:p>
          </table:table-cell>
          <table:table-cell office:value-type="float" office:value="0.0322009384415845" calcext:value-type="float">
            <text:p>0.0322</text:p>
          </table:table-cell>
          <table:table-cell office:value-type="float" office:value="0.127770608850694" calcext:value-type="float">
            <text:p>0.1278</text:p>
          </table:table-cell>
          <table:table-cell office:value-type="float" office:value="0.12739014036928" calcext:value-type="float">
            <text:p>0.1274</text:p>
          </table:table-cell>
          <table:table-cell office:value-type="float" office:value="-0.0213110188275033" calcext:value-type="float">
            <text:p>-0.0213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625776219876966" calcext:value-type="float">
            <text:p>0.0626</text:p>
          </table:table-cell>
          <table:table-cell office:value-type="float" office:value="0.0154907301588719" calcext:value-type="float">
            <text:p>0.015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38075906433423" calcext:value-type="float">
            <text:p>0.038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99178197611847" calcext:value-type="float">
            <text:p>-0.0299</text:p>
          </table:table-cell>
          <table:table-cell office:value-type="float" office:value="-0.0745274418097426" calcext:value-type="float">
            <text:p>-0.0745</text:p>
          </table:table-cell>
          <table:table-cell office:value-type="float" office:value="-0.0125765826858202" calcext:value-type="float">
            <text:p>-0.0126</text:p>
          </table:table-cell>
          <table:table-cell office:value-type="float" office:value="-0.012587222050642" calcext:value-type="float">
            <text:p>-0.0126</text:p>
          </table:table-cell>
          <table:table-cell office:value-type="float" office:value="0.00446044580110533" calcext:value-type="float">
            <text:p>0.0045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037090603325596" calcext:value-type="float">
            <text:p>0.0037</text:p>
          </table:table-cell>
          <table:table-cell office:value-type="float" office:value="-0.0300724459043072" calcext:value-type="float">
            <text:p>-0.030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308108295313842" calcext:value-type="float">
            <text:p>0.030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202175110962575" calcext:value-type="float">
            <text:p>-0.0202</text:p>
          </table:table-cell>
          <table:table-cell office:value-type="float" office:value="-0.00567042229275739" calcext:value-type="float">
            <text:p>-0.0057</text:p>
          </table:table-cell>
          <table:table-cell office:value-type="float" office:value="-0.00432086553661349" calcext:value-type="float">
            <text:p>-0.0043</text:p>
          </table:table-cell>
          <table:table-cell office:value-type="float" office:value="-0.0294972389872769" calcext:value-type="float">
            <text:p>-0.0295</text:p>
          </table:table-cell>
          <table:table-cell office:value-type="float" office:value="0.0780932018828442" calcext:value-type="float">
            <text:p>0.0781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109032506512101" calcext:value-type="float">
            <text:p>-0.0109</text:p>
          </table:table-cell>
          <table:table-cell office:value-type="float" office:value="-0.00107769750046597" calcext:value-type="float">
            <text:p>-0.001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175052192322882" calcext:value-type="float">
            <text:p>0.001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579409336820855" calcext:value-type="float">
            <text:p>-0.0579</text:p>
          </table:table-cell>
          <table:table-cell office:value-type="float" office:value="-0.0435417830270993" calcext:value-type="float">
            <text:p>-0.0435</text:p>
          </table:table-cell>
          <table:table-cell office:value-type="float" office:value="-0.0965097070360886" calcext:value-type="float">
            <text:p>-0.0965</text:p>
          </table:table-cell>
          <table:table-cell office:value-type="float" office:value="-0.0470335528474908" calcext:value-type="float">
            <text:p>-0.0470</text:p>
          </table:table-cell>
          <table:table-cell office:value-type="float" office:value="-0.098625412713329" calcext:value-type="float">
            <text:p>-0.0986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-0.0611757990451526" calcext:value-type="float">
            <text:p>-0.0612</text:p>
          </table:table-cell>
          <table:table-cell office:value-type="float" office:value="-0.0714935150526517" calcext:value-type="float">
            <text:p>-0.07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0.0273097856849265" calcext:value-type="float">
            <text:p>-0.027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606183944448025" calcext:value-type="float">
            <text:p>0.0606</text:p>
          </table:table-cell>
          <table:table-cell office:value-type="float" office:value="0.107943659910268" calcext:value-type="float">
            <text:p>0.1079</text:p>
          </table:table-cell>
          <table:table-cell office:value-type="float" office:value="0.0121905687618" calcext:value-type="float">
            <text:p>0.0122</text:p>
          </table:table-cell>
          <table:table-cell office:value-type="float" office:value="-0.0175975974392745" calcext:value-type="float">
            <text:p>-0.0176</text:p>
          </table:table-cell>
          <table:table-cell office:value-type="float" office:value="-0.00290282980706856" calcext:value-type="float">
            <text:p>-0.0029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702073813722351" calcext:value-type="float">
            <text:p>0.0702</text:p>
          </table:table-cell>
          <table:table-cell office:value-type="float" office:value="0.135611830689071" calcext:value-type="float">
            <text:p>0.135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0.0854304009012373" calcext:value-type="float">
            <text:p>-0.0854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406959404999927" calcext:value-type="float">
            <text:p>-0.0407</text:p>
          </table:table-cell>
          <table:table-cell office:value-type="float" office:value="-0.0332132300995515" calcext:value-type="float">
            <text:p>-0.0332</text:p>
          </table:table-cell>
          <table:table-cell office:value-type="float" office:value="-0.0813742255958763" calcext:value-type="float">
            <text:p>-0.0814</text:p>
          </table:table-cell>
          <table:table-cell office:value-type="float" office:value="-0.0695802420963373" calcext:value-type="float">
            <text:p>-0.0696</text:p>
          </table:table-cell>
          <table:table-cell office:value-type="float" office:value="-0.0065844676111555" calcext:value-type="float">
            <text:p>-0.0066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578030260794666" calcext:value-type="float">
            <text:p>-0.0578</text:p>
          </table:table-cell>
          <table:table-cell office:value-type="float" office:value="-0.0424987666488105" calcext:value-type="float">
            <text:p>-0.042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126481372762871" calcext:value-type="float">
            <text:p>0.0126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719524906425359" calcext:value-type="float">
            <text:p>-0.0720</text:p>
          </table:table-cell>
          <table:table-cell office:value-type="float" office:value="-0.0469846340029485" calcext:value-type="float">
            <text:p>-0.0470</text:p>
          </table:table-cell>
          <table:table-cell office:value-type="float" office:value="-0.0511032627154516" calcext:value-type="float">
            <text:p>-0.0511</text:p>
          </table:table-cell>
          <table:table-cell office:value-type="float" office:value="-0.0971373067338164" calcext:value-type="float">
            <text:p>-0.0971</text:p>
          </table:table-cell>
          <table:table-cell office:value-type="float" office:value="0.118591217727801" calcext:value-type="float">
            <text:p>0.1186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202923213394714" calcext:value-type="float">
            <text:p>-0.0203</text:p>
          </table:table-cell>
          <table:table-cell office:value-type="float" office:value="-0.0383566597339761" calcext:value-type="float">
            <text:p>-0.038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0.0527375548420625" calcext:value-type="float">
            <text:p>-0.052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557853095343239" calcext:value-type="float">
            <text:p>-0.0558</text:p>
          </table:table-cell>
          <table:table-cell office:value-type="float" office:value="-0.0366560810754007" calcext:value-type="float">
            <text:p>-0.0367</text:p>
          </table:table-cell>
          <table:table-cell office:value-type="float" office:value="0.0892439288210627" calcext:value-type="float">
            <text:p>0.0892</text:p>
          </table:table-cell>
          <table:table-cell office:value-type="float" office:value="-0.00319276819695592" calcext:value-type="float">
            <text:p>-0.0032</text:p>
          </table:table-cell>
          <table:table-cell office:value-type="float" office:value="0.00814208360519227" calcext:value-type="float">
            <text:p>0.0081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132375791172179" calcext:value-type="float">
            <text:p>0.1324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0.0236772472339071" calcext:value-type="float">
            <text:p>-0.023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455290254104713" calcext:value-type="float">
            <text:p>0.0455</text:p>
          </table:table-cell>
          <table:table-cell office:value-type="float" office:value="0.0218723855140367" calcext:value-type="float">
            <text:p>0.0219</text:p>
          </table:table-cell>
          <table:table-cell office:value-type="float" office:value="0.10988322169408" calcext:value-type="float">
            <text:p>0.1099</text:p>
          </table:table-cell>
          <table:table-cell office:value-type="float" office:value="0.0888728795691673" calcext:value-type="float">
            <text:p>0.0889</text:p>
          </table:table-cell>
          <table:table-cell office:value-type="float" office:value="0.000778807997018385" calcext:value-type="float">
            <text:p>0.0008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741908997127887" calcext:value-type="float">
            <text:p>0.0742</text:p>
          </table:table-cell>
          <table:table-cell office:value-type="float" office:value="0.0610539062220509" calcext:value-type="float">
            <text:p>0.061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0.074532785548179" calcext:value-type="float">
            <text:p>-0.074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943939035744949" calcext:value-type="float">
            <text:p>-0.0094</text:p>
          </table:table-cell>
          <table:table-cell office:value-type="float" office:value="0.0149866835623382" calcext:value-type="float">
            <text:p>0.0150</text:p>
          </table:table-cell>
          <table:table-cell office:value-type="float" office:value="-0.0373437341334404" calcext:value-type="float">
            <text:p>-0.0373</text:p>
          </table:table-cell>
          <table:table-cell office:value-type="float" office:value="-0.0216685274425385" calcext:value-type="float">
            <text:p>-0.0217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332455926482279" calcext:value-type="float">
            <text:p>-0.0332</text:p>
          </table:table-cell>
          <table:table-cell office:value-type="float" office:value="0.0113486232440374" calcext:value-type="float">
            <text:p>0.0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0.00551455497881003" calcext:value-type="float">
            <text:p>-0.005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331512559828271" calcext:value-type="float">
            <text:p>-0.0332</text:p>
          </table:table-cell>
          <table:table-cell office:value-type="float" office:value="-0.0159989752203052" calcext:value-type="float">
            <text:p>-0.0160</text:p>
          </table:table-cell>
          <table:table-cell office:value-type="float" office:value="0.0080627101871966" calcext:value-type="float">
            <text:p>0.0081</text:p>
          </table:table-cell>
          <table:table-cell office:value-type="float" office:value="0.0162224364339952" calcext:value-type="float">
            <text:p>0.0162</text:p>
          </table:table-cell>
          <table:table-cell office:value-type="float" office:value="0.0155053592133662" calcext:value-type="float">
            <text:p>0.0155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283231672388482" calcext:value-type="float">
            <text:p>-0.0283</text:p>
          </table:table-cell>
          <table:table-cell office:value-type="float" office:value="-0.0756356219674862" calcext:value-type="float">
            <text:p>-0.07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0.0600026317441013" calcext:value-type="float">
            <text:p>-0.0600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498402737059945" calcext:value-type="float">
            <text:p>0.0498</text:p>
          </table:table-cell>
          <table:table-cell office:value-type="float" office:value="0.0184295345381874" calcext:value-type="float">
            <text:p>0.0184</text:p>
          </table:table-cell>
          <table:table-cell office:value-type="float" office:value="-0.0167044412604236" calcext:value-type="float">
            <text:p>-0.0167</text:p>
          </table:table-cell>
          <table:table-cell office:value-type="float" office:value="-0.0301235359108559" calcext:value-type="float">
            <text:p>-0.0301</text:p>
          </table:table-cell>
          <table:table-cell office:value-type="float" office:value="-0.0176293810234163" calcext:value-type="float">
            <text:p>-0.0176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497702003206995" calcext:value-type="float">
            <text:p>0.0498</text:p>
          </table:table-cell>
          <table:table-cell office:value-type="float" office:value="-0.0590671943081484" calcext:value-type="float">
            <text:p>-0.059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0.0200447087828877" calcext:value-type="float">
            <text:p>-0.020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848862355291055" calcext:value-type="float">
            <text:p>-0.0849</text:p>
          </table:table-cell>
          <table:table-cell office:value-type="float" office:value="-0.026327528147853" calcext:value-type="float">
            <text:p>-0.0263</text:p>
          </table:table-cell>
          <table:table-cell office:value-type="float" office:value="-0.0359677812752393" calcext:value-type="float">
            <text:p>-0.0360</text:p>
          </table:table-cell>
          <table:table-cell office:value-type="float" office:value="-0.0341944659141199" calcext:value-type="float">
            <text:p>-0.0342</text:p>
          </table:table-cell>
          <table:table-cell office:value-type="float" office:value="0.0412768238419747" calcext:value-type="float">
            <text:p>0.0413</text:p>
          </table:table-cell>
          <table:table-cell office:value-type="float" office:value="-0.0516707527631436" calcext:value-type="float">
            <text:p>-0.0517</text:p>
          </table:table-cell>
          <table:table-cell office:value-type="float" office:value="-0.0823786907159251" calcext:value-type="float">
            <text:p>-0.0824</text:p>
          </table:table-cell>
          <table:table-cell office:value-type="float" office:value="-0.046640873563645" calcext:value-type="float">
            <text:p>-0.04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38075906433423" calcext:value-type="float">
            <text:p>0.038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0564997867688169" calcext:value-type="float">
            <text:p>0.0056</text:p>
          </table:table-cell>
          <table:table-cell office:value-type="float" office:value="0.0322009384415845" calcext:value-type="float">
            <text:p>0.0322</text:p>
          </table:table-cell>
          <table:table-cell office:value-type="float" office:value="0.00668675732899548" calcext:value-type="float">
            <text:p>0.0067</text:p>
          </table:table-cell>
          <table:table-cell office:value-type="float" office:value="0.0174750302811534" calcext:value-type="float">
            <text:p>0.0175</text:p>
          </table:table-cell>
          <table:table-cell office:value-type="float" office:value="-0.0249926566315902" calcext:value-type="float">
            <text:p>-0.0250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148209799141037" calcext:value-type="float">
            <text:p>0.0148</text:p>
          </table:table-cell>
          <table:table-cell office:value-type="float" office:value="0.0610539062220509" calcext:value-type="float">
            <text:p>0.061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162806757273065" calcext:value-type="float">
            <text:p>0.016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207393477112129" calcext:value-type="float">
            <text:p>0.0207</text:p>
          </table:table-cell>
          <table:table-cell office:value-type="float" office:value="0.0218723855140367" calcext:value-type="float">
            <text:p>0.0219</text:p>
          </table:table-cell>
          <table:table-cell office:value-type="float" office:value="-0.0139525355440213" calcext:value-type="float">
            <text:p>-0.0140</text:p>
          </table:table-cell>
          <table:table-cell office:value-type="float" office:value="-0.013213518974221" calcext:value-type="float">
            <text:p>-0.0132</text:p>
          </table:table-cell>
          <table:table-cell office:value-type="float" office:value="-0.0065844676111555" calcext:value-type="float">
            <text:p>-0.0066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133169054834599" calcext:value-type="float">
            <text:p>0.0133</text:p>
          </table:table-cell>
          <table:table-cell office:value-type="float" office:value="0.0403433716478786" calcext:value-type="float">
            <text:p>0.040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417084448844424" calcext:value-type="float">
            <text:p>0.041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072837662096879" calcext:value-type="float">
            <text:p>-0.0073</text:p>
          </table:table-cell>
          <table:table-cell office:value-type="float" office:value="0.0287580874657352" calcext:value-type="float">
            <text:p>0.0288</text:p>
          </table:table-cell>
          <table:table-cell office:value-type="float" office:value="-0.0428475455662449" calcext:value-type="float">
            <text:p>-0.0428</text:p>
          </table:table-cell>
          <table:table-cell office:value-type="float" office:value="-0.048286146694649" calcext:value-type="float">
            <text:p>-0.0483</text:p>
          </table:table-cell>
          <table:table-cell office:value-type="float" office:value="0.0523217372542356" calcext:value-type="float">
            <text:p>0.0523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721327533823274" calcext:value-type="float">
            <text:p>-0.0721</text:p>
          </table:table-cell>
          <table:table-cell office:value-type="float" office:value="0.0237749439885408" calcext:value-type="float">
            <text:p>0.023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199132141783259" calcext:value-type="float">
            <text:p>0.0199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104808689473915" calcext:value-type="float">
            <text:p>0.1048</text:p>
          </table:table-cell>
          <table:table-cell office:value-type="float" office:value="0.0700722991759264" calcext:value-type="float">
            <text:p>0.0701</text:p>
          </table:table-cell>
          <table:table-cell office:value-type="float" office:value="-0.0359677812752393" calcext:value-type="float">
            <text:p>-0.0360</text:p>
          </table:table-cell>
          <table:table-cell office:value-type="float" office:value="-0.026678902831171" calcext:value-type="float">
            <text:p>-0.0267</text:p>
          </table:table-cell>
          <table:table-cell office:value-type="float" office:value="-0.0249926566315902" calcext:value-type="float">
            <text:p>-0.0250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037090603325596" calcext:value-type="float">
            <text:p>0.0037</text:p>
          </table:table-cell>
          <table:table-cell office:value-type="float" office:value="0.0403433716478786" calcext:value-type="float">
            <text:p>0.040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0.0491050163910431" calcext:value-type="float">
            <text:p>-0.049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45287593917807" calcext:value-type="float">
            <text:p>-0.0245</text:p>
          </table:table-cell>
          <table:table-cell office:value-type="float" office:value="0.0000791388369108823" calcext:value-type="float">
            <text:p>0.0001</text:p>
          </table:table-cell>
          <table:table-cell office:value-type="float" office:value="-0.0469754041408482" calcext:value-type="float">
            <text:p>-0.0470</text:p>
          </table:table-cell>
          <table:table-cell office:value-type="float" office:value="-0.0282446451401187" calcext:value-type="float">
            <text:p>-0.0282</text:p>
          </table:table-cell>
          <table:table-cell office:value-type="float" office:value="-0.0654906724765466" calcext:value-type="float">
            <text:p>-0.0655</text:p>
          </table:table-cell>
          <table:table-cell office:value-type="float" office:value="0.0284046795375811" calcext:value-type="float">
            <text:p>0.0284</text:p>
          </table:table-cell>
          <table:table-cell office:value-type="float" office:value="0.0191964691668857" calcext:value-type="float">
            <text:p>0.0192</text:p>
          </table:table-cell>
          <table:table-cell office:value-type="float" office:value="0.0113486232440374" calcext:value-type="float">
            <text:p>0.01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175052192322882" calcext:value-type="float">
            <text:p>0.001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620595413580708" calcext:value-type="float">
            <text:p>-0.0062</text:p>
          </table:table-cell>
          <table:table-cell office:value-type="float" office:value="-0.0194418261961544" calcext:value-type="float">
            <text:p>-0.0194</text:p>
          </table:table-cell>
          <table:table-cell office:value-type="float" office:value="-0.00982467696941797" calcext:value-type="float">
            <text:p>-0.0098</text:p>
          </table:table-cell>
          <table:table-cell office:value-type="float" office:value="0.00494909180957197" calcext:value-type="float">
            <text:p>0.0049</text:p>
          </table:table-cell>
          <table:table-cell office:value-type="float" office:value="-0.039719207847938" calcext:value-type="float">
            <text:p>-0.0397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148209799141037" calcext:value-type="float">
            <text:p>0.0148</text:p>
          </table:table-cell>
          <table:table-cell office:value-type="float" office:value="0.098332868455561" calcext:value-type="float">
            <text:p>0.098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344433679824036" calcext:value-type="float">
            <text:p>0.034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385403163522311" calcext:value-type="float">
            <text:p>-0.0385</text:p>
          </table:table-cell>
          <table:table-cell office:value-type="float" office:value="-0.0125561242444559" calcext:value-type="float">
            <text:p>-0.0126</text:p>
          </table:table-cell>
          <table:table-cell office:value-type="float" office:value="0.00943866304539772" calcext:value-type="float">
            <text:p>0.0094</text:p>
          </table:table-cell>
          <table:table-cell office:value-type="float" office:value="0.00526224027136151" calcext:value-type="float">
            <text:p>0.0053</text:p>
          </table:table-cell>
          <table:table-cell office:value-type="float" office:value="-0.0065844676111555" calcext:value-type="float">
            <text:p>-0.0066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311926022015962" calcext:value-type="float">
            <text:p>0.0312</text:p>
          </table:table-cell>
          <table:table-cell office:value-type="float" office:value="0.098332868455561" calcext:value-type="float">
            <text:p>0.098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0.0454724779400236" calcext:value-type="float">
            <text:p>-0.045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137143051690339" calcext:value-type="float">
            <text:p>0.1371</text:p>
          </table:table-cell>
          <table:table-cell office:value-type="float" office:value="-0.0159989752203052" calcext:value-type="float">
            <text:p>-0.0160</text:p>
          </table:table-cell>
          <table:table-cell office:value-type="float" office:value="0.0410855787840235" calcext:value-type="float">
            <text:p>0.0411</text:p>
          </table:table-cell>
          <table:table-cell office:value-type="float" office:value="0.031879859523472" calcext:value-type="float">
            <text:p>0.0319</text:p>
          </table:table-cell>
          <table:table-cell office:value-type="float" office:value="-0.0434008456520249" calcext:value-type="float">
            <text:p>-0.0434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710186700045218" calcext:value-type="float">
            <text:p>0.0710</text:p>
          </table:table-cell>
          <table:table-cell office:value-type="float" office:value="0.0486275854775475" calcext:value-type="float">
            <text:p>0.048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0.00914709342982945" calcext:value-type="float">
            <text:p>-0.009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170555225980644" calcext:value-type="float">
            <text:p>0.1706</text:p>
          </table:table-cell>
          <table:table-cell office:value-type="float" office:value="0.0149866835623382" calcext:value-type="float">
            <text:p>0.0150</text:p>
          </table:table-cell>
          <table:table-cell office:value-type="float" office:value="0.0300779559184145" calcext:value-type="float">
            <text:p>0.0301</text:p>
          </table:table-cell>
          <table:table-cell office:value-type="float" office:value="0.0337587502942092" calcext:value-type="float">
            <text:p>0.0338</text:p>
          </table:table-cell>
          <table:table-cell office:value-type="float" office:value="-0.0213110188275033" calcext:value-type="float">
            <text:p>-0.0213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33653814906286" calcext:value-type="float">
            <text:p>0.0337</text:p>
          </table:table-cell>
          <table:table-cell office:value-type="float" office:value="0.0320591578182097" calcext:value-type="float">
            <text:p>0.032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0.0164121703318683" calcext:value-type="float">
            <text:p>-0.0164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0241654245523932" calcext:value-type="float">
            <text:p>0.0024</text:p>
          </table:table-cell>
          <table:table-cell office:value-type="float" office:value="0.0149866835623382" calcext:value-type="float">
            <text:p>0.0150</text:p>
          </table:table-cell>
          <table:table-cell office:value-type="float" office:value="0.0218222387692078" calcext:value-type="float">
            <text:p>0.0218</text:p>
          </table:table-cell>
          <table:table-cell office:value-type="float" office:value="-0.0100820343563257" calcext:value-type="float">
            <text:p>-0.0101</text:p>
          </table:table-cell>
          <table:table-cell office:value-type="float" office:value="-0.0249926566315902" calcext:value-type="float">
            <text:p>-0.0250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855307093595819" calcext:value-type="float">
            <text:p>0.0855</text:p>
          </table:table-cell>
          <table:table-cell office:value-type="float" office:value="0.0817644407962232" calcext:value-type="float">
            <text:p>0.08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0.00914709342982945" calcext:value-type="float">
            <text:p>-0.0091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379843408933057" calcext:value-type="float">
            <text:p>0.0380</text:p>
          </table:table-cell>
          <table:table-cell office:value-type="float" office:value="-0.04009893205125" calcext:value-type="float">
            <text:p>-0.0401</text:p>
          </table:table-cell>
          <table:table-cell office:value-type="float" office:value="-0.0249601584096303" calcext:value-type="float">
            <text:p>-0.0250</text:p>
          </table:table-cell>
          <table:table-cell office:value-type="float" office:value="-0.003819065120535" calcext:value-type="float">
            <text:p>-0.0038</text:p>
          </table:table-cell>
          <table:table-cell office:value-type="float" office:value="-0.0434008456520249" calcext:value-type="float">
            <text:p>-0.0434</text:p>
          </table:table-cell>
          <table:table-cell office:value-type="float" office:value="0.0158582984397717" calcext:value-type="float">
            <text:p>0.0159</text:p>
          </table:table-cell>
          <table:table-cell office:value-type="float" office:value="-0.00514218980171389" calcext:value-type="float">
            <text:p>-0.0051</text:p>
          </table:table-cell>
          <table:table-cell office:value-type="float" office:value="0.0279170509033752" calcext:value-type="float">
            <text:p>0.027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199132141783259" calcext:value-type="float">
            <text:p>0.019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579409336820855" calcext:value-type="float">
            <text:p>-0.0579</text:p>
          </table:table-cell>
          <table:table-cell office:value-type="float" office:value="-0.0573131869304963" calcext:value-type="float">
            <text:p>-0.0573</text:p>
          </table:table-cell>
          <table:table-cell office:value-type="float" office:value="-0.00156895982021125" calcext:value-type="float">
            <text:p>-0.0016</text:p>
          </table:table-cell>
          <table:table-cell office:value-type="float" office:value="-0.012587222050642" calcext:value-type="float">
            <text:p>-0.0126</text:p>
          </table:table-cell>
          <table:table-cell office:value-type="float" office:value="0.0744115640787572" calcext:value-type="float">
            <text:p>0.0744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611757990451526" calcext:value-type="float">
            <text:p>-0.0612</text:p>
          </table:table-cell>
          <table:table-cell office:value-type="float" office:value="-0.0756356219674862" calcext:value-type="float">
            <text:p>-0.075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526060602375007" calcext:value-type="float">
            <text:p>0.0526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943939035744949" calcext:value-type="float">
            <text:p>-0.0094</text:p>
          </table:table-cell>
          <table:table-cell office:value-type="float" office:value="0.0494151933208308" calcext:value-type="float">
            <text:p>0.0494</text:p>
          </table:table-cell>
          <table:table-cell office:value-type="float" office:value="0.0507172487914314" calcext:value-type="float">
            <text:p>0.0507</text:p>
          </table:table-cell>
          <table:table-cell office:value-type="float" office:value="-0.0191633397482222" calcext:value-type="float">
            <text:p>-0.0192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119340479439932" calcext:value-type="float">
            <text:p>0.1193</text:p>
          </table:table-cell>
          <table:table-cell office:value-type="float" office:value="-0.0176461251598038" calcext:value-type="float">
            <text:p>-0.017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0.0273097856849265" calcext:value-type="float">
            <text:p>-0.027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34509473178999" calcext:value-type="float">
            <text:p>-0.0235</text:p>
          </table:table-cell>
          <table:table-cell office:value-type="float" office:value="-0.0159989752203052" calcext:value-type="float">
            <text:p>-0.0160</text:p>
          </table:table-cell>
          <table:table-cell office:value-type="float" office:value="0.0135665216200011" calcext:value-type="float">
            <text:p>0.0136</text:p>
          </table:table-cell>
          <table:table-cell office:value-type="float" office:value="0.0127778033543103" calcext:value-type="float">
            <text:p>0.0128</text:p>
          </table:table-cell>
          <table:table-cell office:value-type="float" office:value="0.026550272625627" calcext:value-type="float">
            <text:p>0.0266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109032506512101" calcext:value-type="float">
            <text:p>-0.0109</text:p>
          </table:table-cell>
          <table:table-cell office:value-type="float" office:value="-0.0217882320746382" calcext:value-type="float">
            <text:p>-0.021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0.074532785548179" calcext:value-type="float">
            <text:p>-0.074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105172024313303" calcext:value-type="float">
            <text:p>-0.0105</text:p>
          </table:table-cell>
          <table:table-cell office:value-type="float" office:value="-0.00567042229275739" calcext:value-type="float">
            <text:p>-0.0057</text:p>
          </table:table-cell>
          <table:table-cell office:value-type="float" office:value="-0.0662387441556639" calcext:value-type="float">
            <text:p>-0.0662</text:p>
          </table:table-cell>
          <table:table-cell office:value-type="float" office:value="-0.0570543036247559" calcext:value-type="float">
            <text:p>-0.0571</text:p>
          </table:table-cell>
          <table:table-cell office:value-type="float" office:value="-0.00290282980706856" calcext:value-type="float">
            <text:p>-0.0029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425708541182194" calcext:value-type="float">
            <text:p>-0.0426</text:p>
          </table:table-cell>
          <table:table-cell office:value-type="float" office:value="-0.00107769750046597" calcext:value-type="float">
            <text:p>-0.001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0.107225631607354" calcext:value-type="float">
            <text:p>-0.1072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342290680567079" calcext:value-type="float">
            <text:p>-0.0342</text:p>
          </table:table-cell>
          <table:table-cell office:value-type="float" office:value="-0.0676417398580441" calcext:value-type="float">
            <text:p>-0.0676</text:p>
          </table:table-cell>
          <table:table-cell office:value-type="float" office:value="-0.0634868384392617" calcext:value-type="float">
            <text:p>-0.0635</text:p>
          </table:table-cell>
          <table:table-cell office:value-type="float" office:value="-0.0705196874817059" calcext:value-type="float">
            <text:p>-0.0705</text:p>
          </table:table-cell>
          <table:table-cell office:value-type="float" office:value="0.00814208360519227" calcext:value-type="float">
            <text:p>0.0081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00611735304562622" calcext:value-type="float">
            <text:p>-0.0006</text:p>
          </table:table-cell>
          <table:table-cell office:value-type="float" office:value="-0.0797777288823206" calcext:value-type="float">
            <text:p>-0.079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453409833354619" calcext:value-type="float">
            <text:p>0.045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0297251791416468" calcext:value-type="float">
            <text:p>-0.0030</text:p>
          </table:table-cell>
          <table:table-cell office:value-type="float" office:value="0.107943659910268" calcext:value-type="float">
            <text:p>0.1079</text:p>
          </table:table-cell>
          <table:table-cell office:value-type="float" office:value="0.035581767351219" calcext:value-type="float">
            <text:p>0.0356</text:p>
          </table:table-cell>
          <table:table-cell office:value-type="float" office:value="0.022485405669786" calcext:value-type="float">
            <text:p>0.0225</text:p>
          </table:table-cell>
          <table:table-cell office:value-type="float" office:value="0.026550272625627" calcext:value-type="float">
            <text:p>0.0266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280203724933293" calcext:value-type="float">
            <text:p>0.0280</text:p>
          </table:table-cell>
          <table:table-cell office:value-type="float" office:value="0.0196328370737063" calcext:value-type="float">
            <text:p>0.019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0.0018820165277906" calcext:value-type="float">
            <text:p>-0.001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681630789619681" calcext:value-type="float">
            <text:p>0.0682</text:p>
          </table:table-cell>
          <table:table-cell office:value-type="float" office:value="-0.00567042229275739" calcext:value-type="float">
            <text:p>-0.0057</text:p>
          </table:table-cell>
          <table:table-cell office:value-type="float" office:value="0.119514891701487" calcext:value-type="float">
            <text:p>0.1195</text:p>
          </table:table-cell>
          <table:table-cell office:value-type="float" office:value="0.130208476525386" calcext:value-type="float">
            <text:p>0.1302</text:p>
          </table:table-cell>
          <table:table-cell office:value-type="float" office:value="-0.0249926566315902" calcext:value-type="float">
            <text:p>-0.0250</text:p>
          </table:table-cell>
          <table:table-cell office:value-type="float" office:value="0.086708450521519" calcext:value-type="float">
            <text:p>0.0867</text:p>
          </table:table-cell>
          <table:table-cell office:value-type="float" office:value="0.0461330748793245" calcext:value-type="float">
            <text:p>0.0461</text:p>
          </table:table-cell>
          <table:table-cell office:value-type="float" office:value="-0.00107769750046597" calcext:value-type="float">
            <text:p>-0.001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199132141783259" calcext:value-type="float">
            <text:p>0.0199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0996122697240491" calcext:value-type="float">
            <text:p>0.0100</text:p>
          </table:table-cell>
          <table:table-cell office:value-type="float" office:value="0.0184295345381874" calcext:value-type="float">
            <text:p>0.0184</text:p>
          </table:table-cell>
          <table:table-cell office:value-type="float" office:value="0.0149424744782022" calcext:value-type="float">
            <text:p>0.0149</text:p>
          </table:table-cell>
          <table:table-cell office:value-type="float" office:value="0.0447189464568429" calcext:value-type="float">
            <text:p>0.0447</text:p>
          </table:table-cell>
          <table:table-cell office:value-type="float" office:value="-0.0618090346724596" calcext:value-type="float">
            <text:p>-0.0618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0943365877161599" calcext:value-type="float">
            <text:p>0.0094</text:p>
          </table:table-cell>
          <table:table-cell office:value-type="float" office:value="-0.0632093012229828" calcext:value-type="float">
            <text:p>-0.063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162806757273065" calcext:value-type="float">
            <text:p>0.0163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0241654245523932" calcext:value-type="float">
            <text:p>0.0024</text:p>
          </table:table-cell>
          <table:table-cell office:value-type="float" office:value="-0.00567042229275739" calcext:value-type="float">
            <text:p>-0.0057</text:p>
          </table:table-cell>
          <table:table-cell office:value-type="float" office:value="-0.00569681839481461" calcext:value-type="float">
            <text:p>-0.0057</text:p>
          </table:table-cell>
          <table:table-cell office:value-type="float" office:value="0.0108989125835731" calcext:value-type="float">
            <text:p>0.0109</text:p>
          </table:table-cell>
          <table:table-cell office:value-type="float" office:value="-0.0507641212601988" calcext:value-type="float">
            <text:p>-0.0508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226877449665012" calcext:value-type="float">
            <text:p>0.0227</text:p>
          </table:table-cell>
          <table:table-cell office:value-type="float" office:value="-0.0383566597339761" calcext:value-type="float">
            <text:p>-0.038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0.0018820165277906" calcext:value-type="float">
            <text:p>-0.001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385403163522311" calcext:value-type="float">
            <text:p>-0.0385</text:p>
          </table:table-cell>
          <table:table-cell office:value-type="float" office:value="0.0218723855140367" calcext:value-type="float">
            <text:p>0.0219</text:p>
          </table:table-cell>
          <table:table-cell office:value-type="float" office:value="-0.108893282759899" calcext:value-type="float">
            <text:p>-0.1089</text:p>
          </table:table-cell>
          <table:table-cell office:value-type="float" office:value="-0.115613065979399" calcext:value-type="float">
            <text:p>-0.1156</text:p>
          </table:table-cell>
          <table:table-cell office:value-type="float" office:value="0.02286863482154" calcext:value-type="float">
            <text:p>0.0229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468825341527316" calcext:value-type="float">
            <text:p>-0.0469</text:p>
          </table:table-cell>
          <table:table-cell office:value-type="float" office:value="0.0237749439885408" calcext:value-type="float">
            <text:p>0.02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162806757273065" calcext:value-type="float">
            <text:p>0.016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261284080806169" calcext:value-type="float">
            <text:p>0.0261</text:p>
          </table:table-cell>
          <table:table-cell office:value-type="float" office:value="0.0586076054263483" calcext:value-type="float">
            <text:p>0.0586</text:p>
          </table:table-cell>
          <table:table-cell office:value-type="float" office:value="-0.0607349327228594" calcext:value-type="float">
            <text:p>-0.0607</text:p>
          </table:table-cell>
          <table:table-cell office:value-type="float" office:value="-0.044215216691385" calcext:value-type="float">
            <text:p>-0.0442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-0.0339582147427068" calcext:value-type="float">
            <text:p>-0.0340</text:p>
          </table:table-cell>
          <table:table-cell office:value-type="float" office:value="-0.051403873047273" calcext:value-type="float">
            <text:p>-0.0514</text:p>
          </table:table-cell>
          <table:table-cell office:value-type="float" office:value="-0.0259303389894727" calcext:value-type="float">
            <text:p>-0.025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0.0709002470971596" calcext:value-type="float">
            <text:p>-0.0709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891974838246287" calcext:value-type="float">
            <text:p>-0.0892</text:p>
          </table:table-cell>
          <table:table-cell office:value-type="float" office:value="-0.0745274418097426" calcext:value-type="float">
            <text:p>-0.0745</text:p>
          </table:table-cell>
          <table:table-cell office:value-type="float" office:value="-0.0428475455662449" calcext:value-type="float">
            <text:p>-0.0428</text:p>
          </table:table-cell>
          <table:table-cell office:value-type="float" office:value="-0.0257394574458024" calcext:value-type="float">
            <text:p>-0.0257</text:p>
          </table:table-cell>
          <table:table-cell office:value-type="float" office:value="-0.0323559322397641" calcext:value-type="float">
            <text:p>-0.0324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129086832254019" calcext:value-type="float">
            <text:p>-0.0129</text:p>
          </table:table-cell>
          <table:table-cell office:value-type="float" office:value="-0.0549250873933139" calcext:value-type="float">
            <text:p>-0.054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489735217864813" calcext:value-type="float">
            <text:p>0.049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606183944448025" calcext:value-type="float">
            <text:p>0.0606</text:p>
          </table:table-cell>
          <table:table-cell office:value-type="float" office:value="-0.0228846771720037" calcext:value-type="float">
            <text:p>-0.0229</text:p>
          </table:table-cell>
          <table:table-cell office:value-type="float" office:value="-0.0235842055514292" calcext:value-type="float">
            <text:p>-0.0236</text:p>
          </table:table-cell>
          <table:table-cell office:value-type="float" office:value="-0.0727117267142327" calcext:value-type="float">
            <text:p>-0.0727</text:p>
          </table:table-cell>
          <table:table-cell office:value-type="float" office:value="-0.0434008456520249" calcext:value-type="float">
            <text:p>-0.0434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104135654286515" calcext:value-type="float">
            <text:p>0.1041</text:p>
          </table:table-cell>
          <table:table-cell office:value-type="float" office:value="0.0362012647330441" calcext:value-type="float">
            <text:p>0.036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538306037424824" calcext:value-type="float">
            <text:p>0.0054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88400076873039" calcext:value-type="float">
            <text:p>-0.0288</text:p>
          </table:table-cell>
          <table:table-cell office:value-type="float" office:value="-0.00911327326860665" calcext:value-type="float">
            <text:p>-0.0091</text:p>
          </table:table-cell>
          <table:table-cell office:value-type="float" office:value="-0.0318399227006359" calcext:value-type="float">
            <text:p>-0.0318</text:p>
          </table:table-cell>
          <table:table-cell office:value-type="float" office:value="-0.0288709420636978" calcext:value-type="float">
            <text:p>-0.0289</text:p>
          </table:table-cell>
          <table:table-cell office:value-type="float" office:value="0.00814208360519227" calcext:value-type="float">
            <text:p>0.0081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181136923156903" calcext:value-type="float">
            <text:p>-0.0181</text:p>
          </table:table-cell>
          <table:table-cell office:value-type="float" office:value="0.00720651632920294" calcext:value-type="float">
            <text:p>0.007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344433679824036" calcext:value-type="float">
            <text:p>0.0344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99178197611847" calcext:value-type="float">
            <text:p>-0.0299</text:p>
          </table:table-cell>
          <table:table-cell office:value-type="float" office:value="0.0046581306347904" calcext:value-type="float">
            <text:p>0.0047</text:p>
          </table:table-cell>
          <table:table-cell office:value-type="float" office:value="0.0933717873956661" calcext:value-type="float">
            <text:p>0.0934</text:p>
          </table:table-cell>
          <table:table-cell office:value-type="float" office:value="0.0869939887984301" calcext:value-type="float">
            <text:p>0.0870</text:p>
          </table:table-cell>
          <table:table-cell office:value-type="float" office:value="0.0339135482338009" calcext:value-type="float">
            <text:p>0.0339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240550853579957" calcext:value-type="float">
            <text:p>0.0241</text:p>
          </table:table-cell>
          <table:table-cell office:value-type="float" office:value="-0.0383566597339761" calcext:value-type="float">
            <text:p>-0.038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235457526293453" calcext:value-type="float">
            <text:p>0.023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191396990223767" calcext:value-type="float">
            <text:p>-0.0191</text:p>
          </table:table-cell>
          <table:table-cell office:value-type="float" office:value="0.0494151933208308" calcext:value-type="float">
            <text:p>0.0494</text:p>
          </table:table-cell>
          <table:table-cell office:value-type="float" office:value="-0.0634868384392617" calcext:value-type="float">
            <text:p>-0.0635</text:p>
          </table:table-cell>
          <table:table-cell office:value-type="float" office:value="-0.0611252336280199" calcext:value-type="float">
            <text:p>-0.0611</text:p>
          </table:table-cell>
          <table:table-cell office:value-type="float" office:value="0.00446044580110533" calcext:value-type="float">
            <text:p>0.0045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25953110560258" calcext:value-type="float">
            <text:p>-0.0260</text:p>
          </table:table-cell>
          <table:table-cell office:value-type="float" office:value="-0.0135040182449693" calcext:value-type="float">
            <text:p>-0.013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199132141783259" calcext:value-type="float">
            <text:p>0.0199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406959404999927" calcext:value-type="float">
            <text:p>-0.0407</text:p>
          </table:table-cell>
          <table:table-cell office:value-type="float" office:value="-0.0159989752203052" calcext:value-type="float">
            <text:p>-0.0160</text:p>
          </table:table-cell>
          <table:table-cell office:value-type="float" office:value="-0.00844872411121685" calcext:value-type="float">
            <text:p>-0.0084</text:p>
          </table:table-cell>
          <table:table-cell office:value-type="float" office:value="-0.0175975974392745" calcext:value-type="float">
            <text:p>-0.0176</text:p>
          </table:table-cell>
          <table:table-cell office:value-type="float" office:value="0.0523217372542356" calcext:value-type="float">
            <text:p>0.0523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307479175330982" calcext:value-type="float">
            <text:p>-0.0307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0.0454724779400236" calcext:value-type="float">
            <text:p>-0.045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153502873418089" calcext:value-type="float">
            <text:p>0.0154</text:p>
          </table:table-cell>
          <table:table-cell office:value-type="float" office:value="-0.0745274418097426" calcext:value-type="float">
            <text:p>-0.0745</text:p>
          </table:table-cell>
          <table:table-cell office:value-type="float" office:value="-0.0497273098572505" calcext:value-type="float">
            <text:p>-0.0497</text:p>
          </table:table-cell>
          <table:table-cell office:value-type="float" office:value="-0.017284448977485" calcext:value-type="float">
            <text:p>-0.0173</text:p>
          </table:table-cell>
          <table:table-cell office:value-type="float" office:value="-0.0286742944356771" calcext:value-type="float">
            <text:p>-0.0287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104365524211154" calcext:value-type="float">
            <text:p>-0.1044</text:p>
          </table:table-cell>
          <table:table-cell office:value-type="float" office:value="-0.0756356219674862" calcext:value-type="float">
            <text:p>-0.07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526060602375007" calcext:value-type="float">
            <text:p>0.0526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45287593917807" calcext:value-type="float">
            <text:p>-0.0245</text:p>
          </table:table-cell>
          <table:table-cell office:value-type="float" office:value="0.0563008952725293" calcext:value-type="float">
            <text:p>0.0563</text:p>
          </table:table-cell>
          <table:table-cell office:value-type="float" office:value="-0.00707277125301573" calcext:value-type="float">
            <text:p>-0.0071</text:p>
          </table:table-cell>
          <table:table-cell office:value-type="float" office:value="-0.00507165896769314" calcext:value-type="float">
            <text:p>-0.0051</text:p>
          </table:table-cell>
          <table:table-cell office:value-type="float" office:value="-0.0213110188275033" calcext:value-type="float">
            <text:p>-0.0213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267168413201046" calcext:value-type="float">
            <text:p>0.0267</text:p>
          </table:table-cell>
          <table:table-cell office:value-type="float" office:value="-0.0383566597339761" calcext:value-type="float">
            <text:p>-0.038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0.00551455497881003" calcext:value-type="float">
            <text:p>-0.005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0133873038135851" calcext:value-type="float">
            <text:p>0.0013</text:p>
          </table:table-cell>
          <table:table-cell office:value-type="float" office:value="-0.0848559947372904" calcext:value-type="float">
            <text:p>-0.0849</text:p>
          </table:table-cell>
          <table:table-cell office:value-type="float" office:value="-0.0112006298276191" calcext:value-type="float">
            <text:p>-0.0112</text:p>
          </table:table-cell>
          <table:table-cell office:value-type="float" office:value="-0.0166581520539059" calcext:value-type="float">
            <text:p>-0.0167</text:p>
          </table:table-cell>
          <table:table-cell office:value-type="float" office:value="0.0486400994501486" calcext:value-type="float">
            <text:p>0.0486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411761669188952" calcext:value-type="float">
            <text:p>-0.0412</text:p>
          </table:table-cell>
          <table:table-cell office:value-type="float" office:value="-0.0880619427119895" calcext:value-type="float">
            <text:p>-0.088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901559882526766" calcext:value-type="float">
            <text:p>0.0090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692408910358489" calcext:value-type="float">
            <text:p>0.0692</text:p>
          </table:table-cell>
          <table:table-cell office:value-type="float" office:value="0.0597437462483786" calcext:value-type="float">
            <text:p>0.0597</text:p>
          </table:table-cell>
          <table:table-cell office:value-type="float" office:value="0.0176943801946044" calcext:value-type="float">
            <text:p>0.0177</text:p>
          </table:table-cell>
          <table:table-cell office:value-type="float" office:value="-0.0232342697514862" calcext:value-type="float">
            <text:p>-0.0232</text:p>
          </table:table-cell>
          <table:table-cell office:value-type="float" office:value="-0.0470824834561119" calcext:value-type="float">
            <text:p>-0.0471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103297018846399" calcext:value-type="float">
            <text:p>0.1033</text:p>
          </table:table-cell>
          <table:table-cell office:value-type="float" office:value="0.0734802269665542" calcext:value-type="float">
            <text:p>0.073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0.0236772472339071" calcext:value-type="float">
            <text:p>-0.023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97968664947743" calcext:value-type="float">
            <text:p>-0.0698</text:p>
          </table:table-cell>
          <table:table-cell office:value-type="float" office:value="-0.0641988888821948" calcext:value-type="float">
            <text:p>-0.0642</text:p>
          </table:table-cell>
          <table:table-cell office:value-type="float" office:value="-0.0593589798646583" calcext:value-type="float">
            <text:p>-0.0594</text:p>
          </table:table-cell>
          <table:table-cell office:value-type="float" office:value="-0.0504781859271757" calcext:value-type="float">
            <text:p>-0.0505</text:p>
          </table:table-cell>
          <table:table-cell office:value-type="float" office:value="0.0191869970174531" calcext:value-type="float">
            <text:p>0.0192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891333522499072" calcext:value-type="float">
            <text:p>-0.0891</text:p>
          </table:table-cell>
          <table:table-cell office:value-type="float" office:value="-0.0507829804784794" calcext:value-type="float">
            <text:p>-0.050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0.0418399394890042" calcext:value-type="float">
            <text:p>-0.041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99178197611847" calcext:value-type="float">
            <text:p>-0.0299</text:p>
          </table:table-cell>
          <table:table-cell office:value-type="float" office:value="-0.00222757131690813" calcext:value-type="float">
            <text:p>-0.0022</text:p>
          </table:table-cell>
          <table:table-cell office:value-type="float" office:value="0.0218222387692078" calcext:value-type="float">
            <text:p>0.0218</text:p>
          </table:table-cell>
          <table:table-cell office:value-type="float" office:value="0.036577086450315" calcext:value-type="float">
            <text:p>0.0366</text:p>
          </table:table-cell>
          <table:table-cell office:value-type="float" office:value="0.0118237214092792" calcext:value-type="float">
            <text:p>0.0118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411761669188952" calcext:value-type="float">
            <text:p>-0.0412</text:p>
          </table:table-cell>
          <table:table-cell office:value-type="float" office:value="0.0651960131368853" calcext:value-type="float">
            <text:p>0.065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0.074532785548179" calcext:value-type="float">
            <text:p>-0.074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460850008693967" calcext:value-type="float">
            <text:p>-0.0461</text:p>
          </table:table-cell>
          <table:table-cell office:value-type="float" office:value="-0.0435417830270993" calcext:value-type="float">
            <text:p>-0.0435</text:p>
          </table:table-cell>
          <table:table-cell office:value-type="float" office:value="-0.0290880169842337" calcext:value-type="float">
            <text:p>-0.0291</text:p>
          </table:table-cell>
          <table:table-cell office:value-type="float" office:value="-0.0232342697514862" calcext:value-type="float">
            <text:p>-0.0232</text:p>
          </table:table-cell>
          <table:table-cell office:value-type="float" office:value="0.0155053592133662" calcext:value-type="float">
            <text:p>0.0155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398088265274008" calcext:value-type="float">
            <text:p>-0.0398</text:p>
          </table:table-cell>
          <table:table-cell office:value-type="float" office:value="-0.0217882320746382" calcext:value-type="float">
            <text:p>-0.021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344433679824036" calcext:value-type="float">
            <text:p>0.034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185837235634513" calcext:value-type="float">
            <text:p>0.0186</text:p>
          </table:table-cell>
          <table:table-cell office:value-type="float" office:value="0.0563008952725293" calcext:value-type="float">
            <text:p>0.0563</text:p>
          </table:table-cell>
          <table:table-cell office:value-type="float" office:value="0.0121905687618" calcext:value-type="float">
            <text:p>0.0122</text:p>
          </table:table-cell>
          <table:table-cell office:value-type="float" office:value="-0.0545491159304397" calcext:value-type="float">
            <text:p>-0.0545</text:p>
          </table:table-cell>
          <table:table-cell office:value-type="float" office:value="-0.0691723102806335" calcext:value-type="float">
            <text:p>-0.0692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130078659314468" calcext:value-type="float">
            <text:p>0.1301</text:p>
          </table:table-cell>
          <table:table-cell office:value-type="float" office:value="0.00720651632920294" calcext:value-type="float">
            <text:p>0.00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0.0600026317441013" calcext:value-type="float">
            <text:p>-0.060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0133873038135851" calcext:value-type="float">
            <text:p>0.0013</text:p>
          </table:table-cell>
          <table:table-cell office:value-type="float" office:value="-0.0297703791237022" calcext:value-type="float">
            <text:p>-0.0298</text:p>
          </table:table-cell>
          <table:table-cell office:value-type="float" office:value="-0.00707277125301573" calcext:value-type="float">
            <text:p>-0.0071</text:p>
          </table:table-cell>
          <table:table-cell office:value-type="float" office:value="-0.0216685274425385" calcext:value-type="float">
            <text:p>-0.0217</text:p>
          </table:table-cell>
          <table:table-cell office:value-type="float" office:value="0.0118237214092792" calcext:value-type="float">
            <text:p>0.0118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318124631790736" calcext:value-type="float">
            <text:p>0.0318</text:p>
          </table:table-cell>
          <table:table-cell office:value-type="float" office:value="-0.0549250873933139" calcext:value-type="float">
            <text:p>-0.0549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0.0854304009012373" calcext:value-type="float">
            <text:p>-0.0854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309956318350655" calcext:value-type="float">
            <text:p>-0.0310</text:p>
          </table:table-cell>
          <table:table-cell office:value-type="float" office:value="-0.0228846771720037" calcext:value-type="float">
            <text:p>-0.0229</text:p>
          </table:table-cell>
          <table:table-cell office:value-type="float" office:value="-0.0634868384392617" calcext:value-type="float">
            <text:p>-0.0635</text:p>
          </table:table-cell>
          <table:table-cell office:value-type="float" office:value="-0.0542359674686501" calcext:value-type="float">
            <text:p>-0.0542</text:p>
          </table:table-cell>
          <table:table-cell office:value-type="float" office:value="0.0191869970174531" calcext:value-type="float">
            <text:p>0.0192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964349499404871" calcext:value-type="float">
            <text:p>-0.0964</text:p>
          </table:table-cell>
          <table:table-cell office:value-type="float" office:value="-0.0342145528191416" calcext:value-type="float">
            <text:p>-0.03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526060602375007" calcext:value-type="float">
            <text:p>0.0526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0405032998804549" calcext:value-type="float">
            <text:p>-0.0041</text:p>
          </table:table-cell>
          <table:table-cell office:value-type="float" office:value="-0.0309065199457325" calcext:value-type="float">
            <text:p>-0.0309</text:p>
          </table:table-cell>
          <table:table-cell office:value-type="float" office:value="-0.0469754041408482" calcext:value-type="float">
            <text:p>-0.0470</text:p>
          </table:table-cell>
          <table:table-cell office:value-type="float" office:value="-0.0583068974719141" calcext:value-type="float">
            <text:p>-0.0583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-0.0258399681500066" calcext:value-type="float">
            <text:p>-0.0258</text:p>
          </table:table-cell>
          <table:table-cell office:value-type="float" office:value="0.0360603339953161" calcext:value-type="float">
            <text:p>0.0361</text:p>
          </table:table-cell>
          <table:table-cell office:value-type="float" office:value="0.0237749439885408" calcext:value-type="float">
            <text:p>0.023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126481372762871" calcext:value-type="float">
            <text:p>0.0126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153502873418089" calcext:value-type="float">
            <text:p>0.0154</text:p>
          </table:table-cell>
          <table:table-cell office:value-type="float" office:value="-0.0332132300995515" calcext:value-type="float">
            <text:p>-0.0332</text:p>
          </table:table-cell>
          <table:table-cell office:value-type="float" office:value="0.0410855787840235" calcext:value-type="float">
            <text:p>0.0411</text:p>
          </table:table-cell>
          <table:table-cell office:value-type="float" office:value="0.0321930079852615" calcext:value-type="float">
            <text:p>0.0322</text:p>
          </table:table-cell>
          <table:table-cell office:value-type="float" office:value="-0.00290282980706856" calcext:value-type="float">
            <text:p>-0.0029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450665493739589" calcext:value-type="float">
            <text:p>0.0451</text:p>
          </table:table-cell>
          <table:table-cell office:value-type="float" office:value="-0.0673514081378173" calcext:value-type="float">
            <text:p>-0.067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598711371395395" calcext:value-type="float">
            <text:p>0.0599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228949718589745" calcext:value-type="float">
            <text:p>0.0229</text:p>
          </table:table-cell>
          <table:table-cell office:value-type="float" office:value="0.0494151933208308" calcext:value-type="float">
            <text:p>0.0494</text:p>
          </table:table-cell>
          <table:table-cell office:value-type="float" office:value="0.0163184273364033" calcext:value-type="float">
            <text:p>0.0163</text:p>
          </table:table-cell>
          <table:table-cell office:value-type="float" office:value="0.0118383579689417" calcext:value-type="float">
            <text:p>0.0118</text:p>
          </table:table-cell>
          <table:table-cell office:value-type="float" office:value="-0.0139477432193294" calcext:value-type="float">
            <text:p>-0.0139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395424941923217" calcext:value-type="float">
            <text:p>0.0395</text:p>
          </table:table-cell>
          <table:table-cell office:value-type="float" office:value="0.0196328370737063" calcext:value-type="float">
            <text:p>0.019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0.0236772472339071" calcext:value-type="float">
            <text:p>-0.023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455290254104713" calcext:value-type="float">
            <text:p>0.0455</text:p>
          </table:table-cell>
          <table:table-cell office:value-type="float" office:value="0.0907294050310219" calcext:value-type="float">
            <text:p>0.0907</text:p>
          </table:table-cell>
          <table:table-cell office:value-type="float" office:value="-0.0180803941186247" calcext:value-type="float">
            <text:p>-0.0181</text:p>
          </table:table-cell>
          <table:table-cell office:value-type="float" office:value="-0.035447059761278" calcext:value-type="float">
            <text:p>-0.0354</text:p>
          </table:table-cell>
          <table:table-cell office:value-type="float" office:value="0.0707299262746703" calcext:value-type="float">
            <text:p>0.0707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345217770136227" calcext:value-type="float">
            <text:p>-0.0345</text:p>
          </table:table-cell>
          <table:table-cell office:value-type="float" office:value="-0.00936191133013488" calcext:value-type="float">
            <text:p>-0.009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162806757273065" calcext:value-type="float">
            <text:p>0.016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450071887955159" calcext:value-type="float">
            <text:p>-0.0450</text:p>
          </table:table-cell>
          <table:table-cell office:value-type="float" office:value="-0.0573131869304963" calcext:value-type="float">
            <text:p>-0.0573</text:p>
          </table:table-cell>
          <table:table-cell office:value-type="float" office:value="-0.0345918284170381" calcext:value-type="float">
            <text:p>-0.0346</text:p>
          </table:table-cell>
          <table:table-cell office:value-type="float" office:value="-0.0539228190068606" calcext:value-type="float">
            <text:p>-0.0539</text:p>
          </table:table-cell>
          <table:table-cell office:value-type="float" office:value="0.0744115640787572" calcext:value-type="float">
            <text:p>0.0744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425708541182194" calcext:value-type="float">
            <text:p>-0.0426</text:p>
          </table:table-cell>
          <table:table-cell office:value-type="float" office:value="0.0403433716478786" calcext:value-type="float">
            <text:p>0.040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110726675453811" calcext:value-type="float">
            <text:p>0.110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331512559828271" calcext:value-type="float">
            <text:p>-0.0332</text:p>
          </table:table-cell>
          <table:table-cell office:value-type="float" office:value="-0.0228846771720037" calcext:value-type="float">
            <text:p>-0.0229</text:p>
          </table:table-cell>
          <table:table-cell office:value-type="float" office:value="-0.00432086553661349" calcext:value-type="float">
            <text:p>-0.0043</text:p>
          </table:table-cell>
          <table:table-cell office:value-type="float" office:value="0.0202933664372592" calcext:value-type="float">
            <text:p>0.0203</text:p>
          </table:table-cell>
          <table:table-cell office:value-type="float" office:value="-0.0618090346724596" calcext:value-type="float">
            <text:p>-0.0618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155684593281206" calcext:value-type="float">
            <text:p>0.0156</text:p>
          </table:table-cell>
          <table:table-cell office:value-type="float" office:value="0.044485478562713" calcext:value-type="float">
            <text:p>0.044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0.0200447087828877" calcext:value-type="float">
            <text:p>-0.020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972640049567497" calcext:value-type="float">
            <text:p>0.0973</text:p>
          </table:table-cell>
          <table:table-cell office:value-type="float" office:value="-0.00567042229275739" calcext:value-type="float">
            <text:p>-0.0057</text:p>
          </table:table-cell>
          <table:table-cell office:value-type="float" office:value="-0.00569681839481461" calcext:value-type="float">
            <text:p>-0.0057</text:p>
          </table:table-cell>
          <table:table-cell office:value-type="float" office:value="-0.0238605666750652" calcext:value-type="float">
            <text:p>-0.0239</text:p>
          </table:table-cell>
          <table:table-cell office:value-type="float" office:value="-0.0213110188275033" calcext:value-type="float">
            <text:p>-0.0213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616842929319203" calcext:value-type="float">
            <text:p>0.0617</text:p>
          </table:table-cell>
          <table:table-cell office:value-type="float" office:value="0.0403433716478786" calcext:value-type="float">
            <text:p>0.0403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0.0164121703318683" calcext:value-type="float">
            <text:p>-0.016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541515220015177" calcext:value-type="float">
            <text:p>0.0542</text:p>
          </table:table-cell>
          <table:table-cell office:value-type="float" office:value="0.0700722991759264" calcext:value-type="float">
            <text:p>0.0701</text:p>
          </table:table-cell>
          <table:table-cell office:value-type="float" office:value="-0.033215875558837" calcext:value-type="float">
            <text:p>-0.0332</text:p>
          </table:table-cell>
          <table:table-cell office:value-type="float" office:value="-0.0279314966783292" calcext:value-type="float">
            <text:p>-0.0279</text:p>
          </table:table-cell>
          <table:table-cell office:value-type="float" office:value="0.00814208360519227" calcext:value-type="float">
            <text:p>0.0081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271290232969432" calcext:value-type="float">
            <text:p>-0.0271</text:p>
          </table:table-cell>
          <table:table-cell office:value-type="float" office:value="-0.00936191133013488" calcext:value-type="float">
            <text:p>-0.009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489735217864813" calcext:value-type="float">
            <text:p>0.0490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123131494729889" calcext:value-type="float">
            <text:p>0.1231</text:p>
          </table:table-cell>
          <table:table-cell office:value-type="float" office:value="0.0838437030793234" calcext:value-type="float">
            <text:p>0.0838</text:p>
          </table:table-cell>
          <table:table-cell office:value-type="float" office:value="-0.104765424185295" calcext:value-type="float">
            <text:p>-0.1048</text:p>
          </table:table-cell>
          <table:table-cell office:value-type="float" office:value="-0.100895088275291" calcext:value-type="float">
            <text:p>-0.1009</text:p>
          </table:table-cell>
          <table:table-cell office:value-type="float" office:value="-0.0691723102806335" calcext:value-type="float">
            <text:p>-0.0692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366437325623537" calcext:value-type="float">
            <text:p>0.0366</text:p>
          </table:table-cell>
          <table:table-cell office:value-type="float" office:value="-0.0300724459043072" calcext:value-type="float">
            <text:p>-0.030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0.0563700932930819" calcext:value-type="float">
            <text:p>-0.056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805749872335823" calcext:value-type="float">
            <text:p>-0.0806</text:p>
          </table:table-cell>
          <table:table-cell office:value-type="float" office:value="-0.0848559947372904" calcext:value-type="float">
            <text:p>-0.0849</text:p>
          </table:table-cell>
          <table:table-cell office:value-type="float" office:value="-0.0373437341334404" calcext:value-type="float">
            <text:p>-0.0373</text:p>
          </table:table-cell>
          <table:table-cell office:value-type="float" office:value="-0.0370128020702257" calcext:value-type="float">
            <text:p>-0.0370</text:p>
          </table:table-cell>
          <table:table-cell office:value-type="float" office:value="0.0339135482338009" calcext:value-type="float">
            <text:p>0.0339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561531020070633" calcext:value-type="float">
            <text:p>-0.0562</text:p>
          </table:table-cell>
          <table:table-cell office:value-type="float" office:value="-0.137767225690003" calcext:value-type="float">
            <text:p>-0.137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271782910803648" calcext:value-type="float">
            <text:p>0.0272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929527566612265" calcext:value-type="float">
            <text:p>0.0930</text:p>
          </table:table-cell>
          <table:table-cell office:value-type="float" office:value="-0.0527341951326168" calcext:value-type="float">
            <text:p>-0.0527</text:p>
          </table:table-cell>
          <table:table-cell office:value-type="float" office:value="0.0080627101871966" calcext:value-type="float">
            <text:p>0.0081</text:p>
          </table:table-cell>
          <table:table-cell office:value-type="float" office:value="0.0397085710682104" calcext:value-type="float">
            <text:p>0.0397</text:p>
          </table:table-cell>
          <table:table-cell office:value-type="float" office:value="-0.0286742944356771" calcext:value-type="float">
            <text:p>-0.0287</text:p>
          </table:table-cell>
          <table:table-cell office:value-type="float" office:value="0.0210244553623991" calcext:value-type="float">
            <text:p>0.0210</text:p>
          </table:table-cell>
          <table:table-cell office:value-type="float" office:value="-0.0483592617755455" calcext:value-type="float">
            <text:p>-0.0484</text:p>
          </table:table-cell>
          <table:table-cell office:value-type="float" office:value="0.0196328370737063" calcext:value-type="float">
            <text:p>0.019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63503675590559" calcext:value-type="float">
            <text:p>0.063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503962491649199" calcext:value-type="float">
            <text:p>-0.0504</text:p>
          </table:table-cell>
          <table:table-cell office:value-type="float" office:value="0.107943659910268" calcext:value-type="float">
            <text:p>0.1079</text:p>
          </table:table-cell>
          <table:table-cell office:value-type="float" office:value="0.0314539087766157" calcext:value-type="float">
            <text:p>0.0315</text:p>
          </table:table-cell>
          <table:table-cell office:value-type="float" office:value="0.0193539210518906" calcext:value-type="float">
            <text:p>0.0194</text:p>
          </table:table-cell>
          <table:table-cell office:value-type="float" office:value="-0.0176293810234163" calcext:value-type="float">
            <text:p>-0.0176</text:p>
          </table:table-cell>
          <table:table-cell office:value-type="float" office:value="0.0236075338237128" calcext:value-type="float">
            <text:p>0.0236</text:p>
          </table:table-cell>
          <table:table-cell office:value-type="float" office:value="0.0580380518879354" calcext:value-type="float">
            <text:p>0.0580</text:p>
          </table:table-cell>
          <table:table-cell office:value-type="float" office:value="0.0403433716478786" calcext:value-type="float">
            <text:p>0.040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0.0527375548420625" calcext:value-type="float">
            <text:p>-0.052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115950145052111" calcext:value-type="float">
            <text:p>-0.0116</text:p>
          </table:table-cell>
          <table:table-cell office:value-type="float" office:value="0.0563008952725293" calcext:value-type="float">
            <text:p>0.0563</text:p>
          </table:table-cell>
          <table:table-cell office:value-type="float" office:value="0.0562210602242358" calcext:value-type="float">
            <text:p>0.0562</text:p>
          </table:table-cell>
          <table:table-cell office:value-type="float" office:value="0.0729023080179011" calcext:value-type="float">
            <text:p>0.0729</text:p>
          </table:table-cell>
          <table:table-cell office:value-type="float" office:value="-0.039719207847938" calcext:value-type="float">
            <text:p>-0.0397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305636256215088" calcext:value-type="float">
            <text:p>0.0306</text:p>
          </table:table-cell>
          <table:table-cell office:value-type="float" office:value="-0.00521980441530042" calcext:value-type="float">
            <text:p>-0.005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0.00914709342982945" calcext:value-type="float">
            <text:p>-0.009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277621956134231" calcext:value-type="float">
            <text:p>-0.0278</text:p>
          </table:table-cell>
          <table:table-cell office:value-type="float" office:value="0.00810098161063966" calcext:value-type="float">
            <text:p>0.0081</text:p>
          </table:table-cell>
          <table:table-cell office:value-type="float" office:value="0.0479653430750291" calcext:value-type="float">
            <text:p>0.0480</text:p>
          </table:table-cell>
          <table:table-cell office:value-type="float" office:value="0.0372033833738941" calcext:value-type="float">
            <text:p>0.0372</text:p>
          </table:table-cell>
          <table:table-cell office:value-type="float" office:value="-0.0286742944356771" calcext:value-type="float">
            <text:p>-0.0287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660506665820923" calcext:value-type="float">
            <text:p>0.0661</text:p>
          </table:table-cell>
          <table:table-cell office:value-type="float" office:value="-0.0424987666488105" calcext:value-type="float">
            <text:p>-0.042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538306037424824" calcext:value-type="float">
            <text:p>0.005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584627702970409" calcext:value-type="float">
            <text:p>0.0585</text:p>
          </table:table-cell>
          <table:table-cell office:value-type="float" office:value="-0.0435417830270993" calcext:value-type="float">
            <text:p>-0.0435</text:p>
          </table:table-cell>
          <table:table-cell office:value-type="float" office:value="-0.0731185084466695" calcext:value-type="float">
            <text:p>-0.0731</text:p>
          </table:table-cell>
          <table:table-cell office:value-type="float" office:value="-0.0723985782524431" calcext:value-type="float">
            <text:p>-0.0724</text:p>
          </table:table-cell>
          <table:table-cell office:value-type="float" office:value="0.0191869970174531" calcext:value-type="float">
            <text:p>0.0192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51403873047273" calcext:value-type="float">
            <text:p>-0.0514</text:p>
          </table:table-cell>
          <table:table-cell office:value-type="float" office:value="-0.0259303389894727" calcext:value-type="float">
            <text:p>-0.025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744012909436172" calcext:value-type="float">
            <text:p>0.074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854080721440608" calcext:value-type="float">
            <text:p>0.0854</text:p>
          </table:table-cell>
          <table:table-cell office:value-type="float" office:value="0.0631865972242278" calcext:value-type="float">
            <text:p>0.0632</text:p>
          </table:table-cell>
          <table:table-cell office:value-type="float" office:value="0.0149424744782022" calcext:value-type="float">
            <text:p>0.0149</text:p>
          </table:table-cell>
          <table:table-cell office:value-type="float" office:value="0.0130909518160999" calcext:value-type="float">
            <text:p>0.0131</text:p>
          </table:table-cell>
          <table:table-cell office:value-type="float" office:value="0.0155053592133662" calcext:value-type="float">
            <text:p>0.0155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062067354476893" calcext:value-type="float">
            <text:p>0.0062</text:p>
          </table:table-cell>
          <table:table-cell office:value-type="float" office:value="0.0859065477110576" calcext:value-type="float">
            <text:p>0.085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0.0527375548420625" calcext:value-type="float">
            <text:p>-0.052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00816893766403086" calcext:value-type="float">
            <text:p>-0.0008</text:p>
          </table:table-cell>
          <table:table-cell office:value-type="float" office:value="-0.026327528147853" calcext:value-type="float">
            <text:p>-0.0263</text:p>
          </table:table-cell>
          <table:table-cell office:value-type="float" office:value="0.0108146159035988" calcext:value-type="float">
            <text:p>0.0108</text:p>
          </table:table-cell>
          <table:table-cell office:value-type="float" office:value="0.00714113104209872" calcext:value-type="float">
            <text:p>0.0071</text:p>
          </table:table-cell>
          <table:table-cell office:value-type="float" office:value="0.0486400994501486" calcext:value-type="float">
            <text:p>0.0486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358161925842373" calcext:value-type="float">
            <text:p>-0.0358</text:p>
          </table:table-cell>
          <table:table-cell office:value-type="float" office:value="0.0196328370737063" calcext:value-type="float">
            <text:p>0.019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816663678456561" calcext:value-type="float">
            <text:p>0.081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067277907507625" calcext:value-type="float">
            <text:p>0.0067</text:p>
          </table:table-cell>
          <table:table-cell office:value-type="float" office:value="-0.00453428147072714" calcext:value-type="float">
            <text:p>-0.0045</text:p>
          </table:table-cell>
          <table:table-cell office:value-type="float" office:value="0.10988322169408" calcext:value-type="float">
            <text:p>0.1099</text:p>
          </table:table-cell>
          <table:table-cell office:value-type="float" office:value="0.117056241130225" calcext:value-type="float">
            <text:p>0.1171</text:p>
          </table:table-cell>
          <table:table-cell office:value-type="float" office:value="-0.0323559322397641" calcext:value-type="float">
            <text:p>-0.0324</text:p>
          </table:table-cell>
          <table:table-cell office:value-type="float" office:value="0.0918746074441463" calcext:value-type="float">
            <text:p>0.0919</text:p>
          </table:table-cell>
          <table:table-cell office:value-type="float" office:value="0.054719972537909" calcext:value-type="float">
            <text:p>0.0547</text:p>
          </table:table-cell>
          <table:table-cell office:value-type="float" office:value="0.00720651632920294" calcext:value-type="float">
            <text:p>0.007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0.00551455497881003" calcext:value-type="float">
            <text:p>-0.005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088834148985241" calcext:value-type="float">
            <text:p>0.0089</text:p>
          </table:table-cell>
          <table:table-cell office:value-type="float" office:value="-0.0504274849787978" calcext:value-type="float">
            <text:p>-0.0504</text:p>
          </table:table-cell>
          <table:table-cell office:value-type="float" office:value="0.0259500973438112" calcext:value-type="float">
            <text:p>0.0260</text:p>
          </table:table-cell>
          <table:table-cell office:value-type="float" office:value="0.0472241341511592" calcext:value-type="float">
            <text:p>0.0472</text:p>
          </table:table-cell>
          <table:table-cell office:value-type="float" office:value="-0.0434008456520249" calcext:value-type="float">
            <text:p>-0.0434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148209799141037" calcext:value-type="float">
            <text:p>0.0148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0.0273097856849265" calcext:value-type="float">
            <text:p>-0.027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800190117746568" calcext:value-type="float">
            <text:p>0.0800</text:p>
          </table:table-cell>
          <table:table-cell office:value-type="float" office:value="0.0987512478047507" calcext:value-type="float">
            <text:p>0.0988</text:p>
          </table:table-cell>
          <table:table-cell office:value-type="float" office:value="-0.00294491267841237" calcext:value-type="float">
            <text:p>-0.0029</text:p>
          </table:table-cell>
          <table:table-cell office:value-type="float" office:value="0.0181013272047324" calcext:value-type="float">
            <text:p>0.0181</text:p>
          </table:table-cell>
          <table:table-cell office:value-type="float" office:value="-0.0176293810234163" calcext:value-type="float">
            <text:p>-0.0176</text:p>
          </table:table-cell>
          <table:table-cell office:value-type="float" office:value="0.00331191734196233" calcext:value-type="float">
            <text:p>0.0033</text:p>
          </table:table-cell>
          <table:table-cell office:value-type="float" office:value="-0.0295264267833633" calcext:value-type="float">
            <text:p>-0.0295</text:p>
          </table:table-cell>
          <table:table-cell office:value-type="float" office:value="0.0362012647330441" calcext:value-type="float">
            <text:p>0.036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0.0527375548420625" calcext:value-type="float">
            <text:p>-0.0527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713965151836105" calcext:value-type="float">
            <text:p>0.0714</text:p>
          </table:table-cell>
          <table:table-cell office:value-type="float" office:value="-0.0745274418097426" calcext:value-type="float">
            <text:p>-0.0745</text:p>
          </table:table-cell>
          <table:table-cell office:value-type="float" office:value="-0.0153284884022225" calcext:value-type="float">
            <text:p>-0.0153</text:p>
          </table:table-cell>
          <table:table-cell office:value-type="float" office:value="-0.00131387742621873" calcext:value-type="float">
            <text:p>-0.0013</text:p>
          </table:table-cell>
          <table:table-cell office:value-type="float" office:value="0.00446044580110533" calcext:value-type="float">
            <text:p>0.0045</text:p>
          </table:table-cell>
          <table:table-cell office:value-type="float" office:value="-0.0214118336448974" calcext:value-type="float">
            <text:p>-0.0214</text:p>
          </table:table-cell>
          <table:table-cell office:value-type="float" office:value="-0.0468825341527316" calcext:value-type="float">
            <text:p>-0.0469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901559882526766" calcext:value-type="float">
            <text:p>0.009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245287593917807" calcext:value-type="float">
            <text:p>-0.0245</text:p>
          </table:table-cell>
          <table:table-cell office:value-type="float" office:value="-0.026327528147853" calcext:value-type="float">
            <text:p>-0.0263</text:p>
          </table:table-cell>
          <table:table-cell office:value-type="float" office:value="0.0988755988284706" calcext:value-type="float">
            <text:p>0.0989</text:p>
          </table:table-cell>
          <table:table-cell office:value-type="float" office:value="0.0941964034195894" calcext:value-type="float">
            <text:p>0.0942</text:p>
          </table:table-cell>
          <table:table-cell office:value-type="float" office:value="0.0707299262746703" calcext:value-type="float">
            <text:p>0.0707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213953092552768" calcext:value-type="float">
            <text:p>-0.0214</text:p>
          </table:table-cell>
          <table:table-cell office:value-type="float" office:value="0.00720651632920294" calcext:value-type="float">
            <text:p>0.007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0.0200447087828877" calcext:value-type="float">
            <text:p>-0.020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547074974604431" calcext:value-type="float">
            <text:p>-0.0547</text:p>
          </table:table-cell>
          <table:table-cell office:value-type="float" office:value="-0.0538703359546471" calcext:value-type="float">
            <text:p>-0.0539</text:p>
          </table:table-cell>
          <table:table-cell office:value-type="float" office:value="-0.0662387441556639" calcext:value-type="float">
            <text:p>-0.0662</text:p>
          </table:table-cell>
          <table:table-cell office:value-type="float" office:value="-0.0573674520865455" calcext:value-type="float">
            <text:p>-0.0574</text:p>
          </table:table-cell>
          <table:table-cell office:value-type="float" office:value="0.0118237214092792" calcext:value-type="float">
            <text:p>0.0118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740926079434694" calcext:value-type="float">
            <text:p>-0.0741</text:p>
          </table:table-cell>
          <table:table-cell office:value-type="float" office:value="-0.00521980441530042" calcext:value-type="float">
            <text:p>-0.00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235457526293453" calcext:value-type="float">
            <text:p>0.023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363846922044695" calcext:value-type="float">
            <text:p>-0.0364</text:p>
          </table:table-cell>
          <table:table-cell office:value-type="float" office:value="0.0000791388369108823" calcext:value-type="float">
            <text:p>0.0001</text:p>
          </table:table-cell>
          <table:table-cell office:value-type="float" office:value="0.001182945896191" calcext:value-type="float">
            <text:p>0.0012</text:p>
          </table:table-cell>
          <table:table-cell office:value-type="float" office:value="0.0346981956795778" calcext:value-type="float">
            <text:p>0.0347</text:p>
          </table:table-cell>
          <table:table-cell office:value-type="float" office:value="-0.0434008456520249" calcext:value-type="float">
            <text:p>-0.0434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-0.0332455926482279" calcext:value-type="float">
            <text:p>-0.0332</text:p>
          </table:table-cell>
          <table:table-cell office:value-type="float" office:value="0.0610539062220509" calcext:value-type="float">
            <text:p>0.061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38075906433423" calcext:value-type="float">
            <text:p>0.0381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164280994156897" calcext:value-type="float">
            <text:p>0.0164</text:p>
          </table:table-cell>
          <table:table-cell office:value-type="float" office:value="0.0218723855140367" calcext:value-type="float">
            <text:p>0.0219</text:p>
          </table:table-cell>
          <table:table-cell office:value-type="float" office:value="0.0397096259258224" calcext:value-type="float">
            <text:p>0.0397</text:p>
          </table:table-cell>
          <table:table-cell office:value-type="float" office:value="0.0450320949186324" calcext:value-type="float">
            <text:p>0.0450</text:p>
          </table:table-cell>
          <table:table-cell office:value-type="float" office:value="-0.0434008456520249" calcext:value-type="float">
            <text:p>-0.0434</text:p>
          </table:table-cell>
          <table:table-cell office:value-type="float" office:value="0.0712099797536367" calcext:value-type="float">
            <text:p>0.0712</text:p>
          </table:table-cell>
          <table:table-cell office:value-type="float" office:value="0.0497702003206995" calcext:value-type="float">
            <text:p>0.0498</text:p>
          </table:table-cell>
          <table:table-cell office:value-type="float" office:value="0.0154907301588719" calcext:value-type="float">
            <text:p>0.015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0.0781653239991984" calcext:value-type="float">
            <text:p>-0.0782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778633876268953" calcext:value-type="float">
            <text:p>0.0779</text:p>
          </table:table-cell>
          <table:table-cell office:value-type="float" office:value="0.0528580442966801" calcext:value-type="float">
            <text:p>0.0529</text:p>
          </table:table-cell>
          <table:table-cell office:value-type="float" office:value="0.0782363059554538" calcext:value-type="float">
            <text:p>0.0782</text:p>
          </table:table-cell>
          <table:table-cell office:value-type="float" office:value="0.0644472995495836" calcext:value-type="float">
            <text:p>0.0644</text:p>
          </table:table-cell>
          <table:table-cell office:value-type="float" office:value="0.026550272625627" calcext:value-type="float">
            <text:p>0.0266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40672828915957" calcext:value-type="float">
            <text:p>0.0407</text:p>
          </table:table-cell>
          <table:table-cell office:value-type="float" office:value="-0.00936191133013488" calcext:value-type="float">
            <text:p>-0.009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901559882526766" calcext:value-type="float">
            <text:p>0.0090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396181284261119" calcext:value-type="float">
            <text:p>-0.0396</text:p>
          </table:table-cell>
          <table:table-cell office:value-type="float" office:value="0.0287580874657352" calcext:value-type="float">
            <text:p>0.0288</text:p>
          </table:table-cell>
          <table:table-cell office:value-type="float" office:value="0.0383336730676213" calcext:value-type="float">
            <text:p>0.0383</text:p>
          </table:table-cell>
          <table:table-cell office:value-type="float" office:value="0.0735286049414801" calcext:value-type="float">
            <text:p>0.0735</text:p>
          </table:table-cell>
          <table:table-cell office:value-type="float" office:value="-0.0728539480847204" calcext:value-type="float">
            <text:p>-0.0729</text:p>
          </table:table-cell>
          <table:table-cell office:value-type="float" office:value="0.108111100629547" calcext:value-type="float">
            <text:p>0.1081</text:p>
          </table:table-cell>
          <table:table-cell office:value-type="float" office:value="0.0155684593281206" calcext:value-type="float">
            <text:p>0.0156</text:p>
          </table:table-cell>
          <table:table-cell office:value-type="float" office:value="-0.046640873563645" calcext:value-type="float">
            <text:p>-0.046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175052192322882" calcext:value-type="float">
            <text:p>0.001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110390390462857" calcext:value-type="float">
            <text:p>0.0110</text:p>
          </table:table-cell>
          <table:table-cell office:value-type="float" office:value="-0.0194418261961544" calcext:value-type="float">
            <text:p>-0.0194</text:p>
          </table:table-cell>
          <table:table-cell office:value-type="float" office:value="-0.0167044412604236" calcext:value-type="float">
            <text:p>-0.0167</text:p>
          </table:table-cell>
          <table:table-cell office:value-type="float" office:value="-0.003819065120535" calcext:value-type="float">
            <text:p>-0.0038</text:p>
          </table:table-cell>
          <table:table-cell office:value-type="float" office:value="-0.0470824834561119" calcext:value-type="float">
            <text:p>-0.0471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240550853579957" calcext:value-type="float">
            <text:p>0.0241</text:p>
          </table:table-cell>
          <table:table-cell office:value-type="float" office:value="0.0237749439885408" calcext:value-type="float">
            <text:p>0.023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0.0781653239991984" calcext:value-type="float">
            <text:p>-0.0782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406959404999927" calcext:value-type="float">
            <text:p>-0.0407</text:p>
          </table:table-cell>
          <table:table-cell office:value-type="float" office:value="-0.0814131437614411" calcext:value-type="float">
            <text:p>-0.0814</text:p>
          </table:table-cell>
          <table:table-cell office:value-type="float" office:value="-0.100637565610692" calcext:value-type="float">
            <text:p>-0.1006</text:p>
          </table:table-cell>
          <table:table-cell office:value-type="float" office:value="-0.112794729823293" calcext:value-type="float">
            <text:p>-0.1128</text:p>
          </table:table-cell>
          <table:table-cell office:value-type="float" office:value="0.02286863482154" calcext:value-type="float">
            <text:p>0.0229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202923213394714" calcext:value-type="float">
            <text:p>-0.0203</text:p>
          </table:table-cell>
          <table:table-cell office:value-type="float" office:value="-0.0507829804784794" calcext:value-type="float">
            <text:p>-0.050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308108295313842" calcext:value-type="float">
            <text:p>0.030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342290680567079" calcext:value-type="float">
            <text:p>-0.0342</text:p>
          </table:table-cell>
          <table:table-cell office:value-type="float" office:value="0.0436656321911625" calcext:value-type="float">
            <text:p>0.0437</text:p>
          </table:table-cell>
          <table:table-cell office:value-type="float" office:value="0.057597013082437" calcext:value-type="float">
            <text:p>0.0576</text:p>
          </table:table-cell>
          <table:table-cell office:value-type="float" office:value="0.0688313780146371" calcext:value-type="float">
            <text:p>0.0688</text:p>
          </table:table-cell>
          <table:table-cell office:value-type="float" office:value="-0.0323559322397641" calcext:value-type="float">
            <text:p>-0.0324</text:p>
          </table:table-cell>
          <table:table-cell office:value-type="float" office:value="0.05755656502955" calcext:value-type="float">
            <text:p>0.0576</text:p>
          </table:table-cell>
          <table:table-cell office:value-type="float" office:value="0.0354587042230586" calcext:value-type="float">
            <text:p>0.0355</text:p>
          </table:table-cell>
          <table:table-cell office:value-type="float" office:value="0.0859065477110576" calcext:value-type="float">
            <text:p>0.085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0.0345748625869654" calcext:value-type="float">
            <text:p>-0.0346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0564997867688169" calcext:value-type="float">
            <text:p>0.0056</text:p>
          </table:table-cell>
          <table:table-cell office:value-type="float" office:value="-0.00567042229275739" calcext:value-type="float">
            <text:p>-0.0057</text:p>
          </table:table-cell>
          <table:table-cell office:value-type="float" office:value="-0.0731185084466695" calcext:value-type="float">
            <text:p>-0.0731</text:p>
          </table:table-cell>
          <table:table-cell office:value-type="float" office:value="-0.0626909759369676" calcext:value-type="float">
            <text:p>-0.0627</text:p>
          </table:table-cell>
          <table:table-cell office:value-type="float" office:value="-0.0065844676111555" calcext:value-type="float">
            <text:p>-0.0066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454240377351377" calcext:value-type="float">
            <text:p>-0.0454</text:p>
          </table:table-cell>
          <table:table-cell office:value-type="float" office:value="0.0320591578182097" calcext:value-type="float">
            <text:p>0.032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489735217864813" calcext:value-type="float">
            <text:p>0.0490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886415083657033" calcext:value-type="float">
            <text:p>0.0886</text:p>
          </table:table-cell>
          <table:table-cell office:value-type="float" office:value="0.0872865540551727" calcext:value-type="float">
            <text:p>0.0873</text:p>
          </table:table-cell>
          <table:table-cell office:value-type="float" office:value="0.035581767351219" calcext:value-type="float">
            <text:p>0.0356</text:p>
          </table:table-cell>
          <table:table-cell office:value-type="float" office:value="0.0215459602844173" calcext:value-type="float">
            <text:p>0.0215</text:p>
          </table:table-cell>
          <table:table-cell office:value-type="float" office:value="-0.0249926566315902" calcext:value-type="float">
            <text:p>-0.0250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0.0660506665820923" calcext:value-type="float">
            <text:p>0.0661</text:p>
          </table:table-cell>
          <table:table-cell office:value-type="float" office:value="0.131469723774237" calcext:value-type="float">
            <text:p>0.131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0.0418399394890042" calcext:value-type="float">
            <text:p>-0.041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331512559828271" calcext:value-type="float">
            <text:p>-0.0332</text:p>
          </table:table-cell>
          <table:table-cell office:value-type="float" office:value="-0.0228846771720037" calcext:value-type="float">
            <text:p>-0.0229</text:p>
          </table:table-cell>
          <table:table-cell office:value-type="float" office:value="0.046589390216828" calcext:value-type="float">
            <text:p>0.0466</text:p>
          </table:table-cell>
          <table:table-cell office:value-type="float" office:value="0.0415874618389476" calcext:value-type="float">
            <text:p>0.0416</text:p>
          </table:table-cell>
          <table:table-cell office:value-type="float" office:value="0.0560033750583225" calcext:value-type="float">
            <text:p>0.0560</text:p>
          </table:table-cell>
          <table:table-cell office:value-type="float" office:value="-0.0247329345237293" calcext:value-type="float">
            <text:p>-0.0247</text:p>
          </table:table-cell>
          <table:table-cell office:value-type="float" office:value="-0.025953110560258" calcext:value-type="float">
            <text:p>-0.0260</text:p>
          </table:table-cell>
          <table:table-cell office:value-type="float" office:value="-0.0383566597339761" calcext:value-type="float">
            <text:p>-0.038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0.00914709342982945" calcext:value-type="float">
            <text:p>-0.0091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568631216082047" calcext:value-type="float">
            <text:p>-0.0569</text:p>
          </table:table-cell>
          <table:table-cell office:value-type="float" office:value="-0.0504274849787978" calcext:value-type="float">
            <text:p>-0.0504</text:p>
          </table:table-cell>
          <table:table-cell office:value-type="float" office:value="0.0218222387692078" calcext:value-type="float">
            <text:p>0.0218</text:p>
          </table:table-cell>
          <table:table-cell office:value-type="float" office:value="0.045345243380422" calcext:value-type="float">
            <text:p>0.0453</text:p>
          </table:table-cell>
          <table:table-cell office:value-type="float" office:value="-0.0286742944356771" calcext:value-type="float">
            <text:p>-0.0287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-0.00991876556933414" calcext:value-type="float">
            <text:p>-0.0099</text:p>
          </table:table-cell>
          <table:table-cell office:value-type="float" office:value="-0.0176461251598038" calcext:value-type="float">
            <text:p>-0.017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707687524925978" calcext:value-type="float">
            <text:p>0.0708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309956318350655" calcext:value-type="float">
            <text:p>-0.0310</text:p>
          </table:table-cell>
          <table:table-cell office:value-type="float" office:value="0.0218723855140367" calcext:value-type="float">
            <text:p>0.0219</text:p>
          </table:table-cell>
          <table:table-cell office:value-type="float" office:value="-0.0373437341334404" calcext:value-type="float">
            <text:p>-0.0373</text:p>
          </table:table-cell>
          <table:table-cell office:value-type="float" office:value="-0.0470335528474908" calcext:value-type="float">
            <text:p>-0.0470</text:p>
          </table:table-cell>
          <table:table-cell office:value-type="float" office:value="0.0339135482338009" calcext:value-type="float">
            <text:p>0.0339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149596938126434" calcext:value-type="float">
            <text:p>-0.0150</text:p>
          </table:table-cell>
          <table:table-cell office:value-type="float" office:value="-0.00107769750046597" calcext:value-type="float">
            <text:p>-0.001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901559882526766" calcext:value-type="float">
            <text:p>0.0090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552293340753985" calcext:value-type="float">
            <text:p>0.0552</text:p>
          </table:table-cell>
          <table:table-cell office:value-type="float" office:value="-0.00567042229275739" calcext:value-type="float">
            <text:p>-0.0057</text:p>
          </table:table-cell>
          <table:table-cell office:value-type="float" office:value="0.057597013082437" calcext:value-type="float">
            <text:p>0.0576</text:p>
          </table:table-cell>
          <table:table-cell office:value-type="float" office:value="0.0447189464568429" calcext:value-type="float">
            <text:p>0.0447</text:p>
          </table:table-cell>
          <table:table-cell office:value-type="float" office:value="-0.00290282980706856" calcext:value-type="float">
            <text:p>-0.0029</text:p>
          </table:table-cell>
          <table:table-cell office:value-type="float" office:value="0.0232385226149537" calcext:value-type="float">
            <text:p>0.0232</text:p>
          </table:table-cell>
          <table:table-cell office:value-type="float" office:value="0.0556862264145651" calcext:value-type="float">
            <text:p>0.0557</text:p>
          </table:table-cell>
          <table:table-cell office:value-type="float" office:value="0.10661708228523" calcext:value-type="float">
            <text:p>0.106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0.0273097856849265" calcext:value-type="float">
            <text:p>-0.027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600965578298471" calcext:value-type="float">
            <text:p>-0.0601</text:p>
          </table:table-cell>
          <table:table-cell office:value-type="float" office:value="-0.0297703791237022" calcext:value-type="float">
            <text:p>-0.0298</text:p>
          </table:table-cell>
          <table:table-cell office:value-type="float" office:value="0.046589390216828" calcext:value-type="float">
            <text:p>0.0466</text:p>
          </table:table-cell>
          <table:table-cell office:value-type="float" office:value="0.0199802179754696" calcext:value-type="float">
            <text:p>0.0200</text:p>
          </table:table-cell>
          <table:table-cell office:value-type="float" office:value="0.122272855531887" calcext:value-type="float">
            <text:p>0.1223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51403873047273" calcext:value-type="float">
            <text:p>-0.0514</text:p>
          </table:table-cell>
          <table:table-cell office:value-type="float" office:value="-0.00936191133013488" calcext:value-type="float">
            <text:p>-0.009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162806757273065" calcext:value-type="float">
            <text:p>0.0163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0133873038135851" calcext:value-type="float">
            <text:p>0.0013</text:p>
          </table:table-cell>
          <table:table-cell office:value-type="float" office:value="0.00810098161063966" calcext:value-type="float">
            <text:p>0.0081</text:p>
          </table:table-cell>
          <table:table-cell office:value-type="float" office:value="0.00531080447079436" calcext:value-type="float">
            <text:p>0.0053</text:p>
          </table:table-cell>
          <table:table-cell office:value-type="float" office:value="0.0108989125835731" calcext:value-type="float">
            <text:p>0.0109</text:p>
          </table:table-cell>
          <table:table-cell office:value-type="float" office:value="0.0302319104297139" calcext:value-type="float">
            <text:p>0.0302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454240377351377" calcext:value-type="float">
            <text:p>-0.0454</text:p>
          </table:table-cell>
          <table:table-cell office:value-type="float" office:value="0.0320591578182097" calcext:value-type="float">
            <text:p>0.03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0.0127796318808489" calcext:value-type="float">
            <text:p>-0.0128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234509473178999" calcext:value-type="float">
            <text:p>-0.0235</text:p>
          </table:table-cell>
          <table:table-cell office:value-type="float" office:value="-0.04009893205125" calcext:value-type="float">
            <text:p>-0.0401</text:p>
          </table:table-cell>
          <table:table-cell office:value-type="float" office:value="-0.0167044412604236" calcext:value-type="float">
            <text:p>-0.0167</text:p>
          </table:table-cell>
          <table:table-cell office:value-type="float" office:value="0.00463594334778245" calcext:value-type="float">
            <text:p>0.0046</text:p>
          </table:table-cell>
          <table:table-cell office:value-type="float" office:value="-0.0176293810234163" calcext:value-type="float">
            <text:p>-0.0176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-0.0384597173411264" calcext:value-type="float">
            <text:p>-0.0385</text:p>
          </table:table-cell>
          <table:table-cell office:value-type="float" office:value="-0.0383566597339761" calcext:value-type="float">
            <text:p>-0.03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0.0563700932930819" calcext:value-type="float">
            <text:p>-0.0564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741081147902975" calcext:value-type="float">
            <text:p>-0.0741</text:p>
          </table:table-cell>
          <table:table-cell office:value-type="float" office:value="-0.0504274849787978" calcext:value-type="float">
            <text:p>-0.0504</text:p>
          </table:table-cell>
          <table:table-cell office:value-type="float" office:value="-0.0249601584096303" calcext:value-type="float">
            <text:p>-0.0250</text:p>
          </table:table-cell>
          <table:table-cell office:value-type="float" office:value="-0.0470335528474908" calcext:value-type="float">
            <text:p>-0.0470</text:p>
          </table:table-cell>
          <table:table-cell office:value-type="float" office:value="0.0928197530991919" calcext:value-type="float">
            <text:p>0.0928</text:p>
          </table:table-cell>
          <table:table-cell office:value-type="float" office:value="-0.0763945037500033" calcext:value-type="float">
            <text:p>-0.0764</text:p>
          </table:table-cell>
          <table:table-cell office:value-type="float" office:value="-0.0611757990451526" calcext:value-type="float">
            <text:p>-0.0612</text:p>
          </table:table-cell>
          <table:table-cell office:value-type="float" office:value="-0.046640873563645" calcext:value-type="float">
            <text:p>-0.046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417084448844424" calcext:value-type="float">
            <text:p>0.041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0.0196615356373321" calcext:value-type="float">
            <text:p>0.0197</text:p>
          </table:table-cell>
          <table:table-cell office:value-type="float" office:value="0.0597437462483786" calcext:value-type="float">
            <text:p>0.0597</text:p>
          </table:table-cell>
          <table:table-cell office:value-type="float" office:value="-0.00569681839481461" calcext:value-type="float">
            <text:p>-0.0057</text:p>
          </table:table-cell>
          <table:table-cell office:value-type="float" office:value="-0.00256647127337687" calcext:value-type="float">
            <text:p>-0.0026</text:p>
          </table:table-cell>
          <table:table-cell office:value-type="float" office:value="-0.0286742944356771" calcext:value-type="float">
            <text:p>-0.0287</text:p>
          </table:table-cell>
          <table:table-cell office:value-type="float" office:value="-0.00259226199818328" calcext:value-type="float">
            <text:p>-0.0026</text:p>
          </table:table-cell>
          <table:table-cell office:value-type="float" office:value="0.0311926022015962" calcext:value-type="float">
            <text:p>0.0312</text:p>
          </table:table-cell>
          <table:table-cell office:value-type="float" office:value="0.00720651632920294" calcext:value-type="float">
            <text:p>0.00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0.00551455497881003" calcext:value-type="float">
            <text:p>-0.0055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159062628007343" calcext:value-type="float">
            <text:p>-0.0159</text:p>
          </table:table-cell>
          <table:table-cell office:value-type="float" office:value="-0.0676417398580441" calcext:value-type="float">
            <text:p>-0.0676</text:p>
          </table:table-cell>
          <table:table-cell office:value-type="float" office:value="0.0493412959332302" calcext:value-type="float">
            <text:p>0.0493</text:p>
          </table:table-cell>
          <table:table-cell office:value-type="float" office:value="0.0791652772536918" calcext:value-type="float">
            <text:p>0.0792</text:p>
          </table:table-cell>
          <table:table-cell office:value-type="float" office:value="-0.0286742944356771" calcext:value-type="float">
            <text:p>-0.0287</text:p>
          </table:table-cell>
          <table:table-cell office:value-type="float" office:value="0.0343088588777267" calcext:value-type="float">
            <text:p>0.0343</text:p>
          </table:table-cell>
          <table:table-cell office:value-type="float" office:value="-0.0181136923156903" calcext:value-type="float">
            <text:p>-0.0181</text:p>
          </table:table-cell>
          <table:table-cell office:value-type="float" office:value="0.044485478562713" calcext:value-type="float">
            <text:p>0.044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417084448844424" calcext:value-type="float">
            <text:p>0.0417</text:p>
          </table:table-cell>
          <table:table-cell office:value-type="float" office:value="0.0506801187398186" calcext:value-type="float">
            <text:p>0.0507</text:p>
          </table:table-cell>
          <table:table-cell office:value-type="float" office:value="-0.0159062628007343" calcext:value-type="float">
            <text:p>-0.0159</text:p>
          </table:table-cell>
          <table:table-cell office:value-type="float" office:value="0.0172933937161572" calcext:value-type="float">
            <text:p>0.0173</text:p>
          </table:table-cell>
          <table:table-cell office:value-type="float" office:value="-0.0373437341334404" calcext:value-type="float">
            <text:p>-0.0373</text:p>
          </table:table-cell>
          <table:table-cell office:value-type="float" office:value="-0.0138398158978001" calcext:value-type="float">
            <text:p>-0.0138</text:p>
          </table:table-cell>
          <table:table-cell office:value-type="float" office:value="-0.0249926566315902" calcext:value-type="float">
            <text:p>-0.0250</text:p>
          </table:table-cell>
          <table:table-cell office:value-type="float" office:value="-0.0110795197996426" calcext:value-type="float">
            <text:p>-0.0111</text:p>
          </table:table-cell>
          <table:table-cell office:value-type="float" office:value="-0.0468825341527316" calcext:value-type="float">
            <text:p>-0.0469</text:p>
          </table:table-cell>
          <table:table-cell office:value-type="float" office:value="0.0154907301588719" calcext:value-type="float">
            <text:p>0.015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0.0454724779400236" calcext:value-type="float">
            <text:p>-0.045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0.0390621529671865" calcext:value-type="float">
            <text:p>0.0391</text:p>
          </table:table-cell>
          <table:table-cell office:value-type="float" office:value="0.00121527965894113" calcext:value-type="float">
            <text:p>0.0012</text:p>
          </table:table-cell>
          <table:table-cell office:value-type="float" office:value="0.0163184273364033" calcext:value-type="float">
            <text:p>0.0163</text:p>
          </table:table-cell>
          <table:table-cell office:value-type="float" office:value="0.0152829910486266" calcext:value-type="float">
            <text:p>0.0153</text:p>
          </table:table-cell>
          <table:table-cell office:value-type="float" office:value="-0.0286742944356771" calcext:value-type="float">
            <text:p>-0.0287</text:p>
          </table:table-cell>
          <table:table-cell office:value-type="float" office:value="0.0265596234937856" calcext:value-type="float">
            <text:p>0.0266</text:p>
          </table:table-cell>
          <table:table-cell office:value-type="float" office:value="0.0445287288199711" calcext:value-type="float">
            <text:p>0.0445</text:p>
          </table:table-cell>
          <table:table-cell office:value-type="float" office:value="-0.0259303389894727" calcext:value-type="float">
            <text:p>-0.025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0.0454724779400236" calcext:value-type="float">
            <text:p>-0.0455</text:p>
          </table:table-cell>
          <table:table-cell office:value-type="float" office:value="-0.0446416365069891" calcext:value-type="float">
            <text:p>-0.0446</text:p>
          </table:table-cell>
          <table:table-cell office:value-type="float" office:value="-0.0730303027164167" calcext:value-type="float">
            <text:p>-0.0730</text:p>
          </table:table-cell>
          <table:table-cell office:value-type="float" office:value="-0.0814131437614411" calcext:value-type="float">
            <text:p>-0.0814</text:p>
          </table:table-cell>
          <table:table-cell office:value-type="float" office:value="0.0837401173882583" calcext:value-type="float">
            <text:p>0.0837</text:p>
          </table:table-cell>
          <table:table-cell office:value-type="float" office:value="0.027808929520208" calcext:value-type="float">
            <text:p>0.0278</text:p>
          </table:table-cell>
          <table:table-cell office:value-type="float" office:value="0.173815784789105" calcext:value-type="float">
            <text:p>0.1738</text:p>
          </table:table-cell>
          <table:table-cell office:value-type="float" office:value="-0.0394933828740933" calcext:value-type="float">
            <text:p>-0.0395</text:p>
          </table:table-cell>
          <table:table-cell office:value-type="float" office:value="-0.00422151393810765" calcext:value-type="float">
            <text:p>-0.0042</text:p>
          </table:table-cell>
          <table:table-cell office:value-type="float" office:value="0.00306440941436849" calcext:value-type="float">
            <text:p>0.0031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number-rows-repeated="104813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3T19:30:14.497581574</dc:date>
    <meta:editing-duration>PT2M59S</meta:editing-duration>
    <meta:editing-cycles>1</meta:editing-cycles>
    <meta:document-statistic meta:table-count="1" meta:cell-count="5315" meta:object-count="0"/>
    <meta:generator>LibreOffice/24.2.6.2$Linux_X86_64 LibreOffice_project/8e9a753d9daaea75c34b417ba1bdf556bf2fc5b3</meta:generator>
  </office:meta>
</office:document-meta>
</file>